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manifest.rdf" manifest:media-type="application/rdf+xml"/>
  <manifest:file-entry manifest:full-path="Configurations2/images/Bitmaps/sc_userimages.png" manifest:media-type=""/>
  <manifest:file-entry manifest:full-path="Configurations2/images/sc_imagelist.xml" manifest:media-type=""/>
  <manifest:file-entry manifest:full-path="Configurations2/toolbar/custom_toolbar_6c16d93a.xml" manifest:media-type=""/>
  <manifest:file-entry manifest:full-path="Configurations2/toolbar/custom_toolbar_5f10d127.xml" manifest:media-type=""/>
  <manifest:file-entry manifest:full-path="Configurations2/toolbar/standardbar.xml" manifest:media-type=""/>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office:event-listeners>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pranq eco sans" svg:font-family="'Spranq eco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73.77mm"/>
    </style:style>
    <style:style style:name="co19" style:family="table-column">
      <style:table-column-properties fo:break-before="auto" style:column-width="48.28mm"/>
    </style:style>
    <style:style style:name="co20" style:family="table-column">
      <style:table-column-properties fo:break-before="auto" style:column-width="14.61mm"/>
    </style:style>
    <style:style style:name="co1" style:family="table-column">
      <style:table-column-properties fo:break-before="auto" style:column-width="11.38mm"/>
    </style:style>
    <style:style style:name="co2" style:family="table-column">
      <style:table-column-properties fo:break-before="auto" style:column-width="23.02mm"/>
    </style:style>
    <style:style style:name="co14" style:family="table-column">
      <style:table-column-properties fo:break-before="auto" style:column-width="22.67mm"/>
    </style:style>
    <style:style style:name="co18" style:family="table-column">
      <style:table-column-properties fo:break-before="auto" style:column-width="22.58mm"/>
    </style:style>
    <style:style style:name="co21" style:family="table-column">
      <style:table-column-properties fo:break-before="auto" style:column-width="74.26mm"/>
    </style:style>
    <style:style style:name="co22" style:family="table-column">
      <style:table-column-properties fo:break-before="auto" style:column-width="47.03mm"/>
    </style:style>
    <style:style style:name="co10" style:family="table-column">
      <style:table-column-properties fo:break-before="auto" style:column-width="10.64mm"/>
    </style:style>
    <style:style style:name="co11" style:family="table-column">
      <style:table-column-properties fo:break-before="auto" style:column-width="75mm"/>
    </style:style>
    <style:style style:name="co12" style:family="table-column">
      <style:table-column-properties fo:break-before="auto" style:column-width="53.46mm"/>
    </style:style>
    <style:style style:name="co13" style:family="table-column">
      <style:table-column-properties fo:break-before="auto" style:column-width="26.97mm"/>
    </style:style>
    <style:style style:name="co15" style:family="table-column">
      <style:table-column-properties fo:break-before="auto" style:column-width="17.57mm"/>
    </style:style>
    <style:style style:name="co17" style:family="table-column">
      <style:table-column-properties fo:break-before="auto" style:column-width="16.83mm"/>
    </style:style>
    <style:style style:name="co23" style:family="table-column">
      <style:table-column-properties fo:break-before="auto" style:column-width="16.74mm"/>
    </style:style>
    <style:style style:name="co24" style:family="table-column">
      <style:table-column-properties fo:break-before="auto" style:column-width="15.1mm"/>
    </style:style>
    <style:style style:name="co25" style:family="table-column">
      <style:table-column-properties fo:break-before="auto" style:column-width="20.8mm"/>
    </style:style>
    <style:style style:name="co26" style:family="table-column">
      <style:table-column-properties fo:break-before="auto" style:column-width="30.44mm"/>
    </style:style>
    <style:style style:name="co27" style:family="table-column">
      <style:table-column-properties fo:break-before="auto" style:column-width="22.4mm"/>
    </style:style>
    <style:style style:name="co28" style:family="table-column">
      <style:table-column-properties fo:break-before="auto" style:column-width="71.07mm"/>
    </style:style>
    <style:style style:name="co29" style:family="table-column">
      <style:table-column-properties fo:break-before="auto" style:column-width="44.22mm"/>
    </style:style>
    <style:style style:name="co30" style:family="table-column">
      <style:table-column-properties fo:break-before="auto" style:column-width="76.04mm"/>
    </style:style>
    <style:style style:name="ro6" style:family="table-row">
      <style:table-row-properties style:row-height="4.2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9.37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5.04mm" fo:break-before="auto" style:use-optimal-row-height="false"/>
    </style:style>
    <style:style style:name="ro7" style:family="table-row">
      <style:table-row-properties style:row-height="4.57mm" fo:break-before="auto" style:use-optimal-row-height="true"/>
    </style:style>
    <style:style style:name="ro8" style:family="table-row">
      <style:table-row-properties style:row-height="12.63mm" fo:break-before="auto" style:use-optimal-row-height="false"/>
    </style:style>
    <style:style style:name="ro9" style:family="table-row">
      <style:table-row-properties style:row-height="9.08mm" fo:break-before="auto" style:use-optimal-row-height="false"/>
    </style:style>
    <style:style style:name="ro10" style:family="table-row">
      <style:table-row-properties style:row-height="6.21mm" fo:break-before="auto" style:use-optimal-row-height="true"/>
    </style:style>
    <style:style style:name="ro11" style:family="table-row">
      <style:table-row-properties style:row-height="8.61mm" fo:break-before="auto" style:use-optimal-row-height="false"/>
    </style:style>
    <style:style style:name="ro12" style:family="table-row">
      <style:table-row-properties style:row-height="13.63mm" fo:break-before="auto" style:use-optimal-row-height="false"/>
    </style:style>
    <style:style style:name="ro13" style:family="table-row">
      <style:table-row-properties style:row-height="9.81mm" fo:break-before="auto" style:use-optimal-row-height="false"/>
    </style:style>
    <style:style style:name="ro14" style:family="table-row">
      <style:table-row-properties style:row-height="11.57mm" fo:break-before="auto" style:use-optimal-row-height="true"/>
    </style:style>
    <style:style style:name="ro15" style:family="table-row">
      <style:table-row-properties style:row-height="56.96mm" fo:break-before="auto" style:use-optimal-row-height="false"/>
    </style:style>
    <style:style style:name="ro16" style:family="table-row">
      <style:table-row-properties style:row-height="6.69mm" fo:break-before="auto" style:use-optimal-row-height="false"/>
    </style:style>
    <style:style style:name="ro17" style:family="table-row">
      <style:table-row-properties style:row-height="75.39mm" fo:break-before="auto" style:use-optimal-row-height="false"/>
    </style:style>
    <style:style style:name="ro18" style:family="table-row">
      <style:table-row-properties style:row-height="92.85mm" fo:break-before="auto" style:use-optimal-row-height="false"/>
    </style:style>
    <style:style style:name="ro19" style:family="table-row">
      <style:table-row-properties style:row-height="12.91mm" fo:break-before="auto" style:use-optimal-row-height="false"/>
    </style:style>
    <style:style style:name="ro20" style:family="table-row">
      <style:table-row-properties style:row-height="47.13mm" fo:break-before="auto" style:use-optimal-row-height="false"/>
    </style:style>
    <style:style style:name="ro21" style:family="table-row">
      <style:table-row-properties style:row-height="14.11mm" fo:break-before="auto" style:use-optimal-row-height="false"/>
    </style:style>
    <style:style style:name="ro22" style:family="table-row">
      <style:table-row-properties style:row-height="8.85mm" fo:break-before="auto" style:use-optimal-row-height="false"/>
    </style:style>
    <style:style style:name="ro23" style:family="table-row">
      <style:table-row-properties style:row-height="16.99mm" fo:break-before="auto" style:use-optimal-row-height="false"/>
    </style:style>
    <style:style style:name="ro24" style:family="table-row">
      <style:table-row-properties style:row-height="47.11mm" fo:break-before="auto" style:use-optimal-row-height="false"/>
    </style:style>
    <style:style style:name="ro25" style:family="table-row">
      <style:table-row-properties style:row-height="18.66mm" fo:break-before="auto" style:use-optimal-row-height="false"/>
    </style:style>
    <style:style style:name="ro26" style:family="table-row">
      <style:table-row-properties style:row-height="29.67mm" fo:break-before="auto" style:use-optimal-row-height="false"/>
    </style:style>
    <style:style style:name="ro27" style:family="table-row">
      <style:table-row-properties style:row-height="7.09mm" fo:break-before="auto" style:use-optimal-row-height="false"/>
    </style:style>
    <style:style style:name="ro28" style:family="table-row">
      <style:table-row-properties style:row-height="21.06mm" fo:break-before="auto" style:use-optimal-row-height="false"/>
    </style:style>
    <style:style style:name="ro29" style:family="table-row">
      <style:table-row-properties style:row-height="5.52mm" fo:break-before="auto" style:use-optimal-row-height="false"/>
    </style:style>
    <style:style style:name="ro30" style:family="table-row">
      <style:table-row-properties style:row-height="55.03mm" fo:break-before="auto" style:use-optimal-row-height="false"/>
    </style:style>
    <style:style style:name="ro31" style:family="table-row">
      <style:table-row-properties style:row-height="8.61mm" fo:break-before="auto" style:use-optimal-row-height="true"/>
    </style:style>
    <style:style style:name="ro32" style:family="table-row">
      <style:table-row-properties style:row-height="5.96mm" fo:break-before="auto" style:use-optimal-row-height="true"/>
    </style:style>
    <style:style style:name="ro33" style:family="table-row">
      <style:table-row-properties style:row-height="23.44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text-style style:name="N100">
      <number:text-content/>
    </number:text-style>
    <number:number-style style:name="N10000" number:language="pt" number:country="BR">
      <number:number number:min-integer-digits="1"/>
    </number:number-style>
    <style:style style:name="ce273" style:family="table-cell" style:parent-style-name="Default">
      <style:table-cell-properties fo:border="0.06pt solid #000000"/>
    </style:style>
    <style:style style:name="ce274" style:family="table-cell" style:parent-style-name="Canto_20_da_20_tabela_20_dinâmica">
      <style:table-cell-properties fo:border-bottom="none" fo:border-left="2.01pt solid #000000" fo:border-right="0.99pt solid #000000" fo:border-top="2.01pt solid #000000"/>
    </style:style>
    <style:style style:name="ce275" style:family="table-cell" style:parent-style-name="Campo_20_da_20_tabela_20_dinâmica">
      <style:table-cell-properties fo:border-bottom="0.99pt solid #000000" fo:border-left="2.01pt solid #000000" fo:border-right="0.99pt solid #000000" fo:border-top="0.99pt solid #000000"/>
    </style:style>
    <style:style style:name="ce276" style:family="table-cell" style:parent-style-name="Categoria_20_da_20_tabela_20_dinâmica" style:data-style-name="N0">
      <style:table-cell-properties fo:border-bottom="none" fo:border-left="2.01pt solid #000000" fo:border-right="0.99pt solid #000000" fo:border-top="0.99pt solid #000000"/>
    </style:style>
    <style:style style:name="ce277" style:family="table-cell" style:parent-style-name="Título_20_da_20_tabela_20_dinâmica" style:data-style-name="N0">
      <style:table-cell-properties fo:border-bottom="2.01pt solid #000000" fo:border-left="2.01pt solid #000000" fo:border-right="0.99pt solid #000000" fo:border-top="0.99pt solid #000000"/>
    </style:style>
    <style:style style:name="ce278" style:family="table-cell" style:parent-style-name="Default" style:data-style-name="N100">
      <style:table-cell-properties fo:border="0.99pt solid #000000"/>
    </style:style>
    <style:style style:name="ce279" style:family="table-cell" style:parent-style-name="Campo_20_da_20_tabela_20_dinâmica">
      <style:table-cell-properties fo:border-bottom="0.99pt solid #000000" fo:border-left="0.99pt solid #000000" fo:border-right="0.99pt solid #000000" fo:border-top="2.01pt solid #000000"/>
    </style:style>
    <style:style style:name="ce280" style:family="table-cell" style:parent-style-name="Categoria_20_da_20_tabela_20_dinâmica" style:data-style-name="N0">
      <style:table-cell-properties fo:border-bottom="0.99pt solid #000000" fo:border-left="0.99pt solid #000000" fo:border-right="none" fo:border-top="none"/>
    </style:style>
    <style:style style:name="ce281" style:family="table-cell" style:parent-style-name="Valor_20_da_20_tabela_20_dinâmica" style:data-style-name="N2">
      <style:table-cell-properties fo:border-bottom="0.99pt solid #000000" fo:border-left="0.99pt solid #000000" fo:border-right="none" fo:border-top="0.99pt solid #000000"/>
    </style:style>
    <style:style style:name="ce282" style:family="table-cell" style:parent-style-name="Resultado_20_da_20_tabela_20_dinâmica" style:data-style-name="N2">
      <style:table-cell-properties fo:border-bottom="2.01pt solid #000000" fo:border-left="0.99pt solid #000000" fo:border-right="none" fo:border-top="0.99pt solid #000000"/>
    </style:style>
    <style:style style:name="ce283" style:family="table-cell" style:parent-style-name="Canto_20_da_20_tabela_20_dinâmica">
      <style:table-cell-properties fo:border-bottom="0.99pt solid #000000" fo:border-left="none" fo:border-right="none" fo:border-top="2.01pt solid #000000"/>
    </style:style>
    <style:style style:name="ce284" style:family="table-cell" style:parent-style-name="Categoria_20_da_20_tabela_20_dinâmica" style:data-style-name="N0">
      <style:table-cell-properties fo:border-bottom="0.99pt solid #000000" fo:border-left="none" fo:border-right="none" fo:border-top="none"/>
    </style:style>
    <style:style style:name="ce285" style:family="table-cell" style:parent-style-name="Valor_20_da_20_tabela_20_dinâmica" style:data-style-name="N2">
      <style:table-cell-properties fo:border-bottom="0.99pt solid #000000" fo:border-left="none" fo:border-right="none" fo:border-top="0.99pt solid #000000"/>
    </style:style>
    <style:style style:name="ce286" style:family="table-cell" style:parent-style-name="Resultado_20_da_20_tabela_20_dinâmica" style:data-style-name="N2">
      <style:table-cell-properties fo:border-bottom="2.01pt solid #000000" fo:border-left="none" fo:border-right="none" fo:border-top="0.99pt solid #000000"/>
    </style:style>
    <style:style style:name="ce287" style:family="table-cell" style:parent-style-name="Valor_20_da_20_tabela_20_dinâmica" style:data-style-name="N2">
      <style:table-cell-properties fo:border-bottom="0.99pt solid #000000" fo:border-left="none" fo:border-right="0.99pt solid #000000" fo:border-top="0.99pt solid #000000"/>
    </style:style>
    <style:style style:name="ce288" style:family="table-cell" style:parent-style-name="Resultado_20_da_20_tabela_20_dinâmica" style:data-style-name="N2">
      <style:table-cell-properties fo:border-bottom="2.01pt solid #000000" fo:border-left="none" fo:border-right="0.99pt solid #000000" fo:border-top="0.99pt solid #000000"/>
    </style:style>
    <style:style style:name="ce289" style:family="table-cell" style:parent-style-name="Canto_20_da_20_tabela_20_dinâmica">
      <style:table-cell-properties fo:border-bottom="0.99pt solid #000000" fo:border-left="none" fo:border-right="2.01pt solid #000000" fo:border-top="2.01pt solid #000000"/>
    </style:style>
    <style:style style:name="ce290" style:family="table-cell" style:parent-style-name="Título_20_da_20_tabela_20_dinâmica" style:data-style-name="N0">
      <style:table-cell-properties fo:border-bottom="0.99pt solid #000000" fo:border-left="0.99pt solid #000000" fo:border-right="2.01pt solid #000000" fo:border-top="0.99pt solid #000000"/>
    </style:style>
    <style:style style:name="ce291" style:family="table-cell" style:parent-style-name="Resultado_20_da_20_tabela_20_dinâmica" style:data-style-name="N2">
      <style:table-cell-properties fo:border-bottom="0.99pt solid #000000" fo:border-left="0.99pt solid #000000" fo:border-right="2.01pt solid #000000" fo:border-top="0.99pt solid #000000"/>
    </style:style>
    <style:style style:name="ce292" style:family="table-cell" style:parent-style-name="Resultado_20_da_20_tabela_20_dinâmica" style:data-style-name="N2">
      <style:table-cell-properties fo:border-bottom="2.01pt solid #000000" fo:border-left="0.99pt solid #000000" fo:border-right="2.01pt solid #000000" fo:border-top="0.99pt solid #000000"/>
    </style:style>
    <style:style style:name="ce293" style:family="table-cell" style:parent-style-name="Valor_20_do_20_Assistente_20_de_20_dados">
      <style:table-cell-properties fo:border="0.06pt solid #000000"/>
    </style:style>
    <style:style style:name="ce294" style:family="table-cell" style:parent-style-name="Default" style:data-style-name="N41">
      <style:table-cell-properties fo:border="0.06pt solid #000000"/>
    </style:style>
    <style:style style:name="ce295" style:family="table-cell" style:parent-style-name="Campo_20_da_20_tabela_20_dinâmica">
      <style:table-cell-properties fo:border-bottom="0.99pt solid #000000" fo:border-left="2.01pt solid #000000" fo:border-right="0.99pt solid #000000" fo:border-top="2.01pt solid #000000"/>
    </style:style>
    <style:style style:name="ce296" style:family="table-cell" style:parent-style-name="Categoria_20_da_20_tabela_20_dinâmica" style:data-style-name="N0">
      <style:table-cell-properties fo:border-bottom="none" fo:border-left="2.01pt solid #000000" fo:border-right="0.99pt solid #000000" fo:border-top="none"/>
    </style:style>
    <style:style style:name="ce297" style:family="table-cell" style:parent-style-name="Canto_20_da_20_tabela_20_dinâmica">
      <style:table-cell-properties fo:border-bottom="0.99pt solid #000000" fo:border-left="0.99pt solid #000000" fo:border-right="2.01pt solid #000000" fo:border-top="2.01pt solid #000000"/>
    </style:style>
    <style:style style:name="ce298" style:family="table-cell" style:parent-style-name="Valor_20_da_20_tabela_20_dinâmica" style:data-style-name="N0">
      <style:table-cell-properties fo:border-bottom="none" fo:border-left="0.99pt solid #000000" fo:border-right="2.01pt solid #000000" fo:border-top="0.99pt solid #000000"/>
    </style:style>
    <style:style style:name="ce299" style:family="table-cell" style:parent-style-name="Valor_20_da_20_tabela_20_dinâmica" style:data-style-name="N0">
      <style:table-cell-properties fo:border-bottom="none" fo:border-left="0.99pt solid #000000" fo:border-right="2.01pt solid #000000" fo:border-top="none"/>
    </style:style>
    <style:style style:name="ce300" style:family="table-cell" style:parent-style-name="Valor_20_da_20_tabela_20_dinâmica" style:data-style-name="N0">
      <style:table-cell-properties fo:border-bottom="0.99pt solid #000000" fo:border-left="0.99pt solid #000000" fo:border-right="2.01pt solid #000000" fo:border-top="none"/>
    </style:style>
    <style:style style:name="ce301" style:family="table-cell" style:parent-style-name="Resultado_20_da_20_tabela_20_dinâmica" style:data-style-name="N0">
      <style:table-cell-properties fo:border-bottom="2.01pt solid #000000" fo:border-left="0.99pt solid #000000" fo:border-right="2.01pt solid #000000" fo:border-top="0.99pt solid #000000"/>
    </style:style>
    <style:style style:name="ce302" style:family="table-cell" style:parent-style-name="Default">
      <style:table-cell-properties style:text-align-source="fix" style:repeat-content="false"/>
      <style:paragraph-properties fo:text-align="end" fo:margin-left="0mm"/>
      <style:text-properties fo:color="#666666" style:font-name="Arial" style:font-name-asian="Lucida Sans Unicode" style:font-name-complex="Tahoma"/>
    </style:style>
    <style:style style:name="ce303" style:family="table-cell" style:parent-style-name="Default" style:data-style-name="N41"/>
    <style:style style:name="ce312" style:family="table-cell" style:parent-style-name="Default" style:data-style-name="N4"/>
    <style:style style:name="ce33" style:family="table-cell" style:parent-style-name="Default">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map style:condition="cell-content()=&quot;Não&quot;" style:apply-style-name="Aviso" style:base-cell-address="Registros.A1"/>
    </style:style>
    <style:style style:name="ce34" style:family="table-cell" style:parent-style-name="Default" style:data-style-name="N10107">
      <style:table-cell-properties fo:background-color="#e6e6ff" style:text-align-source="fix" style:repeat-content="false" fo:border="0.06pt solid #000000"/>
      <style:paragraph-properties fo:text-align="center" fo:margin-left="0mm"/>
      <style:map style:condition="cell-content()=&quot;Não&quot;" style:apply-style-name="Aviso" style:base-cell-address="Registros.A1"/>
    </style:style>
    <style:style style:name="ce35" style:family="table-cell" style:parent-style-name="Default" style:data-style-name="N10107">
      <style:table-cell-properties fo:background-color="#e6e6ff" style:text-align-source="fix" style:repeat-content="false" fo:border="0.06pt solid #000000"/>
      <style:paragraph-properties fo:text-align="center" fo:margin-left="0mm"/>
      <style:map style:condition="cell-content()=&quot;Não&quot;" style:apply-style-name="Aviso" style:base-cell-address="Registros.A5"/>
    </style:style>
    <style:style style:name="ce36" style:family="table-cell" style:parent-style-name="Default" style:data-style-name="N10107">
      <style:table-cell-properties fo:background-color="#e6e6ff" style:text-align-source="fix" style:repeat-content="false" fo:border="0.06pt solid #000000"/>
      <style:paragraph-properties fo:text-align="center" fo:margin-left="0mm"/>
      <style:map style:condition="cell-content()=&quot;Não&quot;" style:apply-style-name="Aviso" style:base-cell-address="Registros.A174"/>
    </style:style>
    <style:style style:name="ce37" style:family="table-cell" style:parent-style-name="Default" style:data-style-name="N10107">
      <style:table-cell-properties fo:background-color="#e6e6ff" style:text-align-source="fix" style:repeat-content="false" fo:border="0.06pt solid #000000"/>
      <style:paragraph-properties fo:text-align="center" fo:margin-left="0mm"/>
      <style:map style:condition="cell-content()=&quot;Não&quot;" style:apply-style-name="Aviso" style:base-cell-address="Registros.A175"/>
    </style:style>
    <style:style style:name="ce38" style:family="table-cell" style:parent-style-name="Default">
      <style:map style:condition="cell-content()=&quot;Não&quot;" style:apply-style-name="Aviso" style:base-cell-address="Registros.A1"/>
    </style:style>
    <style:style style:name="ce39" style:family="table-cell" style:parent-style-name="Default" style:data-style-name="N119">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40"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41"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42"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43"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44"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45"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46"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47"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48"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49"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50"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51"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52"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53"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54"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55"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56"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57"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58"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59"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0"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1"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2"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3"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4"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5"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6"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7"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8"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9"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70"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71"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72"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73"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74" style:family="table-cell" style:parent-style-name="Default" style:data-style-name="N119">
      <style:table-cell-properties fo:background-color="#ccccff" style:text-align-source="fix" style:repeat-content="false" fo:border="0.06pt solid #000000"/>
      <style:paragraph-properties fo:text-align="start" fo:margin-left="0mm"/>
      <style:map style:condition="cell-content()=&quot;Não&quot;" style:apply-style-name="Aviso" style:base-cell-address="Registros.B174"/>
    </style:style>
    <style:style style:name="ce75"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76" style:family="table-cell" style:parent-style-name="Default" style:data-style-name="N119">
      <style:table-cell-properties style:text-align-source="fix" style:repeat-content="false"/>
      <style:paragraph-properties fo:text-align="start" fo:margin-left="0mm"/>
    </style:style>
    <style:style style:name="ce77"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78"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79"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80"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81"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82"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83"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84"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85"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86"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87"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88"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89"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0"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1"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2"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3"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4"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5"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6"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7"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8"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9"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00"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01"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02"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03"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04"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05"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06"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07"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08"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09"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10"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11"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12"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13"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14"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15"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Não&quot;" style:apply-style-name="Aviso" style:base-cell-address="Registros.C174"/>
    </style:style>
    <style:style style:name="ce116"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17" style:family="table-cell" style:parent-style-name="Default" style:data-style-name="N100">
      <style:table-cell-properties style:text-align-source="fix" style:repeat-content="false"/>
      <style:paragraph-properties fo:text-align="center" fo:margin-left="0mm"/>
    </style:style>
    <style:style style:name="ce118" style:family="table-cell" style:parent-style-name="Default"/>
    <style:style style:name="ce119"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120"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21"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22"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23"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24"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25"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26"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27"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28"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29"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30"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31"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32"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33"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34"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35"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36"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37"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38"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39"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40"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41"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42"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43"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144"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145"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146"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47"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48"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49"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50"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51"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52"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53"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54"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55"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56"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57"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58"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59"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60"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61"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62"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63"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64"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65"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66"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67"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68"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69"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70"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Não&quot;" style:apply-style-name="Aviso" style:base-cell-address="Registros.D174"/>
    </style:style>
    <style:style style:name="ce171"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72"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73"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174" style:family="table-cell" style:parent-style-name="Default" style:data-style-name="N100">
      <style:table-cell-properties style:text-align-source="fix" style:repeat-content="false"/>
      <style:paragraph-properties fo:text-align="center" fo:margin-left="0mm"/>
    </style:style>
    <style:style style:name="ce175" style:family="table-cell" style:parent-style-name="Default"/>
    <style:style style:name="ce176" style:family="table-cell" style:parent-style-name="Default">
      <style:table-cell-properties fo:background-color="#9999ff" style:text-align-source="fix" style:repeat-content="false" fo:wrap-option="no-wrap" fo:border="0.06pt solid #000000" style:vertical-align="middle"/>
      <style:paragraph-properties fo:text-align="center" fo:margin-left="0mm"/>
      <style:text-properties fo:color="#000000" fo:font-size="11pt" fo:font-weight="bold" style:font-size-asian="11pt" style:font-size-complex="11pt"/>
    </style:style>
    <style:style style:name="ce177"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78"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79"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80"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81"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82"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83"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84"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85"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86"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87"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88"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89"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90"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91"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92"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93"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94"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95"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96"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97"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98"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199"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00"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01"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02"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03"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04"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05"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06"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07"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08"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09"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10"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11"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12"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13"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14"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15"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16"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17"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18"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19"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20"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21"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22"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23"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24"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25"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26"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27"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28"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29"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30"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31" style:family="table-cell" style:parent-style-name="Default">
      <style:table-cell-properties fo:background-color="#ccccff" style:text-align-source="fix" style:repeat-content="false" fo:wrap-option="no-wrap" fo:border="0.06pt solid #000000"/>
      <style:paragraph-properties fo:text-align="start" fo:margin-left="0mm"/>
      <style:map style:condition="cell-content()=&quot;Não&quot;" style:apply-style-name="Aviso" style:base-cell-address="Registros.E174"/>
    </style:style>
    <style:style style:name="ce232"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33"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34" style:family="table-cell" style:parent-style-name="Default">
      <style:table-cell-properties fo:wrap-option="no-wrap"/>
    </style:style>
    <style:style style:name="ce235" style:family="table-cell" style:parent-style-name="Default"/>
    <style:style style:name="ce236" style:family="table-cell" style:parent-style-name="Default">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237" style:family="table-cell" style:parent-style-name="Default">
      <style:table-cell-properties fo:background-color="#ccccff" style:text-align-source="fix" style:repeat-content="false" fo:wrap-option="wrap" fo:border="0.06pt solid #000000"/>
      <style:paragraph-properties fo:text-align="start" fo:margin-left="0mm"/>
      <style:text-properties fo:hyphenate="false"/>
    </style:style>
    <style:style style:name="ce238"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39"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40"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41"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42"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43"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44"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45"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46"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47"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48"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49"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50"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51"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52"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53"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54"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55"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56"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57"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58"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59"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60"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61"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62"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63"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64" style:family="table-cell" style:parent-style-name="Default" style:data-style-name="N100">
      <style:table-cell-properties fo:background-color="#ccccff" style:text-align-source="fix" style:repeat-content="false" fo:wrap-option="wrap" fo:border="0.06pt solid #000000"/>
      <style:paragraph-properties fo:text-align="start" fo:margin-left="0mm"/>
    </style:style>
    <style:style style:name="ce265"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66"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67"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68"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69"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70"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71"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272"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304"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305" style:family="table-cell" style:parent-style-name="Default">
      <style:table-cell-properties fo:background-color="#ccccff" style:text-align-source="fix" style:repeat-content="false" fo:wrap-option="wrap" fo:border="0.06pt solid #000000"/>
      <style:paragraph-properties fo:text-align="start" fo:margin-left="0mm"/>
      <style:text-properties style:font-name="Arial" style:font-name-asian="Lucida Sans Unicode" style:font-name-complex="Tahoma"/>
    </style:style>
    <style:style style:name="ce306" style:family="table-cell" style:parent-style-name="Default">
      <style:table-cell-properties fo:background-color="#ccccff" style:text-align-source="fix" style:repeat-content="false" fo:wrap-option="wrap" fo:border="0.06pt solid #000000"/>
      <style:paragraph-properties fo:text-align="start" fo:margin-left="0mm"/>
      <style:map style:condition="cell-content()=&quot;Não&quot;" style:apply-style-name="Aviso" style:base-cell-address="Registros.F174"/>
    </style:style>
    <style:style style:name="ce307"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308"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309" style:family="table-cell" style:parent-style-name="Default">
      <style:table-cell-properties fo:wrap-option="wrap"/>
    </style:style>
    <style:style style:name="ce310" style:family="table-cell" style:parent-style-name="Default" style:data-style-name="N43">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311" style:family="table-cell" style:parent-style-name="Default" style:data-style-name="N110">
      <style:table-cell-properties fo:background-color="#ccccff" style:text-align-source="fix" style:repeat-content="false" fo:border="0.06pt solid #000000"/>
      <style:paragraph-properties fo:text-align="center" fo:margin-left="0mm"/>
    </style:style>
    <style:style style:name="ce313" style:family="table-cell" style:parent-style-name="Default" style:data-style-name="N110">
      <style:table-cell-properties fo:background-color="#ccccff" style:text-align-source="fix" style:repeat-content="false" fo:border="0.06pt solid #000000"/>
      <style:paragraph-properties fo:text-align="center" fo:margin-left="0mm"/>
    </style:style>
    <style:style style:name="ce314" style:family="table-cell" style:parent-style-name="Default" style:data-style-name="N110">
      <style:table-cell-properties fo:background-color="#ccccff" style:text-align-source="fix" style:repeat-content="false" fo:border="0.06pt solid #000000"/>
      <style:paragraph-properties fo:text-align="center" fo:margin-left="0mm"/>
    </style:style>
    <style:style style:name="ce315" style:family="table-cell" style:parent-style-name="Default" style:data-style-name="N110">
      <style:table-cell-properties fo:background-color="#ccccff" style:text-align-source="fix" style:repeat-content="false" fo:border="0.06pt solid #000000"/>
      <style:paragraph-properties fo:text-align="center" fo:margin-left="0mm"/>
    </style:style>
    <style:style style:name="ce316" style:family="table-cell" style:parent-style-name="Default" style:data-style-name="N110">
      <style:table-cell-properties fo:background-color="#ccccff" style:text-align-source="fix" style:repeat-content="false" fo:border="0.06pt solid #000000"/>
      <style:paragraph-properties fo:text-align="center" fo:margin-left="0mm"/>
    </style:style>
    <style:style style:name="ce317" style:family="table-cell" style:parent-style-name="Default" style:data-style-name="N110">
      <style:table-cell-properties fo:background-color="#ccccff" style:text-align-source="fix" style:repeat-content="false" fo:border="0.06pt solid #000000"/>
      <style:paragraph-properties fo:text-align="center" fo:margin-left="0mm"/>
      <style:text-properties fo:font-weight="bold" style:font-weight-asian="bold" style:font-weight-complex="bold"/>
    </style:style>
    <style:style style:name="ce318" style:family="table-cell" style:parent-style-name="Default" style:data-style-name="N110">
      <style:table-cell-properties fo:background-color="#ccccff" style:text-align-source="fix" style:repeat-content="false" fo:border="0.06pt solid #000000"/>
      <style:paragraph-properties fo:text-align="center" fo:margin-left="0mm"/>
    </style:style>
    <style:style style:name="ce319" style:family="table-cell" style:parent-style-name="Default">
      <style:table-cell-properties fo:background-color="#e6e6ff" style:text-align-source="fix" style:repeat-content="false" fo:border="0.06pt solid #000000"/>
      <style:paragraph-properties fo:text-align="end" fo:margin-left="0mm"/>
      <style:text-properties fo:color="#666666"/>
    </style:style>
    <style:style style:name="ce320" style:family="table-cell" style:parent-style-name="Default">
      <style:table-cell-properties style:text-align-source="fix" style:repeat-content="false"/>
      <style:paragraph-properties fo:text-align="end" fo:margin-left="0mm"/>
    </style:style>
    <style:style style:name="ce321" style:family="table-cell" style:parent-style-name="Default">
      <style:table-cell-properties fo:background-color="#e6e6ff" style:text-align-source="fix" style:repeat-content="false" fo:border="0.06pt solid #000000"/>
      <style:paragraph-properties fo:text-align="center" fo:margin-left="0mm"/>
      <style:text-properties fo:color="#666666"/>
    </style:style>
    <style:style style:name="ce322" style:family="table-cell" style:parent-style-name="Default" style:data-style-name="N2">
      <style:table-cell-properties fo:background-color="#e6e6ff" style:text-align-source="fix" style:repeat-content="false" fo:border="0.06pt solid #000000"/>
      <style:paragraph-properties fo:text-align="center" fo:margin-left="0mm"/>
      <style:text-properties fo:color="#666666"/>
    </style:style>
    <style:style style:name="ce323" style:family="table-cell" style:parent-style-name="Default" style:data-style-name="N2">
      <style:table-cell-properties fo:background-color="#e6e6ff" style:text-align-source="fix" style:repeat-content="false" fo:border="0.06pt solid #000000"/>
      <style:paragraph-properties fo:text-align="center" fo:margin-left="0mm"/>
      <style:text-properties fo:color="#666666" style:font-name="Arial" style:font-name-asian="Lucida Sans Unicode" style:font-name-complex="Tahoma"/>
    </style:style>
    <style:style style:name="ce324" style:family="table-cell" style:parent-style-name="Default">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325" style:family="table-cell" style:parent-style-name="Default" style:data-style-name="N10000">
      <style:table-cell-properties fo:background-color="#e6e6ff" style:text-align-source="fix" style:repeat-content="false" fo:border="0.06pt solid #000000"/>
      <style:paragraph-properties fo:text-align="center" fo:margin-left="0mm"/>
    </style:style>
    <style:style style:name="ce326" style:family="table-cell" style:parent-style-name="Default">
      <style:table-cell-properties fo:background-color="#ccccff" style:text-align-source="fix" style:repeat-content="false" fo:border="0.06pt solid #000000"/>
      <style:paragraph-properties fo:text-align="start" fo:margin-left="0mm"/>
    </style:style>
    <style:style style:name="ce327" style:family="table-cell" style:parent-style-name="Default">
      <style:table-cell-properties fo:wrap-option="wrap" fo:border="0.06pt solid #000000"/>
      <style:text-properties fo:font-size="11pt" style:font-size-asian="11pt" style:font-size-complex="11pt"/>
    </style:style>
    <style:style style:name="ce328" style:family="table-cell" style:parent-style-name="Default" style:data-style-name="N100">
      <style:table-cell-properties fo:background-color="#ccccff" style:text-align-source="fix" style:repeat-content="false" fo:border="0.06pt solid #000000"/>
      <style:paragraph-properties fo:text-align="start" fo:margin-left="0mm"/>
    </style:style>
    <style:style style:name="ce329"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330" style:family="table-cell" style:parent-style-name="Default">
      <style:table-cell-properties fo:wrap-option="wrap"/>
      <style:text-properties style:use-window-font-color="true" style:text-outline="false" style:text-line-through-style="none" style:text-line-through-typ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331" style:family="table-cell" style:parent-style-name="Default">
      <style:table-cell-properties fo:wrap-option="wrap"/>
      <style:text-properties fo:font-size="11pt" style:font-size-asian="11pt" style:font-size-complex="11pt"/>
    </style:style>
    <style:style style:name="ce332" style:family="table-cell" style:parent-style-name="Default">
      <style:table-cell-properties style:vertical-align="top"/>
      <style:text-properties style:use-window-font-color="true" style:text-outline="false" style:text-line-through-style="none" style:text-line-through-typ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333" style:family="table-cell" style:parent-style-name="Default">
      <style:text-properties style:use-window-font-color="true" style:text-outline="false" style:text-line-through-style="none" style:text-line-through-typ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334" style:family="table-cell" style:parent-style-name="Default" style:data-style-name="N100">
      <style:table-cell-properties fo:border="0.06pt solid #000000"/>
    </style:style>
    <style:style style:name="ce335" style:family="table-cell" style:parent-style-name="Default" style:data-style-name="N100">
      <style:table-cell-properties fo:border="0.06pt solid #000000"/>
      <style:text-properties style:font-name="Arial" style:font-name-asian="Lucida Sans Unicode" style:font-name-complex="Tahoma"/>
    </style:style>
    <style:style style:name="ce336" style:family="table-cell" style:parent-style-name="Default" style:data-style-name="N100"/>
    <style:style style:name="ce337" style:family="table-cell" style:parent-style-name="Default" style:data-style-name="N100">
      <style:table-cell-properties fo:border="0.06pt solid #000000"/>
      <style:text-properties fo:color="#1a1a1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338" style:family="table-cell" style:parent-style-name="Default">
      <style:table-cell-properties fo:border="0.06pt solid #000000"/>
    </style:style>
    <style:style style:name="ce339" style:family="table-cell" style:parent-style-name="Canto_20_da_20_tabela_20_dinâmica">
      <style:table-cell-properties fo:border-bottom="none" fo:border-left="2.01pt solid #000000" fo:border-right="0.99pt solid #000000" fo:border-top="2.01pt solid #000000"/>
    </style:style>
    <style:style style:name="ce340" style:family="table-cell" style:parent-style-name="Campo_20_da_20_tabela_20_dinâmica">
      <style:table-cell-properties fo:border-bottom="0.99pt solid #000000" fo:border-left="2.01pt solid #000000" fo:border-right="0.99pt solid #000000" fo:border-top="0.99pt solid #000000"/>
    </style:style>
    <style:style style:name="ce341" style:family="table-cell" style:parent-style-name="Categoria_20_da_20_tabela_20_dinâmica" style:data-style-name="N0">
      <style:table-cell-properties fo:border-bottom="none" fo:border-left="2.01pt solid #000000" fo:border-right="0.99pt solid #000000" fo:border-top="0.99pt solid #000000"/>
    </style:style>
    <style:style style:name="ce342" style:family="table-cell" style:parent-style-name="Título_20_da_20_tabela_20_dinâmica" style:data-style-name="N0">
      <style:table-cell-properties fo:border-bottom="2.01pt solid #000000" fo:border-left="2.01pt solid #000000" fo:border-right="0.99pt solid #000000" fo:border-top="0.99pt solid #000000"/>
    </style:style>
    <style:style style:name="ce343" style:family="table-cell" style:parent-style-name="Default" style:data-style-name="N100">
      <style:table-cell-properties fo:border="0.99pt solid #000000"/>
    </style:style>
    <style:style style:name="ce344" style:family="table-cell" style:parent-style-name="Campo_20_da_20_tabela_20_dinâmica">
      <style:table-cell-properties fo:border-bottom="0.99pt solid #000000" fo:border-left="0.99pt solid #000000" fo:border-right="0.99pt solid #000000" fo:border-top="2.01pt solid #000000"/>
    </style:style>
    <style:style style:name="ce345" style:family="table-cell" style:parent-style-name="Categoria_20_da_20_tabela_20_dinâmica" style:data-style-name="N0">
      <style:table-cell-properties fo:border-bottom="0.99pt solid #000000" fo:border-left="0.99pt solid #000000" fo:border-right="none" fo:border-top="none"/>
    </style:style>
    <style:style style:name="ce346" style:family="table-cell" style:parent-style-name="Valor_20_da_20_tabela_20_dinâmica" style:data-style-name="N2">
      <style:table-cell-properties fo:border-bottom="0.99pt solid #000000" fo:border-left="0.99pt solid #000000" fo:border-right="none" fo:border-top="0.99pt solid #000000"/>
    </style:style>
    <style:style style:name="ce347" style:family="table-cell" style:parent-style-name="Resultado_20_da_20_tabela_20_dinâmica" style:data-style-name="N2">
      <style:table-cell-properties fo:border-bottom="2.01pt solid #000000" fo:border-left="0.99pt solid #000000" fo:border-right="none" fo:border-top="0.99pt solid #000000"/>
    </style:style>
    <style:style style:name="ce348" style:family="table-cell" style:parent-style-name="Canto_20_da_20_tabela_20_dinâmica">
      <style:table-cell-properties fo:border-bottom="0.99pt solid #000000" fo:border-left="none" fo:border-right="none" fo:border-top="2.01pt solid #000000"/>
    </style:style>
    <style:style style:name="ce349" style:family="table-cell" style:parent-style-name="Categoria_20_da_20_tabela_20_dinâmica" style:data-style-name="N0">
      <style:table-cell-properties fo:border-bottom="0.99pt solid #000000" fo:border-left="none" fo:border-right="none" fo:border-top="none"/>
    </style:style>
    <style:style style:name="ce350" style:family="table-cell" style:parent-style-name="Valor_20_da_20_tabela_20_dinâmica" style:data-style-name="N2">
      <style:table-cell-properties fo:border-bottom="0.99pt solid #000000" fo:border-left="none" fo:border-right="none" fo:border-top="0.99pt solid #000000"/>
    </style:style>
    <style:style style:name="ce351" style:family="table-cell" style:parent-style-name="Resultado_20_da_20_tabela_20_dinâmica" style:data-style-name="N2">
      <style:table-cell-properties fo:border-bottom="2.01pt solid #000000" fo:border-left="none" fo:border-right="none" fo:border-top="0.99pt solid #000000"/>
    </style:style>
    <style:style style:name="ce352" style:family="table-cell" style:parent-style-name="Valor_20_da_20_tabela_20_dinâmica" style:data-style-name="N2">
      <style:table-cell-properties fo:border-bottom="0.99pt solid #000000" fo:border-left="none" fo:border-right="0.99pt solid #000000" fo:border-top="0.99pt solid #000000"/>
    </style:style>
    <style:style style:name="ce353" style:family="table-cell" style:parent-style-name="Resultado_20_da_20_tabela_20_dinâmica" style:data-style-name="N2">
      <style:table-cell-properties fo:border-bottom="2.01pt solid #000000" fo:border-left="none" fo:border-right="0.99pt solid #000000" fo:border-top="0.99pt solid #000000"/>
    </style:style>
    <style:style style:name="ce354" style:family="table-cell" style:parent-style-name="Canto_20_da_20_tabela_20_dinâmica">
      <style:table-cell-properties fo:border-bottom="0.99pt solid #000000" fo:border-left="none" fo:border-right="2.01pt solid #000000" fo:border-top="2.01pt solid #000000"/>
    </style:style>
    <style:style style:name="ce355" style:family="table-cell" style:parent-style-name="Título_20_da_20_tabela_20_dinâmica" style:data-style-name="N0">
      <style:table-cell-properties fo:border-bottom="0.99pt solid #000000" fo:border-left="0.99pt solid #000000" fo:border-right="2.01pt solid #000000" fo:border-top="0.99pt solid #000000"/>
    </style:style>
    <style:style style:name="ce356" style:family="table-cell" style:parent-style-name="Resultado_20_da_20_tabela_20_dinâmica" style:data-style-name="N2">
      <style:table-cell-properties fo:border-bottom="0.99pt solid #000000" fo:border-left="0.99pt solid #000000" fo:border-right="2.01pt solid #000000" fo:border-top="0.99pt solid #000000"/>
    </style:style>
    <style:style style:name="ce357" style:family="table-cell" style:parent-style-name="Resultado_20_da_20_tabela_20_dinâmica" style:data-style-name="N2">
      <style:table-cell-properties fo:border-bottom="2.01pt solid #000000" fo:border-left="0.99pt solid #000000" fo:border-right="2.01pt solid #000000" fo:border-top="0.99pt solid #000000"/>
    </style:style>
    <style:style style:name="ce358" style:family="table-cell" style:parent-style-name="Valor_20_do_20_Assistente_20_de_20_dados">
      <style:table-cell-properties fo:border="0.06pt solid #000000"/>
    </style:style>
    <style:style style:name="ce359" style:family="table-cell" style:parent-style-name="Default" style:data-style-name="N41">
      <style:table-cell-properties fo:border="0.06pt solid #000000"/>
    </style:style>
    <style:style style:name="ce360" style:family="table-cell" style:parent-style-name="Campo_20_da_20_tabela_20_dinâmica">
      <style:table-cell-properties fo:border-bottom="0.99pt solid #000000" fo:border-left="2.01pt solid #000000" fo:border-right="0.99pt solid #000000" fo:border-top="2.01pt solid #000000"/>
    </style:style>
    <style:style style:name="ce361" style:family="table-cell" style:parent-style-name="Categoria_20_da_20_tabela_20_dinâmica" style:data-style-name="N0">
      <style:table-cell-properties fo:border-bottom="none" fo:border-left="2.01pt solid #000000" fo:border-right="0.99pt solid #000000" fo:border-top="none"/>
    </style:style>
    <style:style style:name="ce362" style:family="table-cell" style:parent-style-name="Canto_20_da_20_tabela_20_dinâmica">
      <style:table-cell-properties fo:border-bottom="0.99pt solid #000000" fo:border-left="0.99pt solid #000000" fo:border-right="2.01pt solid #000000" fo:border-top="2.01pt solid #000000"/>
    </style:style>
    <style:style style:name="ce363" style:family="table-cell" style:parent-style-name="Valor_20_da_20_tabela_20_dinâmica" style:data-style-name="N0">
      <style:table-cell-properties fo:border-bottom="none" fo:border-left="0.99pt solid #000000" fo:border-right="2.01pt solid #000000" fo:border-top="0.99pt solid #000000"/>
    </style:style>
    <style:style style:name="ce364" style:family="table-cell" style:parent-style-name="Valor_20_da_20_tabela_20_dinâmica" style:data-style-name="N0">
      <style:table-cell-properties fo:border-bottom="none" fo:border-left="0.99pt solid #000000" fo:border-right="2.01pt solid #000000" fo:border-top="none"/>
    </style:style>
    <style:style style:name="ce365" style:family="table-cell" style:parent-style-name="Valor_20_da_20_tabela_20_dinâmica" style:data-style-name="N0">
      <style:table-cell-properties fo:border-bottom="0.99pt solid #000000" fo:border-left="0.99pt solid #000000" fo:border-right="2.01pt solid #000000" fo:border-top="none"/>
    </style:style>
    <style:style style:name="ce366" style:family="table-cell" style:parent-style-name="Resultado_20_da_20_tabela_20_dinâmica" style:data-style-name="N0">
      <style:table-cell-properties fo:border-bottom="2.01pt solid #000000" fo:border-left="0.99pt solid #000000" fo:border-right="2.01pt solid #000000" fo:border-top="0.99pt solid #000000"/>
    </style:style>
    <style:style style:name="ce367" style:family="table-cell" style:parent-style-name="Default">
      <style:table-cell-properties style:text-align-source="fix" style:repeat-content="false"/>
      <style:paragraph-properties fo:text-align="end" fo:margin-left="0mm"/>
      <style:text-properties fo:color="#666666" style:font-name="Arial" style:font-name-asian="Lucida Sans Unicode" style:font-name-complex="Tahoma"/>
    </style:style>
    <style:style style:name="ce368" style:family="table-cell" style:parent-style-name="Default" style:data-style-name="N41"/>
    <style:style style:name="ce369" style:family="table-cell" style:parent-style-name="Default">
      <style:table-cell-properties style:text-align-source="fix" style:repeat-content="false" style:vertical-align="middle"/>
      <style:paragraph-properties fo:text-align="center"/>
      <style:text-properties fo:font-size="14pt" fo:font-weight="bold"/>
    </style:style>
    <style:style style:name="ce370" style:family="table-cell" style:parent-style-name="Default">
      <style:text-properties fo:font-size="14pt" fo:font-weight="bold"/>
    </style:style>
    <style:style style:name="ce371" style:family="table-cell" style:parent-style-name="Default">
      <style:text-properties fo:font-size="14pt" fo:font-weight="bold" style:font-size-asian="14pt" style:font-weight-asian="bold" style:font-size-complex="14pt" style:font-weight-complex="bold"/>
    </style:style>
    <style:style style:name="ce372" style:family="table-cell" style:parent-style-name="Default">
      <style:text-properties fo:font-size="14pt"/>
    </style:style>
    <style:style style:name="ce373" style:family="table-cell" style:parent-style-name="Default">
      <style:text-properties fo:font-size="14pt" style:font-size-asian="14pt" style:font-size-complex="14pt"/>
    </style:style>
    <style:style style:name="ce374" style:family="table-cell" style:parent-style-name="Default">
      <style:text-properties fo:font-size="14pt" fo:font-weight="bold" style:font-weight-asian="bold" style:font-weight-complex="bold"/>
    </style:style>
    <style:style style:name="ce375" style:family="table-cell" style:parent-style-name="Default">
      <style:table-cell-properties fo:wrap-option="wrap"/>
      <style:text-properties fo:font-size="14pt"/>
    </style:style>
    <style:style style:name="ce376" style:family="table-cell" style:parent-style-name="Default">
      <style:table-cell-properties style:text-align-source="fix" style:repeat-content="false" fo:wrap-option="wrap" style:vertical-align="middle"/>
      <style:paragraph-properties fo:text-align="start" fo:margin-left="0mm"/>
    </style:style>
    <style:style style:name="ce377" style:family="table-cell" style:parent-style-name="Default" style:data-style-name="N4"/>
    <style:style style:name="gr1" style:family="graphic">
      <style:graphic-properties draw:marker-start="Arrowhead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2" style:family="graphic">
      <style:graphic-properties draw:marker-start="Arrowhead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3" style:family="graphic">
      <style:graphic-properties draw:marker-start="Arrowhead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4" style:family="graphic">
      <style:graphic-properties draw:marker-start="Arrowhead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5" style:family="graphic">
      <style:graphic-properties draw:marker-start="Arrowhead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6"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Arial" style:font-name-asian="Lucida Sans Unicode" style:font-name-complex="Tahoma"/>
    </style:style>
  </office:automatic-styles>
  <office:body>
    <office:spreadsheet>
      <table:content-validations>
        <table:content-validation table:name="val1" table:condition="of:cell-content-is-in-list(&quot;Sim&quot;;&quot;Não&quot;;&quot;????&quot;)" table:allow-empty-cell="false" table:display-list="sort-ascending" table:base-cell-address="Registros.A202">
          <table:error-message table:message-type="stop" table:display="true"/>
        </table:content-validation>
        <table:content-validation table:name="val2" table:base-cell-address="Registros.B2">
          <table:help-message table:title="Data" table:display="false">
            <text:p>Tecle CTRL+T para inserir a data corrente</text:p>
          </table:help-message>
          <table:error-message table:message-type="stop" table:display="true"/>
        </table:content-validation>
        <table:content-validation table:name="val3" table:condition="of:cell-content-is-in-list(&quot;Sim&quot;;&quot;Não&quot;)" table:allow-empty-cell="true" table:display-list="unsorted" table:base-cell-address="Registros.C105">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4" table:condition="of:cell-content-is-in-list(&quot;Sim&quot;;&quot;Não&quot;;&quot;Atividade&quot;;&quot;Tarefa&quot;;&quot;Atividade/Tarefa&#10;&quot;)" table:allow-empty-cell="true" table:display-list="unsorted" table:base-cell-address="Registros.C105">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5" table:condition="of:cell-content-is-in-list(&quot;DEDAT - Departamento de Arquitetura&quot;)" table:allow-empty-cell="false" table:display-list="unsorted" table:base-cell-address="Registros.D23"/>
        <table:content-validation table:name="val6" table:base-cell-address="Registros.F2">
          <table:help-message table:title="Comentário" table:display="false">
            <text:p>Uma descrição complementar à tarefa sendo executada.</text:p>
          </table:help-message>
          <table:error-message table:message-type="stop" table:display="true"/>
        </table:content-validation>
        <table:content-validation table:name="val7" table:condition="of:cell-content-is-in-list(&quot;1459008; Participar Treinamento 2018&quot;;&quot;1459010;Ministrar Treinamento 2018&quot;;&quot;1459020;Gerir Unidade 2018&quot;)" table:allow-empty-cell="true" table:display-list="unsorted" table:base-cell-address="Registros.E23"/>
        <table:content-validation table:name="val8" table:base-cell-address="Registros.G2">
          <table:help-message table:title="Inicio" table:display="false">
            <text:p>Tecle CTRL+T para inserir a hora corrente</text:p>
          </table:help-message>
          <table:error-message table:message-type="stop" table:display="true"/>
        </table:content-validation>
        <table:content-validation table:name="val9" table:base-cell-address="Registros.H2">
          <table:help-message table:title="Fim" table:display="false">
            <text:p>Tecle CTRL+T para inserir a hora corrente</text:p>
          </table:help-message>
          <table:error-message table:message-type="stop" table:display="true"/>
        </table:content-validation>
        <table:content-validation table:name="val10" table:condition="of:cell-content-is-in-list(&quot;login.cpf&quot;;&quot;login.salvar.senha&quot;;&quot;---------------------------------------------------&quot;;&quot;alm.url&quot;;&quot;---------------------------------------------------&quot;;&quot;minutosApropriacaoDia.minimo&quot;;&quot;minutosApropriacaoDia.maximo&quot;;&quot;continuarAposErro&quot;;&quot;---------------------------------------------------&quot;;&quot;webdriver.chrome.driver&quot;;&quot;browser.firefox.profile&quot;;&quot;browser.type&quot;;&quot;browser.location&quot;)" table:allow-empty-cell="true" table:display-list="unsorted" table:base-cell-address="Config.A1"/>
        <table:content-validation table:name="val11" table:condition="of:cell-content-is-in-list(&quot;chrome&quot;;&quot;firefox&quot;)" table:allow-empty-cell="true" table:display-list="unsorted" table:base-cell-address="Config.B2"/>
      </table:content-validations>
      <table:table table:name="Registros"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38"/>
        <table:table-column table:style-name="co2" table:default-cell-style-name="ce76"/>
        <table:table-column table:style-name="co10" table:default-cell-style-name="ce118"/>
        <table:table-column table:style-name="co11" table:default-cell-style-name="ce175"/>
        <table:table-column table:style-name="co12" table:default-cell-style-name="ce235"/>
        <table:table-column table:style-name="co13" table:default-cell-style-name="ce309"/>
        <table:table-column table:style-name="co15" table:number-columns-repeated="2" table:default-cell-style-name="Default"/>
        <table:table-column table:style-name="co17" table:default-cell-style-name="ce320"/>
        <table:table-column table:style-name="co23"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7" table:number-columns-repeated="4" table:default-cell-style-name="Default"/>
        <table:table-column table:style-name="co14" table:number-columns-repeated="1006" table:default-cell-style-name="Default"/>
        <table:table-row table:style-name="ro3">
          <table:table-cell table:style-name="ce33" table:content-validation-name="val1" office:value-type="string" calcext:value-type="string">
            <office:annotation draw:style-name="gr1" draw:text-style-name="P2" svg:width="38.23mm" svg:height="9.91mm" svg:x="17.33mm" svg:y="0mm" draw:caption-point-x="-6.06mm" draw:caption-point-y="0.1mm">
              <dc:date>2015-04-10T00:00:00</dc:date>
              <text:p text:style-name="P1"><text:span text:style-name="T1">Indica se a atividade já foi registrada</text:span></text:p>
            </office:annotation>
            <text:p>Reg</text:p>
          </table:table-cell>
          <table:table-cell table:style-name="ce39" table:content-validation-name="val2" office:value-type="string" calcext:value-type="string">
            <office:annotation draw:style-name="gr1" draw:text-style-name="P2" svg:width="51.2mm" svg:height="9.91mm" svg:x="48.73mm" svg:y="0mm" draw:caption-point-x="-14.44mm" draw:caption-point-y="0.1mm">
              <dc:date>2015-04-10T00:00:00</dc:date>
              <text:p text:style-name="P1"><text:span text:style-name="T1">Tecle CTRL+T para inserir a data corrente</text:span></text:p>
            </office:annotation>
            <text:p>Data</text:p>
          </table:table-cell>
          <table:table-cell table:style-name="ce77" table:content-validation-name="val3" office:value-type="string" calcext:value-type="string">
            <office:annotation draw:style-name="gr2" draw:text-style-name="P2" svg:width="28.08mm" svg:height="49.41mm" svg:x="50.82mm" svg:y="0mm" draw:caption-point-x="-5.89mm" draw:caption-point-y="0.1mm">
              <dc:date>2015-08-26T00:00:00</dc:date>
              <text:p text:style-name="P1"><text:span text:style-name="T1">Para 'Atividade', O Apropriador irá colocar um comentário com o tempo gasto total da atividade na tarefa.</text:span></text:p>
              <text:p text:style-name="P1"><text:span text:style-name="T1">Para 'Tarefa', o apropriador irá finalizar a tarefa.</text:span></text:p>
            </office:annotation>
            <text:p>Finalizar</text:p>
          </table:table-cell>
          <table:table-cell table:style-name="ce119" table:content-validation-name="val5" office:value-type="string" calcext:value-type="string">
            <text:p>Contexto</text:p>
          </table:table-cell>
          <table:table-cell table:style-name="ce176" table:content-validation-name="val7" office:value-type="string" calcext:value-type="string">
            <office:annotation draw:style-name="gr3" draw:text-style-name="P2" svg:width="28.99mm" svg:height="29.66mm" svg:x="179.49mm" svg:y="0mm" draw:caption-point-x="-6.1mm" draw:caption-point-y="0.1mm">
              <dc:date>2015-04-20T00:00:00</dc:date>
              <text:p text:style-name="P1"><text:span text:style-name="T1">Informe o id do item de trabalho concatenando com ";" e uma descrição que te ajude a identifar o item</text:span></text:p>
            </office:annotation>
            <text:p>Item de Trabalho</text:p>
          </table:table-cell>
          <table:table-cell table:style-name="ce236" table:content-validation-name="val6" office:value-type="string" calcext:value-type="string">
            <office:annotation draw:style-name="gr4" draw:text-style-name="P2" svg:width="28.99mm" svg:height="17.81mm" svg:x="206.46mm" svg:y="0mm" draw:caption-point-x="-6.1mm" draw:caption-point-y="0.1mm">
              <dc:date>2015-04-20T00:00:00</dc:date>
              <text:p text:style-name="P1"><text:span text:style-name="T1">Uma descrição complementar à tarefa sendo executada.</text:span></text:p>
            </office:annotation>
            <text:p>Comentário</text:p>
          </table:table-cell>
          <table:table-cell table:style-name="ce310" table:content-validation-name="val8" office:value-type="string" calcext:value-type="string">
            <office:annotation draw:style-name="gr1" draw:text-style-name="P2" svg:width="45mm" svg:height="9.91mm" svg:x="230mm" svg:y="0mm" draw:caption-point-x="-12.07mm" draw:caption-point-y="0.1mm">
              <dc:date>2015-04-10T00:00:00</dc:date>
              <text:p text:style-name="P1"><text:span text:style-name="T1">Tecle CTRL+T para inserir a hora corrente</text:span></text:p>
            </office:annotation>
            <text:p>Inicio</text:p>
          </table:table-cell>
          <table:table-cell table:style-name="ce310" table:content-validation-name="val9" office:value-type="string" calcext:value-type="string">
            <office:annotation draw:style-name="gr1" draw:text-style-name="P2" svg:width="38.52mm" svg:height="9.91mm" svg:x="247.51mm" svg:y="0mm" draw:caption-point-x="-12.01mm" draw:caption-point-y="0.1mm">
              <dc:creator>ML</dc:creator>
              <dc:date>2006-11-29T00:00:00</dc:date>
              <text:p text:style-name="P1"><text:span text:style-name="T1">Tecle CTRL+T para inserir a hora corrente</text:span></text:p>
            </office:annotation>
            <text:p>Fim</text:p>
          </table:table-cell>
          <table:table-cell table:style-name="ce310" office:value-type="string" calcext:value-type="string">
            <text:p>Minutos</text:p>
          </table:table-cell>
          <table:table-cell table:style-name="ce310" office:value-type="string" calcext:value-type="string">
            <text:p>Horas</text:p>
          </table:table-cell>
          <table:table-cell table:style-name="ce310" office:value-type="string" calcext:value-type="string">
            <text:p>Horas (Dec)</text:p>
          </table:table-cell>
          <table:table-cell table:style-name="ce310" office:value-type="string" calcext:value-type="string">
            <text:p>Dia</text:p>
          </table:table-cell>
          <table:table-cell table:style-name="ce324" office:value-type="string" calcext:value-type="string">
            <office:annotation draw:style-name="gr1" draw:text-style-name="P2" svg:width="28.99mm" svg:height="9.91mm" svg:x="326.16mm" svg:y="0mm" draw:caption-point-x="-6.1mm" draw:caption-point-y="0.1mm">
              <dc:date>2015-03-26T00:00:00</dc:date>
              <text:p text:style-name="P1"><text:span text:style-name="T1">Numero da semana no ano</text:span></text:p>
            </office:annotation>
            <text:p>Semana</text:p>
          </table:table-cell>
          <table:table-cell table:style-name="ce324" office:value-type="string" calcext:value-type="string">
            <office:annotation draw:style-name="gr5" draw:text-style-name="P2" svg:width="28.99mm" svg:height="21.76mm" svg:x="356.6mm" svg:y="0mm" draw:caption-point-x="-6.1mm" draw:caption-point-y="0.1mm">
              <dc:date>2016-05-20T00:00:00</dc:date>
              <text:p text:style-name="P1"><text:span text:style-name="T1">Embora estranho confirmo esse registro</text:span></text:p>
              <text:p text:style-name="P1"><text:span text:style-name="T1"/></text:p>
            </office:annotation>
            <text:p>Confirmo</text:p>
          </table:table-cell>
          <table:table-cell table:style-name="ce327"/>
          <table:table-cell table:style-name="ce331" table:number-columns-repeated="1000"/>
          <table:table-cell table:number-columns-repeated="9"/>
        </table:table-row>
        <table:table-row table:style-name="ro2">
          <table:table-cell table:style-name="ce34" table:content-validation-name="val1" office:value-type="string" calcext:value-type="string">
            <text:p>????</text:p>
          </table:table-cell>
          <table:table-cell table:style-name="ce40" table:content-validation-name="val2" office:value-type="date" office:date-value="2018-02-21" calcext:value-type="date">
            <text:p>21/02/18 qua</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08;Participar Treinamento</text:p>
          </table:table-cell>
          <table:table-cell table:style-name="ce237" table:content-validation-name="val6"/>
          <table:table-cell table:style-name="ce311" table:content-validation-name="val8" office:value-type="time" office:time-value="PT07H39M00S" calcext:value-type="time">
            <text:p>07.39</text:p>
          </table:table-cell>
          <table:table-cell table:style-name="ce311" table:content-validation-name="val9" office:value-type="time" office:time-value="PT11H50M00S" calcext:value-type="time">
            <text:p>11.50</text:p>
          </table:table-cell>
          <table:table-cell table:style-name="ce319" table:formula="of:=IF(MINUTE([.H2])+HOUR([.H2])=0;0;( HOUR([.H2])*60 + MINUTE([.H2])) - (HOUR([.G2])*60 + MINUTE([.G2])  ))" office:value-type="float" office:value="251" calcext:value-type="float">
            <text:p>251</text:p>
          </table:table-cell>
          <table:table-cell table:style-name="ce321" table:formula="of:=CONCATENATE(TRUNC([.I2]/60;0);&quot;:&quot;;TEXT(MOD([.I2];60);&quot;00&quot;))" office:value-type="string" office:string-value="4:11" calcext:value-type="string">
            <text:p>4:11</text:p>
          </table:table-cell>
          <table:table-cell table:style-name="ce322" table:formula="of:=[.I2]/60" office:value-type="float" office:value="4.18333333333333" calcext:value-type="float">
            <text:p>4,18</text:p>
          </table:table-cell>
          <table:table-cell table:style-name="ce323" table:formula="of:=IF(ISBLANK([.B2]);&quot;&quot;;IF(WEEKDAY([.B2];3)=0;&quot;1-Seg&quot;;IF(WEEKDAY([.B2];3)=1;&quot;2-Ter&quot;;IF(WEEKDAY([.B2];3)=2;&quot;3-Qua&quot;;IF(WEEKDAY([.B2];3)=3;&quot;4-Qui&quot;;IF(WEEKDAY([.B2];3)=4;&quot;5-Sex&quot;;IF(WEEKDAY([.B2];3)=5;&quot;6-Sab&quot;;IF(WEEKDAY([.B2];3)=6;&quot;0-Dom&quot;;&quot;?&quot;))))))))" office:value-type="string" office:string-value="3-Qua" calcext:value-type="string">
            <text:p>3-Qua</text:p>
          </table:table-cell>
          <table:table-cell table:style-name="ce325" table:formula="of:=IF(ISBLANK([.B2]);&quot;&quot;; ISOWEEKNUM([.B2];1))" office:value-type="float" office:value="8" calcext:value-type="float">
            <text:p>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text:p>
          </table:table-cell>
          <table:table-cell table:style-name="ce40" table:content-validation-name="val2" office:value-type="date" office:date-value="2018-02-21" calcext:value-type="date">
            <text:p>21/02/18 qua</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8"/>
          <table:table-cell table:style-name="ce311" table:content-validation-name="val8" office:value-type="time" office:time-value="PT13H35M00S" calcext:value-type="time">
            <text:p>13.35</text:p>
          </table:table-cell>
          <table:table-cell table:style-name="ce311" table:content-validation-name="val9" office:value-type="time" office:time-value="PT17H51M00S" calcext:value-type="time">
            <text:p>17.51</text:p>
          </table:table-cell>
          <table:table-cell table:style-name="ce319" table:formula="of:=IF(MINUTE([.H3])+HOUR([.H3])=0;0;( HOUR([.H3])*60 + MINUTE([.H3])) - (HOUR([.G3])*60 + MINUTE([.G3])  ))" office:value-type="float" office:value="256" calcext:value-type="float">
            <text:p>256</text:p>
          </table:table-cell>
          <table:table-cell table:style-name="ce321" table:formula="of:=CONCATENATE(TRUNC([.I3]/60;0);&quot;:&quot;;TEXT(MOD([.I3];60);&quot;00&quot;))" office:value-type="string" office:string-value="4:16" calcext:value-type="string">
            <text:p>4:16</text:p>
          </table:table-cell>
          <table:table-cell table:style-name="ce322" table:formula="of:=[.I3]/60" office:value-type="float" office:value="4.26666666666667" calcext:value-type="float">
            <text:p>4,27</text:p>
          </table:table-cell>
          <table:table-cell table:style-name="ce323" table:formula="of:=IF(ISBLANK([.B3]);&quot;&quot;;IF(WEEKDAY([.B3];3)=0;&quot;1-Seg&quot;;IF(WEEKDAY([.B3];3)=1;&quot;2-Ter&quot;;IF(WEEKDAY([.B3];3)=2;&quot;3-Qua&quot;;IF(WEEKDAY([.B3];3)=3;&quot;4-Qui&quot;;IF(WEEKDAY([.B3];3)=4;&quot;5-Sex&quot;;IF(WEEKDAY([.B3];3)=5;&quot;6-Sab&quot;;IF(WEEKDAY([.B3];3)=6;&quot;0-Dom&quot;;&quot;?&quot;))))))))" office:value-type="string" office:string-value="3-Qua" calcext:value-type="string">
            <text:p>3-Qua</text:p>
          </table:table-cell>
          <table:table-cell table:style-name="ce325" table:formula="of:=IF(ISBLANK([.B3]);&quot;&quot;; ISOWEEKNUM([.B3];1))" office:value-type="float" office:value="8" calcext:value-type="float">
            <text:p>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text:p>
          </table:table-cell>
          <table:table-cell table:style-name="ce40" table:content-validation-name="val2" office:value-type="date" office:date-value="2018-02-22" calcext:value-type="date">
            <text:p>22/02/18 qui</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10;Ministrar Treinamento 2018</text:p>
          </table:table-cell>
          <table:table-cell table:style-name="ce238" office:value-type="string" calcext:value-type="string">
            <text:p>angular t3</text:p>
          </table:table-cell>
          <table:table-cell table:style-name="ce311" table:content-validation-name="val8" office:value-type="time" office:time-value="PT07H45M00S" calcext:value-type="time">
            <text:p>07.45</text:p>
          </table:table-cell>
          <table:table-cell table:style-name="ce311" table:content-validation-name="val9" office:value-type="time" office:time-value="PT11H57M00S" calcext:value-type="time">
            <text:p>11.57</text:p>
          </table:table-cell>
          <table:table-cell table:style-name="ce319" table:formula="of:=IF(MINUTE([.H4])+HOUR([.H4])=0;0;( HOUR([.H4])*60 + MINUTE([.H4])) - (HOUR([.G4])*60 + MINUTE([.G4])  ))" office:value-type="float" office:value="252" calcext:value-type="float">
            <text:p>252</text:p>
          </table:table-cell>
          <table:table-cell table:style-name="ce321" table:formula="of:=CONCATENATE(TRUNC([.I4]/60;0);&quot;:&quot;;TEXT(MOD([.I4];60);&quot;00&quot;))" office:value-type="string" office:string-value="4:12" calcext:value-type="string">
            <text:p>4:12</text:p>
          </table:table-cell>
          <table:table-cell table:style-name="ce322" table:formula="of:=[.I4]/60" office:value-type="float" office:value="4.2" calcext:value-type="float">
            <text:p>4,20</text:p>
          </table:table-cell>
          <table:table-cell table:style-name="ce323" table:formula="of:=IF(ISBLANK([.B4]);&quot;&quot;;IF(WEEKDAY([.B4];3)=0;&quot;1-Seg&quot;;IF(WEEKDAY([.B4];3)=1;&quot;2-Ter&quot;;IF(WEEKDAY([.B4];3)=2;&quot;3-Qua&quot;;IF(WEEKDAY([.B4];3)=3;&quot;4-Qui&quot;;IF(WEEKDAY([.B4];3)=4;&quot;5-Sex&quot;;IF(WEEKDAY([.B4];3)=5;&quot;6-Sab&quot;;IF(WEEKDAY([.B4];3)=6;&quot;0-Dom&quot;;&quot;?&quot;))))))))" office:value-type="string" office:string-value="4-Qui" calcext:value-type="string">
            <text:p>4-Qui</text:p>
          </table:table-cell>
          <table:table-cell table:style-name="ce325" table:formula="of:=IF(ISBLANK([.B4]);&quot;&quot;; ISOWEEKNUM([.B4];1))" office:value-type="float" office:value="8" calcext:value-type="float">
            <text:p>8</text:p>
          </table:table-cell>
          <table:table-cell table:style-name="ce326" table:content-validation-name="val6"/>
          <table:table-cell table:number-columns-repeated="1010"/>
        </table:table-row>
        <table:table-row table:style-name="ro2">
          <table:table-cell table:style-name="ce35" table:content-validation-name="val1" office:value-type="string" calcext:value-type="string">
            <text:p>Sim</text:p>
          </table:table-cell>
          <table:table-cell table:style-name="ce40" table:content-validation-name="val2" office:value-type="date" office:date-value="2018-04-02" calcext:value-type="date">
            <text:p>02/04/18 seg</text:p>
          </table:table-cell>
          <table:table-cell table:style-name="ce78" table:content-validation-name="val4"/>
          <table:table-cell table:style-name="ce121" table:content-validation-name="val5" office:value-type="string" calcext:value-type="string">
            <text:p>DEDAT - Departamento de Arquitetura</text:p>
          </table:table-cell>
          <table:table-cell table:style-name="ce178" table:content-validation-name="val7" office:value-type="string" calcext:value-type="string">
            <text:p>1459020;Gerir Unidade 2018</text:p>
          </table:table-cell>
          <table:table-cell table:style-name="ce238"/>
          <table:table-cell table:style-name="ce311" table:content-validation-name="val8" office:value-type="time" office:time-value="PT14H00M00S" calcext:value-type="time">
            <text:p>14.00</text:p>
          </table:table-cell>
          <table:table-cell table:style-name="ce311" table:content-validation-name="val9" office:value-type="time" office:time-value="PT17H35M00S" calcext:value-type="time">
            <text:p>17.35</text:p>
          </table:table-cell>
          <table:table-cell table:style-name="ce319" table:formula="of:=IF(MINUTE([.H5])+HOUR([.H5])=0;0;( HOUR([.H5])*60 + MINUTE([.H5])) - (HOUR([.G5])*60 + MINUTE([.G5])  ))" office:value-type="float" office:value="215" calcext:value-type="float">
            <text:p>215</text:p>
          </table:table-cell>
          <table:table-cell table:style-name="ce321" table:formula="of:=CONCATENATE(TRUNC([.I5]/60;0);&quot;:&quot;;TEXT(MOD([.I5];60);&quot;00&quot;))" office:value-type="string" office:string-value="3:35" calcext:value-type="string">
            <text:p>3:35</text:p>
          </table:table-cell>
          <table:table-cell table:style-name="ce322" table:formula="of:=[.I5]/60" office:value-type="float" office:value="3.58333333333333" calcext:value-type="float">
            <text:p>3,58</text:p>
          </table:table-cell>
          <table:table-cell table:style-name="ce323" table:formula="of:=IF(ISBLANK([.B5]);&quot;&quot;;IF(WEEKDAY([.B5];3)=0;&quot;1-Seg&quot;;IF(WEEKDAY([.B5];3)=1;&quot;2-Ter&quot;;IF(WEEKDAY([.B5];3)=2;&quot;3-Qua&quot;;IF(WEEKDAY([.B5];3)=3;&quot;4-Qui&quot;;IF(WEEKDAY([.B5];3)=4;&quot;5-Sex&quot;;IF(WEEKDAY([.B5];3)=5;&quot;6-Sab&quot;;IF(WEEKDAY([.B5];3)=6;&quot;0-Dom&quot;;&quot;?&quot;))))))))" office:value-type="string" office:string-value="1-Seg" calcext:value-type="string">
            <text:p>1-Seg</text:p>
          </table:table-cell>
          <table:table-cell table:style-name="ce325" table:formula="of:=IF(ISBLANK([.B5]);&quot;&quot;; ISOWEEKNUM([.B5];1))" office:value-type="float" office:value="14" calcext:value-type="float">
            <text:p>14</text:p>
          </table:table-cell>
          <table:table-cell table:style-name="ce326" table:content-validation-name="val6"/>
          <table:table-cell table:number-columns-repeated="1010"/>
        </table:table-row>
        <table:table-row table:style-name="ro2">
          <table:table-cell table:style-name="ce35" table:content-validation-name="val1" office:value-type="string" calcext:value-type="string">
            <text:p>Sim</text:p>
          </table:table-cell>
          <table:table-cell table:style-name="ce40" table:content-validation-name="val2" office:value-type="date" office:date-value="2018-04-03" calcext:value-type="date">
            <text:p>03/04/18 ter</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8"/>
          <table:table-cell table:style-name="ce311" table:content-validation-name="val8" office:value-type="time" office:time-value="PT07H50M00S" calcext:value-type="time">
            <text:p>07.50</text:p>
          </table:table-cell>
          <table:table-cell table:style-name="ce311" table:content-validation-name="val9" office:value-type="time" office:time-value="PT11H55M00S" calcext:value-type="time">
            <text:p>11.55</text:p>
          </table:table-cell>
          <table:table-cell table:style-name="ce319" table:formula="of:=IF(MINUTE([.H6])+HOUR([.H6])=0;0;( HOUR([.H6])*60 + MINUTE([.H6])) - (HOUR([.G6])*60 + MINUTE([.G6])  ))" office:value-type="float" office:value="245" calcext:value-type="float">
            <text:p>245</text:p>
          </table:table-cell>
          <table:table-cell table:style-name="ce321" table:formula="of:=CONCATENATE(TRUNC([.I6]/60;0);&quot;:&quot;;TEXT(MOD([.I6];60);&quot;00&quot;))" office:value-type="string" office:string-value="4:05" calcext:value-type="string">
            <text:p>4:05</text:p>
          </table:table-cell>
          <table:table-cell table:style-name="ce322" table:formula="of:=[.I6]/60" office:value-type="float" office:value="4.08333333333333" calcext:value-type="float">
            <text:p>4,08</text:p>
          </table:table-cell>
          <table:table-cell table:style-name="ce323" table:formula="of:=IF(ISBLANK([.B6]);&quot;&quot;;IF(WEEKDAY([.B6];3)=0;&quot;1-Seg&quot;;IF(WEEKDAY([.B6];3)=1;&quot;2-Ter&quot;;IF(WEEKDAY([.B6];3)=2;&quot;3-Qua&quot;;IF(WEEKDAY([.B6];3)=3;&quot;4-Qui&quot;;IF(WEEKDAY([.B6];3)=4;&quot;5-Sex&quot;;IF(WEEKDAY([.B6];3)=5;&quot;6-Sab&quot;;IF(WEEKDAY([.B6];3)=6;&quot;0-Dom&quot;;&quot;?&quot;))))))))" office:value-type="string" office:string-value="2-Ter" calcext:value-type="string">
            <text:p>2-Ter</text:p>
          </table:table-cell>
          <table:table-cell table:style-name="ce325" table:formula="of:=IF(ISBLANK([.B6]);&quot;&quot;; ISOWEEKNUM([.B6];1))" office:value-type="float" office:value="14" calcext:value-type="float">
            <text:p>14</text:p>
          </table:table-cell>
          <table:table-cell table:style-name="ce326" table:content-validation-name="val6"/>
          <table:table-cell table:number-columns-repeated="1010"/>
        </table:table-row>
        <table:table-row table:style-name="ro2">
          <table:table-cell table:style-name="ce35" table:content-validation-name="val1" office:value-type="string" calcext:value-type="string">
            <text:p>Sim</text:p>
          </table:table-cell>
          <table:table-cell table:style-name="ce40" table:content-validation-name="val2" office:value-type="date" office:date-value="2018-04-03" calcext:value-type="date">
            <text:p>03/04/18 ter</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8"/>
          <table:table-cell table:style-name="ce311" table:content-validation-name="val8" office:value-type="time" office:time-value="PT13H36M00S" calcext:value-type="time">
            <text:p>13.36</text:p>
          </table:table-cell>
          <table:table-cell table:style-name="ce311" table:content-validation-name="val9" office:value-type="time" office:time-value="PT17H49M00S" calcext:value-type="time">
            <text:p>17.49</text:p>
          </table:table-cell>
          <table:table-cell table:style-name="ce319" table:formula="of:=IF(MINUTE([.H7])+HOUR([.H7])=0;0;( HOUR([.H7])*60 + MINUTE([.H7])) - (HOUR([.G7])*60 + MINUTE([.G7])  ))" office:value-type="float" office:value="253" calcext:value-type="float">
            <text:p>253</text:p>
          </table:table-cell>
          <table:table-cell table:style-name="ce321" table:formula="of:=CONCATENATE(TRUNC([.I7]/60;0);&quot;:&quot;;TEXT(MOD([.I7];60);&quot;00&quot;))" office:value-type="string" office:string-value="4:13" calcext:value-type="string">
            <text:p>4:13</text:p>
          </table:table-cell>
          <table:table-cell table:style-name="ce322" table:formula="of:=[.I7]/60" office:value-type="float" office:value="4.21666666666667" calcext:value-type="float">
            <text:p>4,22</text:p>
          </table:table-cell>
          <table:table-cell table:style-name="ce323" table:formula="of:=IF(ISBLANK([.B7]);&quot;&quot;;IF(WEEKDAY([.B7];3)=0;&quot;1-Seg&quot;;IF(WEEKDAY([.B7];3)=1;&quot;2-Ter&quot;;IF(WEEKDAY([.B7];3)=2;&quot;3-Qua&quot;;IF(WEEKDAY([.B7];3)=3;&quot;4-Qui&quot;;IF(WEEKDAY([.B7];3)=4;&quot;5-Sex&quot;;IF(WEEKDAY([.B7];3)=5;&quot;6-Sab&quot;;IF(WEEKDAY([.B7];3)=6;&quot;0-Dom&quot;;&quot;?&quot;))))))))" office:value-type="string" office:string-value="2-Ter" calcext:value-type="string">
            <text:p>2-Ter</text:p>
          </table:table-cell>
          <table:table-cell table:style-name="ce325" table:formula="of:=IF(ISBLANK([.B7]);&quot;&quot;; ISOWEEKNUM([.B7];1))" office:value-type="float" office:value="14" calcext:value-type="float">
            <text:p>14</text:p>
          </table:table-cell>
          <table:table-cell table:style-name="ce326" table:content-validation-name="val6"/>
          <table:table-cell table:number-columns-repeated="1010"/>
        </table:table-row>
        <table:table-row table:style-name="ro2">
          <table:table-cell table:style-name="ce35" table:content-validation-name="val1" office:value-type="string" calcext:value-type="string">
            <text:p>Sim</text:p>
          </table:table-cell>
          <table:table-cell table:style-name="ce41" table:content-validation-name="val2" office:value-type="date" office:date-value="2018-04-04" calcext:value-type="date">
            <text:p>04/04/18 qua</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8"/>
          <table:table-cell table:style-name="ce311" table:content-validation-name="val8" office:value-type="time" office:time-value="PT07H20M00S" calcext:value-type="time">
            <text:p>07.20</text:p>
          </table:table-cell>
          <table:table-cell table:style-name="ce311" table:content-validation-name="val9" office:value-type="time" office:time-value="PT12H01M00S" calcext:value-type="time">
            <text:p>12.01</text:p>
          </table:table-cell>
          <table:table-cell table:style-name="ce319" table:formula="of:=IF(MINUTE([.H8])+HOUR([.H8])=0;0;( HOUR([.H8])*60 + MINUTE([.H8])) - (HOUR([.G8])*60 + MINUTE([.G8])  ))" office:value-type="float" office:value="281" calcext:value-type="float">
            <text:p>281</text:p>
          </table:table-cell>
          <table:table-cell table:style-name="ce321" table:formula="of:=CONCATENATE(TRUNC([.I8]/60;0);&quot;:&quot;;TEXT(MOD([.I8];60);&quot;00&quot;))" office:value-type="string" office:string-value="4:41" calcext:value-type="string">
            <text:p>4:41</text:p>
          </table:table-cell>
          <table:table-cell table:style-name="ce322" table:formula="of:=[.I8]/60" office:value-type="float" office:value="4.68333333333333" calcext:value-type="float">
            <text:p>4,68</text:p>
          </table:table-cell>
          <table:table-cell table:style-name="ce323" table:formula="of:=IF(ISBLANK([.B8]);&quot;&quot;;IF(WEEKDAY([.B8];3)=0;&quot;1-Seg&quot;;IF(WEEKDAY([.B8];3)=1;&quot;2-Ter&quot;;IF(WEEKDAY([.B8];3)=2;&quot;3-Qua&quot;;IF(WEEKDAY([.B8];3)=3;&quot;4-Qui&quot;;IF(WEEKDAY([.B8];3)=4;&quot;5-Sex&quot;;IF(WEEKDAY([.B8];3)=5;&quot;6-Sab&quot;;IF(WEEKDAY([.B8];3)=6;&quot;0-Dom&quot;;&quot;?&quot;))))))))" office:value-type="string" office:string-value="3-Qua" calcext:value-type="string">
            <text:p>3-Qua</text:p>
          </table:table-cell>
          <table:table-cell table:style-name="ce325" table:formula="of:=IF(ISBLANK([.B8]);&quot;&quot;; ISOWEEKNUM([.B8];1))" office:value-type="float" office:value="14" calcext:value-type="float">
            <text:p>14</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04" calcext:value-type="date">
            <text:p>04/04/18 qua</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8"/>
          <table:table-cell table:style-name="ce311" table:content-validation-name="val8" office:value-type="time" office:time-value="PT14H08M00S" calcext:value-type="time">
            <text:p>14.08</text:p>
          </table:table-cell>
          <table:table-cell table:style-name="ce311" table:content-validation-name="val9" office:value-type="time" office:time-value="PT17H15M00S" calcext:value-type="time">
            <text:p>17.15</text:p>
          </table:table-cell>
          <table:table-cell table:style-name="ce319" table:formula="of:=IF(MINUTE([.H9])+HOUR([.H9])=0;0;( HOUR([.H9])*60 + MINUTE([.H9])) - (HOUR([.G9])*60 + MINUTE([.G9])  ))" office:value-type="float" office:value="187" calcext:value-type="float">
            <text:p>187</text:p>
          </table:table-cell>
          <table:table-cell table:style-name="ce321" table:formula="of:=CONCATENATE(TRUNC([.I9]/60;0);&quot;:&quot;;TEXT(MOD([.I9];60);&quot;00&quot;))" office:value-type="string" office:string-value="3:07" calcext:value-type="string">
            <text:p>3:07</text:p>
          </table:table-cell>
          <table:table-cell table:style-name="ce322" table:formula="of:=[.I9]/60" office:value-type="float" office:value="3.11666666666667" calcext:value-type="float">
            <text:p>3,12</text:p>
          </table:table-cell>
          <table:table-cell table:style-name="ce323" table:formula="of:=IF(ISBLANK([.B9]);&quot;&quot;;IF(WEEKDAY([.B9];3)=0;&quot;1-Seg&quot;;IF(WEEKDAY([.B9];3)=1;&quot;2-Ter&quot;;IF(WEEKDAY([.B9];3)=2;&quot;3-Qua&quot;;IF(WEEKDAY([.B9];3)=3;&quot;4-Qui&quot;;IF(WEEKDAY([.B9];3)=4;&quot;5-Sex&quot;;IF(WEEKDAY([.B9];3)=5;&quot;6-Sab&quot;;IF(WEEKDAY([.B9];3)=6;&quot;0-Dom&quot;;&quot;?&quot;))))))))" office:value-type="string" office:string-value="3-Qua" calcext:value-type="string">
            <text:p>3-Qua</text:p>
          </table:table-cell>
          <table:table-cell table:style-name="ce325" table:formula="of:=IF(ISBLANK([.B9]);&quot;&quot;; ISOWEEKNUM([.B9];1))" office:value-type="float" office:value="14" calcext:value-type="float">
            <text:p>14</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05" calcext:value-type="date">
            <text:p>05/04/18 qui</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8"/>
          <table:table-cell table:style-name="ce311" table:content-validation-name="val8" office:value-type="time" office:time-value="PT08H11M00S" calcext:value-type="time">
            <text:p>08.11</text:p>
          </table:table-cell>
          <table:table-cell table:style-name="ce311" table:content-validation-name="val9" office:value-type="time" office:time-value="PT12H01M00S" calcext:value-type="time">
            <text:p>12.01</text:p>
          </table:table-cell>
          <table:table-cell table:style-name="ce319" table:formula="of:=IF(MINUTE([.H10])+HOUR([.H10])=0;0;( HOUR([.H10])*60 + MINUTE([.H10])) - (HOUR([.G10])*60 + MINUTE([.G10])  ))" office:value-type="float" office:value="230" calcext:value-type="float">
            <text:p>230</text:p>
          </table:table-cell>
          <table:table-cell table:style-name="ce321" table:formula="of:=CONCATENATE(TRUNC([.I10]/60;0);&quot;:&quot;;TEXT(MOD([.I10];60);&quot;00&quot;))" office:value-type="string" office:string-value="3:50" calcext:value-type="string">
            <text:p>3:50</text:p>
          </table:table-cell>
          <table:table-cell table:style-name="ce322" table:formula="of:=[.I10]/60" office:value-type="float" office:value="3.83333333333333" calcext:value-type="float">
            <text:p>3,83</text:p>
          </table:table-cell>
          <table:table-cell table:style-name="ce323" table:formula="of:=IF(ISBLANK([.B10]);&quot;&quot;;IF(WEEKDAY([.B10];3)=0;&quot;1-Seg&quot;;IF(WEEKDAY([.B10];3)=1;&quot;2-Ter&quot;;IF(WEEKDAY([.B10];3)=2;&quot;3-Qua&quot;;IF(WEEKDAY([.B10];3)=3;&quot;4-Qui&quot;;IF(WEEKDAY([.B10];3)=4;&quot;5-Sex&quot;;IF(WEEKDAY([.B10];3)=5;&quot;6-Sab&quot;;IF(WEEKDAY([.B10];3)=6;&quot;0-Dom&quot;;&quot;?&quot;))))))))" office:value-type="string" office:string-value="4-Qui" calcext:value-type="string">
            <text:p>4-Qui</text:p>
          </table:table-cell>
          <table:table-cell table:style-name="ce325" table:formula="of:=IF(ISBLANK([.B10]);&quot;&quot;; ISOWEEKNUM([.B10];1))" office:value-type="float" office:value="14" calcext:value-type="float">
            <text:p>14</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05" calcext:value-type="date">
            <text:p>05/04/18 qui</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13H39M00S" calcext:value-type="time">
            <text:p>13.39</text:p>
          </table:table-cell>
          <table:table-cell table:style-name="ce311" table:content-validation-name="val9" office:value-type="time" office:time-value="PT17H41M00S" calcext:value-type="time">
            <text:p>17.41</text:p>
          </table:table-cell>
          <table:table-cell table:style-name="ce319" table:formula="of:=IF(MINUTE([.H11])+HOUR([.H11])=0;0;( HOUR([.H11])*60 + MINUTE([.H11])) - (HOUR([.G11])*60 + MINUTE([.G11])  ))" office:value-type="float" office:value="242" calcext:value-type="float">
            <text:p>242</text:p>
          </table:table-cell>
          <table:table-cell table:style-name="ce321" table:formula="of:=CONCATENATE(TRUNC([.I11]/60;0);&quot;:&quot;;TEXT(MOD([.I11];60);&quot;00&quot;))" office:value-type="string" office:string-value="4:02" calcext:value-type="string">
            <text:p>4:02</text:p>
          </table:table-cell>
          <table:table-cell table:style-name="ce322" table:formula="of:=[.I11]/60" office:value-type="float" office:value="4.03333333333333" calcext:value-type="float">
            <text:p>4,03</text:p>
          </table:table-cell>
          <table:table-cell table:style-name="ce323" table:formula="of:=IF(ISBLANK([.B11]);&quot;&quot;;IF(WEEKDAY([.B11];3)=0;&quot;1-Seg&quot;;IF(WEEKDAY([.B11];3)=1;&quot;2-Ter&quot;;IF(WEEKDAY([.B11];3)=2;&quot;3-Qua&quot;;IF(WEEKDAY([.B11];3)=3;&quot;4-Qui&quot;;IF(WEEKDAY([.B11];3)=4;&quot;5-Sex&quot;;IF(WEEKDAY([.B11];3)=5;&quot;6-Sab&quot;;IF(WEEKDAY([.B11];3)=6;&quot;0-Dom&quot;;&quot;?&quot;))))))))" office:value-type="string" office:string-value="4-Qui" calcext:value-type="string">
            <text:p>4-Qui</text:p>
          </table:table-cell>
          <table:table-cell table:style-name="ce325" table:formula="of:=IF(ISBLANK([.B11]);&quot;&quot;; ISOWEEKNUM([.B11];1))" office:value-type="float" office:value="14" calcext:value-type="float">
            <text:p>14</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06" calcext:value-type="date">
            <text:p>06/04/18 sex</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07H33M00S" calcext:value-type="time">
            <text:p>07.33</text:p>
          </table:table-cell>
          <table:table-cell table:style-name="ce311" table:content-validation-name="val9" office:value-type="time" office:time-value="PT12H01M00S" calcext:value-type="time">
            <text:p>12.01</text:p>
          </table:table-cell>
          <table:table-cell table:style-name="ce319" table:formula="of:=IF(MINUTE([.H12])+HOUR([.H12])=0;0;( HOUR([.H12])*60 + MINUTE([.H12])) - (HOUR([.G12])*60 + MINUTE([.G12])  ))" office:value-type="float" office:value="268" calcext:value-type="float">
            <text:p>268</text:p>
          </table:table-cell>
          <table:table-cell table:style-name="ce321" table:formula="of:=CONCATENATE(TRUNC([.I12]/60;0);&quot;:&quot;;TEXT(MOD([.I12];60);&quot;00&quot;))" office:value-type="string" office:string-value="4:28" calcext:value-type="string">
            <text:p>4:28</text:p>
          </table:table-cell>
          <table:table-cell table:style-name="ce322" table:formula="of:=[.I12]/60" office:value-type="float" office:value="4.46666666666667" calcext:value-type="float">
            <text:p>4,47</text:p>
          </table:table-cell>
          <table:table-cell table:style-name="ce323" table:formula="of:=IF(ISBLANK([.B12]);&quot;&quot;;IF(WEEKDAY([.B12];3)=0;&quot;1-Seg&quot;;IF(WEEKDAY([.B12];3)=1;&quot;2-Ter&quot;;IF(WEEKDAY([.B12];3)=2;&quot;3-Qua&quot;;IF(WEEKDAY([.B12];3)=3;&quot;4-Qui&quot;;IF(WEEKDAY([.B12];3)=4;&quot;5-Sex&quot;;IF(WEEKDAY([.B12];3)=5;&quot;6-Sab&quot;;IF(WEEKDAY([.B12];3)=6;&quot;0-Dom&quot;;&quot;?&quot;))))))))" office:value-type="string" office:string-value="5-Sex" calcext:value-type="string">
            <text:p>5-Sex</text:p>
          </table:table-cell>
          <table:table-cell table:style-name="ce325" table:formula="of:=IF(ISBLANK([.B12]);&quot;&quot;; ISOWEEKNUM([.B12];1))" office:value-type="float" office:value="14" calcext:value-type="float">
            <text:p>14</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06" calcext:value-type="date">
            <text:p>06/04/18 sex</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13H55M00S" calcext:value-type="time">
            <text:p>13.55</text:p>
          </table:table-cell>
          <table:table-cell table:style-name="ce311" table:content-validation-name="val9" office:value-type="time" office:time-value="PT18H05M00S" calcext:value-type="time">
            <text:p>18.05</text:p>
          </table:table-cell>
          <table:table-cell table:style-name="ce319" table:formula="of:=IF(MINUTE([.H13])+HOUR([.H13])=0;0;( HOUR([.H13])*60 + MINUTE([.H13])) - (HOUR([.G13])*60 + MINUTE([.G13])  ))" office:value-type="float" office:value="250" calcext:value-type="float">
            <text:p>250</text:p>
          </table:table-cell>
          <table:table-cell table:style-name="ce321" table:formula="of:=CONCATENATE(TRUNC([.I13]/60;0);&quot;:&quot;;TEXT(MOD([.I13];60);&quot;00&quot;))" office:value-type="string" office:string-value="4:10" calcext:value-type="string">
            <text:p>4:10</text:p>
          </table:table-cell>
          <table:table-cell table:style-name="ce322" table:formula="of:=[.I13]/60" office:value-type="float" office:value="4.16666666666667" calcext:value-type="float">
            <text:p>4,17</text:p>
          </table:table-cell>
          <table:table-cell table:style-name="ce323" table:formula="of:=IF(ISBLANK([.B13]);&quot;&quot;;IF(WEEKDAY([.B13];3)=0;&quot;1-Seg&quot;;IF(WEEKDAY([.B13];3)=1;&quot;2-Ter&quot;;IF(WEEKDAY([.B13];3)=2;&quot;3-Qua&quot;;IF(WEEKDAY([.B13];3)=3;&quot;4-Qui&quot;;IF(WEEKDAY([.B13];3)=4;&quot;5-Sex&quot;;IF(WEEKDAY([.B13];3)=5;&quot;6-Sab&quot;;IF(WEEKDAY([.B13];3)=6;&quot;0-Dom&quot;;&quot;?&quot;))))))))" office:value-type="string" office:string-value="5-Sex" calcext:value-type="string">
            <text:p>5-Sex</text:p>
          </table:table-cell>
          <table:table-cell table:style-name="ce325" table:formula="of:=IF(ISBLANK([.B13]);&quot;&quot;; ISOWEEKNUM([.B13];1))" office:value-type="float" office:value="14" calcext:value-type="float">
            <text:p>14</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09" calcext:value-type="date">
            <text:p>09/04/18 seg</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10;Ministrar Treinamento 2018</text:p>
          </table:table-cell>
          <table:table-cell table:style-name="ce239" table:content-validation-name="val6" office:value-type="string" calcext:value-type="string">
            <text:p>angular t4</text:p>
          </table:table-cell>
          <table:table-cell table:style-name="ce311" table:content-validation-name="val8" office:value-type="time" office:time-value="PT07H41M00S" calcext:value-type="time">
            <text:p>07.41</text:p>
          </table:table-cell>
          <table:table-cell table:style-name="ce311" table:content-validation-name="val9" office:value-type="time" office:time-value="PT11H55M00S" calcext:value-type="time">
            <text:p>11.55</text:p>
          </table:table-cell>
          <table:table-cell table:style-name="ce319" table:formula="of:=IF(MINUTE([.H14])+HOUR([.H14])=0;0;( HOUR([.H14])*60 + MINUTE([.H14])) - (HOUR([.G14])*60 + MINUTE([.G14])  ))" office:value-type="float" office:value="254" calcext:value-type="float">
            <text:p>254</text:p>
          </table:table-cell>
          <table:table-cell table:style-name="ce321" table:formula="of:=CONCATENATE(TRUNC([.I14]/60;0);&quot;:&quot;;TEXT(MOD([.I14];60);&quot;00&quot;))" office:value-type="string" office:string-value="4:14" calcext:value-type="string">
            <text:p>4:14</text:p>
          </table:table-cell>
          <table:table-cell table:style-name="ce322" table:formula="of:=[.I14]/60" office:value-type="float" office:value="4.23333333333333" calcext:value-type="float">
            <text:p>4,23</text:p>
          </table:table-cell>
          <table:table-cell table:style-name="ce323" table:formula="of:=IF(ISBLANK([.B14]);&quot;&quot;;IF(WEEKDAY([.B14];3)=0;&quot;1-Seg&quot;;IF(WEEKDAY([.B14];3)=1;&quot;2-Ter&quot;;IF(WEEKDAY([.B14];3)=2;&quot;3-Qua&quot;;IF(WEEKDAY([.B14];3)=3;&quot;4-Qui&quot;;IF(WEEKDAY([.B14];3)=4;&quot;5-Sex&quot;;IF(WEEKDAY([.B14];3)=5;&quot;6-Sab&quot;;IF(WEEKDAY([.B14];3)=6;&quot;0-Dom&quot;;&quot;?&quot;))))))))" office:value-type="string" office:string-value="1-Seg" calcext:value-type="string">
            <text:p>1-Seg</text:p>
          </table:table-cell>
          <table:table-cell table:style-name="ce325" table:formula="of:=IF(ISBLANK([.B14]);&quot;&quot;; ISOWEEKNUM([.B14];1))" office:value-type="float" office:value="15" calcext:value-type="float">
            <text:p>15</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09" calcext:value-type="date">
            <text:p>09/04/18 seg</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13H48M00S" calcext:value-type="time">
            <text:p>13.48</text:p>
          </table:table-cell>
          <table:table-cell table:style-name="ce311" table:content-validation-name="val9" office:value-type="time" office:time-value="PT17H25M00S" calcext:value-type="time">
            <text:p>17.25</text:p>
          </table:table-cell>
          <table:table-cell table:style-name="ce319" table:formula="of:=IF(MINUTE([.H15])+HOUR([.H15])=0;0;( HOUR([.H15])*60 + MINUTE([.H15])) - (HOUR([.G15])*60 + MINUTE([.G15])  ))" office:value-type="float" office:value="217" calcext:value-type="float">
            <text:p>217</text:p>
          </table:table-cell>
          <table:table-cell table:style-name="ce321" table:formula="of:=CONCATENATE(TRUNC([.I15]/60;0);&quot;:&quot;;TEXT(MOD([.I15];60);&quot;00&quot;))" office:value-type="string" office:string-value="3:37" calcext:value-type="string">
            <text:p>3:37</text:p>
          </table:table-cell>
          <table:table-cell table:style-name="ce322" table:formula="of:=[.I15]/60" office:value-type="float" office:value="3.61666666666667" calcext:value-type="float">
            <text:p>3,62</text:p>
          </table:table-cell>
          <table:table-cell table:style-name="ce323" table:formula="of:=IF(ISBLANK([.B15]);&quot;&quot;;IF(WEEKDAY([.B15];3)=0;&quot;1-Seg&quot;;IF(WEEKDAY([.B15];3)=1;&quot;2-Ter&quot;;IF(WEEKDAY([.B15];3)=2;&quot;3-Qua&quot;;IF(WEEKDAY([.B15];3)=3;&quot;4-Qui&quot;;IF(WEEKDAY([.B15];3)=4;&quot;5-Sex&quot;;IF(WEEKDAY([.B15];3)=5;&quot;6-Sab&quot;;IF(WEEKDAY([.B15];3)=6;&quot;0-Dom&quot;;&quot;?&quot;))))))))" office:value-type="string" office:string-value="1-Seg" calcext:value-type="string">
            <text:p>1-Seg</text:p>
          </table:table-cell>
          <table:table-cell table:style-name="ce325" table:formula="of:=IF(ISBLANK([.B15]);&quot;&quot;; ISOWEEKNUM([.B15];1))" office:value-type="float" office:value="15" calcext:value-type="float">
            <text:p>15</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10" calcext:value-type="date">
            <text:p>10/04/18 ter</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10;Ministrar Treinamento 2018</text:p>
          </table:table-cell>
          <table:table-cell table:style-name="ce239" table:content-validation-name="val6" office:value-type="string" calcext:value-type="string">
            <text:p>angular t4</text:p>
          </table:table-cell>
          <table:table-cell table:style-name="ce311" table:content-validation-name="val8" office:value-type="time" office:time-value="PT07H33M00S" calcext:value-type="time">
            <text:p>07.33</text:p>
          </table:table-cell>
          <table:table-cell table:style-name="ce311" table:content-validation-name="val9" office:value-type="time" office:time-value="PT11H56M00S" calcext:value-type="time">
            <text:p>11.56</text:p>
          </table:table-cell>
          <table:table-cell table:style-name="ce319" table:formula="of:=IF(MINUTE([.H16])+HOUR([.H16])=0;0;( HOUR([.H16])*60 + MINUTE([.H16])) - (HOUR([.G16])*60 + MINUTE([.G16])  ))" office:value-type="float" office:value="263" calcext:value-type="float">
            <text:p>263</text:p>
          </table:table-cell>
          <table:table-cell table:style-name="ce321" table:formula="of:=CONCATENATE(TRUNC([.I16]/60;0);&quot;:&quot;;TEXT(MOD([.I16];60);&quot;00&quot;))" office:value-type="string" office:string-value="4:23" calcext:value-type="string">
            <text:p>4:23</text:p>
          </table:table-cell>
          <table:table-cell table:style-name="ce322" table:formula="of:=[.I16]/60" office:value-type="float" office:value="4.38333333333333" calcext:value-type="float">
            <text:p>4,38</text:p>
          </table:table-cell>
          <table:table-cell table:style-name="ce323" table:formula="of:=IF(ISBLANK([.B16]);&quot;&quot;;IF(WEEKDAY([.B16];3)=0;&quot;1-Seg&quot;;IF(WEEKDAY([.B16];3)=1;&quot;2-Ter&quot;;IF(WEEKDAY([.B16];3)=2;&quot;3-Qua&quot;;IF(WEEKDAY([.B16];3)=3;&quot;4-Qui&quot;;IF(WEEKDAY([.B16];3)=4;&quot;5-Sex&quot;;IF(WEEKDAY([.B16];3)=5;&quot;6-Sab&quot;;IF(WEEKDAY([.B16];3)=6;&quot;0-Dom&quot;;&quot;?&quot;))))))))" office:value-type="string" office:string-value="2-Ter" calcext:value-type="string">
            <text:p>2-Ter</text:p>
          </table:table-cell>
          <table:table-cell table:style-name="ce325" table:formula="of:=IF(ISBLANK([.B16]);&quot;&quot;; ISOWEEKNUM([.B16];1))" office:value-type="float" office:value="15" calcext:value-type="float">
            <text:p>15</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2" table:content-validation-name="val2" office:value-type="date" office:date-value="2018-04-10" calcext:value-type="date">
            <text:p>10/04/18 ter</text:p>
          </table:table-cell>
          <table:table-cell table:style-name="ce79" table:content-validation-name="val4"/>
          <table:table-cell table:style-name="ce122" table:content-validation-name="val5" office:value-type="string" calcext:value-type="string">
            <text:p>DEDAT - Departamento de Arquitetura</text:p>
          </table:table-cell>
          <table:table-cell table:style-name="ce179" table:content-validation-name="val7" office:value-type="string" calcext:value-type="string">
            <text:p>1459020;Gerir Unidade 2018</text:p>
          </table:table-cell>
          <table:table-cell table:style-name="ce240" table:content-validation-name="val6"/>
          <table:table-cell table:style-name="ce311" table:content-validation-name="val8" office:value-type="time" office:time-value="PT13H40M00S" calcext:value-type="time">
            <text:p>13.40</text:p>
          </table:table-cell>
          <table:table-cell table:style-name="ce311" table:content-validation-name="val9" office:value-type="time" office:time-value="PT17H19M00S" calcext:value-type="time">
            <text:p>17.19</text:p>
          </table:table-cell>
          <table:table-cell table:style-name="ce319" table:formula="of:=IF(MINUTE([.H17])+HOUR([.H17])=0;0;( HOUR([.H17])*60 + MINUTE([.H17])) - (HOUR([.G17])*60 + MINUTE([.G17])  ))" office:value-type="float" office:value="219" calcext:value-type="float">
            <text:p>219</text:p>
          </table:table-cell>
          <table:table-cell table:style-name="ce321" table:formula="of:=CONCATENATE(TRUNC([.I17]/60;0);&quot;:&quot;;TEXT(MOD([.I17];60);&quot;00&quot;))" office:value-type="string" office:string-value="3:39" calcext:value-type="string">
            <text:p>3:39</text:p>
          </table:table-cell>
          <table:table-cell table:style-name="ce322" table:formula="of:=[.I17]/60" office:value-type="float" office:value="3.65" calcext:value-type="float">
            <text:p>3,65</text:p>
          </table:table-cell>
          <table:table-cell table:style-name="ce323" table:formula="of:=IF(ISBLANK([.B17]);&quot;&quot;;IF(WEEKDAY([.B17];3)=0;&quot;1-Seg&quot;;IF(WEEKDAY([.B17];3)=1;&quot;2-Ter&quot;;IF(WEEKDAY([.B17];3)=2;&quot;3-Qua&quot;;IF(WEEKDAY([.B17];3)=3;&quot;4-Qui&quot;;IF(WEEKDAY([.B17];3)=4;&quot;5-Sex&quot;;IF(WEEKDAY([.B17];3)=5;&quot;6-Sab&quot;;IF(WEEKDAY([.B17];3)=6;&quot;0-Dom&quot;;&quot;?&quot;))))))))" office:value-type="string" office:string-value="2-Ter" calcext:value-type="string">
            <text:p>2-Ter</text:p>
          </table:table-cell>
          <table:table-cell table:style-name="ce325" table:formula="of:=IF(ISBLANK([.B17]);&quot;&quot;; ISOWEEKNUM([.B17];1))" office:value-type="float" office:value="15" calcext:value-type="float">
            <text:p>15</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11" calcext:value-type="date">
            <text:p>11/04/18 qua</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10;Ministrar Treinamento 2018</text:p>
          </table:table-cell>
          <table:table-cell table:style-name="ce239" table:content-validation-name="val6" office:value-type="string" calcext:value-type="string">
            <text:p>angular t4</text:p>
          </table:table-cell>
          <table:table-cell table:style-name="ce311" table:content-validation-name="val8" office:value-type="time" office:time-value="PT07H45M00S" calcext:value-type="time">
            <text:p>07.45</text:p>
          </table:table-cell>
          <table:table-cell table:style-name="ce311" table:content-validation-name="val9" office:value-type="time" office:time-value="PT11H58M00S" calcext:value-type="time">
            <text:p>11.58</text:p>
          </table:table-cell>
          <table:table-cell table:style-name="ce319" table:formula="of:=IF(MINUTE([.H18])+HOUR([.H18])=0;0;( HOUR([.H18])*60 + MINUTE([.H18])) - (HOUR([.G18])*60 + MINUTE([.G18])  ))" office:value-type="float" office:value="253" calcext:value-type="float">
            <text:p>253</text:p>
          </table:table-cell>
          <table:table-cell table:style-name="ce321" table:formula="of:=CONCATENATE(TRUNC([.I18]/60;0);&quot;:&quot;;TEXT(MOD([.I18];60);&quot;00&quot;))" office:value-type="string" office:string-value="4:13" calcext:value-type="string">
            <text:p>4:13</text:p>
          </table:table-cell>
          <table:table-cell table:style-name="ce322" table:formula="of:=[.I18]/60" office:value-type="float" office:value="4.21666666666667" calcext:value-type="float">
            <text:p>4,22</text:p>
          </table:table-cell>
          <table:table-cell table:style-name="ce323" table:formula="of:=IF(ISBLANK([.B18]);&quot;&quot;;IF(WEEKDAY([.B18];3)=0;&quot;1-Seg&quot;;IF(WEEKDAY([.B18];3)=1;&quot;2-Ter&quot;;IF(WEEKDAY([.B18];3)=2;&quot;3-Qua&quot;;IF(WEEKDAY([.B18];3)=3;&quot;4-Qui&quot;;IF(WEEKDAY([.B18];3)=4;&quot;5-Sex&quot;;IF(WEEKDAY([.B18];3)=5;&quot;6-Sab&quot;;IF(WEEKDAY([.B18];3)=6;&quot;0-Dom&quot;;&quot;?&quot;))))))))" office:value-type="string" office:string-value="3-Qua" calcext:value-type="string">
            <text:p>3-Qua</text:p>
          </table:table-cell>
          <table:table-cell table:style-name="ce325" table:formula="of:=IF(ISBLANK([.B18]);&quot;&quot;; ISOWEEKNUM([.B18];1))" office:value-type="float" office:value="15" calcext:value-type="float">
            <text:p>15</text:p>
          </table:table-cell>
          <table:table-cell table:style-name="ce326" table:content-validation-name="val6"/>
          <table:table-cell office:value-type="float" office:value="8.45" calcext:value-type="float">
            <text:p>8,45</text:p>
          </table:table-cell>
          <table:table-cell table:number-columns-repeated="1009"/>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11" calcext:value-type="date">
            <text:p>11/04/18 qua</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80"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13H39M00S" calcext:value-type="time">
            <text:p>13.39</text:p>
          </table:table-cell>
          <table:table-cell table:style-name="ce311" table:content-validation-name="val9" office:value-type="time" office:time-value="PT18H06M00S" calcext:value-type="time">
            <text:p>18.06</text:p>
          </table:table-cell>
          <table:table-cell table:style-name="ce319" table:formula="of:=IF(MINUTE([.H19])+HOUR([.H19])=0;0;( HOUR([.H19])*60 + MINUTE([.H19])) - (HOUR([.G19])*60 + MINUTE([.G19])  ))" office:value-type="float" office:value="267" calcext:value-type="float">
            <text:p>267</text:p>
          </table:table-cell>
          <table:table-cell table:style-name="ce321" table:formula="of:=CONCATENATE(TRUNC([.I19]/60;0);&quot;:&quot;;TEXT(MOD([.I19];60);&quot;00&quot;))" office:value-type="string" office:string-value="4:27" calcext:value-type="string">
            <text:p>4:27</text:p>
          </table:table-cell>
          <table:table-cell table:style-name="ce322" table:formula="of:=[.I19]/60" office:value-type="float" office:value="4.45" calcext:value-type="float">
            <text:p>4,45</text:p>
          </table:table-cell>
          <table:table-cell table:style-name="ce323" table:formula="of:=IF(ISBLANK([.B19]);&quot;&quot;;IF(WEEKDAY([.B19];3)=0;&quot;1-Seg&quot;;IF(WEEKDAY([.B19];3)=1;&quot;2-Ter&quot;;IF(WEEKDAY([.B19];3)=2;&quot;3-Qua&quot;;IF(WEEKDAY([.B19];3)=3;&quot;4-Qui&quot;;IF(WEEKDAY([.B19];3)=4;&quot;5-Sex&quot;;IF(WEEKDAY([.B19];3)=5;&quot;6-Sab&quot;;IF(WEEKDAY([.B19];3)=6;&quot;0-Dom&quot;;&quot;?&quot;))))))))" office:value-type="string" office:string-value="3-Qua" calcext:value-type="string">
            <text:p>3-Qua</text:p>
          </table:table-cell>
          <table:table-cell table:style-name="ce325" table:formula="of:=IF(ISBLANK([.B19]);&quot;&quot;; ISOWEEKNUM([.B19];1))" office:value-type="float" office:value="15" calcext:value-type="float">
            <text:p>15</text:p>
          </table:table-cell>
          <table:table-cell table:style-name="ce326" table:content-validation-name="val6"/>
          <table:table-cell office:value-type="float" office:value="8.09" calcext:value-type="float">
            <text:p>8,09</text:p>
          </table:table-cell>
          <table:table-cell table:number-columns-repeated="1009"/>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12" calcext:value-type="date">
            <text:p>12/04/18 qui</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81" table:content-validation-name="val7" office:value-type="string" calcext:value-type="string">
            <text:p>1459010;Ministrar Treinamento 2018</text:p>
          </table:table-cell>
          <table:table-cell table:style-name="ce241" table:content-validation-name="val6" office:value-type="string" calcext:value-type="string">
            <text:p>angular t4</text:p>
          </table:table-cell>
          <table:table-cell table:style-name="ce311" table:content-validation-name="val8" office:value-type="time" office:time-value="PT07H35M00S" calcext:value-type="time">
            <text:p>07.35</text:p>
          </table:table-cell>
          <table:table-cell table:style-name="ce311" table:content-validation-name="val9" office:value-type="time" office:time-value="PT11H56M00S" calcext:value-type="time">
            <text:p>11.56</text:p>
          </table:table-cell>
          <table:table-cell table:style-name="ce319" table:formula="of:=IF(MINUTE([.H20])+HOUR([.H20])=0;0;( HOUR([.H20])*60 + MINUTE([.H20])) - (HOUR([.G20])*60 + MINUTE([.G20])  ))" office:value-type="float" office:value="261" calcext:value-type="float">
            <text:p>261</text:p>
          </table:table-cell>
          <table:table-cell table:style-name="ce321" table:formula="of:=CONCATENATE(TRUNC([.I20]/60;0);&quot;:&quot;;TEXT(MOD([.I20];60);&quot;00&quot;))" office:value-type="string" office:string-value="4:21" calcext:value-type="string">
            <text:p>4:21</text:p>
          </table:table-cell>
          <table:table-cell table:style-name="ce322" table:formula="of:=[.I20]/60" office:value-type="float" office:value="4.35" calcext:value-type="float">
            <text:p>4,35</text:p>
          </table:table-cell>
          <table:table-cell table:style-name="ce323" table:formula="of:=IF(ISBLANK([.B20]);&quot;&quot;;IF(WEEKDAY([.B20];3)=0;&quot;1-Seg&quot;;IF(WEEKDAY([.B20];3)=1;&quot;2-Ter&quot;;IF(WEEKDAY([.B20];3)=2;&quot;3-Qua&quot;;IF(WEEKDAY([.B20];3)=3;&quot;4-Qui&quot;;IF(WEEKDAY([.B20];3)=4;&quot;5-Sex&quot;;IF(WEEKDAY([.B20];3)=5;&quot;6-Sab&quot;;IF(WEEKDAY([.B20];3)=6;&quot;0-Dom&quot;;&quot;?&quot;))))))))" office:value-type="string" office:string-value="4-Qui" calcext:value-type="string">
            <text:p>4-Qui</text:p>
          </table:table-cell>
          <table:table-cell table:style-name="ce325" table:formula="of:=IF(ISBLANK([.B20]);&quot;&quot;; ISOWEEKNUM([.B20];1))" office:value-type="float" office:value="15" calcext:value-type="float">
            <text:p>15</text:p>
          </table:table-cell>
          <table:table-cell table:style-name="ce326" table:content-validation-name="val6"/>
          <table:table-cell office:value-type="float" office:value="8.15" calcext:value-type="float">
            <text:p>8,15</text:p>
          </table:table-cell>
          <table:table-cell table:number-columns-repeated="1009"/>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12" calcext:value-type="date">
            <text:p>12/04/18 qui</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82" table:content-validation-name="val7" office:value-type="string" calcext:value-type="string">
            <text:p>1459010;Ministrar Treinamento 2018</text:p>
          </table:table-cell>
          <table:table-cell table:style-name="ce239" table:content-validation-name="val6" office:value-type="string" calcext:value-type="string">
            <text:p>angular t4</text:p>
          </table:table-cell>
          <table:table-cell table:style-name="ce311" table:content-validation-name="val8" office:value-type="time" office:time-value="PT13H38M00S" calcext:value-type="time">
            <text:p>13.38</text:p>
          </table:table-cell>
          <table:table-cell table:style-name="ce311" table:content-validation-name="val9" office:value-type="time" office:time-value="PT17H30M00S" calcext:value-type="time">
            <text:p>17.30</text:p>
          </table:table-cell>
          <table:table-cell table:style-name="ce319" table:formula="of:=IF(MINUTE([.H21])+HOUR([.H21])=0;0;( HOUR([.H21])*60 + MINUTE([.H21])) - (HOUR([.G21])*60 + MINUTE([.G21])  ))" office:value-type="float" office:value="232" calcext:value-type="float">
            <text:p>232</text:p>
          </table:table-cell>
          <table:table-cell table:style-name="ce321" table:formula="of:=CONCATENATE(TRUNC([.I21]/60;0);&quot;:&quot;;TEXT(MOD([.I21];60);&quot;00&quot;))" office:value-type="string" office:string-value="3:52" calcext:value-type="string">
            <text:p>3:52</text:p>
          </table:table-cell>
          <table:table-cell table:style-name="ce322" table:formula="of:=[.I21]/60" office:value-type="float" office:value="3.86666666666667" calcext:value-type="float">
            <text:p>3,87</text:p>
          </table:table-cell>
          <table:table-cell table:style-name="ce323" table:formula="of:=IF(ISBLANK([.B21]);&quot;&quot;;IF(WEEKDAY([.B21];3)=0;&quot;1-Seg&quot;;IF(WEEKDAY([.B21];3)=1;&quot;2-Ter&quot;;IF(WEEKDAY([.B21];3)=2;&quot;3-Qua&quot;;IF(WEEKDAY([.B21];3)=3;&quot;4-Qui&quot;;IF(WEEKDAY([.B21];3)=4;&quot;5-Sex&quot;;IF(WEEKDAY([.B21];3)=5;&quot;6-Sab&quot;;IF(WEEKDAY([.B21];3)=6;&quot;0-Dom&quot;;&quot;?&quot;))))))))" office:value-type="string" office:string-value="4-Qui" calcext:value-type="string">
            <text:p>4-Qui</text:p>
          </table:table-cell>
          <table:table-cell table:style-name="ce325" table:formula="of:=IF(ISBLANK([.B21]);&quot;&quot;; ISOWEEKNUM([.B21];1))" office:value-type="float" office:value="15" calcext:value-type="float">
            <text:p>15</text:p>
          </table:table-cell>
          <table:table-cell table:style-name="ce326" table:content-validation-name="val6"/>
          <table:table-cell office:value-type="float" office:value="8.36" calcext:value-type="float">
            <text:p>8,36</text:p>
          </table:table-cell>
          <table:table-cell table:number-columns-repeated="1009"/>
        </table:table-row>
        <table:table-row table:style-name="ro2">
          <table:table-cell table:style-name="ce34" table:content-validation-name="val1" office:value-type="string" calcext:value-type="string">
            <text:p>Sim</text:p>
          </table:table-cell>
          <table:table-cell table:style-name="ce43" table:content-validation-name="val2" office:value-type="date" office:date-value="2018-04-13" calcext:value-type="date">
            <text:p>13/04/18 sex</text:p>
          </table:table-cell>
          <table:table-cell table:style-name="ce80" table:content-validation-name="val4"/>
          <table:table-cell table:style-name="ce123"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07H31M00S" calcext:value-type="time">
            <text:p>07.31</text:p>
          </table:table-cell>
          <table:table-cell table:style-name="ce311" table:content-validation-name="val9" office:value-type="time" office:time-value="PT11H55M00S" calcext:value-type="time">
            <text:p>11.55</text:p>
          </table:table-cell>
          <table:table-cell table:style-name="ce319" table:formula="of:=IF(MINUTE([.H22])+HOUR([.H22])=0;0;( HOUR([.H22])*60 + MINUTE([.H22])) - (HOUR([.G22])*60 + MINUTE([.G22])  ))" office:value-type="float" office:value="264" calcext:value-type="float">
            <text:p>264</text:p>
          </table:table-cell>
          <table:table-cell table:style-name="ce321" table:formula="of:=CONCATENATE(TRUNC([.I22]/60;0);&quot;:&quot;;TEXT(MOD([.I22];60);&quot;00&quot;))" office:value-type="string" office:string-value="4:24" calcext:value-type="string">
            <text:p>4:24</text:p>
          </table:table-cell>
          <table:table-cell table:style-name="ce322" table:formula="of:=[.I22]/60" office:value-type="float" office:value="4.4" calcext:value-type="float">
            <text:p>4,40</text:p>
          </table:table-cell>
          <table:table-cell table:style-name="ce323" table:formula="of:=IF(ISBLANK([.B22]);&quot;&quot;;IF(WEEKDAY([.B22];3)=0;&quot;1-Seg&quot;;IF(WEEKDAY([.B22];3)=1;&quot;2-Ter&quot;;IF(WEEKDAY([.B22];3)=2;&quot;3-Qua&quot;;IF(WEEKDAY([.B22];3)=3;&quot;4-Qui&quot;;IF(WEEKDAY([.B22];3)=4;&quot;5-Sex&quot;;IF(WEEKDAY([.B22];3)=5;&quot;6-Sab&quot;;IF(WEEKDAY([.B22];3)=6;&quot;0-Dom&quot;;&quot;?&quot;))))))))" office:value-type="string" office:string-value="5-Sex" calcext:value-type="string">
            <text:p>5-Sex</text:p>
          </table:table-cell>
          <table:table-cell table:style-name="ce325" table:formula="of:=IF(ISBLANK([.B22]);&quot;&quot;; ISOWEEKNUM([.B22];1))" office:value-type="float" office:value="15" calcext:value-type="float">
            <text:p>15</text:p>
          </table:table-cell>
          <table:table-cell table:style-name="ce326" table:content-validation-name="val6"/>
          <table:table-cell office:value-type="float" office:value="8.78" calcext:value-type="float">
            <text:p>8,78</text:p>
          </table:table-cell>
          <table:table-cell table:number-columns-repeated="1009"/>
        </table:table-row>
        <table:table-row table:style-name="ro2">
          <table:table-cell table:style-name="ce34" table:content-validation-name="val1" office:value-type="string" calcext:value-type="string">
            <text:p>Sim</text:p>
          </table:table-cell>
          <table:table-cell table:style-name="ce44" table:content-validation-name="val2" office:value-type="date" office:date-value="2018-04-13" calcext:value-type="date">
            <text:p>13/04/18 sex</text:p>
          </table:table-cell>
          <table:table-cell table:style-name="ce81" table:content-validation-name="val4"/>
          <table:table-cell table:style-name="ce124" table:content-validation-name="val5" office:value-type="string" calcext:value-type="string">
            <text:p>DEDAT - Departamento de Arquitetura</text:p>
          </table:table-cell>
          <table:table-cell table:style-name="ce183"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14H05M00S" calcext:value-type="time">
            <text:p>14.05</text:p>
          </table:table-cell>
          <table:table-cell table:style-name="ce311" table:content-validation-name="val9" office:value-type="time" office:time-value="PT17H28M00S" calcext:value-type="time">
            <text:p>17.28</text:p>
          </table:table-cell>
          <table:table-cell table:style-name="ce319" table:formula="of:=IF(MINUTE([.H23])+HOUR([.H23])=0;0;( HOUR([.H23])*60 + MINUTE([.H23])) - (HOUR([.G23])*60 + MINUTE([.G23])  ))" office:value-type="float" office:value="203" calcext:value-type="float">
            <text:p>203</text:p>
          </table:table-cell>
          <table:table-cell table:style-name="ce321" table:formula="of:=CONCATENATE(TRUNC([.I23]/60;0);&quot;:&quot;;TEXT(MOD([.I23];60);&quot;00&quot;))" office:value-type="string" office:string-value="3:23" calcext:value-type="string">
            <text:p>3:23</text:p>
          </table:table-cell>
          <table:table-cell table:style-name="ce322" table:formula="of:=[.I23]/60" office:value-type="float" office:value="3.38333333333333" calcext:value-type="float">
            <text:p>3,38</text:p>
          </table:table-cell>
          <table:table-cell table:style-name="ce323" table:formula="of:=IF(ISBLANK([.B23]);&quot;&quot;;IF(WEEKDAY([.B23];3)=0;&quot;1-Seg&quot;;IF(WEEKDAY([.B23];3)=1;&quot;2-Ter&quot;;IF(WEEKDAY([.B23];3)=2;&quot;3-Qua&quot;;IF(WEEKDAY([.B23];3)=3;&quot;4-Qui&quot;;IF(WEEKDAY([.B23];3)=4;&quot;5-Sex&quot;;IF(WEEKDAY([.B23];3)=5;&quot;6-Sab&quot;;IF(WEEKDAY([.B23];3)=6;&quot;0-Dom&quot;;&quot;?&quot;))))))))" office:value-type="string" office:string-value="5-Sex" calcext:value-type="string">
            <text:p>5-Sex</text:p>
          </table:table-cell>
          <table:table-cell table:style-name="ce325" table:formula="of:=IF(ISBLANK([.B23]);&quot;&quot;; ISOWEEKNUM([.B23];1))" office:value-type="float" office:value="15" calcext:value-type="float">
            <text:p>15</text:p>
          </table:table-cell>
          <table:table-cell table:style-name="ce326" table:content-validation-name="val6"/>
          <table:table-cell office:value-type="float" office:value="8.36" calcext:value-type="float">
            <text:p>8,36</text:p>
          </table:table-cell>
          <table:table-cell table:number-columns-repeated="1009"/>
        </table:table-row>
        <table:table-row table:style-name="ro2">
          <table:table-cell table:style-name="ce34" table:content-validation-name="val1" office:value-type="string" calcext:value-type="string">
            <text:p>Sim</text:p>
          </table:table-cell>
          <table:table-cell table:style-name="ce45" table:content-validation-name="val2" office:value-type="date" office:date-value="2018-04-16" calcext:value-type="date">
            <text:p>16/04/18 seg</text:p>
          </table:table-cell>
          <table:table-cell table:style-name="ce82" table:content-validation-name="val4"/>
          <table:table-cell table:style-name="ce125" table:content-validation-name="val5" office:value-type="string" calcext:value-type="string">
            <text:p>DEDAT - Departamento de Arquitetura</text:p>
          </table:table-cell>
          <table:table-cell table:style-name="ce184" table:content-validation-name="val7" office:value-type="string" calcext:value-type="string">
            <text:p>1459010;Ministrar Treinamento 2018</text:p>
          </table:table-cell>
          <table:table-cell table:style-name="ce242" table:content-validation-name="val6" office:value-type="string" calcext:value-type="string">
            <text:p>angular t4</text:p>
          </table:table-cell>
          <table:table-cell table:style-name="ce313" table:content-validation-name="val8" office:value-type="time" office:time-value="PT07H40M00S" calcext:value-type="time">
            <text:p>07.40</text:p>
          </table:table-cell>
          <table:table-cell table:style-name="ce316" table:content-validation-name="val9" office:value-type="time" office:time-value="PT12H03M00S" calcext:value-type="time">
            <text:p>12.03</text:p>
          </table:table-cell>
          <table:table-cell table:style-name="ce319" table:formula="of:=IF(MINUTE([.H24])+HOUR([.H24])=0;0;( HOUR([.H24])*60 + MINUTE([.H24])) - (HOUR([.G24])*60 + MINUTE([.G24])  ))" office:value-type="float" office:value="263" calcext:value-type="float">
            <text:p>263</text:p>
          </table:table-cell>
          <table:table-cell table:style-name="ce321" table:formula="of:=CONCATENATE(TRUNC([.I24]/60;0);&quot;:&quot;;TEXT(MOD([.I24];60);&quot;00&quot;))" office:value-type="string" office:string-value="4:23" calcext:value-type="string">
            <text:p>4:23</text:p>
          </table:table-cell>
          <table:table-cell table:style-name="ce322" table:formula="of:=[.I24]/60" office:value-type="float" office:value="4.38333333333333" calcext:value-type="float">
            <text:p>4,38</text:p>
          </table:table-cell>
          <table:table-cell table:style-name="ce323" table:formula="of:=IF(ISBLANK([.B24]);&quot;&quot;;IF(WEEKDAY([.B24];3)=0;&quot;1-Seg&quot;;IF(WEEKDAY([.B24];3)=1;&quot;2-Ter&quot;;IF(WEEKDAY([.B24];3)=2;&quot;3-Qua&quot;;IF(WEEKDAY([.B24];3)=3;&quot;4-Qui&quot;;IF(WEEKDAY([.B24];3)=4;&quot;5-Sex&quot;;IF(WEEKDAY([.B24];3)=5;&quot;6-Sab&quot;;IF(WEEKDAY([.B24];3)=6;&quot;0-Dom&quot;;&quot;?&quot;))))))))" office:value-type="string" office:string-value="1-Seg" calcext:value-type="string">
            <text:p>1-Seg</text:p>
          </table:table-cell>
          <table:table-cell table:style-name="ce325" table:formula="of:=IF(ISBLANK([.B24]);&quot;&quot;; ISOWEEKNUM([.B24];1))" office:value-type="float" office:value="16" calcext:value-type="float">
            <text:p>16</text:p>
          </table:table-cell>
          <table:table-cell table:style-name="ce326" table:content-validation-name="val6"/>
          <table:table-cell office:value-type="float" office:value="7.96" calcext:value-type="float">
            <text:p>7,96</text:p>
          </table:table-cell>
          <table:table-cell table:number-columns-repeated="1009"/>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16" calcext:value-type="date">
            <text:p>16/04/18 seg</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85" table:content-validation-name="val7" office:value-type="string" calcext:value-type="string">
            <text:p>1459020;Gerir Unidade 2018</text:p>
          </table:table-cell>
          <table:table-cell table:style-name="ce243" table:content-validation-name="val6"/>
          <table:table-cell table:style-name="ce311" table:content-validation-name="val8" office:value-type="time" office:time-value="PT13H46M00S" calcext:value-type="time">
            <text:p>13.46</text:p>
          </table:table-cell>
          <table:table-cell table:style-name="ce311" table:content-validation-name="val9" office:value-type="time" office:time-value="PT17H01M00S" calcext:value-type="time">
            <text:p>17.01</text:p>
          </table:table-cell>
          <table:table-cell table:style-name="ce319" table:formula="of:=IF(MINUTE([.H25])+HOUR([.H25])=0;0;( HOUR([.H25])*60 + MINUTE([.H25])) - (HOUR([.G25])*60 + MINUTE([.G25])  ))" office:value-type="float" office:value="195" calcext:value-type="float">
            <text:p>195</text:p>
          </table:table-cell>
          <table:table-cell table:style-name="ce321" table:formula="of:=CONCATENATE(TRUNC([.I25]/60;0);&quot;:&quot;;TEXT(MOD([.I25];60);&quot;00&quot;))" office:value-type="string" office:string-value="3:15" calcext:value-type="string">
            <text:p>3:15</text:p>
          </table:table-cell>
          <table:table-cell table:style-name="ce322" table:formula="of:=[.I25]/60" office:value-type="float" office:value="3.25" calcext:value-type="float">
            <text:p>3,25</text:p>
          </table:table-cell>
          <table:table-cell table:style-name="ce323" table:formula="of:=IF(ISBLANK([.B25]);&quot;&quot;;IF(WEEKDAY([.B25];3)=0;&quot;1-Seg&quot;;IF(WEEKDAY([.B25];3)=1;&quot;2-Ter&quot;;IF(WEEKDAY([.B25];3)=2;&quot;3-Qua&quot;;IF(WEEKDAY([.B25];3)=3;&quot;4-Qui&quot;;IF(WEEKDAY([.B25];3)=4;&quot;5-Sex&quot;;IF(WEEKDAY([.B25];3)=5;&quot;6-Sab&quot;;IF(WEEKDAY([.B25];3)=6;&quot;0-Dom&quot;;&quot;?&quot;))))))))" office:value-type="string" office:string-value="1-Seg" calcext:value-type="string">
            <text:p>1-Seg</text:p>
          </table:table-cell>
          <table:table-cell table:style-name="ce325" table:formula="of:=IF(ISBLANK([.B25]);&quot;&quot;; ISOWEEKNUM([.B25];1))" office:value-type="float" office:value="16" calcext:value-type="float">
            <text:p>16</text:p>
          </table:table-cell>
          <table:table-cell table:style-name="ce326" table:content-validation-name="val6"/>
          <table:table-cell office:value-type="float" office:value="3.18" calcext:value-type="float">
            <text:p>3,18</text:p>
          </table:table-cell>
          <table:table-cell table:number-columns-repeated="1009"/>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17" calcext:value-type="date">
            <text:p>17/04/18 ter</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07H35M00S" calcext:value-type="time">
            <text:p>07.35</text:p>
          </table:table-cell>
          <table:table-cell table:style-name="ce317" table:content-validation-name="val9" office:value-type="time" office:time-value="PT12H03M00S" calcext:value-type="time">
            <text:p>12.03</text:p>
          </table:table-cell>
          <table:table-cell table:style-name="ce319" table:formula="of:=IF(MINUTE([.H26])+HOUR([.H26])=0;0;( HOUR([.H26])*60 + MINUTE([.H26])) - (HOUR([.G26])*60 + MINUTE([.G26])  ))" office:value-type="float" office:value="268" calcext:value-type="float">
            <text:p>268</text:p>
          </table:table-cell>
          <table:table-cell table:style-name="ce321" table:formula="of:=CONCATENATE(TRUNC([.I26]/60;0);&quot;:&quot;;TEXT(MOD([.I26];60);&quot;00&quot;))" office:value-type="string" office:string-value="4:28" calcext:value-type="string">
            <text:p>4:28</text:p>
          </table:table-cell>
          <table:table-cell table:style-name="ce322" table:formula="of:=[.I26]/60" office:value-type="float" office:value="4.46666666666667" calcext:value-type="float">
            <text:p>4,47</text:p>
          </table:table-cell>
          <table:table-cell table:style-name="ce323" table:formula="of:=IF(ISBLANK([.B26]);&quot;&quot;;IF(WEEKDAY([.B26];3)=0;&quot;1-Seg&quot;;IF(WEEKDAY([.B26];3)=1;&quot;2-Ter&quot;;IF(WEEKDAY([.B26];3)=2;&quot;3-Qua&quot;;IF(WEEKDAY([.B26];3)=3;&quot;4-Qui&quot;;IF(WEEKDAY([.B26];3)=4;&quot;5-Sex&quot;;IF(WEEKDAY([.B26];3)=5;&quot;6-Sab&quot;;IF(WEEKDAY([.B26];3)=6;&quot;0-Dom&quot;;&quot;?&quot;))))))))" office:value-type="string" office:string-value="2-Ter" calcext:value-type="string">
            <text:p>2-Ter</text:p>
          </table:table-cell>
          <table:table-cell table:style-name="ce325" table:formula="of:=IF(ISBLANK([.B26]);&quot;&quot;; ISOWEEKNUM([.B26];1))" office:value-type="float" office:value="16" calcext:value-type="float">
            <text:p>16</text:p>
          </table:table-cell>
          <table:table-cell table:style-name="ce326" table:content-validation-name="val6"/>
          <table:table-cell office:value-type="float" office:value="8.3" calcext:value-type="float">
            <text:p>8,3</text:p>
          </table:table-cell>
          <table:table-cell table:number-columns-repeated="1009"/>
        </table:table-row>
        <table:table-row table:style-name="ro2">
          <table:table-cell table:style-name="ce34" table:content-validation-name="val1" office:value-type="string" calcext:value-type="string">
            <text:p>Sim</text:p>
          </table:table-cell>
          <table:table-cell table:style-name="ce46" table:content-validation-name="val2" office:value-type="date" office:date-value="2018-04-17" calcext:value-type="date">
            <text:p>17/04/18 ter</text:p>
          </table:table-cell>
          <table:table-cell table:style-name="ce83" table:content-validation-name="val4"/>
          <table:table-cell table:style-name="ce126" table:content-validation-name="val5" office:value-type="string" calcext:value-type="string">
            <text:p>DEDAT - Departamento de Arquitetura</text:p>
          </table:table-cell>
          <table:table-cell table:style-name="ce186" table:content-validation-name="val7" office:value-type="string" calcext:value-type="string">
            <text:p>1459020;Gerir Unidade 2018</text:p>
          </table:table-cell>
          <table:table-cell table:style-name="ce244" table:content-validation-name="val6"/>
          <table:table-cell table:style-name="ce311" table:content-validation-name="val8" office:value-type="time" office:time-value="PT13H58M00S" calcext:value-type="time">
            <text:p>13.58</text:p>
          </table:table-cell>
          <table:table-cell table:style-name="ce311" table:content-validation-name="val9" office:value-type="time" office:time-value="PT15H39M00S" calcext:value-type="time">
            <text:p>15.39</text:p>
          </table:table-cell>
          <table:table-cell table:style-name="ce319" table:formula="of:=IF(MINUTE([.H27])+HOUR([.H27])=0;0;( HOUR([.H27])*60 + MINUTE([.H27])) - (HOUR([.G27])*60 + MINUTE([.G27])  ))" office:value-type="float" office:value="101" calcext:value-type="float">
            <text:p>101</text:p>
          </table:table-cell>
          <table:table-cell table:style-name="ce321" table:formula="of:=CONCATENATE(TRUNC([.I27]/60;0);&quot;:&quot;;TEXT(MOD([.I27];60);&quot;00&quot;))" office:value-type="string" office:string-value="1:41" calcext:value-type="string">
            <text:p>1:41</text:p>
          </table:table-cell>
          <table:table-cell table:style-name="ce322" table:formula="of:=[.I27]/60" office:value-type="float" office:value="1.68333333333333" calcext:value-type="float">
            <text:p>1,68</text:p>
          </table:table-cell>
          <table:table-cell table:style-name="ce323" table:formula="of:=IF(ISBLANK([.B27]);&quot;&quot;;IF(WEEKDAY([.B27];3)=0;&quot;1-Seg&quot;;IF(WEEKDAY([.B27];3)=1;&quot;2-Ter&quot;;IF(WEEKDAY([.B27];3)=2;&quot;3-Qua&quot;;IF(WEEKDAY([.B27];3)=3;&quot;4-Qui&quot;;IF(WEEKDAY([.B27];3)=4;&quot;5-Sex&quot;;IF(WEEKDAY([.B27];3)=5;&quot;6-Sab&quot;;IF(WEEKDAY([.B27];3)=6;&quot;0-Dom&quot;;&quot;?&quot;))))))))" office:value-type="string" office:string-value="2-Ter" calcext:value-type="string">
            <text:p>2-Ter</text:p>
          </table:table-cell>
          <table:table-cell table:style-name="ce325" table:formula="of:=IF(ISBLANK([.B27]);&quot;&quot;; ISOWEEKNUM([.B27];1))" office:value-type="float" office:value="16" calcext:value-type="float">
            <text:p>16</text:p>
          </table:table-cell>
          <table:table-cell table:style-name="ce326" table:content-validation-name="val6"/>
          <table:table-cell office:value-type="float" office:value="7.95" calcext:value-type="float">
            <text:p>7,95</text:p>
          </table:table-cell>
          <table:table-cell table:number-columns-repeated="1009"/>
        </table:table-row>
        <table:table-row table:style-name="ro2">
          <table:table-cell table:style-name="ce34" table:content-validation-name="val1" office:value-type="string" calcext:value-type="string">
            <text:p>Sim</text:p>
          </table:table-cell>
          <table:table-cell table:style-name="ce46" table:content-validation-name="val2" office:value-type="date" office:date-value="2018-04-18" calcext:value-type="date">
            <text:p>18/04/18 qua</text:p>
          </table:table-cell>
          <table:table-cell table:style-name="ce83" table:content-validation-name="val4"/>
          <table:table-cell table:style-name="ce127" table:content-validation-name="val5" office:value-type="string" calcext:value-type="string">
            <text:p>DEDAT - Departamento de Arquitetura</text:p>
          </table:table-cell>
          <table:table-cell table:style-name="ce187" table:content-validation-name="val7" office:value-type="string" calcext:value-type="string">
            <text:p>1459010;Ministrar Treinamento 2018</text:p>
          </table:table-cell>
          <table:table-cell table:style-name="ce244" table:content-validation-name="val6" office:value-type="string" calcext:value-type="string">
            <text:p>angular t4</text:p>
          </table:table-cell>
          <table:table-cell table:style-name="ce311" table:content-validation-name="val8" office:value-type="time" office:time-value="PT07H36M00S" calcext:value-type="time">
            <text:p>07.36</text:p>
          </table:table-cell>
          <table:table-cell table:style-name="ce311" table:content-validation-name="val9" office:value-type="time" office:time-value="PT11H59M00S" calcext:value-type="time">
            <text:p>11.59</text:p>
          </table:table-cell>
          <table:table-cell table:style-name="ce319" table:formula="of:=IF(MINUTE([.H28])+HOUR([.H28])=0;0;( HOUR([.H28])*60 + MINUTE([.H28])) - (HOUR([.G28])*60 + MINUTE([.G28])  ))" office:value-type="float" office:value="263" calcext:value-type="float">
            <text:p>263</text:p>
          </table:table-cell>
          <table:table-cell table:style-name="ce321" table:formula="of:=CONCATENATE(TRUNC([.I28]/60;0);&quot;:&quot;;TEXT(MOD([.I28];60);&quot;00&quot;))" office:value-type="string" office:string-value="4:23" calcext:value-type="string">
            <text:p>4:23</text:p>
          </table:table-cell>
          <table:table-cell table:style-name="ce322" table:formula="of:=[.I28]/60" office:value-type="float" office:value="4.38333333333333" calcext:value-type="float">
            <text:p>4,38</text:p>
          </table:table-cell>
          <table:table-cell table:style-name="ce323" table:formula="of:=IF(ISBLANK([.B28]);&quot;&quot;;IF(WEEKDAY([.B28];3)=0;&quot;1-Seg&quot;;IF(WEEKDAY([.B28];3)=1;&quot;2-Ter&quot;;IF(WEEKDAY([.B28];3)=2;&quot;3-Qua&quot;;IF(WEEKDAY([.B28];3)=3;&quot;4-Qui&quot;;IF(WEEKDAY([.B28];3)=4;&quot;5-Sex&quot;;IF(WEEKDAY([.B28];3)=5;&quot;6-Sab&quot;;IF(WEEKDAY([.B28];3)=6;&quot;0-Dom&quot;;&quot;?&quot;))))))))" office:value-type="string" office:string-value="3-Qua" calcext:value-type="string">
            <text:p>3-Qua</text:p>
          </table:table-cell>
          <table:table-cell table:style-name="ce325" table:formula="of:=IF(ISBLANK([.B28]);&quot;&quot;; ISOWEEKNUM([.B28];1))" office:value-type="float" office:value="16" calcext:value-type="float">
            <text:p>16</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7" table:content-validation-name="val2" office:value-type="date" office:date-value="2018-04-18" calcext:value-type="date">
            <text:p>18/04/18 qua</text:p>
          </table:table-cell>
          <table:table-cell table:style-name="ce83" table:content-validation-name="val4"/>
          <table:table-cell table:style-name="ce128" table:content-validation-name="val5" office:value-type="string" calcext:value-type="string">
            <text:p>DEDAT - Departamento de Arquitetura</text:p>
          </table:table-cell>
          <table:table-cell table:style-name="ce186" table:content-validation-name="val7" office:value-type="string" calcext:value-type="string">
            <text:p>1459020;Gerir Unidade 2018</text:p>
          </table:table-cell>
          <table:table-cell table:style-name="ce244" table:content-validation-name="val6"/>
          <table:table-cell table:style-name="ce311" table:content-validation-name="val8" office:value-type="time" office:time-value="PT13H40M00S" calcext:value-type="time">
            <text:p>13.40</text:p>
          </table:table-cell>
          <table:table-cell table:style-name="ce311" table:content-validation-name="val9" office:value-type="time" office:time-value="PT14H02M00S" calcext:value-type="time">
            <text:p>14.02</text:p>
          </table:table-cell>
          <table:table-cell table:style-name="ce319" table:formula="of:=IF(MINUTE([.H29])+HOUR([.H29])=0;0;( HOUR([.H29])*60 + MINUTE([.H29])) - (HOUR([.G29])*60 + MINUTE([.G29])  ))" office:value-type="float" office:value="22" calcext:value-type="float">
            <text:p>22</text:p>
          </table:table-cell>
          <table:table-cell table:style-name="ce321" table:formula="of:=CONCATENATE(TRUNC([.I29]/60;0);&quot;:&quot;;TEXT(MOD([.I29];60);&quot;00&quot;))" office:value-type="string" office:string-value="0:22" calcext:value-type="string">
            <text:p>0:22</text:p>
          </table:table-cell>
          <table:table-cell table:style-name="ce322" table:formula="of:=[.I29]/60" office:value-type="float" office:value="0.366666666666667" calcext:value-type="float">
            <text:p>0,37</text:p>
          </table:table-cell>
          <table:table-cell table:style-name="ce323" table:formula="of:=IF(ISBLANK([.B29]);&quot;&quot;;IF(WEEKDAY([.B29];3)=0;&quot;1-Seg&quot;;IF(WEEKDAY([.B29];3)=1;&quot;2-Ter&quot;;IF(WEEKDAY([.B29];3)=2;&quot;3-Qua&quot;;IF(WEEKDAY([.B29];3)=3;&quot;4-Qui&quot;;IF(WEEKDAY([.B29];3)=4;&quot;5-Sex&quot;;IF(WEEKDAY([.B29];3)=5;&quot;6-Sab&quot;;IF(WEEKDAY([.B29];3)=6;&quot;0-Dom&quot;;&quot;?&quot;))))))))" office:value-type="string" office:string-value="3-Qua" calcext:value-type="string">
            <text:p>3-Qua</text:p>
          </table:table-cell>
          <table:table-cell table:style-name="ce325" table:formula="of:=IF(ISBLANK([.B29]);&quot;&quot;; ISOWEEKNUM([.B29];1))" office:value-type="float" office:value="16" calcext:value-type="float">
            <text:p>16</text:p>
          </table:table-cell>
          <table:table-cell table:style-name="ce326" table:content-validation-name="val6"/>
          <table:table-cell table:number-columns-repeated="1010"/>
        </table:table-row>
        <table:table-row table:style-name="ro4">
          <table:table-cell table:style-name="ce34" table:content-validation-name="val1" office:value-type="string" calcext:value-type="string">
            <text:p>Sim</text:p>
          </table:table-cell>
          <table:table-cell table:style-name="ce47" table:content-validation-name="val2" office:value-type="date" office:date-value="2018-04-18" calcext:value-type="date">
            <text:p>18/04/18 qua</text:p>
          </table:table-cell>
          <table:table-cell table:style-name="ce84" table:content-validation-name="val4"/>
          <table:table-cell table:style-name="ce129" table:content-validation-name="val5" office:value-type="string" calcext:value-type="string">
            <text:p>DEDAT - Departamento de Arquitetura</text:p>
          </table:table-cell>
          <table:table-cell table:style-name="ce188" table:content-validation-name="val7" office:value-type="string" calcext:value-type="string">
            <text:p>1459020;Gerir Unidade 2018</text:p>
          </table:table-cell>
          <table:table-cell table:style-name="ce244" table:content-validation-name="val6" office:value-type="string" calcext:value-type="string">
            <text:p>assinador, agora</text:p>
          </table:table-cell>
          <table:table-cell table:style-name="ce311" table:content-validation-name="val8" office:value-type="time" office:time-value="PT14H02M00S" calcext:value-type="time">
            <text:p>14.02</text:p>
          </table:table-cell>
          <table:table-cell table:style-name="ce311" table:content-validation-name="val9" office:value-type="time" office:time-value="PT17H41M00S" calcext:value-type="time">
            <text:p>17.41</text:p>
          </table:table-cell>
          <table:table-cell table:style-name="ce319" table:formula="of:=IF(MINUTE([.H30])+HOUR([.H30])=0;0;( HOUR([.H30])*60 + MINUTE([.H30])) - (HOUR([.G30])*60 + MINUTE([.G30])  ))" office:value-type="float" office:value="219" calcext:value-type="float">
            <text:p>219</text:p>
          </table:table-cell>
          <table:table-cell table:style-name="ce321" table:formula="of:=CONCATENATE(TRUNC([.I30]/60;0);&quot;:&quot;;TEXT(MOD([.I30];60);&quot;00&quot;))" office:value-type="string" office:string-value="3:39" calcext:value-type="string">
            <text:p>3:39</text:p>
          </table:table-cell>
          <table:table-cell table:style-name="ce322" table:formula="of:=[.I30]/60" office:value-type="float" office:value="3.65" calcext:value-type="float">
            <text:p>3,65</text:p>
          </table:table-cell>
          <table:table-cell table:style-name="ce323" table:formula="of:=IF(ISBLANK([.B30]);&quot;&quot;;IF(WEEKDAY([.B30];3)=0;&quot;1-Seg&quot;;IF(WEEKDAY([.B30];3)=1;&quot;2-Ter&quot;;IF(WEEKDAY([.B30];3)=2;&quot;3-Qua&quot;;IF(WEEKDAY([.B30];3)=3;&quot;4-Qui&quot;;IF(WEEKDAY([.B30];3)=4;&quot;5-Sex&quot;;IF(WEEKDAY([.B30];3)=5;&quot;6-Sab&quot;;IF(WEEKDAY([.B30];3)=6;&quot;0-Dom&quot;;&quot;?&quot;))))))))" office:value-type="string" office:string-value="3-Qua" calcext:value-type="string">
            <text:p>3-Qua</text:p>
          </table:table-cell>
          <table:table-cell table:style-name="ce325" table:formula="of:=IF(ISBLANK([.B30]);&quot;&quot;; ISOWEEKNUM([.B30];1))" office:value-type="float" office:value="16" calcext:value-type="float">
            <text:p>16</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8" table:content-validation-name="val2" office:value-type="date" office:date-value="2018-04-19" calcext:value-type="date">
            <text:p>19/04/18 qui</text:p>
          </table:table-cell>
          <table:table-cell table:style-name="ce85" table:content-validation-name="val4"/>
          <table:table-cell table:style-name="ce130" table:content-validation-name="val5" office:value-type="string" calcext:value-type="string">
            <text:p>DEDAT - Departamento de Arquitetura</text:p>
          </table:table-cell>
          <table:table-cell table:style-name="ce189" table:content-validation-name="val7" office:value-type="string" calcext:value-type="string">
            <text:p>1459010;Ministrar Treinamento 2018</text:p>
          </table:table-cell>
          <table:table-cell table:style-name="ce245" table:content-validation-name="val6" office:value-type="string" calcext:value-type="string">
            <text:p>angular t4</text:p>
          </table:table-cell>
          <table:table-cell table:style-name="ce311" table:content-validation-name="val8" office:value-type="time" office:time-value="PT07H33M00S" calcext:value-type="time">
            <text:p>07.33</text:p>
          </table:table-cell>
          <table:table-cell table:style-name="ce311" table:content-validation-name="val9" office:value-type="time" office:time-value="PT11H54M00S" calcext:value-type="time">
            <text:p>11.54</text:p>
          </table:table-cell>
          <table:table-cell table:style-name="ce319" table:formula="of:=IF(MINUTE([.H31])+HOUR([.H31])=0;0;( HOUR([.H31])*60 + MINUTE([.H31])) - (HOUR([.G31])*60 + MINUTE([.G31])  ))" office:value-type="float" office:value="261" calcext:value-type="float">
            <text:p>261</text:p>
          </table:table-cell>
          <table:table-cell table:style-name="ce321" table:formula="of:=CONCATENATE(TRUNC([.I31]/60;0);&quot;:&quot;;TEXT(MOD([.I31];60);&quot;00&quot;))" office:value-type="string" office:string-value="4:21" calcext:value-type="string">
            <text:p>4:21</text:p>
          </table:table-cell>
          <table:table-cell table:style-name="ce322" table:formula="of:=[.I31]/60" office:value-type="float" office:value="4.35" calcext:value-type="float">
            <text:p>4,35</text:p>
          </table:table-cell>
          <table:table-cell table:style-name="ce323" table:formula="of:=IF(ISBLANK([.B31]);&quot;&quot;;IF(WEEKDAY([.B31];3)=0;&quot;1-Seg&quot;;IF(WEEKDAY([.B31];3)=1;&quot;2-Ter&quot;;IF(WEEKDAY([.B31];3)=2;&quot;3-Qua&quot;;IF(WEEKDAY([.B31];3)=3;&quot;4-Qui&quot;;IF(WEEKDAY([.B31];3)=4;&quot;5-Sex&quot;;IF(WEEKDAY([.B31];3)=5;&quot;6-Sab&quot;;IF(WEEKDAY([.B31];3)=6;&quot;0-Dom&quot;;&quot;?&quot;))))))))" office:value-type="string" office:string-value="4-Qui" calcext:value-type="string">
            <text:p>4-Qui</text:p>
          </table:table-cell>
          <table:table-cell table:style-name="ce325" table:formula="of:=IF(ISBLANK([.B31]);&quot;&quot;; ISOWEEKNUM([.B31];1))" office:value-type="float" office:value="16" calcext:value-type="float">
            <text:p>16</text:p>
          </table:table-cell>
          <table:table-cell table:style-name="ce326" table:content-validation-name="val6"/>
          <table:table-cell table:number-columns-repeated="1010"/>
        </table:table-row>
        <table:table-row table:style-name="ro4">
          <table:table-cell table:style-name="ce34" table:content-validation-name="val1" office:value-type="string" calcext:value-type="string">
            <text:p>Sim</text:p>
          </table:table-cell>
          <table:table-cell table:style-name="ce49" table:content-validation-name="val2" office:value-type="date" office:date-value="2018-04-19" calcext:value-type="date">
            <text:p>19/04/18 qui</text:p>
          </table:table-cell>
          <table:table-cell table:style-name="ce86" table:content-validation-name="val4"/>
          <table:table-cell table:style-name="ce131" table:content-validation-name="val5" office:value-type="string" calcext:value-type="string">
            <text:p>DEDAT - Departamento de Arquitetura</text:p>
          </table:table-cell>
          <table:table-cell table:style-name="ce190" table:content-validation-name="val7" office:value-type="string" calcext:value-type="string">
            <text:p>1459020;Gerir Unidade 2018</text:p>
          </table:table-cell>
          <table:table-cell table:style-name="ce246" table:content-validation-name="val6" office:value-type="string" calcext:value-type="string">
            <text:p>assinador, agora</text:p>
          </table:table-cell>
          <table:table-cell table:style-name="ce311" table:content-validation-name="val8" office:value-type="time" office:time-value="PT13H54M00S" calcext:value-type="time">
            <text:p>13.54</text:p>
          </table:table-cell>
          <table:table-cell table:style-name="ce311" table:content-validation-name="val9" office:value-type="time" office:time-value="PT17H37M00S" calcext:value-type="time">
            <text:p>17.37</text:p>
          </table:table-cell>
          <table:table-cell table:style-name="ce319" table:formula="of:=IF(MINUTE([.H32])+HOUR([.H32])=0;0;( HOUR([.H32])*60 + MINUTE([.H32])) - (HOUR([.G32])*60 + MINUTE([.G32])  ))" office:value-type="float" office:value="223" calcext:value-type="float">
            <text:p>223</text:p>
          </table:table-cell>
          <table:table-cell table:style-name="ce321" table:formula="of:=CONCATENATE(TRUNC([.I32]/60;0);&quot;:&quot;;TEXT(MOD([.I32];60);&quot;00&quot;))" office:value-type="string" office:string-value="3:43" calcext:value-type="string">
            <text:p>3:43</text:p>
          </table:table-cell>
          <table:table-cell table:style-name="ce322" table:formula="of:=[.I32]/60" office:value-type="float" office:value="3.71666666666667" calcext:value-type="float">
            <text:p>3,72</text:p>
          </table:table-cell>
          <table:table-cell table:style-name="ce323" table:formula="of:=IF(ISBLANK([.B32]);&quot;&quot;;IF(WEEKDAY([.B32];3)=0;&quot;1-Seg&quot;;IF(WEEKDAY([.B32];3)=1;&quot;2-Ter&quot;;IF(WEEKDAY([.B32];3)=2;&quot;3-Qua&quot;;IF(WEEKDAY([.B32];3)=3;&quot;4-Qui&quot;;IF(WEEKDAY([.B32];3)=4;&quot;5-Sex&quot;;IF(WEEKDAY([.B32];3)=5;&quot;6-Sab&quot;;IF(WEEKDAY([.B32];3)=6;&quot;0-Dom&quot;;&quot;?&quot;))))))))" office:value-type="string" office:string-value="4-Qui" calcext:value-type="string">
            <text:p>4-Qui</text:p>
          </table:table-cell>
          <table:table-cell table:style-name="ce325" table:formula="of:=IF(ISBLANK([.B32]);&quot;&quot;; ISOWEEKNUM([.B32];1))" office:value-type="float" office:value="16" calcext:value-type="float">
            <text:p>16</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50" table:content-validation-name="val2" office:value-type="date" office:date-value="2018-04-20" calcext:value-type="date">
            <text:p>20/04/18 sex</text:p>
          </table:table-cell>
          <table:table-cell table:style-name="ce87" table:content-validation-name="val4"/>
          <table:table-cell table:style-name="ce132" table:content-validation-name="val5" office:value-type="string" calcext:value-type="string">
            <text:p>DEDAT - Departamento de Arquitetura</text:p>
          </table:table-cell>
          <table:table-cell table:style-name="ce191" table:content-validation-name="val7" office:value-type="string" calcext:value-type="string">
            <text:p>1459010;Ministrar Treinamento 2018</text:p>
          </table:table-cell>
          <table:table-cell table:style-name="ce239" table:content-validation-name="val6" office:value-type="string" calcext:value-type="string">
            <text:p>angular t4</text:p>
          </table:table-cell>
          <table:table-cell table:style-name="ce311" table:content-validation-name="val8" office:value-type="time" office:time-value="PT07H53M00S" calcext:value-type="time">
            <text:p>07.53</text:p>
          </table:table-cell>
          <table:table-cell table:style-name="ce311" table:content-validation-name="val9" office:value-type="time" office:time-value="PT11H55M00S" calcext:value-type="time">
            <text:p>11.55</text:p>
          </table:table-cell>
          <table:table-cell table:style-name="ce319" table:formula="of:=IF(MINUTE([.H33])+HOUR([.H33])=0;0;( HOUR([.H33])*60 + MINUTE([.H33])) - (HOUR([.G33])*60 + MINUTE([.G33])  ))" office:value-type="float" office:value="242" calcext:value-type="float">
            <text:p>242</text:p>
          </table:table-cell>
          <table:table-cell table:style-name="ce321" table:formula="of:=CONCATENATE(TRUNC([.I33]/60;0);&quot;:&quot;;TEXT(MOD([.I33];60);&quot;00&quot;))" office:value-type="string" office:string-value="4:02" calcext:value-type="string">
            <text:p>4:02</text:p>
          </table:table-cell>
          <table:table-cell table:style-name="ce322" table:formula="of:=[.I33]/60" office:value-type="float" office:value="4.03333333333333" calcext:value-type="float">
            <text:p>4,03</text:p>
          </table:table-cell>
          <table:table-cell table:style-name="ce323" table:formula="of:=IF(ISBLANK([.B33]);&quot;&quot;;IF(WEEKDAY([.B33];3)=0;&quot;1-Seg&quot;;IF(WEEKDAY([.B33];3)=1;&quot;2-Ter&quot;;IF(WEEKDAY([.B33];3)=2;&quot;3-Qua&quot;;IF(WEEKDAY([.B33];3)=3;&quot;4-Qui&quot;;IF(WEEKDAY([.B33];3)=4;&quot;5-Sex&quot;;IF(WEEKDAY([.B33];3)=5;&quot;6-Sab&quot;;IF(WEEKDAY([.B33];3)=6;&quot;0-Dom&quot;;&quot;?&quot;))))))))" office:value-type="string" office:string-value="5-Sex" calcext:value-type="string">
            <text:p>5-Sex</text:p>
          </table:table-cell>
          <table:table-cell table:style-name="ce325" table:formula="of:=IF(ISBLANK([.B33]);&quot;&quot;; ISOWEEKNUM([.B33];1))" office:value-type="float" office:value="16" calcext:value-type="float">
            <text:p>16</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20" calcext:value-type="date">
            <text:p>20/04/18 sex</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92"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13H58M00S" calcext:value-type="time">
            <text:p>13.58</text:p>
          </table:table-cell>
          <table:table-cell table:style-name="ce311" table:content-validation-name="val9" office:value-type="time" office:time-value="PT17H31M00S" calcext:value-type="time">
            <text:p>17.31</text:p>
          </table:table-cell>
          <table:table-cell table:style-name="ce319" table:formula="of:=IF(MINUTE([.H34])+HOUR([.H34])=0;0;( HOUR([.H34])*60 + MINUTE([.H34])) - (HOUR([.G34])*60 + MINUTE([.G34])  ))" office:value-type="float" office:value="213" calcext:value-type="float">
            <text:p>213</text:p>
          </table:table-cell>
          <table:table-cell table:style-name="ce321" table:formula="of:=CONCATENATE(TRUNC([.I34]/60;0);&quot;:&quot;;TEXT(MOD([.I34];60);&quot;00&quot;))" office:value-type="string" office:string-value="3:33" calcext:value-type="string">
            <text:p>3:33</text:p>
          </table:table-cell>
          <table:table-cell table:style-name="ce322" table:formula="of:=[.I34]/60" office:value-type="float" office:value="3.55" calcext:value-type="float">
            <text:p>3,55</text:p>
          </table:table-cell>
          <table:table-cell table:style-name="ce323" table:formula="of:=IF(ISBLANK([.B34]);&quot;&quot;;IF(WEEKDAY([.B34];3)=0;&quot;1-Seg&quot;;IF(WEEKDAY([.B34];3)=1;&quot;2-Ter&quot;;IF(WEEKDAY([.B34];3)=2;&quot;3-Qua&quot;;IF(WEEKDAY([.B34];3)=3;&quot;4-Qui&quot;;IF(WEEKDAY([.B34];3)=4;&quot;5-Sex&quot;;IF(WEEKDAY([.B34];3)=5;&quot;6-Sab&quot;;IF(WEEKDAY([.B34];3)=6;&quot;0-Dom&quot;;&quot;?&quot;))))))))" office:value-type="string" office:string-value="5-Sex" calcext:value-type="string">
            <text:p>5-Sex</text:p>
          </table:table-cell>
          <table:table-cell table:style-name="ce325" table:formula="of:=IF(ISBLANK([.B34]);&quot;&quot;; ISOWEEKNUM([.B34];1))" office:value-type="float" office:value="16" calcext:value-type="float">
            <text:p>16</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23" calcext:value-type="date">
            <text:p>23/04/18 seg</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93" table:content-validation-name="val7" office:value-type="string" calcext:value-type="string">
            <text:p>1459010;Ministrar Treinamento 2018</text:p>
          </table:table-cell>
          <table:table-cell table:style-name="ce239" table:content-validation-name="val6" office:value-type="string" calcext:value-type="string">
            <text:p>angular t4</text:p>
          </table:table-cell>
          <table:table-cell table:style-name="ce311" table:content-validation-name="val8" office:value-type="time" office:time-value="PT07H28M00S" calcext:value-type="time">
            <text:p>07.28</text:p>
          </table:table-cell>
          <table:table-cell table:style-name="ce311" table:content-validation-name="val9" office:value-type="time" office:time-value="PT11H59M00S" calcext:value-type="time">
            <text:p>11.59</text:p>
          </table:table-cell>
          <table:table-cell table:style-name="ce319" table:formula="of:=IF(MINUTE([.H35])+HOUR([.H35])=0;0;( HOUR([.H35])*60 + MINUTE([.H35])) - (HOUR([.G35])*60 + MINUTE([.G35])  ))" office:value-type="float" office:value="271" calcext:value-type="float">
            <text:p>271</text:p>
          </table:table-cell>
          <table:table-cell table:style-name="ce321" table:formula="of:=CONCATENATE(TRUNC([.I35]/60;0);&quot;:&quot;;TEXT(MOD([.I35];60);&quot;00&quot;))" office:value-type="string" office:string-value="4:31" calcext:value-type="string">
            <text:p>4:31</text:p>
          </table:table-cell>
          <table:table-cell table:style-name="ce322" table:formula="of:=[.I35]/60" office:value-type="float" office:value="4.51666666666667" calcext:value-type="float">
            <text:p>4,52</text:p>
          </table:table-cell>
          <table:table-cell table:style-name="ce323" table:formula="of:=IF(ISBLANK([.B35]);&quot;&quot;;IF(WEEKDAY([.B35];3)=0;&quot;1-Seg&quot;;IF(WEEKDAY([.B35];3)=1;&quot;2-Ter&quot;;IF(WEEKDAY([.B35];3)=2;&quot;3-Qua&quot;;IF(WEEKDAY([.B35];3)=3;&quot;4-Qui&quot;;IF(WEEKDAY([.B35];3)=4;&quot;5-Sex&quot;;IF(WEEKDAY([.B35];3)=5;&quot;6-Sab&quot;;IF(WEEKDAY([.B35];3)=6;&quot;0-Dom&quot;;&quot;?&quot;))))))))" office:value-type="string" office:string-value="1-Seg" calcext:value-type="string">
            <text:p>1-Seg</text:p>
          </table:table-cell>
          <table:table-cell table:style-name="ce325" table:formula="of:=IF(ISBLANK([.B35]);&quot;&quot;; ISOWEEKNUM([.B35];1))" office:value-type="float" office:value="17" calcext:value-type="float">
            <text:p>17</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51" table:content-validation-name="val2" office:value-type="date" office:date-value="2018-04-23" calcext:value-type="date">
            <text:p>23/04/18 seg</text:p>
          </table:table-cell>
          <table:table-cell table:style-name="ce88" table:content-validation-name="val4"/>
          <table:table-cell table:style-name="ce133" table:content-validation-name="val5" office:value-type="string" calcext:value-type="string">
            <text:p>DEDAT - Departamento de Arquitetura</text:p>
          </table:table-cell>
          <table:table-cell table:style-name="ce194"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13H50M00S" calcext:value-type="time">
            <text:p>13.50</text:p>
          </table:table-cell>
          <table:table-cell table:style-name="ce311" table:content-validation-name="val9" office:value-type="time" office:time-value="PT17H05M00S" calcext:value-type="time">
            <text:p>17.05</text:p>
          </table:table-cell>
          <table:table-cell table:style-name="ce319" table:formula="of:=IF(MINUTE([.H36])+HOUR([.H36])=0;0;( HOUR([.H36])*60 + MINUTE([.H36])) - (HOUR([.G36])*60 + MINUTE([.G36])  ))" office:value-type="float" office:value="195" calcext:value-type="float">
            <text:p>195</text:p>
          </table:table-cell>
          <table:table-cell table:style-name="ce321" table:formula="of:=CONCATENATE(TRUNC([.I36]/60;0);&quot;:&quot;;TEXT(MOD([.I36];60);&quot;00&quot;))" office:value-type="string" office:string-value="3:15" calcext:value-type="string">
            <text:p>3:15</text:p>
          </table:table-cell>
          <table:table-cell table:style-name="ce322" table:formula="of:=[.I36]/60" office:value-type="float" office:value="3.25" calcext:value-type="float">
            <text:p>3,25</text:p>
          </table:table-cell>
          <table:table-cell table:style-name="ce323" table:formula="of:=IF(ISBLANK([.B36]);&quot;&quot;;IF(WEEKDAY([.B36];3)=0;&quot;1-Seg&quot;;IF(WEEKDAY([.B36];3)=1;&quot;2-Ter&quot;;IF(WEEKDAY([.B36];3)=2;&quot;3-Qua&quot;;IF(WEEKDAY([.B36];3)=3;&quot;4-Qui&quot;;IF(WEEKDAY([.B36];3)=4;&quot;5-Sex&quot;;IF(WEEKDAY([.B36];3)=5;&quot;6-Sab&quot;;IF(WEEKDAY([.B36];3)=6;&quot;0-Dom&quot;;&quot;?&quot;))))))))" office:value-type="string" office:string-value="1-Seg" calcext:value-type="string">
            <text:p>1-Seg</text:p>
          </table:table-cell>
          <table:table-cell table:style-name="ce325" table:formula="of:=IF(ISBLANK([.B36]);&quot;&quot;; ISOWEEKNUM([.B36];1))" office:value-type="float" office:value="17" calcext:value-type="float">
            <text:p>17</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24" calcext:value-type="date">
            <text:p>24/04/18 ter</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10;Ministrar Treinamento 2018</text:p>
          </table:table-cell>
          <table:table-cell table:style-name="ce239" table:content-validation-name="val6" office:value-type="string" calcext:value-type="string">
            <text:p>angular t4</text:p>
          </table:table-cell>
          <table:table-cell table:style-name="ce311" table:content-validation-name="val8" office:value-type="time" office:time-value="PT07H34M00S" calcext:value-type="time">
            <text:p>07.34</text:p>
          </table:table-cell>
          <table:table-cell table:style-name="ce311" table:content-validation-name="val9" office:value-type="time" office:time-value="PT12H00M00S" calcext:value-type="time">
            <text:p>12.00</text:p>
          </table:table-cell>
          <table:table-cell table:style-name="ce319" table:formula="of:=IF(MINUTE([.H37])+HOUR([.H37])=0;0;( HOUR([.H37])*60 + MINUTE([.H37])) - (HOUR([.G37])*60 + MINUTE([.G37])  ))" office:value-type="float" office:value="266" calcext:value-type="float">
            <text:p>266</text:p>
          </table:table-cell>
          <table:table-cell table:style-name="ce321" table:formula="of:=CONCATENATE(TRUNC([.I37]/60;0);&quot;:&quot;;TEXT(MOD([.I37];60);&quot;00&quot;))" office:value-type="string" office:string-value="4:26" calcext:value-type="string">
            <text:p>4:26</text:p>
          </table:table-cell>
          <table:table-cell table:style-name="ce322" table:formula="of:=[.I37]/60" office:value-type="float" office:value="4.43333333333333" calcext:value-type="float">
            <text:p>4,43</text:p>
          </table:table-cell>
          <table:table-cell table:style-name="ce323" table:formula="of:=IF(ISBLANK([.B37]);&quot;&quot;;IF(WEEKDAY([.B37];3)=0;&quot;1-Seg&quot;;IF(WEEKDAY([.B37];3)=1;&quot;2-Ter&quot;;IF(WEEKDAY([.B37];3)=2;&quot;3-Qua&quot;;IF(WEEKDAY([.B37];3)=3;&quot;4-Qui&quot;;IF(WEEKDAY([.B37];3)=4;&quot;5-Sex&quot;;IF(WEEKDAY([.B37];3)=5;&quot;6-Sab&quot;;IF(WEEKDAY([.B37];3)=6;&quot;0-Dom&quot;;&quot;?&quot;))))))))" office:value-type="string" office:string-value="2-Ter" calcext:value-type="string">
            <text:p>2-Ter</text:p>
          </table:table-cell>
          <table:table-cell table:style-name="ce325" table:formula="of:=IF(ISBLANK([.B37]);&quot;&quot;; ISOWEEKNUM([.B37];1))" office:value-type="float" office:value="17" calcext:value-type="float">
            <text:p>17</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52" table:content-validation-name="val2" office:value-type="date" office:date-value="2018-04-24" calcext:value-type="date">
            <text:p>24/04/18 ter</text:p>
          </table:table-cell>
          <table:table-cell table:style-name="ce89" table:content-validation-name="val4"/>
          <table:table-cell table:style-name="ce134" table:content-validation-name="val5" office:value-type="string" calcext:value-type="string">
            <text:p>DEDAT - Departamento de Arquitetura</text:p>
          </table:table-cell>
          <table:table-cell table:style-name="ce195"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14H00M00S" calcext:value-type="time">
            <text:p>14.00</text:p>
          </table:table-cell>
          <table:table-cell table:style-name="ce311" table:content-validation-name="val9" office:value-type="time" office:time-value="PT17H04M00S" calcext:value-type="time">
            <text:p>17.04</text:p>
          </table:table-cell>
          <table:table-cell table:style-name="ce319" table:formula="of:=IF(MINUTE([.H38])+HOUR([.H38])=0;0;( HOUR([.H38])*60 + MINUTE([.H38])) - (HOUR([.G38])*60 + MINUTE([.G38])  ))" office:value-type="float" office:value="184" calcext:value-type="float">
            <text:p>184</text:p>
          </table:table-cell>
          <table:table-cell table:style-name="ce321" table:formula="of:=CONCATENATE(TRUNC([.I38]/60;0);&quot;:&quot;;TEXT(MOD([.I38];60);&quot;00&quot;))" office:value-type="string" office:string-value="3:04" calcext:value-type="string">
            <text:p>3:04</text:p>
          </table:table-cell>
          <table:table-cell table:style-name="ce322" table:formula="of:=[.I38]/60" office:value-type="float" office:value="3.06666666666667" calcext:value-type="float">
            <text:p>3,07</text:p>
          </table:table-cell>
          <table:table-cell table:style-name="ce323" table:formula="of:=IF(ISBLANK([.B38]);&quot;&quot;;IF(WEEKDAY([.B38];3)=0;&quot;1-Seg&quot;;IF(WEEKDAY([.B38];3)=1;&quot;2-Ter&quot;;IF(WEEKDAY([.B38];3)=2;&quot;3-Qua&quot;;IF(WEEKDAY([.B38];3)=3;&quot;4-Qui&quot;;IF(WEEKDAY([.B38];3)=4;&quot;5-Sex&quot;;IF(WEEKDAY([.B38];3)=5;&quot;6-Sab&quot;;IF(WEEKDAY([.B38];3)=6;&quot;0-Dom&quot;;&quot;?&quot;))))))))" office:value-type="string" office:string-value="2-Ter" calcext:value-type="string">
            <text:p>2-Ter</text:p>
          </table:table-cell>
          <table:table-cell table:style-name="ce325" table:formula="of:=IF(ISBLANK([.B38]);&quot;&quot;; ISOWEEKNUM([.B38];1))" office:value-type="float" office:value="17" calcext:value-type="float">
            <text:p>17</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25" calcext:value-type="date">
            <text:p>25/04/18 qua</text:p>
          </table:table-cell>
          <table:table-cell table:style-name="ce78" table:content-validation-name="val4"/>
          <table:table-cell table:style-name="ce135" table:content-validation-name="val5" office:value-type="string" calcext:value-type="string">
            <text:p>DEDAT - Departamento de Arquitetura</text:p>
          </table:table-cell>
          <table:table-cell table:style-name="ce196"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07H50M00S" calcext:value-type="time">
            <text:p>07.50</text:p>
          </table:table-cell>
          <table:table-cell table:style-name="ce311" table:content-validation-name="val9" office:value-type="time" office:time-value="PT12H00M00S" calcext:value-type="time">
            <text:p>12.00</text:p>
          </table:table-cell>
          <table:table-cell table:style-name="ce319" table:formula="of:=IF(MINUTE([.H39])+HOUR([.H39])=0;0;( HOUR([.H39])*60 + MINUTE([.H39])) - (HOUR([.G39])*60 + MINUTE([.G39])  ))" office:value-type="float" office:value="250" calcext:value-type="float">
            <text:p>250</text:p>
          </table:table-cell>
          <table:table-cell table:style-name="ce321" table:formula="of:=CONCATENATE(TRUNC([.I39]/60;0);&quot;:&quot;;TEXT(MOD([.I39];60);&quot;00&quot;))" office:value-type="string" office:string-value="4:10" calcext:value-type="string">
            <text:p>4:10</text:p>
          </table:table-cell>
          <table:table-cell table:style-name="ce322" table:formula="of:=[.I39]/60" office:value-type="float" office:value="4.16666666666667" calcext:value-type="float">
            <text:p>4,17</text:p>
          </table:table-cell>
          <table:table-cell table:style-name="ce323" table:formula="of:=IF(ISBLANK([.B39]);&quot;&quot;;IF(WEEKDAY([.B39];3)=0;&quot;1-Seg&quot;;IF(WEEKDAY([.B39];3)=1;&quot;2-Ter&quot;;IF(WEEKDAY([.B39];3)=2;&quot;3-Qua&quot;;IF(WEEKDAY([.B39];3)=3;&quot;4-Qui&quot;;IF(WEEKDAY([.B39];3)=4;&quot;5-Sex&quot;;IF(WEEKDAY([.B39];3)=5;&quot;6-Sab&quot;;IF(WEEKDAY([.B39];3)=6;&quot;0-Dom&quot;;&quot;?&quot;))))))))" office:value-type="string" office:string-value="3-Qua" calcext:value-type="string">
            <text:p>3-Qua</text:p>
          </table:table-cell>
          <table:table-cell table:style-name="ce325" table:formula="of:=IF(ISBLANK([.B39]);&quot;&quot;; ISOWEEKNUM([.B39];1))" office:value-type="float" office:value="17" calcext:value-type="float">
            <text:p>17</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53" table:content-validation-name="val2" office:value-type="date" office:date-value="2018-04-25" calcext:value-type="date">
            <text:p>25/04/18 qua</text:p>
          </table:table-cell>
          <table:table-cell table:style-name="ce90" table:content-validation-name="val4"/>
          <table:table-cell table:style-name="ce136" table:content-validation-name="val5" office:value-type="string" calcext:value-type="string">
            <text:p>DEDAT - Departamento de Arquitetura</text:p>
          </table:table-cell>
          <table:table-cell table:style-name="ce197" table:content-validation-name="val7" office:value-type="string" calcext:value-type="string">
            <text:p>1459020;Gerir Unidade 2018</text:p>
          </table:table-cell>
          <table:table-cell table:style-name="ce247" table:content-validation-name="val6"/>
          <table:table-cell table:style-name="ce311" table:content-validation-name="val8" office:value-type="time" office:time-value="PT14H05M00S" calcext:value-type="time">
            <text:p>14.05</text:p>
          </table:table-cell>
          <table:table-cell table:style-name="ce311" table:content-validation-name="val9" office:value-type="time" office:time-value="PT17H33M00S" calcext:value-type="time">
            <text:p>17.33</text:p>
          </table:table-cell>
          <table:table-cell table:style-name="ce319" table:formula="of:=IF(MINUTE([.H40])+HOUR([.H40])=0;0;( HOUR([.H40])*60 + MINUTE([.H40])) - (HOUR([.G40])*60 + MINUTE([.G40])  ))" office:value-type="float" office:value="208" calcext:value-type="float">
            <text:p>208</text:p>
          </table:table-cell>
          <table:table-cell table:style-name="ce321" table:formula="of:=CONCATENATE(TRUNC([.I40]/60;0);&quot;:&quot;;TEXT(MOD([.I40];60);&quot;00&quot;))" office:value-type="string" office:string-value="3:28" calcext:value-type="string">
            <text:p>3:28</text:p>
          </table:table-cell>
          <table:table-cell table:style-name="ce322" table:formula="of:=[.I40]/60" office:value-type="float" office:value="3.46666666666667" calcext:value-type="float">
            <text:p>3,47</text:p>
          </table:table-cell>
          <table:table-cell table:style-name="ce323" table:formula="of:=IF(ISBLANK([.B40]);&quot;&quot;;IF(WEEKDAY([.B40];3)=0;&quot;1-Seg&quot;;IF(WEEKDAY([.B40];3)=1;&quot;2-Ter&quot;;IF(WEEKDAY([.B40];3)=2;&quot;3-Qua&quot;;IF(WEEKDAY([.B40];3)=3;&quot;4-Qui&quot;;IF(WEEKDAY([.B40];3)=4;&quot;5-Sex&quot;;IF(WEEKDAY([.B40];3)=5;&quot;6-Sab&quot;;IF(WEEKDAY([.B40];3)=6;&quot;0-Dom&quot;;&quot;?&quot;))))))))" office:value-type="string" office:string-value="3-Qua" calcext:value-type="string">
            <text:p>3-Qua</text:p>
          </table:table-cell>
          <table:table-cell table:style-name="ce325" table:formula="of:=IF(ISBLANK([.B40]);&quot;&quot;; ISOWEEKNUM([.B40];1))" office:value-type="float" office:value="17" calcext:value-type="float">
            <text:p>17</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26" calcext:value-type="date">
            <text:p>26/04/18 qui</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10;Ministrar Treinamento 2018</text:p>
          </table:table-cell>
          <table:table-cell table:style-name="ce239" table:content-validation-name="val6" office:value-type="string" calcext:value-type="string">
            <text:p>angular t4</text:p>
          </table:table-cell>
          <table:table-cell table:style-name="ce311" table:content-validation-name="val8" office:value-type="time" office:time-value="PT07H29M00S" calcext:value-type="time">
            <text:p>07.29</text:p>
          </table:table-cell>
          <table:table-cell table:style-name="ce311" table:content-validation-name="val9" office:value-type="time" office:time-value="PT12H00M00S" calcext:value-type="time">
            <text:p>12.00</text:p>
          </table:table-cell>
          <table:table-cell table:style-name="ce319" table:formula="of:=IF(MINUTE([.H41])+HOUR([.H41])=0;0;( HOUR([.H41])*60 + MINUTE([.H41])) - (HOUR([.G41])*60 + MINUTE([.G41])  ))" office:value-type="float" office:value="271" calcext:value-type="float">
            <text:p>271</text:p>
          </table:table-cell>
          <table:table-cell table:style-name="ce321" table:formula="of:=CONCATENATE(TRUNC([.I41]/60;0);&quot;:&quot;;TEXT(MOD([.I41];60);&quot;00&quot;))" office:value-type="string" office:string-value="4:31" calcext:value-type="string">
            <text:p>4:31</text:p>
          </table:table-cell>
          <table:table-cell table:style-name="ce322" table:formula="of:=[.I41]/60" office:value-type="float" office:value="4.51666666666667" calcext:value-type="float">
            <text:p>4,52</text:p>
          </table:table-cell>
          <table:table-cell table:style-name="ce323" table:formula="of:=IF(ISBLANK([.B41]);&quot;&quot;;IF(WEEKDAY([.B41];3)=0;&quot;1-Seg&quot;;IF(WEEKDAY([.B41];3)=1;&quot;2-Ter&quot;;IF(WEEKDAY([.B41];3)=2;&quot;3-Qua&quot;;IF(WEEKDAY([.B41];3)=3;&quot;4-Qui&quot;;IF(WEEKDAY([.B41];3)=4;&quot;5-Sex&quot;;IF(WEEKDAY([.B41];3)=5;&quot;6-Sab&quot;;IF(WEEKDAY([.B41];3)=6;&quot;0-Dom&quot;;&quot;?&quot;))))))))" office:value-type="string" office:string-value="4-Qui" calcext:value-type="string">
            <text:p>4-Qui</text:p>
          </table:table-cell>
          <table:table-cell table:style-name="ce325" table:formula="of:=IF(ISBLANK([.B41]);&quot;&quot;; ISOWEEKNUM([.B41];1))" office:value-type="float" office:value="17" calcext:value-type="float">
            <text:p>17</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26" calcext:value-type="date">
            <text:p>26/04/18 qui</text:p>
          </table:table-cell>
          <table:table-cell table:style-name="ce78" table:content-validation-name="val4"/>
          <table:table-cell table:style-name="ce137" table:content-validation-name="val5" office:value-type="string" calcext:value-type="string">
            <text:p>DEDAT - Departamento de Arquitetura</text:p>
          </table:table-cell>
          <table:table-cell table:style-name="ce177" table:content-validation-name="val7" office:value-type="string" calcext:value-type="string">
            <text:p>1459020;Gerir Unidade 2018</text:p>
          </table:table-cell>
          <table:table-cell table:style-name="ce239" table:content-validation-name="val6"/>
          <table:table-cell table:style-name="ce311" table:content-validation-name="val8" office:value-type="time" office:time-value="PT14H12M00S" calcext:value-type="time">
            <text:p>14.12</text:p>
          </table:table-cell>
          <table:table-cell table:style-name="ce311" table:content-validation-name="val9" office:value-type="time" office:time-value="PT18H33M00S" calcext:value-type="time">
            <text:p>18.33</text:p>
          </table:table-cell>
          <table:table-cell table:style-name="ce319" table:formula="of:=IF(MINUTE([.H42])+HOUR([.H42])=0;0;( HOUR([.H42])*60 + MINUTE([.H42])) - (HOUR([.G42])*60 + MINUTE([.G42])  ))" office:value-type="float" office:value="261" calcext:value-type="float">
            <text:p>261</text:p>
          </table:table-cell>
          <table:table-cell table:style-name="ce321" table:formula="of:=CONCATENATE(TRUNC([.I42]/60;0);&quot;:&quot;;TEXT(MOD([.I42];60);&quot;00&quot;))" office:value-type="string" office:string-value="4:21" calcext:value-type="string">
            <text:p>4:21</text:p>
          </table:table-cell>
          <table:table-cell table:style-name="ce322" table:formula="of:=[.I42]/60" office:value-type="float" office:value="4.35" calcext:value-type="float">
            <text:p>4,35</text:p>
          </table:table-cell>
          <table:table-cell table:style-name="ce323" table:formula="of:=IF(ISBLANK([.B42]);&quot;&quot;;IF(WEEKDAY([.B42];3)=0;&quot;1-Seg&quot;;IF(WEEKDAY([.B42];3)=1;&quot;2-Ter&quot;;IF(WEEKDAY([.B42];3)=2;&quot;3-Qua&quot;;IF(WEEKDAY([.B42];3)=3;&quot;4-Qui&quot;;IF(WEEKDAY([.B42];3)=4;&quot;5-Sex&quot;;IF(WEEKDAY([.B42];3)=5;&quot;6-Sab&quot;;IF(WEEKDAY([.B42];3)=6;&quot;0-Dom&quot;;&quot;?&quot;))))))))" office:value-type="string" office:string-value="4-Qui" calcext:value-type="string">
            <text:p>4-Qui</text:p>
          </table:table-cell>
          <table:table-cell table:style-name="ce325" table:formula="of:=IF(ISBLANK([.B42]);&quot;&quot;; ISOWEEKNUM([.B42];1))" office:value-type="float" office:value="17" calcext:value-type="float">
            <text:p>17</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40" table:content-validation-name="val2" office:value-type="date" office:date-value="2018-04-27" calcext:value-type="date">
            <text:p>27/04/18 sex</text:p>
          </table:table-cell>
          <table:table-cell table:style-name="ce78" table:content-validation-name="val4"/>
          <table:table-cell table:style-name="ce120" table:content-validation-name="val5" office:value-type="string" calcext:value-type="string">
            <text:p>DEDAT - Departamento de Arquitetura</text:p>
          </table:table-cell>
          <table:table-cell table:style-name="ce177" table:content-validation-name="val7" office:value-type="string" calcext:value-type="string">
            <text:p>1459010;Ministrar Treinamento 2018</text:p>
          </table:table-cell>
          <table:table-cell table:style-name="ce239" table:content-validation-name="val6" office:value-type="string" calcext:value-type="string">
            <text:p>angular t4</text:p>
          </table:table-cell>
          <table:table-cell table:style-name="ce311" table:content-validation-name="val8" office:value-type="time" office:time-value="PT07H50M00S" calcext:value-type="time">
            <text:p>07.50</text:p>
          </table:table-cell>
          <table:table-cell table:style-name="ce311" table:content-validation-name="val9" office:value-type="time" office:time-value="PT12H02M00S" calcext:value-type="time">
            <text:p>12.02</text:p>
          </table:table-cell>
          <table:table-cell table:style-name="ce319" table:formula="of:=IF(MINUTE([.H43])+HOUR([.H43])=0;0;( HOUR([.H43])*60 + MINUTE([.H43])) - (HOUR([.G43])*60 + MINUTE([.G43])  ))" office:value-type="float" office:value="252" calcext:value-type="float">
            <text:p>252</text:p>
          </table:table-cell>
          <table:table-cell table:style-name="ce321" table:formula="of:=CONCATENATE(TRUNC([.I43]/60;0);&quot;:&quot;;TEXT(MOD([.I43];60);&quot;00&quot;))" office:value-type="string" office:string-value="4:12" calcext:value-type="string">
            <text:p>4:12</text:p>
          </table:table-cell>
          <table:table-cell table:style-name="ce322" table:formula="of:=[.I43]/60" office:value-type="float" office:value="4.2" calcext:value-type="float">
            <text:p>4,20</text:p>
          </table:table-cell>
          <table:table-cell table:style-name="ce323" table:formula="of:=IF(ISBLANK([.B43]);&quot;&quot;;IF(WEEKDAY([.B43];3)=0;&quot;1-Seg&quot;;IF(WEEKDAY([.B43];3)=1;&quot;2-Ter&quot;;IF(WEEKDAY([.B43];3)=2;&quot;3-Qua&quot;;IF(WEEKDAY([.B43];3)=3;&quot;4-Qui&quot;;IF(WEEKDAY([.B43];3)=4;&quot;5-Sex&quot;;IF(WEEKDAY([.B43];3)=5;&quot;6-Sab&quot;;IF(WEEKDAY([.B43];3)=6;&quot;0-Dom&quot;;&quot;?&quot;))))))))" office:value-type="string" office:string-value="5-Sex" calcext:value-type="string">
            <text:p>5-Sex</text:p>
          </table:table-cell>
          <table:table-cell table:style-name="ce325" table:formula="of:=IF(ISBLANK([.B43]);&quot;&quot;; ISOWEEKNUM([.B43];1))" office:value-type="float" office:value="17" calcext:value-type="float">
            <text:p>17</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54" table:content-validation-name="val2" office:value-type="date" office:date-value="2018-04-27" calcext:value-type="date">
            <text:p>27/04/18 sex</text:p>
          </table:table-cell>
          <table:table-cell table:style-name="ce91" table:content-validation-name="val4"/>
          <table:table-cell table:style-name="ce138" table:content-validation-name="val5" office:value-type="string" calcext:value-type="string">
            <text:p>DEDAT - Departamento de Arquitetura</text:p>
          </table:table-cell>
          <table:table-cell table:style-name="ce198" table:content-validation-name="val7" office:value-type="string" calcext:value-type="string">
            <text:p>1459020;Gerir Unidade 2018</text:p>
          </table:table-cell>
          <table:table-cell table:style-name="ce248" table:content-validation-name="val6"/>
          <table:table-cell table:style-name="ce311" table:content-validation-name="val8" office:value-type="time" office:time-value="PT13H57M00S" calcext:value-type="time">
            <text:p>13.57</text:p>
          </table:table-cell>
          <table:table-cell table:style-name="ce311" table:content-validation-name="val9" office:value-type="time" office:time-value="PT17H34M00S" calcext:value-type="time">
            <text:p>17.34</text:p>
          </table:table-cell>
          <table:table-cell table:style-name="ce319" table:formula="of:=IF(MINUTE([.H44])+HOUR([.H44])=0;0;( HOUR([.H44])*60 + MINUTE([.H44])) - (HOUR([.G44])*60 + MINUTE([.G44])  ))" office:value-type="float" office:value="217" calcext:value-type="float">
            <text:p>217</text:p>
          </table:table-cell>
          <table:table-cell table:style-name="ce321" table:formula="of:=CONCATENATE(TRUNC([.I44]/60;0);&quot;:&quot;;TEXT(MOD([.I44];60);&quot;00&quot;))" office:value-type="string" office:string-value="3:37" calcext:value-type="string">
            <text:p>3:37</text:p>
          </table:table-cell>
          <table:table-cell table:style-name="ce322" table:formula="of:=[.I44]/60" office:value-type="float" office:value="3.61666666666667" calcext:value-type="float">
            <text:p>3,62</text:p>
          </table:table-cell>
          <table:table-cell table:style-name="ce323" table:formula="of:=IF(ISBLANK([.B44]);&quot;&quot;;IF(WEEKDAY([.B44];3)=0;&quot;1-Seg&quot;;IF(WEEKDAY([.B44];3)=1;&quot;2-Ter&quot;;IF(WEEKDAY([.B44];3)=2;&quot;3-Qua&quot;;IF(WEEKDAY([.B44];3)=3;&quot;4-Qui&quot;;IF(WEEKDAY([.B44];3)=4;&quot;5-Sex&quot;;IF(WEEKDAY([.B44];3)=5;&quot;6-Sab&quot;;IF(WEEKDAY([.B44];3)=6;&quot;0-Dom&quot;;&quot;?&quot;))))))))" office:value-type="string" office:string-value="5-Sex" calcext:value-type="string">
            <text:p>5-Sex</text:p>
          </table:table-cell>
          <table:table-cell table:style-name="ce325" table:formula="of:=IF(ISBLANK([.B44]);&quot;&quot;; ISOWEEKNUM([.B44];1))" office:value-type="float" office:value="17" calcext:value-type="float">
            <text:p>17</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55" table:content-validation-name="val2" office:value-type="date" office:date-value="2018-04-30" calcext:value-type="date">
            <text:p>30/04/18 seg</text:p>
          </table:table-cell>
          <table:table-cell table:style-name="ce92" table:content-validation-name="val4"/>
          <table:table-cell table:style-name="ce139" table:content-validation-name="val5" office:value-type="string" calcext:value-type="string">
            <text:p>DEDAT - Departamento de Arquitetura</text:p>
          </table:table-cell>
          <table:table-cell table:style-name="ce199" table:content-validation-name="val7" office:value-type="string" calcext:value-type="string">
            <text:p>1459020;Gerir Unidade 2018</text:p>
          </table:table-cell>
          <table:table-cell table:style-name="ce249" table:content-validation-name="val6"/>
          <table:table-cell table:style-name="ce311" table:content-validation-name="val8" office:value-type="time" office:time-value="PT07H30M00S" calcext:value-type="time">
            <text:p>07.30</text:p>
          </table:table-cell>
          <table:table-cell table:style-name="ce311" table:content-validation-name="val9" office:value-type="time" office:time-value="PT12H00M00S" calcext:value-type="time">
            <text:p>12.00</text:p>
          </table:table-cell>
          <table:table-cell table:style-name="ce319" table:formula="of:=IF(MINUTE([.H45])+HOUR([.H45])=0;0;( HOUR([.H45])*60 + MINUTE([.H45])) - (HOUR([.G45])*60 + MINUTE([.G45])  ))" office:value-type="float" office:value="270" calcext:value-type="float">
            <text:p>270</text:p>
          </table:table-cell>
          <table:table-cell table:style-name="ce321" table:formula="of:=CONCATENATE(TRUNC([.I45]/60;0);&quot;:&quot;;TEXT(MOD([.I45];60);&quot;00&quot;))" office:value-type="string" office:string-value="4:30" calcext:value-type="string">
            <text:p>4:30</text:p>
          </table:table-cell>
          <table:table-cell table:style-name="ce322" table:formula="of:=[.I45]/60" office:value-type="float" office:value="4.5" calcext:value-type="float">
            <text:p>4,50</text:p>
          </table:table-cell>
          <table:table-cell table:style-name="ce323" table:formula="of:=IF(ISBLANK([.B45]);&quot;&quot;;IF(WEEKDAY([.B45];3)=0;&quot;1-Seg&quot;;IF(WEEKDAY([.B45];3)=1;&quot;2-Ter&quot;;IF(WEEKDAY([.B45];3)=2;&quot;3-Qua&quot;;IF(WEEKDAY([.B45];3)=3;&quot;4-Qui&quot;;IF(WEEKDAY([.B45];3)=4;&quot;5-Sex&quot;;IF(WEEKDAY([.B45];3)=5;&quot;6-Sab&quot;;IF(WEEKDAY([.B45];3)=6;&quot;0-Dom&quot;;&quot;?&quot;))))))))" office:value-type="string" office:string-value="1-Seg" calcext:value-type="string">
            <text:p>1-Seg</text:p>
          </table:table-cell>
          <table:table-cell table:style-name="ce325" table:formula="of:=IF(ISBLANK([.B45]);&quot;&quot;; ISOWEEKNUM([.B45];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56" table:content-validation-name="val2" office:value-type="date" office:date-value="2018-04-30" calcext:value-type="date">
            <text:p>30/04/18 seg</text:p>
          </table:table-cell>
          <table:table-cell table:style-name="ce93" table:content-validation-name="val4"/>
          <table:table-cell table:style-name="ce140" table:content-validation-name="val5" office:value-type="string" calcext:value-type="string">
            <text:p>DEDAT - Departamento de Arquitetura</text:p>
          </table:table-cell>
          <table:table-cell table:style-name="ce200" table:content-validation-name="val7" office:value-type="string" calcext:value-type="string">
            <text:p>1459020;Gerir Unidade 2018</text:p>
          </table:table-cell>
          <table:table-cell table:style-name="ce250" table:content-validation-name="val6"/>
          <table:table-cell table:style-name="ce311" table:content-validation-name="val8" office:value-type="time" office:time-value="PT13H51M00S" calcext:value-type="time">
            <text:p>13.51</text:p>
          </table:table-cell>
          <table:table-cell table:style-name="ce311" table:content-validation-name="val9" office:value-type="time" office:time-value="PT16H20M00S" calcext:value-type="time">
            <text:p>16.20</text:p>
          </table:table-cell>
          <table:table-cell table:style-name="ce319" table:formula="of:=IF(MINUTE([.H46])+HOUR([.H46])=0;0;( HOUR([.H46])*60 + MINUTE([.H46])) - (HOUR([.G46])*60 + MINUTE([.G46])  ))" office:value-type="float" office:value="149" calcext:value-type="float">
            <text:p>149</text:p>
          </table:table-cell>
          <table:table-cell table:style-name="ce321" table:formula="of:=CONCATENATE(TRUNC([.I46]/60;0);&quot;:&quot;;TEXT(MOD([.I46];60);&quot;00&quot;))" office:value-type="string" office:string-value="2:29" calcext:value-type="string">
            <text:p>2:29</text:p>
          </table:table-cell>
          <table:table-cell table:style-name="ce322" table:formula="of:=[.I46]/60" office:value-type="float" office:value="2.48333333333333" calcext:value-type="float">
            <text:p>2,48</text:p>
          </table:table-cell>
          <table:table-cell table:style-name="ce323" table:formula="of:=IF(ISBLANK([.B46]);&quot;&quot;;IF(WEEKDAY([.B46];3)=0;&quot;1-Seg&quot;;IF(WEEKDAY([.B46];3)=1;&quot;2-Ter&quot;;IF(WEEKDAY([.B46];3)=2;&quot;3-Qua&quot;;IF(WEEKDAY([.B46];3)=3;&quot;4-Qui&quot;;IF(WEEKDAY([.B46];3)=4;&quot;5-Sex&quot;;IF(WEEKDAY([.B46];3)=5;&quot;6-Sab&quot;;IF(WEEKDAY([.B46];3)=6;&quot;0-Dom&quot;;&quot;?&quot;))))))))" office:value-type="string" office:string-value="1-Seg" calcext:value-type="string">
            <text:p>1-Seg</text:p>
          </table:table-cell>
          <table:table-cell table:style-name="ce325" table:formula="of:=IF(ISBLANK([.B46]);&quot;&quot;; ISOWEEKNUM([.B46];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57" table:content-validation-name="val2" office:value-type="date" office:date-value="2018-05-02" calcext:value-type="date">
            <text:p>02/05/18 qua</text:p>
          </table:table-cell>
          <table:table-cell table:style-name="ce94" table:content-validation-name="val4"/>
          <table:table-cell table:style-name="ce141" table:content-validation-name="val5" office:value-type="string" calcext:value-type="string">
            <text:p>DEDAT - Departamento de Arquitetura</text:p>
          </table:table-cell>
          <table:table-cell table:style-name="ce201" table:content-validation-name="val7" office:value-type="string" calcext:value-type="string">
            <text:p>1459020;Gerir Unidade 2018</text:p>
          </table:table-cell>
          <table:table-cell table:style-name="ce251" table:content-validation-name="val6"/>
          <table:table-cell table:style-name="ce311" table:content-validation-name="val8" office:value-type="time" office:time-value="PT07H49M00S" calcext:value-type="time">
            <text:p>07.49</text:p>
          </table:table-cell>
          <table:table-cell table:style-name="ce311" table:content-validation-name="val9" office:value-type="time" office:time-value="PT08H33M00S" calcext:value-type="time">
            <text:p>08.33</text:p>
          </table:table-cell>
          <table:table-cell table:style-name="ce319" table:formula="of:=IF(MINUTE([.H47])+HOUR([.H47])=0;0;( HOUR([.H47])*60 + MINUTE([.H47])) - (HOUR([.G47])*60 + MINUTE([.G47])  ))" office:value-type="float" office:value="44" calcext:value-type="float">
            <text:p>44</text:p>
          </table:table-cell>
          <table:table-cell table:style-name="ce321" table:formula="of:=CONCATENATE(TRUNC([.I47]/60;0);&quot;:&quot;;TEXT(MOD([.I47];60);&quot;00&quot;))" office:value-type="string" office:string-value="0:44" calcext:value-type="string">
            <text:p>0:44</text:p>
          </table:table-cell>
          <table:table-cell table:style-name="ce322" table:formula="of:=[.I47]/60" office:value-type="float" office:value="0.733333333333333" calcext:value-type="float">
            <text:p>0,73</text:p>
          </table:table-cell>
          <table:table-cell table:style-name="ce323" table:formula="of:=IF(ISBLANK([.B47]);&quot;&quot;;IF(WEEKDAY([.B47];3)=0;&quot;1-Seg&quot;;IF(WEEKDAY([.B47];3)=1;&quot;2-Ter&quot;;IF(WEEKDAY([.B47];3)=2;&quot;3-Qua&quot;;IF(WEEKDAY([.B47];3)=3;&quot;4-Qui&quot;;IF(WEEKDAY([.B47];3)=4;&quot;5-Sex&quot;;IF(WEEKDAY([.B47];3)=5;&quot;6-Sab&quot;;IF(WEEKDAY([.B47];3)=6;&quot;0-Dom&quot;;&quot;?&quot;))))))))" office:value-type="string" office:string-value="3-Qua" calcext:value-type="string">
            <text:p>3-Qua</text:p>
          </table:table-cell>
          <table:table-cell table:style-name="ce325" table:formula="of:=IF(ISBLANK([.B47]);&quot;&quot;; ISOWEEKNUM([.B47];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58" table:content-validation-name="val2" office:value-type="date" office:date-value="2018-05-02" calcext:value-type="date">
            <text:p>02/05/18 qua</text:p>
          </table:table-cell>
          <table:table-cell table:style-name="ce95" table:content-validation-name="val4"/>
          <table:table-cell table:style-name="ce142" table:content-validation-name="val5" office:value-type="string" calcext:value-type="string">
            <text:p>DEDAT - Departamento de Arquitetura</text:p>
          </table:table-cell>
          <table:table-cell table:style-name="ce202" table:content-validation-name="val7" office:value-type="string" calcext:value-type="string">
            <text:p>1459008;Participar Treinamento</text:p>
          </table:table-cell>
          <table:table-cell table:style-name="ce252" table:content-validation-name="val6" office:value-type="string" calcext:value-type="string">
            <text:p>apm</text:p>
          </table:table-cell>
          <table:table-cell table:style-name="ce314" table:content-validation-name="val8" office:value-type="time" office:time-value="PT08H33M00S" calcext:value-type="time">
            <text:p>08.33</text:p>
          </table:table-cell>
          <table:table-cell table:style-name="ce311" table:content-validation-name="val9" office:value-type="time" office:time-value="PT09H00M00S" calcext:value-type="time">
            <text:p>09.00</text:p>
          </table:table-cell>
          <table:table-cell table:style-name="ce319" table:formula="of:=IF(MINUTE([.H48])+HOUR([.H48])=0;0;( HOUR([.H48])*60 + MINUTE([.H48])) - (HOUR([.G48])*60 + MINUTE([.G48])  ))" office:value-type="float" office:value="27" calcext:value-type="float">
            <text:p>27</text:p>
          </table:table-cell>
          <table:table-cell table:style-name="ce321" table:formula="of:=CONCATENATE(TRUNC([.I48]/60;0);&quot;:&quot;;TEXT(MOD([.I48];60);&quot;00&quot;))" office:value-type="string" office:string-value="0:27" calcext:value-type="string">
            <text:p>0:27</text:p>
          </table:table-cell>
          <table:table-cell table:style-name="ce322" table:formula="of:=[.I48]/60" office:value-type="float" office:value="0.45" calcext:value-type="float">
            <text:p>0,45</text:p>
          </table:table-cell>
          <table:table-cell table:style-name="ce323" table:formula="of:=IF(ISBLANK([.B48]);&quot;&quot;;IF(WEEKDAY([.B48];3)=0;&quot;1-Seg&quot;;IF(WEEKDAY([.B48];3)=1;&quot;2-Ter&quot;;IF(WEEKDAY([.B48];3)=2;&quot;3-Qua&quot;;IF(WEEKDAY([.B48];3)=3;&quot;4-Qui&quot;;IF(WEEKDAY([.B48];3)=4;&quot;5-Sex&quot;;IF(WEEKDAY([.B48];3)=5;&quot;6-Sab&quot;;IF(WEEKDAY([.B48];3)=6;&quot;0-Dom&quot;;&quot;?&quot;))))))))" office:value-type="string" office:string-value="3-Qua" calcext:value-type="string">
            <text:p>3-Qua</text:p>
          </table:table-cell>
          <table:table-cell table:style-name="ce325" table:formula="of:=IF(ISBLANK([.B48]);&quot;&quot;; ISOWEEKNUM([.B48];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59" table:content-validation-name="val2" office:value-type="date" office:date-value="2018-05-02" calcext:value-type="date">
            <text:p>02/05/18 qua</text:p>
          </table:table-cell>
          <table:table-cell table:style-name="ce96" table:content-validation-name="val4"/>
          <table:table-cell table:style-name="ce143" table:content-validation-name="val6" office:value-type="string" calcext:value-type="string">
            <text:p>DEDAT - Departamento de Arquitetura</text:p>
          </table:table-cell>
          <table:table-cell table:style-name="ce203" table:content-validation-name="val7" office:value-type="string" calcext:value-type="string">
            <text:p>1459020;Gerir Unidade 2018</text:p>
          </table:table-cell>
          <table:table-cell table:style-name="ce253" table:content-validation-name="val6" office:value-type="string" calcext:value-type="string">
            <text:p>gateway</text:p>
          </table:table-cell>
          <table:table-cell table:style-name="ce311" table:content-validation-name="val8" office:value-type="time" office:time-value="PT09H00M00S" calcext:value-type="time">
            <text:p>09.00</text:p>
          </table:table-cell>
          <table:table-cell table:style-name="ce311" table:content-validation-name="val9" office:value-type="time" office:time-value="PT09H30M00S" calcext:value-type="time">
            <text:p>09.30</text:p>
          </table:table-cell>
          <table:table-cell table:style-name="ce319" table:formula="of:=IF(MINUTE([.H49])+HOUR([.H49])=0;0;( HOUR([.H49])*60 + MINUTE([.H49])) - (HOUR([.G49])*60 + MINUTE([.G49])  ))" office:value-type="float" office:value="30" calcext:value-type="float">
            <text:p>30</text:p>
          </table:table-cell>
          <table:table-cell table:style-name="ce321" table:formula="of:=CONCATENATE(TRUNC([.I49]/60;0);&quot;:&quot;;TEXT(MOD([.I49];60);&quot;00&quot;))" office:value-type="string" office:string-value="0:30" calcext:value-type="string">
            <text:p>0:30</text:p>
          </table:table-cell>
          <table:table-cell table:style-name="ce322" table:formula="of:=[.I49]/60" office:value-type="float" office:value="0.5" calcext:value-type="float">
            <text:p>0,50</text:p>
          </table:table-cell>
          <table:table-cell table:style-name="ce323" table:formula="of:=IF(ISBLANK([.B49]);&quot;&quot;;IF(WEEKDAY([.B49];3)=0;&quot;1-Seg&quot;;IF(WEEKDAY([.B49];3)=1;&quot;2-Ter&quot;;IF(WEEKDAY([.B49];3)=2;&quot;3-Qua&quot;;IF(WEEKDAY([.B49];3)=3;&quot;4-Qui&quot;;IF(WEEKDAY([.B49];3)=4;&quot;5-Sex&quot;;IF(WEEKDAY([.B49];3)=5;&quot;6-Sab&quot;;IF(WEEKDAY([.B49];3)=6;&quot;0-Dom&quot;;&quot;?&quot;))))))))" office:value-type="string" office:string-value="3-Qua" calcext:value-type="string">
            <text:p>3-Qua</text:p>
          </table:table-cell>
          <table:table-cell table:style-name="ce325" table:formula="of:=IF(ISBLANK([.B49]);&quot;&quot;; ISOWEEKNUM([.B49];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60" table:content-validation-name="val2" office:value-type="date" office:date-value="2018-05-02" calcext:value-type="date">
            <text:p>02/05/18 qua</text:p>
          </table:table-cell>
          <table:table-cell table:style-name="ce97" table:content-validation-name="val4"/>
          <table:table-cell table:style-name="ce144" table:content-validation-name="val6" office:value-type="string" calcext:value-type="string">
            <text:p>DEDAT - Departamento de Arquitetura</text:p>
          </table:table-cell>
          <table:table-cell table:style-name="ce204" table:content-validation-name="val7" office:value-type="string" calcext:value-type="string">
            <text:p>1459020;Gerir Unidade 2018</text:p>
          </table:table-cell>
          <table:table-cell table:style-name="ce254" table:content-validation-name="val6"/>
          <table:table-cell table:style-name="ce311" table:content-validation-name="val8" office:value-type="time" office:time-value="PT09H30M00S" calcext:value-type="time">
            <text:p>09.30</text:p>
          </table:table-cell>
          <table:table-cell table:style-name="ce311" table:content-validation-name="val9" office:value-type="time" office:time-value="PT11H55M00S" calcext:value-type="time">
            <text:p>11.55</text:p>
          </table:table-cell>
          <table:table-cell table:style-name="ce319" table:formula="of:=IF(MINUTE([.H50])+HOUR([.H50])=0;0;( HOUR([.H50])*60 + MINUTE([.H50])) - (HOUR([.G50])*60 + MINUTE([.G50])  ))" office:value-type="float" office:value="145" calcext:value-type="float">
            <text:p>145</text:p>
          </table:table-cell>
          <table:table-cell table:style-name="ce321" table:formula="of:=CONCATENATE(TRUNC([.I50]/60;0);&quot;:&quot;;TEXT(MOD([.I50];60);&quot;00&quot;))" office:value-type="string" office:string-value="2:25" calcext:value-type="string">
            <text:p>2:25</text:p>
          </table:table-cell>
          <table:table-cell table:style-name="ce322" table:formula="of:=[.I50]/60" office:value-type="float" office:value="2.41666666666667" calcext:value-type="float">
            <text:p>2,42</text:p>
          </table:table-cell>
          <table:table-cell table:style-name="ce323" table:formula="of:=IF(ISBLANK([.B50]);&quot;&quot;;IF(WEEKDAY([.B50];3)=0;&quot;1-Seg&quot;;IF(WEEKDAY([.B50];3)=1;&quot;2-Ter&quot;;IF(WEEKDAY([.B50];3)=2;&quot;3-Qua&quot;;IF(WEEKDAY([.B50];3)=3;&quot;4-Qui&quot;;IF(WEEKDAY([.B50];3)=4;&quot;5-Sex&quot;;IF(WEEKDAY([.B50];3)=5;&quot;6-Sab&quot;;IF(WEEKDAY([.B50];3)=6;&quot;0-Dom&quot;;&quot;?&quot;))))))))" office:value-type="string" office:string-value="3-Qua" calcext:value-type="string">
            <text:p>3-Qua</text:p>
          </table:table-cell>
          <table:table-cell table:style-name="ce325" table:formula="of:=IF(ISBLANK([.B50]);&quot;&quot;; ISOWEEKNUM([.B50];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Sim</text:p>
          </table:table-cell>
          <table:table-cell table:style-name="ce60" table:content-validation-name="val2" office:value-type="date" office:date-value="2018-05-02" calcext:value-type="date">
            <text:p>02/05/18 qua</text:p>
          </table:table-cell>
          <table:table-cell table:style-name="ce98" table:content-validation-name="val4"/>
          <table:table-cell table:style-name="ce145" table:content-validation-name="val6" office:value-type="string" calcext:value-type="string">
            <text:p>DEDAT - Departamento de Arquitetura</text:p>
          </table:table-cell>
          <table:table-cell table:style-name="ce205" table:content-validation-name="val7" office:value-type="string" calcext:value-type="string">
            <text:p>1459020;Gerir Unidade 2018</text:p>
          </table:table-cell>
          <table:table-cell table:style-name="ce255" table:content-validation-name="val6"/>
          <table:table-cell table:style-name="ce311" table:content-validation-name="val8" office:value-type="time" office:time-value="PT13H42M00S" calcext:value-type="time">
            <text:p>13.42</text:p>
          </table:table-cell>
          <table:table-cell table:style-name="ce311" table:content-validation-name="val9" office:value-type="time" office:time-value="PT17H43M00S" calcext:value-type="time">
            <text:p>17.43</text:p>
          </table:table-cell>
          <table:table-cell table:style-name="ce319" table:formula="of:=IF(MINUTE([.H51])+HOUR([.H51])=0;0;( HOUR([.H51])*60 + MINUTE([.H51])) - (HOUR([.G51])*60 + MINUTE([.G51])  ))" office:value-type="float" office:value="241" calcext:value-type="float">
            <text:p>241</text:p>
          </table:table-cell>
          <table:table-cell table:style-name="ce321" table:formula="of:=CONCATENATE(TRUNC([.I51]/60;0);&quot;:&quot;;TEXT(MOD([.I51];60);&quot;00&quot;))" office:value-type="string" office:string-value="4:01" calcext:value-type="string">
            <text:p>4:01</text:p>
          </table:table-cell>
          <table:table-cell table:style-name="ce322" table:formula="of:=[.I51]/60" office:value-type="float" office:value="4.01666666666667" calcext:value-type="float">
            <text:p>4,02</text:p>
          </table:table-cell>
          <table:table-cell table:style-name="ce323" table:formula="of:=IF(ISBLANK([.B51]);&quot;&quot;;IF(WEEKDAY([.B51];3)=0;&quot;1-Seg&quot;;IF(WEEKDAY([.B51];3)=1;&quot;2-Ter&quot;;IF(WEEKDAY([.B51];3)=2;&quot;3-Qua&quot;;IF(WEEKDAY([.B51];3)=3;&quot;4-Qui&quot;;IF(WEEKDAY([.B51];3)=4;&quot;5-Sex&quot;;IF(WEEKDAY([.B51];3)=5;&quot;6-Sab&quot;;IF(WEEKDAY([.B51];3)=6;&quot;0-Dom&quot;;&quot;?&quot;))))))))" office:value-type="string" office:string-value="3-Qua" calcext:value-type="string">
            <text:p>3-Qua</text:p>
          </table:table-cell>
          <table:table-cell table:style-name="ce325" table:formula="of:=IF(ISBLANK([.B51]);&quot;&quot;; ISOWEEKNUM([.B51];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0" table:content-validation-name="val2" office:value-type="date" office:date-value="2018-05-03" calcext:value-type="date">
            <text:p>03/05/18 qui</text:p>
          </table:table-cell>
          <table:table-cell table:style-name="ce99" table:content-validation-name="val4"/>
          <table:table-cell table:style-name="ce146" table:content-validation-name="val5" office:value-type="string" calcext:value-type="string">
            <text:p>DEDAT - Departamento de Arquitetura</text:p>
          </table:table-cell>
          <table:table-cell table:style-name="ce206" table:content-validation-name="val7" office:value-type="string" calcext:value-type="string">
            <text:p>1459008;Participar Treinamento</text:p>
          </table:table-cell>
          <table:table-cell table:style-name="ce256" table:content-validation-name="val6" office:value-type="string" calcext:value-type="string">
            <text:p>apm</text:p>
          </table:table-cell>
          <table:table-cell table:style-name="ce311" table:content-validation-name="val8" office:value-type="time" office:time-value="PT07H48M00S" calcext:value-type="time">
            <text:p>07.48</text:p>
          </table:table-cell>
          <table:table-cell table:style-name="ce311" table:content-validation-name="val9" office:value-type="time" office:time-value="PT09H51M00S" calcext:value-type="time">
            <text:p>09.51</text:p>
          </table:table-cell>
          <table:table-cell table:style-name="ce319" table:formula="of:=IF(MINUTE([.H52])+HOUR([.H52])=0;0;( HOUR([.H52])*60 + MINUTE([.H52])) - (HOUR([.G52])*60 + MINUTE([.G52])  ))" office:value-type="float" office:value="123" calcext:value-type="float">
            <text:p>123</text:p>
          </table:table-cell>
          <table:table-cell table:style-name="ce321" table:formula="of:=CONCATENATE(TRUNC([.I52]/60;0);&quot;:&quot;;TEXT(MOD([.I52];60);&quot;00&quot;))" office:value-type="string" office:string-value="2:03" calcext:value-type="string">
            <text:p>2:03</text:p>
          </table:table-cell>
          <table:table-cell table:style-name="ce322" table:formula="of:=[.I52]/60" office:value-type="float" office:value="2.05" calcext:value-type="float">
            <text:p>2,05</text:p>
          </table:table-cell>
          <table:table-cell table:style-name="ce323" table:formula="of:=IF(ISBLANK([.B52]);&quot;&quot;;IF(WEEKDAY([.B52];3)=0;&quot;1-Seg&quot;;IF(WEEKDAY([.B52];3)=1;&quot;2-Ter&quot;;IF(WEEKDAY([.B52];3)=2;&quot;3-Qua&quot;;IF(WEEKDAY([.B52];3)=3;&quot;4-Qui&quot;;IF(WEEKDAY([.B52];3)=4;&quot;5-Sex&quot;;IF(WEEKDAY([.B52];3)=5;&quot;6-Sab&quot;;IF(WEEKDAY([.B52];3)=6;&quot;0-Dom&quot;;&quot;?&quot;))))))))" office:value-type="string" office:string-value="4-Qui" calcext:value-type="string">
            <text:p>4-Qui</text:p>
          </table:table-cell>
          <table:table-cell table:style-name="ce325" table:formula="of:=IF(ISBLANK([.B52]);&quot;&quot;; ISOWEEKNUM([.B52];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0" table:content-validation-name="val2" office:value-type="date" office:date-value="2018-05-03" calcext:value-type="date">
            <text:p>03/05/18 qui</text:p>
          </table:table-cell>
          <table:table-cell table:style-name="ce100" table:content-validation-name="val4"/>
          <table:table-cell table:style-name="ce147" table:content-validation-name="val5" office:value-type="string" calcext:value-type="string">
            <text:p>DEDAT - Departamento de Arquitetura</text:p>
          </table:table-cell>
          <table:table-cell table:style-name="ce207" table:content-validation-name="val7" office:value-type="string" calcext:value-type="string">
            <text:p>1459020;Gerir Unidade 2018</text:p>
          </table:table-cell>
          <table:table-cell table:style-name="ce257" table:content-validation-name="val6"/>
          <table:table-cell table:style-name="ce311" table:content-validation-name="val8" office:value-type="time" office:time-value="PT09H51M00S" calcext:value-type="time">
            <text:p>09.51</text:p>
          </table:table-cell>
          <table:table-cell table:style-name="ce311" table:content-validation-name="val9" office:value-type="time" office:time-value="PT12H03M00S" calcext:value-type="time">
            <text:p>12.03</text:p>
          </table:table-cell>
          <table:table-cell table:style-name="ce319" table:formula="of:=IF(MINUTE([.H53])+HOUR([.H53])=0;0;( HOUR([.H53])*60 + MINUTE([.H53])) - (HOUR([.G53])*60 + MINUTE([.G53])  ))" office:value-type="float" office:value="132" calcext:value-type="float">
            <text:p>132</text:p>
          </table:table-cell>
          <table:table-cell table:style-name="ce321" table:formula="of:=CONCATENATE(TRUNC([.I53]/60;0);&quot;:&quot;;TEXT(MOD([.I53];60);&quot;00&quot;))" office:value-type="string" office:string-value="2:12" calcext:value-type="string">
            <text:p>2:12</text:p>
          </table:table-cell>
          <table:table-cell table:style-name="ce322" table:formula="of:=[.I53]/60" office:value-type="float" office:value="2.2" calcext:value-type="float">
            <text:p>2,20</text:p>
          </table:table-cell>
          <table:table-cell table:style-name="ce323" table:formula="of:=IF(ISBLANK([.B53]);&quot;&quot;;IF(WEEKDAY([.B53];3)=0;&quot;1-Seg&quot;;IF(WEEKDAY([.B53];3)=1;&quot;2-Ter&quot;;IF(WEEKDAY([.B53];3)=2;&quot;3-Qua&quot;;IF(WEEKDAY([.B53];3)=3;&quot;4-Qui&quot;;IF(WEEKDAY([.B53];3)=4;&quot;5-Sex&quot;;IF(WEEKDAY([.B53];3)=5;&quot;6-Sab&quot;;IF(WEEKDAY([.B53];3)=6;&quot;0-Dom&quot;;&quot;?&quot;))))))))" office:value-type="string" office:string-value="4-Qui" calcext:value-type="string">
            <text:p>4-Qui</text:p>
          </table:table-cell>
          <table:table-cell table:style-name="ce325" table:formula="of:=IF(ISBLANK([.B53]);&quot;&quot;; ISOWEEKNUM([.B53];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1" table:content-validation-name="val2" office:value-type="date" office:date-value="2018-05-03" calcext:value-type="date">
            <text:p>03/05/18 qui</text:p>
          </table:table-cell>
          <table:table-cell table:style-name="ce101" table:content-validation-name="val4"/>
          <table:table-cell table:style-name="ce148" table:content-validation-name="val5" office:value-type="string" calcext:value-type="string">
            <text:p>DEDAT - Departamento de Arquitetura</text:p>
          </table:table-cell>
          <table:table-cell table:style-name="ce208" table:content-validation-name="val7" office:value-type="string" calcext:value-type="string">
            <text:p>1459020;Gerir Unidade 2018</text:p>
          </table:table-cell>
          <table:table-cell table:style-name="ce258" table:content-validation-name="val6"/>
          <table:table-cell table:style-name="ce311" table:content-validation-name="val8" office:value-type="time" office:time-value="PT13H40M00S" calcext:value-type="time">
            <text:p>13.40</text:p>
          </table:table-cell>
          <table:table-cell table:style-name="ce311" table:content-validation-name="val9" office:value-type="time" office:time-value="PT14H30M00S" calcext:value-type="time">
            <text:p>14.30</text:p>
          </table:table-cell>
          <table:table-cell table:style-name="ce319" table:formula="of:=IF(MINUTE([.H54])+HOUR([.H54])=0;0;( HOUR([.H54])*60 + MINUTE([.H54])) - (HOUR([.G54])*60 + MINUTE([.G54])  ))" office:value-type="float" office:value="50" calcext:value-type="float">
            <text:p>50</text:p>
          </table:table-cell>
          <table:table-cell table:style-name="ce321" table:formula="of:=CONCATENATE(TRUNC([.I54]/60;0);&quot;:&quot;;TEXT(MOD([.I54];60);&quot;00&quot;))" office:value-type="string" office:string-value="0:50" calcext:value-type="string">
            <text:p>0:50</text:p>
          </table:table-cell>
          <table:table-cell table:style-name="ce322" table:formula="of:=[.I54]/60" office:value-type="float" office:value="0.833333333333333" calcext:value-type="float">
            <text:p>0,83</text:p>
          </table:table-cell>
          <table:table-cell table:style-name="ce323" table:formula="of:=IF(ISBLANK([.B54]);&quot;&quot;;IF(WEEKDAY([.B54];3)=0;&quot;1-Seg&quot;;IF(WEEKDAY([.B54];3)=1;&quot;2-Ter&quot;;IF(WEEKDAY([.B54];3)=2;&quot;3-Qua&quot;;IF(WEEKDAY([.B54];3)=3;&quot;4-Qui&quot;;IF(WEEKDAY([.B54];3)=4;&quot;5-Sex&quot;;IF(WEEKDAY([.B54];3)=5;&quot;6-Sab&quot;;IF(WEEKDAY([.B54];3)=6;&quot;0-Dom&quot;;&quot;?&quot;))))))))" office:value-type="string" office:string-value="4-Qui" calcext:value-type="string">
            <text:p>4-Qui</text:p>
          </table:table-cell>
          <table:table-cell table:style-name="ce325" table:formula="of:=IF(ISBLANK([.B54]);&quot;&quot;; ISOWEEKNUM([.B54];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2" table:content-validation-name="val2" office:value-type="date" office:date-value="2018-05-03" calcext:value-type="date">
            <text:p>03/05/18 qui</text:p>
          </table:table-cell>
          <table:table-cell table:style-name="ce102" table:content-validation-name="val4"/>
          <table:table-cell table:style-name="ce149" table:content-validation-name="val5" office:value-type="string" calcext:value-type="string">
            <text:p>DEDAT - Departamento de Arquitetura</text:p>
          </table:table-cell>
          <table:table-cell table:style-name="ce209" table:content-validation-name="val7" office:value-type="string" calcext:value-type="string">
            <text:p>1459020;Gerir Unidade 2018</text:p>
          </table:table-cell>
          <table:table-cell table:style-name="ce259" table:content-validation-name="val6" office:value-type="string" calcext:value-type="string">
            <text:p>Dojo – ancora</text:p>
          </table:table-cell>
          <table:table-cell table:style-name="ce311" table:content-validation-name="val8" office:value-type="time" office:time-value="PT14H30M00S" calcext:value-type="time">
            <text:p>14.30</text:p>
          </table:table-cell>
          <table:table-cell table:style-name="ce311" table:content-validation-name="val9" office:value-type="time" office:time-value="PT17H15M00S" calcext:value-type="time">
            <text:p>17.15</text:p>
          </table:table-cell>
          <table:table-cell table:style-name="ce319" table:formula="of:=IF(MINUTE([.H55])+HOUR([.H55])=0;0;( HOUR([.H55])*60 + MINUTE([.H55])) - (HOUR([.G55])*60 + MINUTE([.G55])  ))" office:value-type="float" office:value="165" calcext:value-type="float">
            <text:p>165</text:p>
          </table:table-cell>
          <table:table-cell table:style-name="ce321" table:formula="of:=CONCATENATE(TRUNC([.I55]/60;0);&quot;:&quot;;TEXT(MOD([.I55];60);&quot;00&quot;))" office:value-type="string" office:string-value="2:45" calcext:value-type="string">
            <text:p>2:45</text:p>
          </table:table-cell>
          <table:table-cell table:style-name="ce322" table:formula="of:=[.I55]/60" office:value-type="float" office:value="2.75" calcext:value-type="float">
            <text:p>2,75</text:p>
          </table:table-cell>
          <table:table-cell table:style-name="ce323" table:formula="of:=IF(ISBLANK([.B55]);&quot;&quot;;IF(WEEKDAY([.B55];3)=0;&quot;1-Seg&quot;;IF(WEEKDAY([.B55];3)=1;&quot;2-Ter&quot;;IF(WEEKDAY([.B55];3)=2;&quot;3-Qua&quot;;IF(WEEKDAY([.B55];3)=3;&quot;4-Qui&quot;;IF(WEEKDAY([.B55];3)=4;&quot;5-Sex&quot;;IF(WEEKDAY([.B55];3)=5;&quot;6-Sab&quot;;IF(WEEKDAY([.B55];3)=6;&quot;0-Dom&quot;;&quot;?&quot;))))))))" office:value-type="string" office:string-value="4-Qui" calcext:value-type="string">
            <text:p>4-Qui</text:p>
          </table:table-cell>
          <table:table-cell table:style-name="ce325" table:formula="of:=IF(ISBLANK([.B55]);&quot;&quot;; ISOWEEKNUM([.B55];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3" table:content-validation-name="val2" office:value-type="date" office:date-value="2018-05-04" calcext:value-type="date">
            <text:p>04/05/18 sex</text:p>
          </table:table-cell>
          <table:table-cell table:style-name="ce103" table:content-validation-name="val4"/>
          <table:table-cell table:style-name="ce150" table:content-validation-name="val5" office:value-type="string" calcext:value-type="string">
            <text:p>DEDAT - Departamento de Arquitetura</text:p>
          </table:table-cell>
          <table:table-cell table:style-name="ce210" table:content-validation-name="val7" office:value-type="string" calcext:value-type="string">
            <text:p>1459020;Gerir Unidade 2018</text:p>
          </table:table-cell>
          <table:table-cell table:style-name="ce260" table:content-validation-name="val6"/>
          <table:table-cell table:style-name="ce311" table:content-validation-name="val8" office:value-type="time" office:time-value="PT07H36M00S" calcext:value-type="time">
            <text:p>07.36</text:p>
          </table:table-cell>
          <table:table-cell table:style-name="ce311" table:content-validation-name="val9"/>
          <table:table-cell table:style-name="ce319" table:formula="of:=IF(MINUTE([.H56])+HOUR([.H56])=0;0;( HOUR([.H56])*60 + MINUTE([.H56])) - (HOUR([.G56])*60 + MINUTE([.G56])  ))" office:value-type="float" office:value="0" calcext:value-type="float">
            <text:p>0</text:p>
          </table:table-cell>
          <table:table-cell table:style-name="ce321" table:formula="of:=CONCATENATE(TRUNC([.I56]/60;0);&quot;:&quot;;TEXT(MOD([.I56];60);&quot;00&quot;))" office:value-type="string" office:string-value="0:00" calcext:value-type="string">
            <text:p>0:00</text:p>
          </table:table-cell>
          <table:table-cell table:style-name="ce322" table:formula="of:=[.I56]/60" office:value-type="float" office:value="0" calcext:value-type="float">
            <text:p>0,00</text:p>
          </table:table-cell>
          <table:table-cell table:style-name="ce323" table:formula="of:=IF(ISBLANK([.B56]);&quot;&quot;;IF(WEEKDAY([.B56];3)=0;&quot;1-Seg&quot;;IF(WEEKDAY([.B56];3)=1;&quot;2-Ter&quot;;IF(WEEKDAY([.B56];3)=2;&quot;3-Qua&quot;;IF(WEEKDAY([.B56];3)=3;&quot;4-Qui&quot;;IF(WEEKDAY([.B56];3)=4;&quot;5-Sex&quot;;IF(WEEKDAY([.B56];3)=5;&quot;6-Sab&quot;;IF(WEEKDAY([.B56];3)=6;&quot;0-Dom&quot;;&quot;?&quot;))))))))" office:value-type="string" office:string-value="5-Sex" calcext:value-type="string">
            <text:p>5-Sex</text:p>
          </table:table-cell>
          <table:table-cell table:style-name="ce325" table:formula="of:=IF(ISBLANK([.B56]);&quot;&quot;; ISOWEEKNUM([.B56];1))" office:value-type="float" office:value="18" calcext:value-type="float">
            <text:p>18</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3" table:content-validation-name="val2"/>
          <table:table-cell table:style-name="ce104" table:content-validation-name="val4"/>
          <table:table-cell table:style-name="ce151" table:content-validation-name="val5"/>
          <table:table-cell table:style-name="ce211" table:content-validation-name="val7"/>
          <table:table-cell table:style-name="ce261" table:content-validation-name="val6"/>
          <table:table-cell table:style-name="ce311" table:content-validation-name="val8"/>
          <table:table-cell table:style-name="ce311" table:content-validation-name="val9"/>
          <table:table-cell table:style-name="ce319" table:formula="of:=IF(MINUTE([.H57])+HOUR([.H57])=0;0;( HOUR([.H57])*60 + MINUTE([.H57])) - (HOUR([.G57])*60 + MINUTE([.G57])  ))" office:value-type="float" office:value="0" calcext:value-type="float">
            <text:p>0</text:p>
          </table:table-cell>
          <table:table-cell table:style-name="ce321" table:formula="of:=CONCATENATE(TRUNC([.I57]/60;0);&quot;:&quot;;TEXT(MOD([.I57];60);&quot;00&quot;))" office:value-type="string" office:string-value="0:00" calcext:value-type="string">
            <text:p>0:00</text:p>
          </table:table-cell>
          <table:table-cell table:style-name="ce322" table:formula="of:=[.I57]/60" office:value-type="float" office:value="0" calcext:value-type="float">
            <text:p>0,00</text:p>
          </table:table-cell>
          <table:table-cell table:style-name="ce323" table:formula="of:=IF(ISBLANK([.B57]);&quot;&quot;;IF(WEEKDAY([.B57];3)=0;&quot;1-Seg&quot;;IF(WEEKDAY([.B57];3)=1;&quot;2-Ter&quot;;IF(WEEKDAY([.B57];3)=2;&quot;3-Qua&quot;;IF(WEEKDAY([.B57];3)=3;&quot;4-Qui&quot;;IF(WEEKDAY([.B57];3)=4;&quot;5-Sex&quot;;IF(WEEKDAY([.B57];3)=5;&quot;6-Sab&quot;;IF(WEEKDAY([.B57];3)=6;&quot;0-Dom&quot;;&quot;?&quot;))))))))">
            <text:p/>
          </table:table-cell>
          <table:table-cell table:style-name="ce325" table:formula="of:=IF(ISBLANK([.B57]);&quot;&quot;; ISOWEEKNUM([.B57];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4" table:content-validation-name="val2"/>
          <table:table-cell table:style-name="ce105" table:content-validation-name="val4"/>
          <table:table-cell table:style-name="ce152" table:content-validation-name="val5"/>
          <table:table-cell table:style-name="ce212" table:content-validation-name="val7"/>
          <table:table-cell table:style-name="ce262" table:content-validation-name="val6"/>
          <table:table-cell table:style-name="ce315" table:content-validation-name="val8"/>
          <table:table-cell table:style-name="ce318" table:content-validation-name="val9"/>
          <table:table-cell table:style-name="ce319" table:formula="of:=IF(MINUTE([.H58])+HOUR([.H58])=0;0;( HOUR([.H58])*60 + MINUTE([.H58])) - (HOUR([.G58])*60 + MINUTE([.G58])  ))" office:value-type="float" office:value="0" calcext:value-type="float">
            <text:p>0</text:p>
          </table:table-cell>
          <table:table-cell table:style-name="ce321" table:formula="of:=CONCATENATE(TRUNC([.I58]/60;0);&quot;:&quot;;TEXT(MOD([.I58];60);&quot;00&quot;))" office:value-type="string" office:string-value="0:00" calcext:value-type="string">
            <text:p>0:00</text:p>
          </table:table-cell>
          <table:table-cell table:style-name="ce322" table:formula="of:=[.I58]/60" office:value-type="float" office:value="0" calcext:value-type="float">
            <text:p>0,00</text:p>
          </table:table-cell>
          <table:table-cell table:style-name="ce323" table:formula="of:=IF(ISBLANK([.B58]);&quot;&quot;;IF(WEEKDAY([.B58];3)=0;&quot;1-Seg&quot;;IF(WEEKDAY([.B58];3)=1;&quot;2-Ter&quot;;IF(WEEKDAY([.B58];3)=2;&quot;3-Qua&quot;;IF(WEEKDAY([.B58];3)=3;&quot;4-Qui&quot;;IF(WEEKDAY([.B58];3)=4;&quot;5-Sex&quot;;IF(WEEKDAY([.B58];3)=5;&quot;6-Sab&quot;;IF(WEEKDAY([.B58];3)=6;&quot;0-Dom&quot;;&quot;?&quot;))))))))">
            <text:p/>
          </table:table-cell>
          <table:table-cell table:style-name="ce325" table:formula="of:=IF(ISBLANK([.B58]);&quot;&quot;; ISOWEEKNUM([.B58];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5" table:content-validation-name="val2"/>
          <table:table-cell table:style-name="ce106" table:content-validation-name="val4"/>
          <table:table-cell table:style-name="ce153" table:content-validation-name="val5"/>
          <table:table-cell table:style-name="ce213" table:content-validation-name="val7"/>
          <table:table-cell table:style-name="ce263" table:content-validation-name="val6"/>
          <table:table-cell table:style-name="ce311" table:content-validation-name="val8"/>
          <table:table-cell table:style-name="ce311" table:content-validation-name="val9"/>
          <table:table-cell table:style-name="ce319" table:formula="of:=IF(MINUTE([.H59])+HOUR([.H59])=0;0;( HOUR([.H59])*60 + MINUTE([.H59])) - (HOUR([.G59])*60 + MINUTE([.G59])  ))" office:value-type="float" office:value="0" calcext:value-type="float">
            <text:p>0</text:p>
          </table:table-cell>
          <table:table-cell table:style-name="ce321" table:formula="of:=CONCATENATE(TRUNC([.I59]/60;0);&quot;:&quot;;TEXT(MOD([.I59];60);&quot;00&quot;))" office:value-type="string" office:string-value="0:00" calcext:value-type="string">
            <text:p>0:00</text:p>
          </table:table-cell>
          <table:table-cell table:style-name="ce322" table:formula="of:=[.I59]/60" office:value-type="float" office:value="0" calcext:value-type="float">
            <text:p>0,00</text:p>
          </table:table-cell>
          <table:table-cell table:style-name="ce323" table:formula="of:=IF(ISBLANK([.B59]);&quot;&quot;;IF(WEEKDAY([.B59];3)=0;&quot;1-Seg&quot;;IF(WEEKDAY([.B59];3)=1;&quot;2-Ter&quot;;IF(WEEKDAY([.B59];3)=2;&quot;3-Qua&quot;;IF(WEEKDAY([.B59];3)=3;&quot;4-Qui&quot;;IF(WEEKDAY([.B59];3)=4;&quot;5-Sex&quot;;IF(WEEKDAY([.B59];3)=5;&quot;6-Sab&quot;;IF(WEEKDAY([.B59];3)=6;&quot;0-Dom&quot;;&quot;?&quot;))))))))">
            <text:p/>
          </table:table-cell>
          <table:table-cell table:style-name="ce325" table:formula="of:=IF(ISBLANK([.B59]);&quot;&quot;; ISOWEEKNUM([.B59];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5" table:content-validation-name="val2"/>
          <table:table-cell table:style-name="ce106" table:content-validation-name="val4"/>
          <table:table-cell table:style-name="ce153" table:content-validation-name="val5"/>
          <table:table-cell table:style-name="ce214" table:content-validation-name="val7"/>
          <table:table-cell table:style-name="ce263" table:content-validation-name="val6"/>
          <table:table-cell table:style-name="ce311" table:content-validation-name="val8"/>
          <table:table-cell table:style-name="ce311" table:content-validation-name="val9"/>
          <table:table-cell table:style-name="ce319" table:formula="of:=IF(MINUTE([.H60])+HOUR([.H60])=0;0;( HOUR([.H60])*60 + MINUTE([.H60])) - (HOUR([.G60])*60 + MINUTE([.G60])  ))" office:value-type="float" office:value="0" calcext:value-type="float">
            <text:p>0</text:p>
          </table:table-cell>
          <table:table-cell table:style-name="ce321" table:formula="of:=CONCATENATE(TRUNC([.I60]/60;0);&quot;:&quot;;TEXT(MOD([.I60];60);&quot;00&quot;))" office:value-type="string" office:string-value="0:00" calcext:value-type="string">
            <text:p>0:00</text:p>
          </table:table-cell>
          <table:table-cell table:style-name="ce322" table:formula="of:=[.I60]/60" office:value-type="float" office:value="0" calcext:value-type="float">
            <text:p>0,00</text:p>
          </table:table-cell>
          <table:table-cell table:style-name="ce323" table:formula="of:=IF(ISBLANK([.B60]);&quot;&quot;;IF(WEEKDAY([.B60];3)=0;&quot;1-Seg&quot;;IF(WEEKDAY([.B60];3)=1;&quot;2-Ter&quot;;IF(WEEKDAY([.B60];3)=2;&quot;3-Qua&quot;;IF(WEEKDAY([.B60];3)=3;&quot;4-Qui&quot;;IF(WEEKDAY([.B60];3)=4;&quot;5-Sex&quot;;IF(WEEKDAY([.B60];3)=5;&quot;6-Sab&quot;;IF(WEEKDAY([.B60];3)=6;&quot;0-Dom&quot;;&quot;?&quot;))))))))">
            <text:p/>
          </table:table-cell>
          <table:table-cell table:style-name="ce325" table:formula="of:=IF(ISBLANK([.B60]);&quot;&quot;; ISOWEEKNUM([.B60];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54"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61])+HOUR([.H61])=0;0;( HOUR([.H61])*60 + MINUTE([.H61])) - (HOUR([.G61])*60 + MINUTE([.G61])  ))" office:value-type="float" office:value="0" calcext:value-type="float">
            <text:p>0</text:p>
          </table:table-cell>
          <table:table-cell table:style-name="ce321" table:formula="of:=CONCATENATE(TRUNC([.I61]/60;0);&quot;:&quot;;TEXT(MOD([.I61];60);&quot;00&quot;))" office:value-type="string" office:string-value="0:00" calcext:value-type="string">
            <text:p>0:00</text:p>
          </table:table-cell>
          <table:table-cell table:style-name="ce322" table:formula="of:=[.I61]/60" office:value-type="float" office:value="0" calcext:value-type="float">
            <text:p>0,00</text:p>
          </table:table-cell>
          <table:table-cell table:style-name="ce323" table:formula="of:=IF(ISBLANK([.B61]);&quot;&quot;;IF(WEEKDAY([.B61];3)=0;&quot;1-Seg&quot;;IF(WEEKDAY([.B61];3)=1;&quot;2-Ter&quot;;IF(WEEKDAY([.B61];3)=2;&quot;3-Qua&quot;;IF(WEEKDAY([.B61];3)=3;&quot;4-Qui&quot;;IF(WEEKDAY([.B61];3)=4;&quot;5-Sex&quot;;IF(WEEKDAY([.B61];3)=5;&quot;6-Sab&quot;;IF(WEEKDAY([.B61];3)=6;&quot;0-Dom&quot;;&quot;?&quot;))))))))">
            <text:p/>
          </table:table-cell>
          <table:table-cell table:style-name="ce325" table:formula="of:=IF(ISBLANK([.B61]);&quot;&quot;; ISOWEEKNUM([.B61];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55" table:content-validation-name="val5"/>
          <table:table-cell table:style-name="ce177" table:content-validation-name="val7"/>
          <table:table-cell table:style-name="ce264" table:content-validation-name="val6"/>
          <table:table-cell table:style-name="ce311" table:content-validation-name="val8"/>
          <table:table-cell table:style-name="ce311" table:content-validation-name="val9"/>
          <table:table-cell table:style-name="ce319" table:formula="of:=IF(MINUTE([.H62])+HOUR([.H62])=0;0;( HOUR([.H62])*60 + MINUTE([.H62])) - (HOUR([.G62])*60 + MINUTE([.G62])  ))" office:value-type="float" office:value="0" calcext:value-type="float">
            <text:p>0</text:p>
          </table:table-cell>
          <table:table-cell table:style-name="ce321" table:formula="of:=CONCATENATE(TRUNC([.I62]/60;0);&quot;:&quot;;TEXT(MOD([.I62];60);&quot;00&quot;))" office:value-type="string" office:string-value="0:00" calcext:value-type="string">
            <text:p>0:00</text:p>
          </table:table-cell>
          <table:table-cell table:style-name="ce322" table:formula="of:=[.I62]/60" office:value-type="float" office:value="0" calcext:value-type="float">
            <text:p>0,00</text:p>
          </table:table-cell>
          <table:table-cell table:style-name="ce323" table:formula="of:=IF(ISBLANK([.B62]);&quot;&quot;;IF(WEEKDAY([.B62];3)=0;&quot;1-Seg&quot;;IF(WEEKDAY([.B62];3)=1;&quot;2-Ter&quot;;IF(WEEKDAY([.B62];3)=2;&quot;3-Qua&quot;;IF(WEEKDAY([.B62];3)=3;&quot;4-Qui&quot;;IF(WEEKDAY([.B62];3)=4;&quot;5-Sex&quot;;IF(WEEKDAY([.B62];3)=5;&quot;6-Sab&quot;;IF(WEEKDAY([.B62];3)=6;&quot;0-Dom&quot;;&quot;?&quot;))))))))">
            <text:p/>
          </table:table-cell>
          <table:table-cell table:style-name="ce325" table:formula="of:=IF(ISBLANK([.B62]);&quot;&quot;; ISOWEEKNUM([.B62];1))">
            <text:p/>
          </table:table-cell>
          <table:table-cell table:style-name="ce326" table:content-validation-name="val6"/>
          <table:table-cell table:style-name="ce328" table:content-validation-name="val6" office:value-type="string" calcext:value-type="string">
            <text:p>http://stackoverflow.com/questions/3195348/how-do-i-add-html-code-to-jsf-facesmessage</text:p>
          </table:table-cell>
          <table:table-cell table:number-columns-repeated="1009"/>
        </table:table-row>
        <table:table-row table:style-name="ro2">
          <table:table-cell table:style-name="ce34" table:content-validation-name="val1" office:value-type="string" calcext:value-type="string">
            <text:p>Não</text:p>
          </table:table-cell>
          <table:table-cell table:style-name="ce66" table:content-validation-name="val2"/>
          <table:table-cell table:style-name="ce107" table:content-validation-name="val4"/>
          <table:table-cell table:style-name="ce156" table:content-validation-name="val5"/>
          <table:table-cell table:style-name="ce215" table:content-validation-name="val7"/>
          <table:table-cell table:style-name="ce265" table:content-validation-name="val6"/>
          <table:table-cell table:style-name="ce311" table:content-validation-name="val8"/>
          <table:table-cell table:style-name="ce311" table:content-validation-name="val9"/>
          <table:table-cell table:style-name="ce319" table:formula="of:=IF(MINUTE([.H63])+HOUR([.H63])=0;0;( HOUR([.H63])*60 + MINUTE([.H63])) - (HOUR([.G63])*60 + MINUTE([.G63])  ))" office:value-type="float" office:value="0" calcext:value-type="float">
            <text:p>0</text:p>
          </table:table-cell>
          <table:table-cell table:style-name="ce321" table:formula="of:=CONCATENATE(TRUNC([.I63]/60;0);&quot;:&quot;;TEXT(MOD([.I63];60);&quot;00&quot;))" office:value-type="string" office:string-value="0:00" calcext:value-type="string">
            <text:p>0:00</text:p>
          </table:table-cell>
          <table:table-cell table:style-name="ce322" table:formula="of:=[.I63]/60" office:value-type="float" office:value="0" calcext:value-type="float">
            <text:p>0,00</text:p>
          </table:table-cell>
          <table:table-cell table:style-name="ce323" table:formula="of:=IF(ISBLANK([.B63]);&quot;&quot;;IF(WEEKDAY([.B63];3)=0;&quot;1-Seg&quot;;IF(WEEKDAY([.B63];3)=1;&quot;2-Ter&quot;;IF(WEEKDAY([.B63];3)=2;&quot;3-Qua&quot;;IF(WEEKDAY([.B63];3)=3;&quot;4-Qui&quot;;IF(WEEKDAY([.B63];3)=4;&quot;5-Sex&quot;;IF(WEEKDAY([.B63];3)=5;&quot;6-Sab&quot;;IF(WEEKDAY([.B63];3)=6;&quot;0-Dom&quot;;&quot;?&quot;))))))))">
            <text:p/>
          </table:table-cell>
          <table:table-cell table:style-name="ce325" table:formula="of:=IF(ISBLANK([.B63]);&quot;&quot;; ISOWEEKNUM([.B63];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7" table:content-validation-name="val2"/>
          <table:table-cell table:style-name="ce78" table:content-validation-name="val4"/>
          <table:table-cell table:style-name="ce157"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64])+HOUR([.H64])=0;0;( HOUR([.H64])*60 + MINUTE([.H64])) - (HOUR([.G64])*60 + MINUTE([.G64])  ))" office:value-type="float" office:value="0" calcext:value-type="float">
            <text:p>0</text:p>
          </table:table-cell>
          <table:table-cell table:style-name="ce321" table:formula="of:=CONCATENATE(TRUNC([.I64]/60;0);&quot;:&quot;;TEXT(MOD([.I64];60);&quot;00&quot;))" office:value-type="string" office:string-value="0:00" calcext:value-type="string">
            <text:p>0:00</text:p>
          </table:table-cell>
          <table:table-cell table:style-name="ce322" table:formula="of:=[.I64]/60" office:value-type="float" office:value="0" calcext:value-type="float">
            <text:p>0,00</text:p>
          </table:table-cell>
          <table:table-cell table:style-name="ce323" table:formula="of:=IF(ISBLANK([.B64]);&quot;&quot;;IF(WEEKDAY([.B64];3)=0;&quot;1-Seg&quot;;IF(WEEKDAY([.B64];3)=1;&quot;2-Ter&quot;;IF(WEEKDAY([.B64];3)=2;&quot;3-Qua&quot;;IF(WEEKDAY([.B64];3)=3;&quot;4-Qui&quot;;IF(WEEKDAY([.B64];3)=4;&quot;5-Sex&quot;;IF(WEEKDAY([.B64];3)=5;&quot;6-Sab&quot;;IF(WEEKDAY([.B64];3)=6;&quot;0-Dom&quot;;&quot;?&quot;))))))))">
            <text:p/>
          </table:table-cell>
          <table:table-cell table:style-name="ce325" table:formula="of:=IF(ISBLANK([.B64]);&quot;&quot;; ISOWEEKNUM([.B64];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65])+HOUR([.H65])=0;0;( HOUR([.H65])*60 + MINUTE([.H65])) - (HOUR([.G65])*60 + MINUTE([.G65])  ))" office:value-type="float" office:value="0" calcext:value-type="float">
            <text:p>0</text:p>
          </table:table-cell>
          <table:table-cell table:style-name="ce321" table:formula="of:=CONCATENATE(TRUNC([.I65]/60;0);&quot;:&quot;;TEXT(MOD([.I65];60);&quot;00&quot;))" office:value-type="string" office:string-value="0:00" calcext:value-type="string">
            <text:p>0:00</text:p>
          </table:table-cell>
          <table:table-cell table:style-name="ce322" table:formula="of:=[.I65]/60" office:value-type="float" office:value="0" calcext:value-type="float">
            <text:p>0,00</text:p>
          </table:table-cell>
          <table:table-cell table:style-name="ce323" table:formula="of:=IF(ISBLANK([.B65]);&quot;&quot;;IF(WEEKDAY([.B65];3)=0;&quot;1-Seg&quot;;IF(WEEKDAY([.B65];3)=1;&quot;2-Ter&quot;;IF(WEEKDAY([.B65];3)=2;&quot;3-Qua&quot;;IF(WEEKDAY([.B65];3)=3;&quot;4-Qui&quot;;IF(WEEKDAY([.B65];3)=4;&quot;5-Sex&quot;;IF(WEEKDAY([.B65];3)=5;&quot;6-Sab&quot;;IF(WEEKDAY([.B65];3)=6;&quot;0-Dom&quot;;&quot;?&quot;))))))))">
            <text:p/>
          </table:table-cell>
          <table:table-cell table:style-name="ce325" table:formula="of:=IF(ISBLANK([.B65]);&quot;&quot;; ISOWEEKNUM([.B65];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66])+HOUR([.H66])=0;0;( HOUR([.H66])*60 + MINUTE([.H66])) - (HOUR([.G66])*60 + MINUTE([.G66])  ))" office:value-type="float" office:value="0" calcext:value-type="float">
            <text:p>0</text:p>
          </table:table-cell>
          <table:table-cell table:style-name="ce321" table:formula="of:=CONCATENATE(TRUNC([.I66]/60;0);&quot;:&quot;;TEXT(MOD([.I66];60);&quot;00&quot;))" office:value-type="string" office:string-value="0:00" calcext:value-type="string">
            <text:p>0:00</text:p>
          </table:table-cell>
          <table:table-cell table:style-name="ce322" table:formula="of:=[.I66]/60" office:value-type="float" office:value="0" calcext:value-type="float">
            <text:p>0,00</text:p>
          </table:table-cell>
          <table:table-cell table:style-name="ce323" table:formula="of:=IF(ISBLANK([.B66]);&quot;&quot;;IF(WEEKDAY([.B66];3)=0;&quot;1-Seg&quot;;IF(WEEKDAY([.B66];3)=1;&quot;2-Ter&quot;;IF(WEEKDAY([.B66];3)=2;&quot;3-Qua&quot;;IF(WEEKDAY([.B66];3)=3;&quot;4-Qui&quot;;IF(WEEKDAY([.B66];3)=4;&quot;5-Sex&quot;;IF(WEEKDAY([.B66];3)=5;&quot;6-Sab&quot;;IF(WEEKDAY([.B66];3)=6;&quot;0-Dom&quot;;&quot;?&quot;))))))))">
            <text:p/>
          </table:table-cell>
          <table:table-cell table:style-name="ce325" table:formula="of:=IF(ISBLANK([.B66]);&quot;&quot;; ISOWEEKNUM([.B66];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66" table:content-validation-name="val6"/>
          <table:table-cell table:style-name="ce311" table:content-validation-name="val8"/>
          <table:table-cell table:style-name="ce311" table:content-validation-name="val9"/>
          <table:table-cell table:style-name="ce319" table:formula="of:=IF(MINUTE([.H67])+HOUR([.H67])=0;0;( HOUR([.H67])*60 + MINUTE([.H67])) - (HOUR([.G67])*60 + MINUTE([.G67])  ))" office:value-type="float" office:value="0" calcext:value-type="float">
            <text:p>0</text:p>
          </table:table-cell>
          <table:table-cell table:style-name="ce321" table:formula="of:=CONCATENATE(TRUNC([.I67]/60;0);&quot;:&quot;;TEXT(MOD([.I67];60);&quot;00&quot;))" office:value-type="string" office:string-value="0:00" calcext:value-type="string">
            <text:p>0:00</text:p>
          </table:table-cell>
          <table:table-cell table:style-name="ce322" table:formula="of:=[.I67]/60" office:value-type="float" office:value="0" calcext:value-type="float">
            <text:p>0,00</text:p>
          </table:table-cell>
          <table:table-cell table:style-name="ce323" table:formula="of:=IF(ISBLANK([.B67]);&quot;&quot;;IF(WEEKDAY([.B67];3)=0;&quot;1-Seg&quot;;IF(WEEKDAY([.B67];3)=1;&quot;2-Ter&quot;;IF(WEEKDAY([.B67];3)=2;&quot;3-Qua&quot;;IF(WEEKDAY([.B67];3)=3;&quot;4-Qui&quot;;IF(WEEKDAY([.B67];3)=4;&quot;5-Sex&quot;;IF(WEEKDAY([.B67];3)=5;&quot;6-Sab&quot;;IF(WEEKDAY([.B67];3)=6;&quot;0-Dom&quot;;&quot;?&quot;))))))))">
            <text:p/>
          </table:table-cell>
          <table:table-cell table:style-name="ce325" table:formula="of:=IF(ISBLANK([.B67]);&quot;&quot;; ISOWEEKNUM([.B67];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216" table:content-validation-name="val7"/>
          <table:table-cell table:style-name="ce239" table:content-validation-name="val6"/>
          <table:table-cell table:style-name="ce311" table:content-validation-name="val9" table:number-columns-repeated="2"/>
          <table:table-cell table:style-name="ce319" table:formula="of:=IF(MINUTE([.H68])+HOUR([.H68])=0;0;( HOUR([.H68])*60 + MINUTE([.H68])) - (HOUR([.G68])*60 + MINUTE([.G68])  ))" office:value-type="float" office:value="0" calcext:value-type="float">
            <text:p>0</text:p>
          </table:table-cell>
          <table:table-cell table:style-name="ce321" table:formula="of:=CONCATENATE(TRUNC([.I68]/60;0);&quot;:&quot;;TEXT(MOD([.I68];60);&quot;00&quot;))" office:value-type="string" office:string-value="0:00" calcext:value-type="string">
            <text:p>0:00</text:p>
          </table:table-cell>
          <table:table-cell table:style-name="ce322" table:formula="of:=[.I68]/60" office:value-type="float" office:value="0" calcext:value-type="float">
            <text:p>0,00</text:p>
          </table:table-cell>
          <table:table-cell table:style-name="ce323" table:formula="of:=IF(ISBLANK([.B68]);&quot;&quot;;IF(WEEKDAY([.B68];3)=0;&quot;1-Seg&quot;;IF(WEEKDAY([.B68];3)=1;&quot;2-Ter&quot;;IF(WEEKDAY([.B68];3)=2;&quot;3-Qua&quot;;IF(WEEKDAY([.B68];3)=3;&quot;4-Qui&quot;;IF(WEEKDAY([.B68];3)=4;&quot;5-Sex&quot;;IF(WEEKDAY([.B68];3)=5;&quot;6-Sab&quot;;IF(WEEKDAY([.B68];3)=6;&quot;0-Dom&quot;;&quot;?&quot;))))))))">
            <text:p/>
          </table:table-cell>
          <table:table-cell table:style-name="ce325" table:formula="of:=IF(ISBLANK([.B68]);&quot;&quot;; ISOWEEKNUM([.B68];1))">
            <text:p/>
          </table:table-cell>
          <table:table-cell table:style-name="ce326" table:content-validation-name="val6"/>
          <table:table-cell table:number-columns-repeated="1010"/>
        </table:table-row>
        <table:table-row table:style-name="ro5">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21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69])+HOUR([.H69])=0;0;( HOUR([.H69])*60 + MINUTE([.H69])) - (HOUR([.G69])*60 + MINUTE([.G69])  ))" office:value-type="float" office:value="0" calcext:value-type="float">
            <text:p>0</text:p>
          </table:table-cell>
          <table:table-cell table:style-name="ce321" table:formula="of:=CONCATENATE(TRUNC([.I69]/60;0);&quot;:&quot;;TEXT(MOD([.I69];60);&quot;00&quot;))" office:value-type="string" office:string-value="0:00" calcext:value-type="string">
            <text:p>0:00</text:p>
          </table:table-cell>
          <table:table-cell table:style-name="ce322" table:formula="of:=[.I69]/60" office:value-type="float" office:value="0" calcext:value-type="float">
            <text:p>0,00</text:p>
          </table:table-cell>
          <table:table-cell table:style-name="ce323" table:formula="of:=IF(ISBLANK([.B69]);&quot;&quot;;IF(WEEKDAY([.B69];3)=0;&quot;1-Seg&quot;;IF(WEEKDAY([.B69];3)=1;&quot;2-Ter&quot;;IF(WEEKDAY([.B69];3)=2;&quot;3-Qua&quot;;IF(WEEKDAY([.B69];3)=3;&quot;4-Qui&quot;;IF(WEEKDAY([.B69];3)=4;&quot;5-Sex&quot;;IF(WEEKDAY([.B69];3)=5;&quot;6-Sab&quot;;IF(WEEKDAY([.B69];3)=6;&quot;0-Dom&quot;;&quot;?&quot;))))))))">
            <text:p/>
          </table:table-cell>
          <table:table-cell table:style-name="ce325" table:formula="of:=IF(ISBLANK([.B69]);&quot;&quot;; ISOWEEKNUM([.B69];1))">
            <text:p/>
          </table:table-cell>
          <table:table-cell table:style-name="ce326" table:content-validation-name="val6"/>
          <table:table-cell table:number-columns-repeated="1010"/>
        </table:table-row>
        <table:table-row table:style-name="ro5">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58" table:content-validation-name="val5"/>
          <table:table-cell table:style-name="ce218" table:content-validation-name="val7"/>
          <table:table-cell table:style-name="ce239" table:content-validation-name="val6"/>
          <table:table-cell table:style-name="ce311" table:content-validation-name="val9" table:number-columns-repeated="2"/>
          <table:table-cell table:style-name="ce319" table:formula="of:=IF(MINUTE([.H70])+HOUR([.H70])=0;0;( HOUR([.H70])*60 + MINUTE([.H70])) - (HOUR([.G70])*60 + MINUTE([.G70])  ))" office:value-type="float" office:value="0" calcext:value-type="float">
            <text:p>0</text:p>
          </table:table-cell>
          <table:table-cell table:style-name="ce321" table:formula="of:=CONCATENATE(TRUNC([.I70]/60;0);&quot;:&quot;;TEXT(MOD([.I70];60);&quot;00&quot;))" office:value-type="string" office:string-value="0:00" calcext:value-type="string">
            <text:p>0:00</text:p>
          </table:table-cell>
          <table:table-cell table:style-name="ce322" table:formula="of:=[.I70]/60" office:value-type="float" office:value="0" calcext:value-type="float">
            <text:p>0,00</text:p>
          </table:table-cell>
          <table:table-cell table:style-name="ce323" table:formula="of:=IF(ISBLANK([.B70]);&quot;&quot;;IF(WEEKDAY([.B70];3)=0;&quot;1-Seg&quot;;IF(WEEKDAY([.B70];3)=1;&quot;2-Ter&quot;;IF(WEEKDAY([.B70];3)=2;&quot;3-Qua&quot;;IF(WEEKDAY([.B70];3)=3;&quot;4-Qui&quot;;IF(WEEKDAY([.B70];3)=4;&quot;5-Sex&quot;;IF(WEEKDAY([.B70];3)=5;&quot;6-Sab&quot;;IF(WEEKDAY([.B70];3)=6;&quot;0-Dom&quot;;&quot;?&quot;))))))))">
            <text:p/>
          </table:table-cell>
          <table:table-cell table:style-name="ce325" table:formula="of:=IF(ISBLANK([.B70]);&quot;&quot;; ISOWEEKNUM([.B70];1))">
            <text:p/>
          </table:table-cell>
          <table:table-cell table:style-name="ce326" table:content-validation-name="val6"/>
          <table:table-cell table:number-columns-repeated="1010"/>
        </table:table-row>
        <table:table-row table:style-name="ro5">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71])+HOUR([.H71])=0;0;( HOUR([.H71])*60 + MINUTE([.H71])) - (HOUR([.G71])*60 + MINUTE([.G71])  ))" office:value-type="float" office:value="0" calcext:value-type="float">
            <text:p>0</text:p>
          </table:table-cell>
          <table:table-cell table:style-name="ce321" table:formula="of:=CONCATENATE(TRUNC([.I71]/60;0);&quot;:&quot;;TEXT(MOD([.I71];60);&quot;00&quot;))" office:value-type="string" office:string-value="0:00" calcext:value-type="string">
            <text:p>0:00</text:p>
          </table:table-cell>
          <table:table-cell table:style-name="ce322" table:formula="of:=[.I71]/60" office:value-type="float" office:value="0" calcext:value-type="float">
            <text:p>0,00</text:p>
          </table:table-cell>
          <table:table-cell table:style-name="ce323" table:formula="of:=IF(ISBLANK([.B71]);&quot;&quot;;IF(WEEKDAY([.B71];3)=0;&quot;1-Seg&quot;;IF(WEEKDAY([.B71];3)=1;&quot;2-Ter&quot;;IF(WEEKDAY([.B71];3)=2;&quot;3-Qua&quot;;IF(WEEKDAY([.B71];3)=3;&quot;4-Qui&quot;;IF(WEEKDAY([.B71];3)=4;&quot;5-Sex&quot;;IF(WEEKDAY([.B71];3)=5;&quot;6-Sab&quot;;IF(WEEKDAY([.B71];3)=6;&quot;0-Dom&quot;;&quot;?&quot;))))))))">
            <text:p/>
          </table:table-cell>
          <table:table-cell table:style-name="ce325" table:formula="of:=IF(ISBLANK([.B71]);&quot;&quot;; ISOWEEKNUM([.B71];1))">
            <text:p/>
          </table:table-cell>
          <table:table-cell table:style-name="ce326" table:content-validation-name="val6"/>
          <table:table-cell table:style-name="ce329" table:content-validation-name="val6" office:value-type="string" calcext:value-type="string">
            <text:p>lean ux 28:00</text:p>
          </table:table-cell>
          <table:table-cell table:number-columns-repeated="1009"/>
        </table:table-row>
        <table:table-row table:style-name="ro5">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219"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72])+HOUR([.H72])=0;0;( HOUR([.H72])*60 + MINUTE([.H72])) - (HOUR([.G72])*60 + MINUTE([.G72])  ))" office:value-type="float" office:value="0" calcext:value-type="float">
            <text:p>0</text:p>
          </table:table-cell>
          <table:table-cell table:style-name="ce321" table:formula="of:=CONCATENATE(TRUNC([.I72]/60;0);&quot;:&quot;;TEXT(MOD([.I72];60);&quot;00&quot;))" office:value-type="string" office:string-value="0:00" calcext:value-type="string">
            <text:p>0:00</text:p>
          </table:table-cell>
          <table:table-cell table:style-name="ce322" table:formula="of:=[.I72]/60" office:value-type="float" office:value="0" calcext:value-type="float">
            <text:p>0,00</text:p>
          </table:table-cell>
          <table:table-cell table:style-name="ce323" table:formula="of:=IF(ISBLANK([.B72]);&quot;&quot;;IF(WEEKDAY([.B72];3)=0;&quot;1-Seg&quot;;IF(WEEKDAY([.B72];3)=1;&quot;2-Ter&quot;;IF(WEEKDAY([.B72];3)=2;&quot;3-Qua&quot;;IF(WEEKDAY([.B72];3)=3;&quot;4-Qui&quot;;IF(WEEKDAY([.B72];3)=4;&quot;5-Sex&quot;;IF(WEEKDAY([.B72];3)=5;&quot;6-Sab&quot;;IF(WEEKDAY([.B72];3)=6;&quot;0-Dom&quot;;&quot;?&quot;))))))))">
            <text:p/>
          </table:table-cell>
          <table:table-cell table:style-name="ce325" table:formula="of:=IF(ISBLANK([.B72]);&quot;&quot;; ISOWEEKNUM([.B72];1))">
            <text:p/>
          </table:table-cell>
          <table:table-cell table:style-name="ce326" table:content-validation-name="val6"/>
          <table:table-cell table:formula="of:=WEEKDAY([.B67])" office:value-type="float" office:value="7" calcext:value-type="float">
            <text:p>7</text:p>
          </table:table-cell>
          <table:table-cell table:number-columns-repeated="1009"/>
        </table:table-row>
        <table:table-row table:style-name="ro5">
          <table:table-cell table:style-name="ce34" table:content-validation-name="val1" office:value-type="string" calcext:value-type="string">
            <text:p>Não</text:p>
          </table:table-cell>
          <table:table-cell table:style-name="ce40" table:content-validation-name="val2"/>
          <table:table-cell table:style-name="ce108" table:content-validation-name="val4"/>
          <table:table-cell table:style-name="ce159" table:content-validation-name="val5"/>
          <table:table-cell table:style-name="ce220" table:content-validation-name="val7"/>
          <table:table-cell table:style-name="ce267" table:content-validation-name="val6"/>
          <table:table-cell table:style-name="ce311" table:content-validation-name="val8"/>
          <table:table-cell table:style-name="ce311" table:content-validation-name="val9"/>
          <table:table-cell table:style-name="ce319" table:formula="of:=IF(MINUTE([.H73])+HOUR([.H73])=0;0;( HOUR([.H73])*60 + MINUTE([.H73])) - (HOUR([.G73])*60 + MINUTE([.G73])  ))" office:value-type="float" office:value="0" calcext:value-type="float">
            <text:p>0</text:p>
          </table:table-cell>
          <table:table-cell table:style-name="ce321" table:formula="of:=CONCATENATE(TRUNC([.I73]/60;0);&quot;:&quot;;TEXT(MOD([.I73];60);&quot;00&quot;))" office:value-type="string" office:string-value="0:00" calcext:value-type="string">
            <text:p>0:00</text:p>
          </table:table-cell>
          <table:table-cell table:style-name="ce322" table:formula="of:=[.I73]/60" office:value-type="float" office:value="0" calcext:value-type="float">
            <text:p>0,00</text:p>
          </table:table-cell>
          <table:table-cell table:style-name="ce323" table:formula="of:=IF(ISBLANK([.B73]);&quot;&quot;;IF(WEEKDAY([.B73];3)=0;&quot;1-Seg&quot;;IF(WEEKDAY([.B73];3)=1;&quot;2-Ter&quot;;IF(WEEKDAY([.B73];3)=2;&quot;3-Qua&quot;;IF(WEEKDAY([.B73];3)=3;&quot;4-Qui&quot;;IF(WEEKDAY([.B73];3)=4;&quot;5-Sex&quot;;IF(WEEKDAY([.B73];3)=5;&quot;6-Sab&quot;;IF(WEEKDAY([.B73];3)=6;&quot;0-Dom&quot;;&quot;?&quot;))))))))">
            <text:p/>
          </table:table-cell>
          <table:table-cell table:style-name="ce325" table:formula="of:=IF(ISBLANK([.B73]);&quot;&quot;; ISOWEEKNUM([.B73];1))">
            <text:p/>
          </table:table-cell>
          <table:table-cell table:style-name="ce326" table:content-validation-name="val6"/>
          <table:table-cell table:number-columns-repeated="1010"/>
        </table:table-row>
        <table:table-row table:style-name="ro5">
          <table:table-cell table:style-name="ce34" table:content-validation-name="val1" office:value-type="string" calcext:value-type="string">
            <text:p>Não</text:p>
          </table:table-cell>
          <table:table-cell table:style-name="ce40" table:content-validation-name="val2"/>
          <table:table-cell table:style-name="ce109" table:content-validation-name="val4"/>
          <table:table-cell table:style-name="ce160" table:content-validation-name="val5"/>
          <table:table-cell table:style-name="ce221" table:content-validation-name="val7"/>
          <table:table-cell table:style-name="ce268" table:content-validation-name="val6"/>
          <table:table-cell table:style-name="ce311" table:content-validation-name="val8"/>
          <table:table-cell table:style-name="ce311" table:content-validation-name="val9"/>
          <table:table-cell table:style-name="ce319" table:formula="of:=IF(MINUTE([.H74])+HOUR([.H74])=0;0;( HOUR([.H74])*60 + MINUTE([.H74])) - (HOUR([.G74])*60 + MINUTE([.G74])  ))" office:value-type="float" office:value="0" calcext:value-type="float">
            <text:p>0</text:p>
          </table:table-cell>
          <table:table-cell table:style-name="ce321" table:formula="of:=CONCATENATE(TRUNC([.I74]/60;0);&quot;:&quot;;TEXT(MOD([.I74];60);&quot;00&quot;))" office:value-type="string" office:string-value="0:00" calcext:value-type="string">
            <text:p>0:00</text:p>
          </table:table-cell>
          <table:table-cell table:style-name="ce322" table:formula="of:=[.I74]/60" office:value-type="float" office:value="0" calcext:value-type="float">
            <text:p>0,00</text:p>
          </table:table-cell>
          <table:table-cell table:style-name="ce323" table:formula="of:=IF(ISBLANK([.B74]);&quot;&quot;;IF(WEEKDAY([.B74];3)=0;&quot;1-Seg&quot;;IF(WEEKDAY([.B74];3)=1;&quot;2-Ter&quot;;IF(WEEKDAY([.B74];3)=2;&quot;3-Qua&quot;;IF(WEEKDAY([.B74];3)=3;&quot;4-Qui&quot;;IF(WEEKDAY([.B74];3)=4;&quot;5-Sex&quot;;IF(WEEKDAY([.B74];3)=5;&quot;6-Sab&quot;;IF(WEEKDAY([.B74];3)=6;&quot;0-Dom&quot;;&quot;?&quot;))))))))">
            <text:p/>
          </table:table-cell>
          <table:table-cell table:style-name="ce325" table:formula="of:=IF(ISBLANK([.B74]);&quot;&quot;; ISOWEEKNUM([.B74];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8" table:content-validation-name="val2"/>
          <table:table-cell table:style-name="ce78" table:content-validation-name="val4"/>
          <table:table-cell table:style-name="ce161" table:content-validation-name="val5"/>
          <table:table-cell table:style-name="ce222" table:content-validation-name="val7"/>
          <table:table-cell table:style-name="ce269" table:content-validation-name="val6"/>
          <table:table-cell table:style-name="ce311" table:content-validation-name="val8"/>
          <table:table-cell table:style-name="ce311" table:content-validation-name="val9"/>
          <table:table-cell table:style-name="ce319" table:formula="of:=IF(MINUTE([.H75])+HOUR([.H75])=0;0;( HOUR([.H75])*60 + MINUTE([.H75])) - (HOUR([.G75])*60 + MINUTE([.G75])  ))" office:value-type="float" office:value="0" calcext:value-type="float">
            <text:p>0</text:p>
          </table:table-cell>
          <table:table-cell table:style-name="ce321" table:formula="of:=CONCATENATE(TRUNC([.I75]/60;0);&quot;:&quot;;TEXT(MOD([.I75];60);&quot;00&quot;))" office:value-type="string" office:string-value="0:00" calcext:value-type="string">
            <text:p>0:00</text:p>
          </table:table-cell>
          <table:table-cell table:style-name="ce322" table:formula="of:=[.I75]/60" office:value-type="float" office:value="0" calcext:value-type="float">
            <text:p>0,00</text:p>
          </table:table-cell>
          <table:table-cell table:style-name="ce323" table:formula="of:=IF(ISBLANK([.B75]);&quot;&quot;;IF(WEEKDAY([.B75];3)=0;&quot;1-Seg&quot;;IF(WEEKDAY([.B75];3)=1;&quot;2-Ter&quot;;IF(WEEKDAY([.B75];3)=2;&quot;3-Qua&quot;;IF(WEEKDAY([.B75];3)=3;&quot;4-Qui&quot;;IF(WEEKDAY([.B75];3)=4;&quot;5-Sex&quot;;IF(WEEKDAY([.B75];3)=5;&quot;6-Sab&quot;;IF(WEEKDAY([.B75];3)=6;&quot;0-Dom&quot;;&quot;?&quot;))))))))">
            <text:p/>
          </table:table-cell>
          <table:table-cell table:style-name="ce325" table:formula="of:=IF(ISBLANK([.B75]);&quot;&quot;; ISOWEEKNUM([.B75];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8" table:content-validation-name="val2"/>
          <table:table-cell table:style-name="ce78" table:content-validation-name="val4"/>
          <table:table-cell table:style-name="ce120" table:content-validation-name="val5"/>
          <table:table-cell table:style-name="ce223" table:content-validation-name="val7"/>
          <table:table-cell table:style-name="ce270" table:content-validation-name="val6"/>
          <table:table-cell table:style-name="ce311" table:content-validation-name="val8"/>
          <table:table-cell table:style-name="ce311" table:content-validation-name="val9"/>
          <table:table-cell table:style-name="ce319" table:formula="of:=IF(MINUTE([.H76])+HOUR([.H76])=0;0;( HOUR([.H76])*60 + MINUTE([.H76])) - (HOUR([.G76])*60 + MINUTE([.G76])  ))" office:value-type="float" office:value="0" calcext:value-type="float">
            <text:p>0</text:p>
          </table:table-cell>
          <table:table-cell table:style-name="ce321" table:formula="of:=CONCATENATE(TRUNC([.I76]/60;0);&quot;:&quot;;TEXT(MOD([.I76];60);&quot;00&quot;))" office:value-type="string" office:string-value="0:00" calcext:value-type="string">
            <text:p>0:00</text:p>
          </table:table-cell>
          <table:table-cell table:style-name="ce322" table:formula="of:=[.I76]/60" office:value-type="float" office:value="0" calcext:value-type="float">
            <text:p>0,00</text:p>
          </table:table-cell>
          <table:table-cell table:style-name="ce323" table:formula="of:=IF(ISBLANK([.B76]);&quot;&quot;;IF(WEEKDAY([.B76];3)=0;&quot;1-Seg&quot;;IF(WEEKDAY([.B76];3)=1;&quot;2-Ter&quot;;IF(WEEKDAY([.B76];3)=2;&quot;3-Qua&quot;;IF(WEEKDAY([.B76];3)=3;&quot;4-Qui&quot;;IF(WEEKDAY([.B76];3)=4;&quot;5-Sex&quot;;IF(WEEKDAY([.B76];3)=5;&quot;6-Sab&quot;;IF(WEEKDAY([.B76];3)=6;&quot;0-Dom&quot;;&quot;?&quot;))))))))">
            <text:p/>
          </table:table-cell>
          <table:table-cell table:style-name="ce325" table:formula="of:=IF(ISBLANK([.B76]);&quot;&quot;; ISOWEEKNUM([.B76];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69" table:content-validation-name="val2"/>
          <table:table-cell table:style-name="ce110" table:content-validation-name="val4"/>
          <table:table-cell table:style-name="ce120" table:content-validation-name="val5"/>
          <table:table-cell table:style-name="ce224" table:content-validation-name="val7"/>
          <table:table-cell table:style-name="ce271" table:content-validation-name="val6"/>
          <table:table-cell table:style-name="ce311" table:content-validation-name="val8"/>
          <table:table-cell table:style-name="ce311" table:content-validation-name="val9"/>
          <table:table-cell table:style-name="ce319" table:formula="of:=IF(MINUTE([.H77])+HOUR([.H77])=0;0;( HOUR([.H77])*60 + MINUTE([.H77])) - (HOUR([.G77])*60 + MINUTE([.G77])  ))" office:value-type="float" office:value="0" calcext:value-type="float">
            <text:p>0</text:p>
          </table:table-cell>
          <table:table-cell table:style-name="ce321" table:formula="of:=CONCATENATE(TRUNC([.I77]/60;0);&quot;:&quot;;TEXT(MOD([.I77];60);&quot;00&quot;))" office:value-type="string" office:string-value="0:00" calcext:value-type="string">
            <text:p>0:00</text:p>
          </table:table-cell>
          <table:table-cell table:style-name="ce322" table:formula="of:=[.I77]/60" office:value-type="float" office:value="0" calcext:value-type="float">
            <text:p>0,00</text:p>
          </table:table-cell>
          <table:table-cell table:style-name="ce323" table:formula="of:=IF(ISBLANK([.B77]);&quot;&quot;;IF(WEEKDAY([.B77];3)=0;&quot;1-Seg&quot;;IF(WEEKDAY([.B77];3)=1;&quot;2-Ter&quot;;IF(WEEKDAY([.B77];3)=2;&quot;3-Qua&quot;;IF(WEEKDAY([.B77];3)=3;&quot;4-Qui&quot;;IF(WEEKDAY([.B77];3)=4;&quot;5-Sex&quot;;IF(WEEKDAY([.B77];3)=5;&quot;6-Sab&quot;;IF(WEEKDAY([.B77];3)=6;&quot;0-Dom&quot;;&quot;?&quot;))))))))">
            <text:p/>
          </table:table-cell>
          <table:table-cell table:style-name="ce325" table:formula="of:=IF(ISBLANK([.B77]);&quot;&quot;; ISOWEEKNUM([.B77];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70" table:content-validation-name="val2"/>
          <table:table-cell table:style-name="ce111" table:content-validation-name="val4"/>
          <table:table-cell table:style-name="ce162" table:content-validation-name="val5"/>
          <table:table-cell table:style-name="ce225" table:content-validation-name="val7"/>
          <table:table-cell table:style-name="ce272" table:content-validation-name="val6"/>
          <table:table-cell table:style-name="ce311" table:content-validation-name="val8"/>
          <table:table-cell table:style-name="ce311" table:content-validation-name="val9"/>
          <table:table-cell table:style-name="ce319" table:formula="of:=IF(MINUTE([.H78])+HOUR([.H78])=0;0;( HOUR([.H78])*60 + MINUTE([.H78])) - (HOUR([.G78])*60 + MINUTE([.G78])  ))" office:value-type="float" office:value="0" calcext:value-type="float">
            <text:p>0</text:p>
          </table:table-cell>
          <table:table-cell table:style-name="ce321" table:formula="of:=CONCATENATE(TRUNC([.I78]/60;0);&quot;:&quot;;TEXT(MOD([.I78];60);&quot;00&quot;))" office:value-type="string" office:string-value="0:00" calcext:value-type="string">
            <text:p>0:00</text:p>
          </table:table-cell>
          <table:table-cell table:style-name="ce322" table:formula="of:=[.I78]/60" office:value-type="float" office:value="0" calcext:value-type="float">
            <text:p>0,00</text:p>
          </table:table-cell>
          <table:table-cell table:style-name="ce323" table:formula="of:=IF(ISBLANK([.B78]);&quot;&quot;;IF(WEEKDAY([.B78];3)=0;&quot;1-Seg&quot;;IF(WEEKDAY([.B78];3)=1;&quot;2-Ter&quot;;IF(WEEKDAY([.B78];3)=2;&quot;3-Qua&quot;;IF(WEEKDAY([.B78];3)=3;&quot;4-Qui&quot;;IF(WEEKDAY([.B78];3)=4;&quot;5-Sex&quot;;IF(WEEKDAY([.B78];3)=5;&quot;6-Sab&quot;;IF(WEEKDAY([.B78];3)=6;&quot;0-Dom&quot;;&quot;?&quot;))))))))">
            <text:p/>
          </table:table-cell>
          <table:table-cell table:style-name="ce325" table:formula="of:=IF(ISBLANK([.B78]);&quot;&quot;; ISOWEEKNUM([.B78];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63"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79])+HOUR([.H79])=0;0;( HOUR([.H79])*60 + MINUTE([.H79])) - (HOUR([.G79])*60 + MINUTE([.G79])  ))" office:value-type="float" office:value="0" calcext:value-type="float">
            <text:p>0</text:p>
          </table:table-cell>
          <table:table-cell table:style-name="ce321" table:formula="of:=CONCATENATE(TRUNC([.I79]/60;0);&quot;:&quot;;TEXT(MOD([.I79];60);&quot;00&quot;))" office:value-type="string" office:string-value="0:00" calcext:value-type="string">
            <text:p>0:00</text:p>
          </table:table-cell>
          <table:table-cell table:style-name="ce322" table:formula="of:=[.I79]/60" office:value-type="float" office:value="0" calcext:value-type="float">
            <text:p>0,00</text:p>
          </table:table-cell>
          <table:table-cell table:style-name="ce323" table:formula="of:=IF(ISBLANK([.B79]);&quot;&quot;;IF(WEEKDAY([.B79];3)=0;&quot;1-Seg&quot;;IF(WEEKDAY([.B79];3)=1;&quot;2-Ter&quot;;IF(WEEKDAY([.B79];3)=2;&quot;3-Qua&quot;;IF(WEEKDAY([.B79];3)=3;&quot;4-Qui&quot;;IF(WEEKDAY([.B79];3)=4;&quot;5-Sex&quot;;IF(WEEKDAY([.B79];3)=5;&quot;6-Sab&quot;;IF(WEEKDAY([.B79];3)=6;&quot;0-Dom&quot;;&quot;?&quot;))))))))">
            <text:p/>
          </table:table-cell>
          <table:table-cell table:style-name="ce325" table:formula="of:=IF(ISBLANK([.B79]);&quot;&quot;; ISOWEEKNUM([.B79];1))">
            <text:p/>
          </table:table-cell>
          <table:table-cell table:style-name="ce326" table:content-validation-name="val6"/>
          <table:table-cell table:style-name="ce330"/>
          <table:table-cell table:style-name="ce332"/>
          <table:table-cell table:style-name="ce330"/>
          <table:table-cell table:style-name="ce332"/>
          <table:table-cell table:style-name="ce333"/>
          <table:table-cell table:number-columns-repeated="1005"/>
        </table:table-row>
        <table:table-row table:style-name="ro2">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80])+HOUR([.H80])=0;0;( HOUR([.H80])*60 + MINUTE([.H80])) - (HOUR([.G80])*60 + MINUTE([.G80])  ))" office:value-type="float" office:value="0" calcext:value-type="float">
            <text:p>0</text:p>
          </table:table-cell>
          <table:table-cell table:style-name="ce321" table:formula="of:=CONCATENATE(TRUNC([.I80]/60;0);&quot;:&quot;;TEXT(MOD([.I80];60);&quot;00&quot;))" office:value-type="string" office:string-value="0:00" calcext:value-type="string">
            <text:p>0:00</text:p>
          </table:table-cell>
          <table:table-cell table:style-name="ce322" table:formula="of:=[.I80]/60" office:value-type="float" office:value="0" calcext:value-type="float">
            <text:p>0,00</text:p>
          </table:table-cell>
          <table:table-cell table:style-name="ce323" table:formula="of:=IF(ISBLANK([.B80]);&quot;&quot;;IF(WEEKDAY([.B80];3)=0;&quot;1-Seg&quot;;IF(WEEKDAY([.B80];3)=1;&quot;2-Ter&quot;;IF(WEEKDAY([.B80];3)=2;&quot;3-Qua&quot;;IF(WEEKDAY([.B80];3)=3;&quot;4-Qui&quot;;IF(WEEKDAY([.B80];3)=4;&quot;5-Sex&quot;;IF(WEEKDAY([.B80];3)=5;&quot;6-Sab&quot;;IF(WEEKDAY([.B80];3)=6;&quot;0-Dom&quot;;&quot;?&quot;))))))))">
            <text:p/>
          </table:table-cell>
          <table:table-cell table:style-name="ce325" table:formula="of:=IF(ISBLANK([.B80]);&quot;&quot;; ISOWEEKNUM([.B80];1))">
            <text:p/>
          </table:table-cell>
          <table:table-cell table:style-name="ce326" table:content-validation-name="val6"/>
          <table:table-cell table:number-columns-repeated="2"/>
          <table:table-cell office:value-type="string" calcext:value-type="string">
            <text:p>.</text:p>
          </table:table-cell>
          <table:table-cell table:number-columns-repeated="1007"/>
        </table:table-row>
        <table:table-row table:style-name="ro2">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81])+HOUR([.H81])=0;0;( HOUR([.H81])*60 + MINUTE([.H81])) - (HOUR([.G81])*60 + MINUTE([.G81])  ))" office:value-type="float" office:value="0" calcext:value-type="float">
            <text:p>0</text:p>
          </table:table-cell>
          <table:table-cell table:style-name="ce321" table:formula="of:=CONCATENATE(TRUNC([.I81]/60;0);&quot;:&quot;;TEXT(MOD([.I81];60);&quot;00&quot;))" office:value-type="string" office:string-value="0:00" calcext:value-type="string">
            <text:p>0:00</text:p>
          </table:table-cell>
          <table:table-cell table:style-name="ce322" table:formula="of:=[.I81]/60" office:value-type="float" office:value="0" calcext:value-type="float">
            <text:p>0,00</text:p>
          </table:table-cell>
          <table:table-cell table:style-name="ce323" table:formula="of:=IF(ISBLANK([.B81]);&quot;&quot;;IF(WEEKDAY([.B81];3)=0;&quot;1-Seg&quot;;IF(WEEKDAY([.B81];3)=1;&quot;2-Ter&quot;;IF(WEEKDAY([.B81];3)=2;&quot;3-Qua&quot;;IF(WEEKDAY([.B81];3)=3;&quot;4-Qui&quot;;IF(WEEKDAY([.B81];3)=4;&quot;5-Sex&quot;;IF(WEEKDAY([.B81];3)=5;&quot;6-Sab&quot;;IF(WEEKDAY([.B81];3)=6;&quot;0-Dom&quot;;&quot;?&quot;))))))))">
            <text:p/>
          </table:table-cell>
          <table:table-cell table:style-name="ce325" table:formula="of:=IF(ISBLANK([.B81]);&quot;&quot;; ISOWEEKNUM([.B81];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82])+HOUR([.H82])=0;0;( HOUR([.H82])*60 + MINUTE([.H82])) - (HOUR([.G82])*60 + MINUTE([.G82])  ))" office:value-type="float" office:value="0" calcext:value-type="float">
            <text:p>0</text:p>
          </table:table-cell>
          <table:table-cell table:style-name="ce321" table:formula="of:=CONCATENATE(TRUNC([.I82]/60;0);&quot;:&quot;;TEXT(MOD([.I82];60);&quot;00&quot;))" office:value-type="string" office:string-value="0:00" calcext:value-type="string">
            <text:p>0:00</text:p>
          </table:table-cell>
          <table:table-cell table:style-name="ce322" table:formula="of:=[.I82]/60" office:value-type="float" office:value="0" calcext:value-type="float">
            <text:p>0,00</text:p>
          </table:table-cell>
          <table:table-cell table:style-name="ce323" table:formula="of:=IF(ISBLANK([.B82]);&quot;&quot;;IF(WEEKDAY([.B82];3)=0;&quot;1-Seg&quot;;IF(WEEKDAY([.B82];3)=1;&quot;2-Ter&quot;;IF(WEEKDAY([.B82];3)=2;&quot;3-Qua&quot;;IF(WEEKDAY([.B82];3)=3;&quot;4-Qui&quot;;IF(WEEKDAY([.B82];3)=4;&quot;5-Sex&quot;;IF(WEEKDAY([.B82];3)=5;&quot;6-Sab&quot;;IF(WEEKDAY([.B82];3)=6;&quot;0-Dom&quot;;&quot;?&quot;))))))))">
            <text:p/>
          </table:table-cell>
          <table:table-cell table:style-name="ce325" table:formula="of:=IF(ISBLANK([.B82]);&quot;&quot;; ISOWEEKNUM([.B82];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71" table:content-validation-name="val2"/>
          <table:table-cell table:style-name="ce112" table:content-validation-name="val4"/>
          <table:table-cell table:style-name="ce164" table:content-validation-name="val5"/>
          <table:table-cell table:style-name="ce226" table:content-validation-name="val7"/>
          <table:table-cell table:style-name="ce304" table:content-validation-name="val6"/>
          <table:table-cell table:style-name="ce311" table:content-validation-name="val8"/>
          <table:table-cell table:style-name="ce311" table:content-validation-name="val9"/>
          <table:table-cell table:style-name="ce319" table:formula="of:=IF(MINUTE([.H83])+HOUR([.H83])=0;0;( HOUR([.H83])*60 + MINUTE([.H83])) - (HOUR([.G83])*60 + MINUTE([.G83])  ))" office:value-type="float" office:value="0" calcext:value-type="float">
            <text:p>0</text:p>
          </table:table-cell>
          <table:table-cell table:style-name="ce321" table:formula="of:=CONCATENATE(TRUNC([.I83]/60;0);&quot;:&quot;;TEXT(MOD([.I83];60);&quot;00&quot;))" office:value-type="string" office:string-value="0:00" calcext:value-type="string">
            <text:p>0:00</text:p>
          </table:table-cell>
          <table:table-cell table:style-name="ce322" table:formula="of:=[.I83]/60" office:value-type="float" office:value="0" calcext:value-type="float">
            <text:p>0,00</text:p>
          </table:table-cell>
          <table:table-cell table:style-name="ce323" table:formula="of:=IF(ISBLANK([.B83]);&quot;&quot;;IF(WEEKDAY([.B83];3)=0;&quot;1-Seg&quot;;IF(WEEKDAY([.B83];3)=1;&quot;2-Ter&quot;;IF(WEEKDAY([.B83];3)=2;&quot;3-Qua&quot;;IF(WEEKDAY([.B83];3)=3;&quot;4-Qui&quot;;IF(WEEKDAY([.B83];3)=4;&quot;5-Sex&quot;;IF(WEEKDAY([.B83];3)=5;&quot;6-Sab&quot;;IF(WEEKDAY([.B83];3)=6;&quot;0-Dom&quot;;&quot;?&quot;))))))))">
            <text:p/>
          </table:table-cell>
          <table:table-cell table:style-name="ce325" table:formula="of:=IF(ISBLANK([.B83]);&quot;&quot;; ISOWEEKNUM([.B83];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71" table:content-validation-name="val2"/>
          <table:table-cell table:style-name="ce112" table:content-validation-name="val4"/>
          <table:table-cell table:style-name="ce164" table:content-validation-name="val5"/>
          <table:table-cell table:style-name="ce22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84])+HOUR([.H84])=0;0;( HOUR([.H84])*60 + MINUTE([.H84])) - (HOUR([.G84])*60 + MINUTE([.G84])  ))" office:value-type="float" office:value="0" calcext:value-type="float">
            <text:p>0</text:p>
          </table:table-cell>
          <table:table-cell table:style-name="ce321" table:formula="of:=CONCATENATE(TRUNC([.I84]/60;0);&quot;:&quot;;TEXT(MOD([.I84];60);&quot;00&quot;))" office:value-type="string" office:string-value="0:00" calcext:value-type="string">
            <text:p>0:00</text:p>
          </table:table-cell>
          <table:table-cell table:style-name="ce322" table:formula="of:=[.I84]/60" office:value-type="float" office:value="0" calcext:value-type="float">
            <text:p>0,00</text:p>
          </table:table-cell>
          <table:table-cell table:style-name="ce323" table:formula="of:=IF(ISBLANK([.B84]);&quot;&quot;;IF(WEEKDAY([.B84];3)=0;&quot;1-Seg&quot;;IF(WEEKDAY([.B84];3)=1;&quot;2-Ter&quot;;IF(WEEKDAY([.B84];3)=2;&quot;3-Qua&quot;;IF(WEEKDAY([.B84];3)=3;&quot;4-Qui&quot;;IF(WEEKDAY([.B84];3)=4;&quot;5-Sex&quot;;IF(WEEKDAY([.B84];3)=5;&quot;6-Sab&quot;;IF(WEEKDAY([.B84];3)=7;&quot;0-Dom&quot;;&quot;?&quot;))))))))">
            <text:p/>
          </table:table-cell>
          <table:table-cell table:style-name="ce325" table:formula="of:=IF(ISBLANK([.B84]);&quot;&quot;; ISOWEEKNUM([.B84];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72" table:content-validation-name="val2"/>
          <table:table-cell table:style-name="ce113" table:content-validation-name="val4"/>
          <table:table-cell table:style-name="ce165" table:content-validation-name="val5"/>
          <table:table-cell table:style-name="ce228"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85])+HOUR([.H85])=0;0;( HOUR([.H85])*60 + MINUTE([.H85])) - (HOUR([.G85])*60 + MINUTE([.G85])  ))" office:value-type="float" office:value="0" calcext:value-type="float">
            <text:p>0</text:p>
          </table:table-cell>
          <table:table-cell table:style-name="ce321" table:formula="of:=CONCATENATE(TRUNC([.I85]/60;0);&quot;:&quot;;TEXT(MOD([.I85];60);&quot;00&quot;))" office:value-type="string" office:string-value="0:00" calcext:value-type="string">
            <text:p>0:00</text:p>
          </table:table-cell>
          <table:table-cell table:style-name="ce322" table:formula="of:=[.I85]/60" office:value-type="float" office:value="0" calcext:value-type="float">
            <text:p>0,00</text:p>
          </table:table-cell>
          <table:table-cell table:style-name="ce323" table:formula="of:=IF(ISBLANK([.B85]);&quot;&quot;;IF(WEEKDAY([.B85];3)=0;&quot;1-Seg&quot;;IF(WEEKDAY([.B85];3)=1;&quot;2-Ter&quot;;IF(WEEKDAY([.B85];3)=2;&quot;3-Qua&quot;;IF(WEEKDAY([.B85];3)=3;&quot;4-Qui&quot;;IF(WEEKDAY([.B85];3)=4;&quot;5-Sex&quot;;IF(WEEKDAY([.B85];3)=5;&quot;6-Sab&quot;;IF(WEEKDAY([.B85];3)=7;&quot;0-Dom&quot;;&quot;?&quot;))))))))">
            <text:p/>
          </table:table-cell>
          <table:table-cell table:style-name="ce325" table:formula="of:=IF(ISBLANK([.B85]);&quot;&quot;; ISOWEEKNUM([.B85];1))">
            <text:p/>
          </table:table-cell>
          <table:table-cell table:style-name="ce326" table:content-validation-name="val6"/>
          <table:table-cell table:number-columns-repeated="1010"/>
        </table:table-row>
        <table:table-row table:style-name="ro2">
          <table:table-cell table:style-name="ce34" table:content-validation-name="val1" office:value-type="string" calcext:value-type="string">
            <text:p>Não</text:p>
          </table:table-cell>
          <table:table-cell table:style-name="ce73" table:content-validation-name="val2"/>
          <table:table-cell table:style-name="ce114" table:content-validation-name="val4"/>
          <table:table-cell table:style-name="ce166" table:content-validation-name="val5"/>
          <table:table-cell table:style-name="ce228"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86])+HOUR([.H86])=0;0;( HOUR([.H86])*60 + MINUTE([.H86])) - (HOUR([.G86])*60 + MINUTE([.G86])  ))" office:value-type="float" office:value="0" calcext:value-type="float">
            <text:p>0</text:p>
          </table:table-cell>
          <table:table-cell table:style-name="ce321" table:formula="of:=CONCATENATE(TRUNC([.I86]/60;0);&quot;:&quot;;TEXT(MOD([.I86];60);&quot;00&quot;))" office:value-type="string" office:string-value="0:00" calcext:value-type="string">
            <text:p>0:00</text:p>
          </table:table-cell>
          <table:table-cell table:style-name="ce322" table:formula="of:=[.I86]/60" office:value-type="float" office:value="0" calcext:value-type="float">
            <text:p>0,00</text:p>
          </table:table-cell>
          <table:table-cell table:style-name="ce323" table:formula="of:=IF(ISBLANK([.B86]);&quot;&quot;;IF(WEEKDAY([.B86];3)=0;&quot;1-Seg&quot;;IF(WEEKDAY([.B86];3)=1;&quot;2-Ter&quot;;IF(WEEKDAY([.B86];3)=2;&quot;3-Qua&quot;;IF(WEEKDAY([.B86];3)=3;&quot;4-Qui&quot;;IF(WEEKDAY([.B86];3)=4;&quot;5-Sex&quot;;IF(WEEKDAY([.B86];3)=5;&quot;6-Sab&quot;;IF(WEEKDAY([.B86];3)=7;&quot;0-Dom&quot;;&quot;?&quot;))))))))">
            <text:p/>
          </table:table-cell>
          <table:table-cell table:style-name="ce325" table:formula="of:=IF(ISBLANK([.B86]);&quot;&quot;; ISOWEEKNUM([.B8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87])+HOUR([.H87])=0;0;( HOUR([.H87])*60 + MINUTE([.H87])) - (HOUR([.G87])*60 + MINUTE([.G87])  ))" office:value-type="float" office:value="0" calcext:value-type="float">
            <text:p>0</text:p>
          </table:table-cell>
          <table:table-cell table:style-name="ce321" table:formula="of:=CONCATENATE(TRUNC([.I87]/60;0);&quot;:&quot;;TEXT(MOD([.I87];60);&quot;00&quot;))" office:value-type="string" office:string-value="0:00" calcext:value-type="string">
            <text:p>0:00</text:p>
          </table:table-cell>
          <table:table-cell table:style-name="ce322" table:formula="of:=[.I87]/60" office:value-type="float" office:value="0" calcext:value-type="float">
            <text:p>0,00</text:p>
          </table:table-cell>
          <table:table-cell table:style-name="ce323" table:formula="of:=IF(ISBLANK([.B87]);&quot;&quot;;IF(WEEKDAY([.B87];3)=0;&quot;1-Seg&quot;;IF(WEEKDAY([.B87];3)=1;&quot;2-Ter&quot;;IF(WEEKDAY([.B87];3)=2;&quot;3-Qua&quot;;IF(WEEKDAY([.B87];3)=3;&quot;4-Qui&quot;;IF(WEEKDAY([.B87];3)=4;&quot;5-Sex&quot;;IF(WEEKDAY([.B87];3)=5;&quot;6-Sab&quot;;IF(WEEKDAY([.B87];3)=7;&quot;0-Dom&quot;;&quot;?&quot;))))))))">
            <text:p/>
          </table:table-cell>
          <table:table-cell table:style-name="ce325" table:formula="of:=IF(ISBLANK([.B87]);&quot;&quot;; ISOWEEKNUM([.B8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88])+HOUR([.H88])=0;0;( HOUR([.H88])*60 + MINUTE([.H88])) - (HOUR([.G88])*60 + MINUTE([.G88])  ))" office:value-type="float" office:value="0" calcext:value-type="float">
            <text:p>0</text:p>
          </table:table-cell>
          <table:table-cell table:style-name="ce321" table:formula="of:=CONCATENATE(TRUNC([.I88]/60;0);&quot;:&quot;;TEXT(MOD([.I88];60);&quot;00&quot;))" office:value-type="string" office:string-value="0:00" calcext:value-type="string">
            <text:p>0:00</text:p>
          </table:table-cell>
          <table:table-cell table:style-name="ce322" table:formula="of:=[.I88]/60" office:value-type="float" office:value="0" calcext:value-type="float">
            <text:p>0,00</text:p>
          </table:table-cell>
          <table:table-cell table:style-name="ce323" table:formula="of:=IF(ISBLANK([.B88]);&quot;&quot;;IF(WEEKDAY([.B88];3)=0;&quot;1-Seg&quot;;IF(WEEKDAY([.B88];3)=1;&quot;2-Ter&quot;;IF(WEEKDAY([.B88];3)=2;&quot;3-Qua&quot;;IF(WEEKDAY([.B88];3)=3;&quot;4-Qui&quot;;IF(WEEKDAY([.B88];3)=4;&quot;5-Sex&quot;;IF(WEEKDAY([.B88];3)=5;&quot;6-Sab&quot;;IF(WEEKDAY([.B88];3)=7;&quot;0-Dom&quot;;&quot;?&quot;))))))))">
            <text:p/>
          </table:table-cell>
          <table:table-cell table:style-name="ce325" table:formula="of:=IF(ISBLANK([.B88]);&quot;&quot;; ISOWEEKNUM([.B8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89])+HOUR([.H89])=0;0;( HOUR([.H89])*60 + MINUTE([.H89])) - (HOUR([.G89])*60 + MINUTE([.G89])  ))" office:value-type="float" office:value="0" calcext:value-type="float">
            <text:p>0</text:p>
          </table:table-cell>
          <table:table-cell table:style-name="ce321" table:formula="of:=CONCATENATE(TRUNC([.I89]/60;0);&quot;:&quot;;TEXT(MOD([.I89];60);&quot;00&quot;))" office:value-type="string" office:string-value="0:00" calcext:value-type="string">
            <text:p>0:00</text:p>
          </table:table-cell>
          <table:table-cell table:style-name="ce322" table:formula="of:=[.I89]/60" office:value-type="float" office:value="0" calcext:value-type="float">
            <text:p>0,00</text:p>
          </table:table-cell>
          <table:table-cell table:style-name="ce323" table:formula="of:=IF(ISBLANK([.B89]);&quot;&quot;;IF(WEEKDAY([.B89];3)=0;&quot;1-Seg&quot;;IF(WEEKDAY([.B89];3)=1;&quot;2-Ter&quot;;IF(WEEKDAY([.B89];3)=2;&quot;3-Qua&quot;;IF(WEEKDAY([.B89];3)=3;&quot;4-Qui&quot;;IF(WEEKDAY([.B89];3)=4;&quot;5-Sex&quot;;IF(WEEKDAY([.B89];3)=5;&quot;6-Sab&quot;;IF(WEEKDAY([.B89];3)=7;&quot;0-Dom&quot;;&quot;?&quot;))))))))">
            <text:p/>
          </table:table-cell>
          <table:table-cell table:style-name="ce325" table:formula="of:=IF(ISBLANK([.B89]);&quot;&quot;; ISOWEEKNUM([.B8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90])+HOUR([.H90])=0;0;( HOUR([.H90])*60 + MINUTE([.H90])) - (HOUR([.G90])*60 + MINUTE([.G90])  ))" office:value-type="float" office:value="0" calcext:value-type="float">
            <text:p>0</text:p>
          </table:table-cell>
          <table:table-cell table:style-name="ce321" table:formula="of:=CONCATENATE(TRUNC([.I90]/60;0);&quot;:&quot;;TEXT(MOD([.I90];60);&quot;00&quot;))" office:value-type="string" office:string-value="0:00" calcext:value-type="string">
            <text:p>0:00</text:p>
          </table:table-cell>
          <table:table-cell table:style-name="ce322" table:formula="of:=[.I90]/60" office:value-type="float" office:value="0" calcext:value-type="float">
            <text:p>0,00</text:p>
          </table:table-cell>
          <table:table-cell table:style-name="ce323" table:formula="of:=IF(ISBLANK([.B90]);&quot;&quot;;IF(WEEKDAY([.B90];3)=0;&quot;1-Seg&quot;;IF(WEEKDAY([.B90];3)=1;&quot;2-Ter&quot;;IF(WEEKDAY([.B90];3)=2;&quot;3-Qua&quot;;IF(WEEKDAY([.B90];3)=3;&quot;4-Qui&quot;;IF(WEEKDAY([.B90];3)=4;&quot;5-Sex&quot;;IF(WEEKDAY([.B90];3)=5;&quot;6-Sab&quot;;IF(WEEKDAY([.B90];3)=7;&quot;0-Dom&quot;;&quot;?&quot;))))))))">
            <text:p/>
          </table:table-cell>
          <table:table-cell table:style-name="ce325" table:formula="of:=IF(ISBLANK([.B90]);&quot;&quot;; ISOWEEKNUM([.B9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91])+HOUR([.H91])=0;0;( HOUR([.H91])*60 + MINUTE([.H91])) - (HOUR([.G91])*60 + MINUTE([.G91])  ))" office:value-type="float" office:value="0" calcext:value-type="float">
            <text:p>0</text:p>
          </table:table-cell>
          <table:table-cell table:style-name="ce321" table:formula="of:=CONCATENATE(TRUNC([.I91]/60;0);&quot;:&quot;;TEXT(MOD([.I91];60);&quot;00&quot;))" office:value-type="string" office:string-value="0:00" calcext:value-type="string">
            <text:p>0:00</text:p>
          </table:table-cell>
          <table:table-cell table:style-name="ce322" table:formula="of:=[.I91]/60" office:value-type="float" office:value="0" calcext:value-type="float">
            <text:p>0,00</text:p>
          </table:table-cell>
          <table:table-cell table:style-name="ce323" table:formula="of:=IF(ISBLANK([.B91]);&quot;&quot;;IF(WEEKDAY([.B91];3)=0;&quot;1-Seg&quot;;IF(WEEKDAY([.B91];3)=1;&quot;2-Ter&quot;;IF(WEEKDAY([.B91];3)=2;&quot;3-Qua&quot;;IF(WEEKDAY([.B91];3)=3;&quot;4-Qui&quot;;IF(WEEKDAY([.B91];3)=4;&quot;5-Sex&quot;;IF(WEEKDAY([.B91];3)=5;&quot;6-Sab&quot;;IF(WEEKDAY([.B91];3)=7;&quot;0-Dom&quot;;&quot;?&quot;))))))))">
            <text:p/>
          </table:table-cell>
          <table:table-cell table:style-name="ce325" table:formula="of:=IF(ISBLANK([.B91]);&quot;&quot;; ISOWEEKNUM([.B9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92])+HOUR([.H92])=0;0;( HOUR([.H92])*60 + MINUTE([.H92])) - (HOUR([.G92])*60 + MINUTE([.G92])  ))" office:value-type="float" office:value="0" calcext:value-type="float">
            <text:p>0</text:p>
          </table:table-cell>
          <table:table-cell table:style-name="ce321" table:formula="of:=CONCATENATE(TRUNC([.I92]/60;0);&quot;:&quot;;TEXT(MOD([.I92];60);&quot;00&quot;))" office:value-type="string" office:string-value="0:00" calcext:value-type="string">
            <text:p>0:00</text:p>
          </table:table-cell>
          <table:table-cell table:style-name="ce322" table:formula="of:=[.I92]/60" office:value-type="float" office:value="0" calcext:value-type="float">
            <text:p>0,00</text:p>
          </table:table-cell>
          <table:table-cell table:style-name="ce323" table:formula="of:=IF(ISBLANK([.B92]);&quot;&quot;;IF(WEEKDAY([.B92];3)=0;&quot;1-Seg&quot;;IF(WEEKDAY([.B92];3)=1;&quot;2-Ter&quot;;IF(WEEKDAY([.B92];3)=2;&quot;3-Qua&quot;;IF(WEEKDAY([.B92];3)=3;&quot;4-Qui&quot;;IF(WEEKDAY([.B92];3)=4;&quot;5-Sex&quot;;IF(WEEKDAY([.B92];3)=5;&quot;6-Sab&quot;;IF(WEEKDAY([.B92];3)=7;&quot;0-Dom&quot;;&quot;?&quot;))))))))">
            <text:p/>
          </table:table-cell>
          <table:table-cell table:style-name="ce325" table:formula="of:=IF(ISBLANK([.B92]);&quot;&quot;; ISOWEEKNUM([.B9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93])+HOUR([.H93])=0;0;( HOUR([.H93])*60 + MINUTE([.H93])) - (HOUR([.G93])*60 + MINUTE([.G93])  ))" office:value-type="float" office:value="0" calcext:value-type="float">
            <text:p>0</text:p>
          </table:table-cell>
          <table:table-cell table:style-name="ce321" table:formula="of:=CONCATENATE(TRUNC([.I93]/60;0);&quot;:&quot;;TEXT(MOD([.I93];60);&quot;00&quot;))" office:value-type="string" office:string-value="0:00" calcext:value-type="string">
            <text:p>0:00</text:p>
          </table:table-cell>
          <table:table-cell table:style-name="ce322" table:formula="of:=[.I93]/60" office:value-type="float" office:value="0" calcext:value-type="float">
            <text:p>0,00</text:p>
          </table:table-cell>
          <table:table-cell table:style-name="ce323" table:formula="of:=IF(ISBLANK([.B93]);&quot;&quot;;IF(WEEKDAY([.B93];3)=0;&quot;1-Seg&quot;;IF(WEEKDAY([.B93];3)=1;&quot;2-Ter&quot;;IF(WEEKDAY([.B93];3)=2;&quot;3-Qua&quot;;IF(WEEKDAY([.B93];3)=3;&quot;4-Qui&quot;;IF(WEEKDAY([.B93];3)=4;&quot;5-Sex&quot;;IF(WEEKDAY([.B93];3)=5;&quot;6-Sab&quot;;IF(WEEKDAY([.B93];3)=7;&quot;0-Dom&quot;;&quot;?&quot;))))))))">
            <text:p/>
          </table:table-cell>
          <table:table-cell table:style-name="ce325" table:formula="of:=IF(ISBLANK([.B93]);&quot;&quot;; ISOWEEKNUM([.B93];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94])+HOUR([.H94])=0;0;( HOUR([.H94])*60 + MINUTE([.H94])) - (HOUR([.G94])*60 + MINUTE([.G94])  ))" office:value-type="float" office:value="0" calcext:value-type="float">
            <text:p>0</text:p>
          </table:table-cell>
          <table:table-cell table:style-name="ce321" table:formula="of:=CONCATENATE(TRUNC([.I94]/60;0);&quot;:&quot;;TEXT(MOD([.I94];60);&quot;00&quot;))" office:value-type="string" office:string-value="0:00" calcext:value-type="string">
            <text:p>0:00</text:p>
          </table:table-cell>
          <table:table-cell table:style-name="ce322" table:formula="of:=[.I94]/60" office:value-type="float" office:value="0" calcext:value-type="float">
            <text:p>0,00</text:p>
          </table:table-cell>
          <table:table-cell table:style-name="ce323" table:formula="of:=IF(ISBLANK([.B94]);&quot;&quot;;IF(WEEKDAY([.B94];3)=0;&quot;1-Seg&quot;;IF(WEEKDAY([.B94];3)=1;&quot;2-Ter&quot;;IF(WEEKDAY([.B94];3)=2;&quot;3-Qua&quot;;IF(WEEKDAY([.B94];3)=3;&quot;4-Qui&quot;;IF(WEEKDAY([.B94];3)=4;&quot;5-Sex&quot;;IF(WEEKDAY([.B94];3)=5;&quot;6-Sab&quot;;IF(WEEKDAY([.B94];3)=7;&quot;0-Dom&quot;;&quot;?&quot;))))))))">
            <text:p/>
          </table:table-cell>
          <table:table-cell table:style-name="ce325" table:formula="of:=IF(ISBLANK([.B94]);&quot;&quot;; ISOWEEKNUM([.B94];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95])+HOUR([.H95])=0;0;( HOUR([.H95])*60 + MINUTE([.H95])) - (HOUR([.G95])*60 + MINUTE([.G95])  ))" office:value-type="float" office:value="0" calcext:value-type="float">
            <text:p>0</text:p>
          </table:table-cell>
          <table:table-cell table:style-name="ce321" table:formula="of:=CONCATENATE(TRUNC([.I95]/60;0);&quot;:&quot;;TEXT(MOD([.I95];60);&quot;00&quot;))" office:value-type="string" office:string-value="0:00" calcext:value-type="string">
            <text:p>0:00</text:p>
          </table:table-cell>
          <table:table-cell table:style-name="ce322" table:formula="of:=[.I95]/60" office:value-type="float" office:value="0" calcext:value-type="float">
            <text:p>0,00</text:p>
          </table:table-cell>
          <table:table-cell table:style-name="ce323" table:formula="of:=IF(ISBLANK([.B95]);&quot;&quot;;IF(WEEKDAY([.B95];3)=0;&quot;1-Seg&quot;;IF(WEEKDAY([.B95];3)=1;&quot;2-Ter&quot;;IF(WEEKDAY([.B95];3)=2;&quot;3-Qua&quot;;IF(WEEKDAY([.B95];3)=3;&quot;4-Qui&quot;;IF(WEEKDAY([.B95];3)=4;&quot;5-Sex&quot;;IF(WEEKDAY([.B95];3)=5;&quot;6-Sab&quot;;IF(WEEKDAY([.B95];3)=7;&quot;0-Dom&quot;;&quot;?&quot;))))))))">
            <text:p/>
          </table:table-cell>
          <table:table-cell table:style-name="ce325" table:formula="of:=IF(ISBLANK([.B95]);&quot;&quot;; ISOWEEKNUM([.B95];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96])+HOUR([.H96])=0;0;( HOUR([.H96])*60 + MINUTE([.H96])) - (HOUR([.G96])*60 + MINUTE([.G96])  ))" office:value-type="float" office:value="0" calcext:value-type="float">
            <text:p>0</text:p>
          </table:table-cell>
          <table:table-cell table:style-name="ce321" table:formula="of:=CONCATENATE(TRUNC([.I96]/60;0);&quot;:&quot;;TEXT(MOD([.I96];60);&quot;00&quot;))" office:value-type="string" office:string-value="0:00" calcext:value-type="string">
            <text:p>0:00</text:p>
          </table:table-cell>
          <table:table-cell table:style-name="ce322" table:formula="of:=[.I96]/60" office:value-type="float" office:value="0" calcext:value-type="float">
            <text:p>0,00</text:p>
          </table:table-cell>
          <table:table-cell table:style-name="ce323" table:formula="of:=IF(ISBLANK([.B96]);&quot;&quot;;IF(WEEKDAY([.B96];3)=0;&quot;1-Seg&quot;;IF(WEEKDAY([.B96];3)=1;&quot;2-Ter&quot;;IF(WEEKDAY([.B96];3)=2;&quot;3-Qua&quot;;IF(WEEKDAY([.B96];3)=3;&quot;4-Qui&quot;;IF(WEEKDAY([.B96];3)=4;&quot;5-Sex&quot;;IF(WEEKDAY([.B96];3)=5;&quot;6-Sab&quot;;IF(WEEKDAY([.B96];3)=7;&quot;0-Dom&quot;;&quot;?&quot;))))))))">
            <text:p/>
          </table:table-cell>
          <table:table-cell table:style-name="ce325" table:formula="of:=IF(ISBLANK([.B96]);&quot;&quot;; ISOWEEKNUM([.B9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97])+HOUR([.H97])=0;0;( HOUR([.H97])*60 + MINUTE([.H97])) - (HOUR([.G97])*60 + MINUTE([.G97])  ))" office:value-type="float" office:value="0" calcext:value-type="float">
            <text:p>0</text:p>
          </table:table-cell>
          <table:table-cell table:style-name="ce321" table:formula="of:=CONCATENATE(TRUNC([.I97]/60;0);&quot;:&quot;;TEXT(MOD([.I97];60);&quot;00&quot;))" office:value-type="string" office:string-value="0:00" calcext:value-type="string">
            <text:p>0:00</text:p>
          </table:table-cell>
          <table:table-cell table:style-name="ce322" table:formula="of:=[.I97]/60" office:value-type="float" office:value="0" calcext:value-type="float">
            <text:p>0,00</text:p>
          </table:table-cell>
          <table:table-cell table:style-name="ce323" table:formula="of:=IF(ISBLANK([.B97]);&quot;&quot;;IF(WEEKDAY([.B97];3)=0;&quot;1-Seg&quot;;IF(WEEKDAY([.B97];3)=1;&quot;2-Ter&quot;;IF(WEEKDAY([.B97];3)=2;&quot;3-Qua&quot;;IF(WEEKDAY([.B97];3)=3;&quot;4-Qui&quot;;IF(WEEKDAY([.B97];3)=4;&quot;5-Sex&quot;;IF(WEEKDAY([.B97];3)=5;&quot;6-Sab&quot;;IF(WEEKDAY([.B97];3)=7;&quot;0-Dom&quot;;&quot;?&quot;))))))))">
            <text:p/>
          </table:table-cell>
          <table:table-cell table:style-name="ce325" table:formula="of:=IF(ISBLANK([.B97]);&quot;&quot;; ISOWEEKNUM([.B9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98])+HOUR([.H98])=0;0;( HOUR([.H98])*60 + MINUTE([.H98])) - (HOUR([.G98])*60 + MINUTE([.G98])  ))" office:value-type="float" office:value="0" calcext:value-type="float">
            <text:p>0</text:p>
          </table:table-cell>
          <table:table-cell table:style-name="ce321" table:formula="of:=CONCATENATE(TRUNC([.I98]/60;0);&quot;:&quot;;TEXT(MOD([.I98];60);&quot;00&quot;))" office:value-type="string" office:string-value="0:00" calcext:value-type="string">
            <text:p>0:00</text:p>
          </table:table-cell>
          <table:table-cell table:style-name="ce322" table:formula="of:=[.I98]/60" office:value-type="float" office:value="0" calcext:value-type="float">
            <text:p>0,00</text:p>
          </table:table-cell>
          <table:table-cell table:style-name="ce323" table:formula="of:=IF(ISBLANK([.B98]);&quot;&quot;;IF(WEEKDAY([.B98];3)=0;&quot;1-Seg&quot;;IF(WEEKDAY([.B98];3)=1;&quot;2-Ter&quot;;IF(WEEKDAY([.B98];3)=2;&quot;3-Qua&quot;;IF(WEEKDAY([.B98];3)=3;&quot;4-Qui&quot;;IF(WEEKDAY([.B98];3)=4;&quot;5-Sex&quot;;IF(WEEKDAY([.B98];3)=5;&quot;6-Sab&quot;;IF(WEEKDAY([.B98];3)=7;&quot;0-Dom&quot;;&quot;?&quot;))))))))">
            <text:p/>
          </table:table-cell>
          <table:table-cell table:style-name="ce325" table:formula="of:=IF(ISBLANK([.B98]);&quot;&quot;; ISOWEEKNUM([.B9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99])+HOUR([.H99])=0;0;( HOUR([.H99])*60 + MINUTE([.H99])) - (HOUR([.G99])*60 + MINUTE([.G99])  ))" office:value-type="float" office:value="0" calcext:value-type="float">
            <text:p>0</text:p>
          </table:table-cell>
          <table:table-cell table:style-name="ce321" table:formula="of:=CONCATENATE(TRUNC([.I99]/60;0);&quot;:&quot;;TEXT(MOD([.I99];60);&quot;00&quot;))" office:value-type="string" office:string-value="0:00" calcext:value-type="string">
            <text:p>0:00</text:p>
          </table:table-cell>
          <table:table-cell table:style-name="ce322" table:formula="of:=[.I99]/60" office:value-type="float" office:value="0" calcext:value-type="float">
            <text:p>0,00</text:p>
          </table:table-cell>
          <table:table-cell table:style-name="ce323" table:formula="of:=IF(ISBLANK([.B99]);&quot;&quot;;IF(WEEKDAY([.B99];3)=0;&quot;1-Seg&quot;;IF(WEEKDAY([.B99];3)=1;&quot;2-Ter&quot;;IF(WEEKDAY([.B99];3)=2;&quot;3-Qua&quot;;IF(WEEKDAY([.B99];3)=3;&quot;4-Qui&quot;;IF(WEEKDAY([.B99];3)=4;&quot;5-Sex&quot;;IF(WEEKDAY([.B99];3)=5;&quot;6-Sab&quot;;IF(WEEKDAY([.B99];3)=7;&quot;0-Dom&quot;;&quot;?&quot;))))))))">
            <text:p/>
          </table:table-cell>
          <table:table-cell table:style-name="ce325" table:formula="of:=IF(ISBLANK([.B99]);&quot;&quot;; ISOWEEKNUM([.B9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00])+HOUR([.H100])=0;0;( HOUR([.H100])*60 + MINUTE([.H100])) - (HOUR([.G100])*60 + MINUTE([.G100])  ))" office:value-type="float" office:value="0" calcext:value-type="float">
            <text:p>0</text:p>
          </table:table-cell>
          <table:table-cell table:style-name="ce321" table:formula="of:=CONCATENATE(TRUNC([.I100]/60;0);&quot;:&quot;;TEXT(MOD([.I100];60);&quot;00&quot;))" office:value-type="string" office:string-value="0:00" calcext:value-type="string">
            <text:p>0:00</text:p>
          </table:table-cell>
          <table:table-cell table:style-name="ce322" table:formula="of:=[.I100]/60" office:value-type="float" office:value="0" calcext:value-type="float">
            <text:p>0,00</text:p>
          </table:table-cell>
          <table:table-cell table:style-name="ce323" table:formula="of:=IF(ISBLANK([.B100]);&quot;&quot;;IF(WEEKDAY([.B100];3)=0;&quot;1-Seg&quot;;IF(WEEKDAY([.B100];3)=1;&quot;2-Ter&quot;;IF(WEEKDAY([.B100];3)=2;&quot;3-Qua&quot;;IF(WEEKDAY([.B100];3)=3;&quot;4-Qui&quot;;IF(WEEKDAY([.B100];3)=4;&quot;5-Sex&quot;;IF(WEEKDAY([.B100];3)=5;&quot;6-Sab&quot;;IF(WEEKDAY([.B100];3)=7;&quot;0-Dom&quot;;&quot;?&quot;))))))))">
            <text:p/>
          </table:table-cell>
          <table:table-cell table:style-name="ce325" table:formula="of:=IF(ISBLANK([.B100]);&quot;&quot;; ISOWEEKNUM([.B10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01])+HOUR([.H101])=0;0;( HOUR([.H101])*60 + MINUTE([.H101])) - (HOUR([.G101])*60 + MINUTE([.G101])  ))" office:value-type="float" office:value="0" calcext:value-type="float">
            <text:p>0</text:p>
          </table:table-cell>
          <table:table-cell table:style-name="ce321" table:formula="of:=CONCATENATE(TRUNC([.I101]/60;0);&quot;:&quot;;TEXT(MOD([.I101];60);&quot;00&quot;))" office:value-type="string" office:string-value="0:00" calcext:value-type="string">
            <text:p>0:00</text:p>
          </table:table-cell>
          <table:table-cell table:style-name="ce322" table:formula="of:=[.I101]/60" office:value-type="float" office:value="0" calcext:value-type="float">
            <text:p>0,00</text:p>
          </table:table-cell>
          <table:table-cell table:style-name="ce323" table:formula="of:=IF(ISBLANK([.B101]);&quot;&quot;;IF(WEEKDAY([.B101];3)=0;&quot;1-Seg&quot;;IF(WEEKDAY([.B101];3)=1;&quot;2-Ter&quot;;IF(WEEKDAY([.B101];3)=2;&quot;3-Qua&quot;;IF(WEEKDAY([.B101];3)=3;&quot;4-Qui&quot;;IF(WEEKDAY([.B101];3)=4;&quot;5-Sex&quot;;IF(WEEKDAY([.B101];3)=5;&quot;6-Sab&quot;;IF(WEEKDAY([.B101];3)=7;&quot;0-Dom&quot;;&quot;?&quot;))))))))">
            <text:p/>
          </table:table-cell>
          <table:table-cell table:style-name="ce325" table:formula="of:=IF(ISBLANK([.B101]);&quot;&quot;; ISOWEEKNUM([.B10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02])+HOUR([.H102])=0;0;( HOUR([.H102])*60 + MINUTE([.H102])) - (HOUR([.G102])*60 + MINUTE([.G102])  ))" office:value-type="float" office:value="0" calcext:value-type="float">
            <text:p>0</text:p>
          </table:table-cell>
          <table:table-cell table:style-name="ce321" table:formula="of:=CONCATENATE(TRUNC([.I102]/60;0);&quot;:&quot;;TEXT(MOD([.I102];60);&quot;00&quot;))" office:value-type="string" office:string-value="0:00" calcext:value-type="string">
            <text:p>0:00</text:p>
          </table:table-cell>
          <table:table-cell table:style-name="ce322" table:formula="of:=[.I102]/60" office:value-type="float" office:value="0" calcext:value-type="float">
            <text:p>0,00</text:p>
          </table:table-cell>
          <table:table-cell table:style-name="ce323" table:formula="of:=IF(ISBLANK([.B102]);&quot;&quot;;IF(WEEKDAY([.B102];3)=0;&quot;1-Seg&quot;;IF(WEEKDAY([.B102];3)=1;&quot;2-Ter&quot;;IF(WEEKDAY([.B102];3)=2;&quot;3-Qua&quot;;IF(WEEKDAY([.B102];3)=3;&quot;4-Qui&quot;;IF(WEEKDAY([.B102];3)=4;&quot;5-Sex&quot;;IF(WEEKDAY([.B102];3)=5;&quot;6-Sab&quot;;IF(WEEKDAY([.B102];3)=7;&quot;0-Dom&quot;;&quot;?&quot;))))))))">
            <text:p/>
          </table:table-cell>
          <table:table-cell table:style-name="ce325" table:formula="of:=IF(ISBLANK([.B102]);&quot;&quot;; ISOWEEKNUM([.B10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03])+HOUR([.H103])=0;0;( HOUR([.H103])*60 + MINUTE([.H103])) - (HOUR([.G103])*60 + MINUTE([.G103])  ))" office:value-type="float" office:value="0" calcext:value-type="float">
            <text:p>0</text:p>
          </table:table-cell>
          <table:table-cell table:style-name="ce321" table:formula="of:=CONCATENATE(TRUNC([.I103]/60;0);&quot;:&quot;;TEXT(MOD([.I103];60);&quot;00&quot;))" office:value-type="string" office:string-value="0:00" calcext:value-type="string">
            <text:p>0:00</text:p>
          </table:table-cell>
          <table:table-cell table:style-name="ce322" table:formula="of:=[.I103]/60" office:value-type="float" office:value="0" calcext:value-type="float">
            <text:p>0,00</text:p>
          </table:table-cell>
          <table:table-cell table:style-name="ce323" table:formula="of:=IF(ISBLANK([.B103]);&quot;&quot;;IF(WEEKDAY([.B103];3)=0;&quot;1-Seg&quot;;IF(WEEKDAY([.B103];3)=1;&quot;2-Ter&quot;;IF(WEEKDAY([.B103];3)=2;&quot;3-Qua&quot;;IF(WEEKDAY([.B103];3)=3;&quot;4-Qui&quot;;IF(WEEKDAY([.B103];3)=4;&quot;5-Sex&quot;;IF(WEEKDAY([.B103];3)=5;&quot;6-Sab&quot;;IF(WEEKDAY([.B103];3)=7;&quot;0-Dom&quot;;&quot;?&quot;))))))))">
            <text:p/>
          </table:table-cell>
          <table:table-cell table:style-name="ce325" table:formula="of:=IF(ISBLANK([.B103]);&quot;&quot;; ISOWEEKNUM([.B103];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305" table:content-validation-name="val6"/>
          <table:table-cell table:style-name="ce311" table:content-validation-name="val8"/>
          <table:table-cell table:style-name="ce311" table:content-validation-name="val9"/>
          <table:table-cell table:style-name="ce319" table:formula="of:=IF(MINUTE([.H104])+HOUR([.H104])=0;0;( HOUR([.H104])*60 + MINUTE([.H104])) - (HOUR([.G104])*60 + MINUTE([.G104])  ))" office:value-type="float" office:value="0" calcext:value-type="float">
            <text:p>0</text:p>
          </table:table-cell>
          <table:table-cell table:style-name="ce321" table:formula="of:=CONCATENATE(TRUNC([.I104]/60;0);&quot;:&quot;;TEXT(MOD([.I104];60);&quot;00&quot;))" office:value-type="string" office:string-value="0:00" calcext:value-type="string">
            <text:p>0:00</text:p>
          </table:table-cell>
          <table:table-cell table:style-name="ce322" table:formula="of:=[.I104]/60" office:value-type="float" office:value="0" calcext:value-type="float">
            <text:p>0,00</text:p>
          </table:table-cell>
          <table:table-cell table:style-name="ce323" table:formula="of:=IF(ISBLANK([.B104]);&quot;&quot;;IF(WEEKDAY([.B104];3)=0;&quot;1-Seg&quot;;IF(WEEKDAY([.B104];3)=1;&quot;2-Ter&quot;;IF(WEEKDAY([.B104];3)=2;&quot;3-Qua&quot;;IF(WEEKDAY([.B104];3)=3;&quot;4-Qui&quot;;IF(WEEKDAY([.B104];3)=4;&quot;5-Sex&quot;;IF(WEEKDAY([.B104];3)=5;&quot;6-Sab&quot;;IF(WEEKDAY([.B104];3)=7;&quot;0-Dom&quot;;&quot;?&quot;))))))))">
            <text:p/>
          </table:table-cell>
          <table:table-cell table:style-name="ce325" table:formula="of:=IF(ISBLANK([.B104]);&quot;&quot;; ISOWEEKNUM([.B104];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05])+HOUR([.H105])=0;0;( HOUR([.H105])*60 + MINUTE([.H105])) - (HOUR([.G105])*60 + MINUTE([.G105])  ))" office:value-type="float" office:value="0" calcext:value-type="float">
            <text:p>0</text:p>
          </table:table-cell>
          <table:table-cell table:style-name="ce321" table:formula="of:=CONCATENATE(TRUNC([.I105]/60;0);&quot;:&quot;;TEXT(MOD([.I105];60);&quot;00&quot;))" office:value-type="string" office:string-value="0:00" calcext:value-type="string">
            <text:p>0:00</text:p>
          </table:table-cell>
          <table:table-cell table:style-name="ce322" table:formula="of:=[.I105]/60" office:value-type="float" office:value="0" calcext:value-type="float">
            <text:p>0,00</text:p>
          </table:table-cell>
          <table:table-cell table:style-name="ce323" table:formula="of:=IF(ISBLANK([.B105]);&quot;&quot;;IF(WEEKDAY([.B105];3)=0;&quot;1-Seg&quot;;IF(WEEKDAY([.B105];3)=1;&quot;2-Ter&quot;;IF(WEEKDAY([.B105];3)=2;&quot;3-Qua&quot;;IF(WEEKDAY([.B105];3)=3;&quot;4-Qui&quot;;IF(WEEKDAY([.B105];3)=4;&quot;5-Sex&quot;;IF(WEEKDAY([.B105];3)=5;&quot;6-Sab&quot;;IF(WEEKDAY([.B105];3)=7;&quot;0-Dom&quot;;&quot;?&quot;))))))))">
            <text:p/>
          </table:table-cell>
          <table:table-cell table:style-name="ce325" table:formula="of:=IF(ISBLANK([.B105]);&quot;&quot;; ISOWEEKNUM([.B105];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06])+HOUR([.H106])=0;0;( HOUR([.H106])*60 + MINUTE([.H106])) - (HOUR([.G106])*60 + MINUTE([.G106])  ))" office:value-type="float" office:value="0" calcext:value-type="float">
            <text:p>0</text:p>
          </table:table-cell>
          <table:table-cell table:style-name="ce321" table:formula="of:=CONCATENATE(TRUNC([.I106]/60;0);&quot;:&quot;;TEXT(MOD([.I106];60);&quot;00&quot;))" office:value-type="string" office:string-value="0:00" calcext:value-type="string">
            <text:p>0:00</text:p>
          </table:table-cell>
          <table:table-cell table:style-name="ce322" table:formula="of:=[.I106]/60" office:value-type="float" office:value="0" calcext:value-type="float">
            <text:p>0,00</text:p>
          </table:table-cell>
          <table:table-cell table:style-name="ce323" table:formula="of:=IF(ISBLANK([.B106]);&quot;&quot;;IF(WEEKDAY([.B106];3)=0;&quot;1-Seg&quot;;IF(WEEKDAY([.B106];3)=1;&quot;2-Ter&quot;;IF(WEEKDAY([.B106];3)=2;&quot;3-Qua&quot;;IF(WEEKDAY([.B106];3)=3;&quot;4-Qui&quot;;IF(WEEKDAY([.B106];3)=4;&quot;5-Sex&quot;;IF(WEEKDAY([.B106];3)=5;&quot;6-Sab&quot;;IF(WEEKDAY([.B106];3)=7;&quot;0-Dom&quot;;&quot;?&quot;))))))))">
            <text:p/>
          </table:table-cell>
          <table:table-cell table:style-name="ce325" table:formula="of:=IF(ISBLANK([.B106]);&quot;&quot;; ISOWEEKNUM([.B10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07])+HOUR([.H107])=0;0;( HOUR([.H107])*60 + MINUTE([.H107])) - (HOUR([.G107])*60 + MINUTE([.G107])  ))" office:value-type="float" office:value="0" calcext:value-type="float">
            <text:p>0</text:p>
          </table:table-cell>
          <table:table-cell table:style-name="ce321" table:formula="of:=CONCATENATE(TRUNC([.I107]/60;0);&quot;:&quot;;TEXT(MOD([.I107];60);&quot;00&quot;))" office:value-type="string" office:string-value="0:00" calcext:value-type="string">
            <text:p>0:00</text:p>
          </table:table-cell>
          <table:table-cell table:style-name="ce322" table:formula="of:=[.I107]/60" office:value-type="float" office:value="0" calcext:value-type="float">
            <text:p>0,00</text:p>
          </table:table-cell>
          <table:table-cell table:style-name="ce323" table:formula="of:=IF(ISBLANK([.B107]);&quot;&quot;;IF(WEEKDAY([.B107];3)=0;&quot;1-Seg&quot;;IF(WEEKDAY([.B107];3)=1;&quot;2-Ter&quot;;IF(WEEKDAY([.B107];3)=2;&quot;3-Qua&quot;;IF(WEEKDAY([.B107];3)=3;&quot;4-Qui&quot;;IF(WEEKDAY([.B107];3)=4;&quot;5-Sex&quot;;IF(WEEKDAY([.B107];3)=5;&quot;6-Sab&quot;;IF(WEEKDAY([.B107];3)=7;&quot;0-Dom&quot;;&quot;?&quot;))))))))">
            <text:p/>
          </table:table-cell>
          <table:table-cell table:style-name="ce325" table:formula="of:=IF(ISBLANK([.B107]);&quot;&quot;; ISOWEEKNUM([.B10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08])+HOUR([.H108])=0;0;( HOUR([.H108])*60 + MINUTE([.H108])) - (HOUR([.G108])*60 + MINUTE([.G108])  ))" office:value-type="float" office:value="0" calcext:value-type="float">
            <text:p>0</text:p>
          </table:table-cell>
          <table:table-cell table:style-name="ce321" table:formula="of:=CONCATENATE(TRUNC([.I108]/60;0);&quot;:&quot;;TEXT(MOD([.I108];60);&quot;00&quot;))" office:value-type="string" office:string-value="0:00" calcext:value-type="string">
            <text:p>0:00</text:p>
          </table:table-cell>
          <table:table-cell table:style-name="ce322" table:formula="of:=[.I108]/60" office:value-type="float" office:value="0" calcext:value-type="float">
            <text:p>0,00</text:p>
          </table:table-cell>
          <table:table-cell table:style-name="ce323" table:formula="of:=IF(ISBLANK([.B108]);&quot;&quot;;IF(WEEKDAY([.B108];3)=0;&quot;1-Seg&quot;;IF(WEEKDAY([.B108];3)=1;&quot;2-Ter&quot;;IF(WEEKDAY([.B108];3)=2;&quot;3-Qua&quot;;IF(WEEKDAY([.B108];3)=3;&quot;4-Qui&quot;;IF(WEEKDAY([.B108];3)=4;&quot;5-Sex&quot;;IF(WEEKDAY([.B108];3)=5;&quot;6-Sab&quot;;IF(WEEKDAY([.B108];3)=7;&quot;0-Dom&quot;;&quot;?&quot;))))))))">
            <text:p/>
          </table:table-cell>
          <table:table-cell table:style-name="ce325" table:formula="of:=IF(ISBLANK([.B108]);&quot;&quot;; ISOWEEKNUM([.B10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09])+HOUR([.H109])=0;0;( HOUR([.H109])*60 + MINUTE([.H109])) - (HOUR([.G109])*60 + MINUTE([.G109])  ))" office:value-type="float" office:value="0" calcext:value-type="float">
            <text:p>0</text:p>
          </table:table-cell>
          <table:table-cell table:style-name="ce321" table:formula="of:=CONCATENATE(TRUNC([.I109]/60;0);&quot;:&quot;;TEXT(MOD([.I109];60);&quot;00&quot;))" office:value-type="string" office:string-value="0:00" calcext:value-type="string">
            <text:p>0:00</text:p>
          </table:table-cell>
          <table:table-cell table:style-name="ce322" table:formula="of:=[.I109]/60" office:value-type="float" office:value="0" calcext:value-type="float">
            <text:p>0,00</text:p>
          </table:table-cell>
          <table:table-cell table:style-name="ce323" table:formula="of:=IF(ISBLANK([.B109]);&quot;&quot;;IF(WEEKDAY([.B109];3)=0;&quot;1-Seg&quot;;IF(WEEKDAY([.B109];3)=1;&quot;2-Ter&quot;;IF(WEEKDAY([.B109];3)=2;&quot;3-Qua&quot;;IF(WEEKDAY([.B109];3)=3;&quot;4-Qui&quot;;IF(WEEKDAY([.B109];3)=4;&quot;5-Sex&quot;;IF(WEEKDAY([.B109];3)=5;&quot;6-Sab&quot;;IF(WEEKDAY([.B109];3)=7;&quot;0-Dom&quot;;&quot;?&quot;))))))))">
            <text:p/>
          </table:table-cell>
          <table:table-cell table:style-name="ce325" table:formula="of:=IF(ISBLANK([.B109]);&quot;&quot;; ISOWEEKNUM([.B10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10])+HOUR([.H110])=0;0;( HOUR([.H110])*60 + MINUTE([.H110])) - (HOUR([.G110])*60 + MINUTE([.G110])  ))" office:value-type="float" office:value="0" calcext:value-type="float">
            <text:p>0</text:p>
          </table:table-cell>
          <table:table-cell table:style-name="ce321" table:formula="of:=CONCATENATE(TRUNC([.I110]/60;0);&quot;:&quot;;TEXT(MOD([.I110];60);&quot;00&quot;))" office:value-type="string" office:string-value="0:00" calcext:value-type="string">
            <text:p>0:00</text:p>
          </table:table-cell>
          <table:table-cell table:style-name="ce322" table:formula="of:=[.I110]/60" office:value-type="float" office:value="0" calcext:value-type="float">
            <text:p>0,00</text:p>
          </table:table-cell>
          <table:table-cell table:style-name="ce323" table:formula="of:=IF(ISBLANK([.B110]);&quot;&quot;;IF(WEEKDAY([.B110];3)=0;&quot;1-Seg&quot;;IF(WEEKDAY([.B110];3)=1;&quot;2-Ter&quot;;IF(WEEKDAY([.B110];3)=2;&quot;3-Qua&quot;;IF(WEEKDAY([.B110];3)=3;&quot;4-Qui&quot;;IF(WEEKDAY([.B110];3)=4;&quot;5-Sex&quot;;IF(WEEKDAY([.B110];3)=5;&quot;6-Sab&quot;;IF(WEEKDAY([.B110];3)=7;&quot;0-Dom&quot;;&quot;?&quot;))))))))">
            <text:p/>
          </table:table-cell>
          <table:table-cell table:style-name="ce325" table:formula="of:=IF(ISBLANK([.B110]);&quot;&quot;; ISOWEEKNUM([.B11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11])+HOUR([.H111])=0;0;( HOUR([.H111])*60 + MINUTE([.H111])) - (HOUR([.G111])*60 + MINUTE([.G111])  ))" office:value-type="float" office:value="0" calcext:value-type="float">
            <text:p>0</text:p>
          </table:table-cell>
          <table:table-cell table:style-name="ce321" table:formula="of:=CONCATENATE(TRUNC([.I111]/60;0);&quot;:&quot;;TEXT(MOD([.I111];60);&quot;00&quot;))" office:value-type="string" office:string-value="0:00" calcext:value-type="string">
            <text:p>0:00</text:p>
          </table:table-cell>
          <table:table-cell table:style-name="ce322" table:formula="of:=[.I111]/60" office:value-type="float" office:value="0" calcext:value-type="float">
            <text:p>0,00</text:p>
          </table:table-cell>
          <table:table-cell table:style-name="ce323" table:formula="of:=IF(ISBLANK([.B111]);&quot;&quot;;IF(WEEKDAY([.B111];3)=0;&quot;1-Seg&quot;;IF(WEEKDAY([.B111];3)=1;&quot;2-Ter&quot;;IF(WEEKDAY([.B111];3)=2;&quot;3-Qua&quot;;IF(WEEKDAY([.B111];3)=3;&quot;4-Qui&quot;;IF(WEEKDAY([.B111];3)=4;&quot;5-Sex&quot;;IF(WEEKDAY([.B111];3)=5;&quot;6-Sab&quot;;IF(WEEKDAY([.B111];3)=7;&quot;0-Dom&quot;;&quot;?&quot;))))))))">
            <text:p/>
          </table:table-cell>
          <table:table-cell table:style-name="ce325" table:formula="of:=IF(ISBLANK([.B111]);&quot;&quot;; ISOWEEKNUM([.B11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12])+HOUR([.H112])=0;0;( HOUR([.H112])*60 + MINUTE([.H112])) - (HOUR([.G112])*60 + MINUTE([.G112])  ))" office:value-type="float" office:value="0" calcext:value-type="float">
            <text:p>0</text:p>
          </table:table-cell>
          <table:table-cell table:style-name="ce321" table:formula="of:=CONCATENATE(TRUNC([.I112]/60;0);&quot;:&quot;;TEXT(MOD([.I112];60);&quot;00&quot;))" office:value-type="string" office:string-value="0:00" calcext:value-type="string">
            <text:p>0:00</text:p>
          </table:table-cell>
          <table:table-cell table:style-name="ce322" table:formula="of:=[.I112]/60" office:value-type="float" office:value="0" calcext:value-type="float">
            <text:p>0,00</text:p>
          </table:table-cell>
          <table:table-cell table:style-name="ce323" table:formula="of:=IF(ISBLANK([.B112]);&quot;&quot;;IF(WEEKDAY([.B112];3)=0;&quot;1-Seg&quot;;IF(WEEKDAY([.B112];3)=1;&quot;2-Ter&quot;;IF(WEEKDAY([.B112];3)=2;&quot;3-Qua&quot;;IF(WEEKDAY([.B112];3)=3;&quot;4-Qui&quot;;IF(WEEKDAY([.B112];3)=4;&quot;5-Sex&quot;;IF(WEEKDAY([.B112];3)=5;&quot;6-Sab&quot;;IF(WEEKDAY([.B112];3)=7;&quot;0-Dom&quot;;&quot;?&quot;))))))))">
            <text:p/>
          </table:table-cell>
          <table:table-cell table:style-name="ce325" table:formula="of:=IF(ISBLANK([.B112]);&quot;&quot;; ISOWEEKNUM([.B11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13])+HOUR([.H113])=0;0;( HOUR([.H113])*60 + MINUTE([.H113])) - (HOUR([.G113])*60 + MINUTE([.G113])  ))" office:value-type="float" office:value="0" calcext:value-type="float">
            <text:p>0</text:p>
          </table:table-cell>
          <table:table-cell table:style-name="ce321" table:formula="of:=CONCATENATE(TRUNC([.I113]/60;0);&quot;:&quot;;TEXT(MOD([.I113];60);&quot;00&quot;))" office:value-type="string" office:string-value="0:00" calcext:value-type="string">
            <text:p>0:00</text:p>
          </table:table-cell>
          <table:table-cell table:style-name="ce322" table:formula="of:=[.I113]/60" office:value-type="float" office:value="0" calcext:value-type="float">
            <text:p>0,00</text:p>
          </table:table-cell>
          <table:table-cell table:style-name="ce323" table:formula="of:=IF(ISBLANK([.B113]);&quot;&quot;;IF(WEEKDAY([.B113];3)=0;&quot;1-Seg&quot;;IF(WEEKDAY([.B113];3)=1;&quot;2-Ter&quot;;IF(WEEKDAY([.B113];3)=2;&quot;3-Qua&quot;;IF(WEEKDAY([.B113];3)=3;&quot;4-Qui&quot;;IF(WEEKDAY([.B113];3)=4;&quot;5-Sex&quot;;IF(WEEKDAY([.B113];3)=5;&quot;6-Sab&quot;;IF(WEEKDAY([.B113];3)=7;&quot;0-Dom&quot;;&quot;?&quot;))))))))">
            <text:p/>
          </table:table-cell>
          <table:table-cell table:style-name="ce325" table:formula="of:=IF(ISBLANK([.B113]);&quot;&quot;; ISOWEEKNUM([.B113];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14])+HOUR([.H114])=0;0;( HOUR([.H114])*60 + MINUTE([.H114])) - (HOUR([.G114])*60 + MINUTE([.G114])  ))" office:value-type="float" office:value="0" calcext:value-type="float">
            <text:p>0</text:p>
          </table:table-cell>
          <table:table-cell table:style-name="ce321" table:formula="of:=CONCATENATE(TRUNC([.I114]/60;0);&quot;:&quot;;TEXT(MOD([.I114];60);&quot;00&quot;))" office:value-type="string" office:string-value="0:00" calcext:value-type="string">
            <text:p>0:00</text:p>
          </table:table-cell>
          <table:table-cell table:style-name="ce322" table:formula="of:=[.I114]/60" office:value-type="float" office:value="0" calcext:value-type="float">
            <text:p>0,00</text:p>
          </table:table-cell>
          <table:table-cell table:style-name="ce323" table:formula="of:=IF(ISBLANK([.B114]);&quot;&quot;;IF(WEEKDAY([.B114];3)=0;&quot;1-Seg&quot;;IF(WEEKDAY([.B114];3)=1;&quot;2-Ter&quot;;IF(WEEKDAY([.B114];3)=2;&quot;3-Qua&quot;;IF(WEEKDAY([.B114];3)=3;&quot;4-Qui&quot;;IF(WEEKDAY([.B114];3)=4;&quot;5-Sex&quot;;IF(WEEKDAY([.B114];3)=5;&quot;6-Sab&quot;;IF(WEEKDAY([.B114];3)=7;&quot;0-Dom&quot;;&quot;?&quot;))))))))">
            <text:p/>
          </table:table-cell>
          <table:table-cell table:style-name="ce325" table:formula="of:=IF(ISBLANK([.B114]);&quot;&quot;; ISOWEEKNUM([.B114];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15])+HOUR([.H115])=0;0;( HOUR([.H115])*60 + MINUTE([.H115])) - (HOUR([.G115])*60 + MINUTE([.G115])  ))" office:value-type="float" office:value="0" calcext:value-type="float">
            <text:p>0</text:p>
          </table:table-cell>
          <table:table-cell table:style-name="ce321" table:formula="of:=CONCATENATE(TRUNC([.I115]/60;0);&quot;:&quot;;TEXT(MOD([.I115];60);&quot;00&quot;))" office:value-type="string" office:string-value="0:00" calcext:value-type="string">
            <text:p>0:00</text:p>
          </table:table-cell>
          <table:table-cell table:style-name="ce322" table:formula="of:=[.I115]/60" office:value-type="float" office:value="0" calcext:value-type="float">
            <text:p>0,00</text:p>
          </table:table-cell>
          <table:table-cell table:style-name="ce323" table:formula="of:=IF(ISBLANK([.B115]);&quot;&quot;;IF(WEEKDAY([.B115];3)=0;&quot;1-Seg&quot;;IF(WEEKDAY([.B115];3)=1;&quot;2-Ter&quot;;IF(WEEKDAY([.B115];3)=2;&quot;3-Qua&quot;;IF(WEEKDAY([.B115];3)=3;&quot;4-Qui&quot;;IF(WEEKDAY([.B115];3)=4;&quot;5-Sex&quot;;IF(WEEKDAY([.B115];3)=5;&quot;6-Sab&quot;;IF(WEEKDAY([.B115];3)=7;&quot;0-Dom&quot;;&quot;?&quot;))))))))">
            <text:p/>
          </table:table-cell>
          <table:table-cell table:style-name="ce325" table:formula="of:=IF(ISBLANK([.B115]);&quot;&quot;; ISOWEEKNUM([.B115];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16])+HOUR([.H116])=0;0;( HOUR([.H116])*60 + MINUTE([.H116])) - (HOUR([.G116])*60 + MINUTE([.G116])  ))" office:value-type="float" office:value="0" calcext:value-type="float">
            <text:p>0</text:p>
          </table:table-cell>
          <table:table-cell table:style-name="ce321" table:formula="of:=CONCATENATE(TRUNC([.I116]/60;0);&quot;:&quot;;TEXT(MOD([.I116];60);&quot;00&quot;))" office:value-type="string" office:string-value="0:00" calcext:value-type="string">
            <text:p>0:00</text:p>
          </table:table-cell>
          <table:table-cell table:style-name="ce322" table:formula="of:=[.I116]/60" office:value-type="float" office:value="0" calcext:value-type="float">
            <text:p>0,00</text:p>
          </table:table-cell>
          <table:table-cell table:style-name="ce323" table:formula="of:=IF(ISBLANK([.B116]);&quot;&quot;;IF(WEEKDAY([.B116];3)=0;&quot;1-Seg&quot;;IF(WEEKDAY([.B116];3)=1;&quot;2-Ter&quot;;IF(WEEKDAY([.B116];3)=2;&quot;3-Qua&quot;;IF(WEEKDAY([.B116];3)=3;&quot;4-Qui&quot;;IF(WEEKDAY([.B116];3)=4;&quot;5-Sex&quot;;IF(WEEKDAY([.B116];3)=5;&quot;6-Sab&quot;;IF(WEEKDAY([.B116];3)=7;&quot;0-Dom&quot;;&quot;?&quot;))))))))">
            <text:p/>
          </table:table-cell>
          <table:table-cell table:style-name="ce325" table:formula="of:=IF(ISBLANK([.B116]);&quot;&quot;; ISOWEEKNUM([.B11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17])+HOUR([.H117])=0;0;( HOUR([.H117])*60 + MINUTE([.H117])) - (HOUR([.G117])*60 + MINUTE([.G117])  ))" office:value-type="float" office:value="0" calcext:value-type="float">
            <text:p>0</text:p>
          </table:table-cell>
          <table:table-cell table:style-name="ce321" table:formula="of:=CONCATENATE(TRUNC([.I117]/60;0);&quot;:&quot;;TEXT(MOD([.I117];60);&quot;00&quot;))" office:value-type="string" office:string-value="0:00" calcext:value-type="string">
            <text:p>0:00</text:p>
          </table:table-cell>
          <table:table-cell table:style-name="ce322" table:formula="of:=[.I117]/60" office:value-type="float" office:value="0" calcext:value-type="float">
            <text:p>0,00</text:p>
          </table:table-cell>
          <table:table-cell table:style-name="ce323" table:formula="of:=IF(ISBLANK([.B117]);&quot;&quot;;IF(WEEKDAY([.B117];3)=0;&quot;1-Seg&quot;;IF(WEEKDAY([.B117];3)=1;&quot;2-Ter&quot;;IF(WEEKDAY([.B117];3)=2;&quot;3-Qua&quot;;IF(WEEKDAY([.B117];3)=3;&quot;4-Qui&quot;;IF(WEEKDAY([.B117];3)=4;&quot;5-Sex&quot;;IF(WEEKDAY([.B117];3)=5;&quot;6-Sab&quot;;IF(WEEKDAY([.B117];3)=7;&quot;0-Dom&quot;;&quot;?&quot;))))))))">
            <text:p/>
          </table:table-cell>
          <table:table-cell table:style-name="ce325" table:formula="of:=IF(ISBLANK([.B117]);&quot;&quot;; ISOWEEKNUM([.B11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18])+HOUR([.H118])=0;0;( HOUR([.H118])*60 + MINUTE([.H118])) - (HOUR([.G118])*60 + MINUTE([.G118])  ))" office:value-type="float" office:value="0" calcext:value-type="float">
            <text:p>0</text:p>
          </table:table-cell>
          <table:table-cell table:style-name="ce321" table:formula="of:=CONCATENATE(TRUNC([.I118]/60;0);&quot;:&quot;;TEXT(MOD([.I118];60);&quot;00&quot;))" office:value-type="string" office:string-value="0:00" calcext:value-type="string">
            <text:p>0:00</text:p>
          </table:table-cell>
          <table:table-cell table:style-name="ce322" table:formula="of:=[.I118]/60" office:value-type="float" office:value="0" calcext:value-type="float">
            <text:p>0,00</text:p>
          </table:table-cell>
          <table:table-cell table:style-name="ce323" table:formula="of:=IF(ISBLANK([.B118]);&quot;&quot;;IF(WEEKDAY([.B118];3)=0;&quot;1-Seg&quot;;IF(WEEKDAY([.B118];3)=1;&quot;2-Ter&quot;;IF(WEEKDAY([.B118];3)=2;&quot;3-Qua&quot;;IF(WEEKDAY([.B118];3)=3;&quot;4-Qui&quot;;IF(WEEKDAY([.B118];3)=4;&quot;5-Sex&quot;;IF(WEEKDAY([.B118];3)=5;&quot;6-Sab&quot;;IF(WEEKDAY([.B118];3)=7;&quot;0-Dom&quot;;&quot;?&quot;))))))))">
            <text:p/>
          </table:table-cell>
          <table:table-cell table:style-name="ce325" table:formula="of:=IF(ISBLANK([.B118]);&quot;&quot;; ISOWEEKNUM([.B11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19])+HOUR([.H119])=0;0;( HOUR([.H119])*60 + MINUTE([.H119])) - (HOUR([.G119])*60 + MINUTE([.G119])  ))" office:value-type="float" office:value="0" calcext:value-type="float">
            <text:p>0</text:p>
          </table:table-cell>
          <table:table-cell table:style-name="ce321" table:formula="of:=CONCATENATE(TRUNC([.I119]/60;0);&quot;:&quot;;TEXT(MOD([.I119];60);&quot;00&quot;))" office:value-type="string" office:string-value="0:00" calcext:value-type="string">
            <text:p>0:00</text:p>
          </table:table-cell>
          <table:table-cell table:style-name="ce322" table:formula="of:=[.I119]/60" office:value-type="float" office:value="0" calcext:value-type="float">
            <text:p>0,00</text:p>
          </table:table-cell>
          <table:table-cell table:style-name="ce323" table:formula="of:=IF(ISBLANK([.B119]);&quot;&quot;;IF(WEEKDAY([.B119];3)=0;&quot;1-Seg&quot;;IF(WEEKDAY([.B119];3)=1;&quot;2-Ter&quot;;IF(WEEKDAY([.B119];3)=2;&quot;3-Qua&quot;;IF(WEEKDAY([.B119];3)=3;&quot;4-Qui&quot;;IF(WEEKDAY([.B119];3)=4;&quot;5-Sex&quot;;IF(WEEKDAY([.B119];3)=5;&quot;6-Sab&quot;;IF(WEEKDAY([.B119];3)=7;&quot;0-Dom&quot;;&quot;?&quot;))))))))">
            <text:p/>
          </table:table-cell>
          <table:table-cell table:style-name="ce325" table:formula="of:=IF(ISBLANK([.B119]);&quot;&quot;; ISOWEEKNUM([.B11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20])+HOUR([.H120])=0;0;( HOUR([.H120])*60 + MINUTE([.H120])) - (HOUR([.G120])*60 + MINUTE([.G120])  ))" office:value-type="float" office:value="0" calcext:value-type="float">
            <text:p>0</text:p>
          </table:table-cell>
          <table:table-cell table:style-name="ce321" table:formula="of:=CONCATENATE(TRUNC([.I120]/60;0);&quot;:&quot;;TEXT(MOD([.I120];60);&quot;00&quot;))" office:value-type="string" office:string-value="0:00" calcext:value-type="string">
            <text:p>0:00</text:p>
          </table:table-cell>
          <table:table-cell table:style-name="ce322" table:formula="of:=[.I120]/60" office:value-type="float" office:value="0" calcext:value-type="float">
            <text:p>0,00</text:p>
          </table:table-cell>
          <table:table-cell table:style-name="ce323" table:formula="of:=IF(ISBLANK([.B120]);&quot;&quot;;IF(WEEKDAY([.B120];3)=0;&quot;1-Seg&quot;;IF(WEEKDAY([.B120];3)=1;&quot;2-Ter&quot;;IF(WEEKDAY([.B120];3)=2;&quot;3-Qua&quot;;IF(WEEKDAY([.B120];3)=3;&quot;4-Qui&quot;;IF(WEEKDAY([.B120];3)=4;&quot;5-Sex&quot;;IF(WEEKDAY([.B120];3)=5;&quot;6-Sab&quot;;IF(WEEKDAY([.B120];3)=7;&quot;0-Dom&quot;;&quot;?&quot;))))))))">
            <text:p/>
          </table:table-cell>
          <table:table-cell table:style-name="ce325" table:formula="of:=IF(ISBLANK([.B120]);&quot;&quot;; ISOWEEKNUM([.B12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21])+HOUR([.H121])=0;0;( HOUR([.H121])*60 + MINUTE([.H121])) - (HOUR([.G121])*60 + MINUTE([.G121])  ))" office:value-type="float" office:value="0" calcext:value-type="float">
            <text:p>0</text:p>
          </table:table-cell>
          <table:table-cell table:style-name="ce321" table:formula="of:=CONCATENATE(TRUNC([.I121]/60;0);&quot;:&quot;;TEXT(MOD([.I121];60);&quot;00&quot;))" office:value-type="string" office:string-value="0:00" calcext:value-type="string">
            <text:p>0:00</text:p>
          </table:table-cell>
          <table:table-cell table:style-name="ce322" table:formula="of:=[.I121]/60" office:value-type="float" office:value="0" calcext:value-type="float">
            <text:p>0,00</text:p>
          </table:table-cell>
          <table:table-cell table:style-name="ce323" table:formula="of:=IF(ISBLANK([.B121]);&quot;&quot;;IF(WEEKDAY([.B121];3)=0;&quot;1-Seg&quot;;IF(WEEKDAY([.B121];3)=1;&quot;2-Ter&quot;;IF(WEEKDAY([.B121];3)=2;&quot;3-Qua&quot;;IF(WEEKDAY([.B121];3)=3;&quot;4-Qui&quot;;IF(WEEKDAY([.B121];3)=4;&quot;5-Sex&quot;;IF(WEEKDAY([.B121];3)=5;&quot;6-Sab&quot;;IF(WEEKDAY([.B121];3)=7;&quot;0-Dom&quot;;&quot;?&quot;))))))))">
            <text:p/>
          </table:table-cell>
          <table:table-cell table:style-name="ce325" table:formula="of:=IF(ISBLANK([.B121]);&quot;&quot;; ISOWEEKNUM([.B12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22])+HOUR([.H122])=0;0;( HOUR([.H122])*60 + MINUTE([.H122])) - (HOUR([.G122])*60 + MINUTE([.G122])  ))" office:value-type="float" office:value="0" calcext:value-type="float">
            <text:p>0</text:p>
          </table:table-cell>
          <table:table-cell table:style-name="ce321" table:formula="of:=CONCATENATE(TRUNC([.I122]/60;0);&quot;:&quot;;TEXT(MOD([.I122];60);&quot;00&quot;))" office:value-type="string" office:string-value="0:00" calcext:value-type="string">
            <text:p>0:00</text:p>
          </table:table-cell>
          <table:table-cell table:style-name="ce322" table:formula="of:=[.I122]/60" office:value-type="float" office:value="0" calcext:value-type="float">
            <text:p>0,00</text:p>
          </table:table-cell>
          <table:table-cell table:style-name="ce323" table:formula="of:=IF(ISBLANK([.B122]);&quot;&quot;;IF(WEEKDAY([.B122];3)=0;&quot;1-Seg&quot;;IF(WEEKDAY([.B122];3)=1;&quot;2-Ter&quot;;IF(WEEKDAY([.B122];3)=2;&quot;3-Qua&quot;;IF(WEEKDAY([.B122];3)=3;&quot;4-Qui&quot;;IF(WEEKDAY([.B122];3)=4;&quot;5-Sex&quot;;IF(WEEKDAY([.B122];3)=5;&quot;6-Sab&quot;;IF(WEEKDAY([.B122];3)=7;&quot;0-Dom&quot;;&quot;?&quot;))))))))">
            <text:p/>
          </table:table-cell>
          <table:table-cell table:style-name="ce325" table:formula="of:=IF(ISBLANK([.B122]);&quot;&quot;; ISOWEEKNUM([.B12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23])+HOUR([.H123])=0;0;( HOUR([.H123])*60 + MINUTE([.H123])) - (HOUR([.G123])*60 + MINUTE([.G123])  ))" office:value-type="float" office:value="0" calcext:value-type="float">
            <text:p>0</text:p>
          </table:table-cell>
          <table:table-cell table:style-name="ce321" table:formula="of:=CONCATENATE(TRUNC([.I123]/60;0);&quot;:&quot;;TEXT(MOD([.I123];60);&quot;00&quot;))" office:value-type="string" office:string-value="0:00" calcext:value-type="string">
            <text:p>0:00</text:p>
          </table:table-cell>
          <table:table-cell table:style-name="ce322" table:formula="of:=[.I123]/60" office:value-type="float" office:value="0" calcext:value-type="float">
            <text:p>0,00</text:p>
          </table:table-cell>
          <table:table-cell table:style-name="ce323" table:formula="of:=IF(ISBLANK([.B123]);&quot;&quot;;IF(WEEKDAY([.B123];3)=0;&quot;1-Seg&quot;;IF(WEEKDAY([.B123];3)=1;&quot;2-Ter&quot;;IF(WEEKDAY([.B123];3)=2;&quot;3-Qua&quot;;IF(WEEKDAY([.B123];3)=3;&quot;4-Qui&quot;;IF(WEEKDAY([.B123];3)=4;&quot;5-Sex&quot;;IF(WEEKDAY([.B123];3)=5;&quot;6-Sab&quot;;IF(WEEKDAY([.B123];3)=7;&quot;0-Dom&quot;;&quot;?&quot;))))))))">
            <text:p/>
          </table:table-cell>
          <table:table-cell table:style-name="ce325" table:formula="of:=IF(ISBLANK([.B123]);&quot;&quot;; ISOWEEKNUM([.B123];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24])+HOUR([.H124])=0;0;( HOUR([.H124])*60 + MINUTE([.H124])) - (HOUR([.G124])*60 + MINUTE([.G124])  ))" office:value-type="float" office:value="0" calcext:value-type="float">
            <text:p>0</text:p>
          </table:table-cell>
          <table:table-cell table:style-name="ce321" table:formula="of:=CONCATENATE(TRUNC([.I124]/60;0);&quot;:&quot;;TEXT(MOD([.I124];60);&quot;00&quot;))" office:value-type="string" office:string-value="0:00" calcext:value-type="string">
            <text:p>0:00</text:p>
          </table:table-cell>
          <table:table-cell table:style-name="ce322" table:formula="of:=[.I124]/60" office:value-type="float" office:value="0" calcext:value-type="float">
            <text:p>0,00</text:p>
          </table:table-cell>
          <table:table-cell table:style-name="ce323" table:formula="of:=IF(ISBLANK([.B124]);&quot;&quot;;IF(WEEKDAY([.B124];3)=0;&quot;1-Seg&quot;;IF(WEEKDAY([.B124];3)=1;&quot;2-Ter&quot;;IF(WEEKDAY([.B124];3)=2;&quot;3-Qua&quot;;IF(WEEKDAY([.B124];3)=3;&quot;4-Qui&quot;;IF(WEEKDAY([.B124];3)=4;&quot;5-Sex&quot;;IF(WEEKDAY([.B124];3)=5;&quot;6-Sab&quot;;IF(WEEKDAY([.B124];3)=7;&quot;0-Dom&quot;;&quot;?&quot;))))))))">
            <text:p/>
          </table:table-cell>
          <table:table-cell table:style-name="ce325" table:formula="of:=IF(ISBLANK([.B124]);&quot;&quot;; ISOWEEKNUM([.B124];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25])+HOUR([.H125])=0;0;( HOUR([.H125])*60 + MINUTE([.H125])) - (HOUR([.G125])*60 + MINUTE([.G125])  ))" office:value-type="float" office:value="0" calcext:value-type="float">
            <text:p>0</text:p>
          </table:table-cell>
          <table:table-cell table:style-name="ce321" table:formula="of:=CONCATENATE(TRUNC([.I125]/60;0);&quot;:&quot;;TEXT(MOD([.I125];60);&quot;00&quot;))" office:value-type="string" office:string-value="0:00" calcext:value-type="string">
            <text:p>0:00</text:p>
          </table:table-cell>
          <table:table-cell table:style-name="ce322" table:formula="of:=[.I125]/60" office:value-type="float" office:value="0" calcext:value-type="float">
            <text:p>0,00</text:p>
          </table:table-cell>
          <table:table-cell table:style-name="ce323" table:formula="of:=IF(ISBLANK([.B125]);&quot;&quot;;IF(WEEKDAY([.B125];3)=0;&quot;1-Seg&quot;;IF(WEEKDAY([.B125];3)=1;&quot;2-Ter&quot;;IF(WEEKDAY([.B125];3)=2;&quot;3-Qua&quot;;IF(WEEKDAY([.B125];3)=3;&quot;4-Qui&quot;;IF(WEEKDAY([.B125];3)=4;&quot;5-Sex&quot;;IF(WEEKDAY([.B125];3)=5;&quot;6-Sab&quot;;IF(WEEKDAY([.B125];3)=7;&quot;0-Dom&quot;;&quot;?&quot;))))))))">
            <text:p/>
          </table:table-cell>
          <table:table-cell table:style-name="ce325" table:formula="of:=IF(ISBLANK([.B125]);&quot;&quot;; ISOWEEKNUM([.B125];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26])+HOUR([.H126])=0;0;( HOUR([.H126])*60 + MINUTE([.H126])) - (HOUR([.G126])*60 + MINUTE([.G126])  ))" office:value-type="float" office:value="0" calcext:value-type="float">
            <text:p>0</text:p>
          </table:table-cell>
          <table:table-cell table:style-name="ce321" table:formula="of:=CONCATENATE(TRUNC([.I126]/60;0);&quot;:&quot;;TEXT(MOD([.I126];60);&quot;00&quot;))" office:value-type="string" office:string-value="0:00" calcext:value-type="string">
            <text:p>0:00</text:p>
          </table:table-cell>
          <table:table-cell table:style-name="ce322" table:formula="of:=[.I126]/60" office:value-type="float" office:value="0" calcext:value-type="float">
            <text:p>0,00</text:p>
          </table:table-cell>
          <table:table-cell table:style-name="ce323" table:formula="of:=IF(ISBLANK([.B126]);&quot;&quot;;IF(WEEKDAY([.B126];3)=0;&quot;1-Seg&quot;;IF(WEEKDAY([.B126];3)=1;&quot;2-Ter&quot;;IF(WEEKDAY([.B126];3)=2;&quot;3-Qua&quot;;IF(WEEKDAY([.B126];3)=3;&quot;4-Qui&quot;;IF(WEEKDAY([.B126];3)=4;&quot;5-Sex&quot;;IF(WEEKDAY([.B126];3)=5;&quot;6-Sab&quot;;IF(WEEKDAY([.B126];3)=7;&quot;0-Dom&quot;;&quot;?&quot;))))))))">
            <text:p/>
          </table:table-cell>
          <table:table-cell table:style-name="ce325" table:formula="of:=IF(ISBLANK([.B126]);&quot;&quot;; ISOWEEKNUM([.B12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27])+HOUR([.H127])=0;0;( HOUR([.H127])*60 + MINUTE([.H127])) - (HOUR([.G127])*60 + MINUTE([.G127])  ))" office:value-type="float" office:value="0" calcext:value-type="float">
            <text:p>0</text:p>
          </table:table-cell>
          <table:table-cell table:style-name="ce321" table:formula="of:=CONCATENATE(TRUNC([.I127]/60;0);&quot;:&quot;;TEXT(MOD([.I127];60);&quot;00&quot;))" office:value-type="string" office:string-value="0:00" calcext:value-type="string">
            <text:p>0:00</text:p>
          </table:table-cell>
          <table:table-cell table:style-name="ce322" table:formula="of:=[.I127]/60" office:value-type="float" office:value="0" calcext:value-type="float">
            <text:p>0,00</text:p>
          </table:table-cell>
          <table:table-cell table:style-name="ce323" table:formula="of:=IF(ISBLANK([.B127]);&quot;&quot;;IF(WEEKDAY([.B127];3)=0;&quot;1-Seg&quot;;IF(WEEKDAY([.B127];3)=1;&quot;2-Ter&quot;;IF(WEEKDAY([.B127];3)=2;&quot;3-Qua&quot;;IF(WEEKDAY([.B127];3)=3;&quot;4-Qui&quot;;IF(WEEKDAY([.B127];3)=4;&quot;5-Sex&quot;;IF(WEEKDAY([.B127];3)=5;&quot;6-Sab&quot;;IF(WEEKDAY([.B127];3)=7;&quot;0-Dom&quot;;&quot;?&quot;))))))))">
            <text:p/>
          </table:table-cell>
          <table:table-cell table:style-name="ce325" table:formula="of:=IF(ISBLANK([.B127]);&quot;&quot;; ISOWEEKNUM([.B12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28])+HOUR([.H128])=0;0;( HOUR([.H128])*60 + MINUTE([.H128])) - (HOUR([.G128])*60 + MINUTE([.G128])  ))" office:value-type="float" office:value="0" calcext:value-type="float">
            <text:p>0</text:p>
          </table:table-cell>
          <table:table-cell table:style-name="ce321" table:formula="of:=CONCATENATE(TRUNC([.I128]/60;0);&quot;:&quot;;TEXT(MOD([.I128];60);&quot;00&quot;))" office:value-type="string" office:string-value="0:00" calcext:value-type="string">
            <text:p>0:00</text:p>
          </table:table-cell>
          <table:table-cell table:style-name="ce322" table:formula="of:=[.I128]/60" office:value-type="float" office:value="0" calcext:value-type="float">
            <text:p>0,00</text:p>
          </table:table-cell>
          <table:table-cell table:style-name="ce323" table:formula="of:=IF(ISBLANK([.B128]);&quot;&quot;;IF(WEEKDAY([.B128];3)=0;&quot;1-Seg&quot;;IF(WEEKDAY([.B128];3)=1;&quot;2-Ter&quot;;IF(WEEKDAY([.B128];3)=2;&quot;3-Qua&quot;;IF(WEEKDAY([.B128];3)=3;&quot;4-Qui&quot;;IF(WEEKDAY([.B128];3)=4;&quot;5-Sex&quot;;IF(WEEKDAY([.B128];3)=5;&quot;6-Sab&quot;;IF(WEEKDAY([.B128];3)=7;&quot;0-Dom&quot;;&quot;?&quot;))))))))">
            <text:p/>
          </table:table-cell>
          <table:table-cell table:style-name="ce325" table:formula="of:=IF(ISBLANK([.B128]);&quot;&quot;; ISOWEEKNUM([.B12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29])+HOUR([.H129])=0;0;( HOUR([.H129])*60 + MINUTE([.H129])) - (HOUR([.G129])*60 + MINUTE([.G129])  ))" office:value-type="float" office:value="0" calcext:value-type="float">
            <text:p>0</text:p>
          </table:table-cell>
          <table:table-cell table:style-name="ce321" table:formula="of:=CONCATENATE(TRUNC([.I129]/60;0);&quot;:&quot;;TEXT(MOD([.I129];60);&quot;00&quot;))" office:value-type="string" office:string-value="0:00" calcext:value-type="string">
            <text:p>0:00</text:p>
          </table:table-cell>
          <table:table-cell table:style-name="ce322" table:formula="of:=[.I129]/60" office:value-type="float" office:value="0" calcext:value-type="float">
            <text:p>0,00</text:p>
          </table:table-cell>
          <table:table-cell table:style-name="ce323" table:formula="of:=IF(ISBLANK([.B129]);&quot;&quot;;IF(WEEKDAY([.B129];3)=0;&quot;1-Seg&quot;;IF(WEEKDAY([.B129];3)=1;&quot;2-Ter&quot;;IF(WEEKDAY([.B129];3)=2;&quot;3-Qua&quot;;IF(WEEKDAY([.B129];3)=3;&quot;4-Qui&quot;;IF(WEEKDAY([.B129];3)=4;&quot;5-Sex&quot;;IF(WEEKDAY([.B129];3)=5;&quot;6-Sab&quot;;IF(WEEKDAY([.B129];3)=7;&quot;0-Dom&quot;;&quot;?&quot;))))))))">
            <text:p/>
          </table:table-cell>
          <table:table-cell table:style-name="ce325" table:formula="of:=IF(ISBLANK([.B129]);&quot;&quot;; ISOWEEKNUM([.B12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9" table:number-columns-repeated="2"/>
          <table:table-cell table:style-name="ce319" table:formula="of:=IF(MINUTE([.H130])+HOUR([.H130])=0;0;( HOUR([.H130])*60 + MINUTE([.H130])) - (HOUR([.G130])*60 + MINUTE([.G130])  ))" office:value-type="float" office:value="0" calcext:value-type="float">
            <text:p>0</text:p>
          </table:table-cell>
          <table:table-cell table:style-name="ce321" table:formula="of:=CONCATENATE(TRUNC([.I130]/60;0);&quot;:&quot;;TEXT(MOD([.I130];60);&quot;00&quot;))" office:value-type="string" office:string-value="0:00" calcext:value-type="string">
            <text:p>0:00</text:p>
          </table:table-cell>
          <table:table-cell table:style-name="ce322" table:formula="of:=[.I130]/60" office:value-type="float" office:value="0" calcext:value-type="float">
            <text:p>0,00</text:p>
          </table:table-cell>
          <table:table-cell table:style-name="ce323" table:formula="of:=IF(ISBLANK([.B130]);&quot;&quot;;IF(WEEKDAY([.B130];3)=0;&quot;1-Seg&quot;;IF(WEEKDAY([.B130];3)=1;&quot;2-Ter&quot;;IF(WEEKDAY([.B130];3)=2;&quot;3-Qua&quot;;IF(WEEKDAY([.B130];3)=3;&quot;4-Qui&quot;;IF(WEEKDAY([.B130];3)=4;&quot;5-Sex&quot;;IF(WEEKDAY([.B130];3)=5;&quot;6-Sab&quot;;IF(WEEKDAY([.B130];3)=7;&quot;0-Dom&quot;;&quot;?&quot;))))))))">
            <text:p/>
          </table:table-cell>
          <table:table-cell table:style-name="ce325" table:formula="of:=IF(ISBLANK([.B130]);&quot;&quot;; ISOWEEKNUM([.B13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31])+HOUR([.H131])=0;0;( HOUR([.H131])*60 + MINUTE([.H131])) - (HOUR([.G131])*60 + MINUTE([.G131])  ))" office:value-type="float" office:value="0" calcext:value-type="float">
            <text:p>0</text:p>
          </table:table-cell>
          <table:table-cell table:style-name="ce321" table:formula="of:=CONCATENATE(TRUNC([.I131]/60;0);&quot;:&quot;;TEXT(MOD([.I131];60);&quot;00&quot;))" office:value-type="string" office:string-value="0:00" calcext:value-type="string">
            <text:p>0:00</text:p>
          </table:table-cell>
          <table:table-cell table:style-name="ce322" table:formula="of:=[.I131]/60" office:value-type="float" office:value="0" calcext:value-type="float">
            <text:p>0,00</text:p>
          </table:table-cell>
          <table:table-cell table:style-name="ce323" table:formula="of:=IF(ISBLANK([.B131]);&quot;&quot;;IF(WEEKDAY([.B131];3)=0;&quot;1-Seg&quot;;IF(WEEKDAY([.B131];3)=1;&quot;2-Ter&quot;;IF(WEEKDAY([.B131];3)=2;&quot;3-Qua&quot;;IF(WEEKDAY([.B131];3)=3;&quot;4-Qui&quot;;IF(WEEKDAY([.B131];3)=4;&quot;5-Sex&quot;;IF(WEEKDAY([.B131];3)=5;&quot;6-Sab&quot;;IF(WEEKDAY([.B131];3)=7;&quot;0-Dom&quot;;&quot;?&quot;))))))))">
            <text:p/>
          </table:table-cell>
          <table:table-cell table:style-name="ce325" table:formula="of:=IF(ISBLANK([.B131]);&quot;&quot;; ISOWEEKNUM([.B13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32])+HOUR([.H132])=0;0;( HOUR([.H132])*60 + MINUTE([.H132])) - (HOUR([.G132])*60 + MINUTE([.G132])  ))" office:value-type="float" office:value="0" calcext:value-type="float">
            <text:p>0</text:p>
          </table:table-cell>
          <table:table-cell table:style-name="ce321" table:formula="of:=CONCATENATE(TRUNC([.I132]/60;0);&quot;:&quot;;TEXT(MOD([.I132];60);&quot;00&quot;))" office:value-type="string" office:string-value="0:00" calcext:value-type="string">
            <text:p>0:00</text:p>
          </table:table-cell>
          <table:table-cell table:style-name="ce322" table:formula="of:=[.I132]/60" office:value-type="float" office:value="0" calcext:value-type="float">
            <text:p>0,00</text:p>
          </table:table-cell>
          <table:table-cell table:style-name="ce323" table:formula="of:=IF(ISBLANK([.B132]);&quot;&quot;;IF(WEEKDAY([.B132];3)=0;&quot;1-Seg&quot;;IF(WEEKDAY([.B132];3)=1;&quot;2-Ter&quot;;IF(WEEKDAY([.B132];3)=2;&quot;3-Qua&quot;;IF(WEEKDAY([.B132];3)=3;&quot;4-Qui&quot;;IF(WEEKDAY([.B132];3)=4;&quot;5-Sex&quot;;IF(WEEKDAY([.B132];3)=5;&quot;6-Sab&quot;;IF(WEEKDAY([.B132];3)=7;&quot;0-Dom&quot;;&quot;?&quot;))))))))">
            <text:p/>
          </table:table-cell>
          <table:table-cell table:style-name="ce325" table:formula="of:=IF(ISBLANK([.B132]);&quot;&quot;; ISOWEEKNUM([.B13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33])+HOUR([.H133])=0;0;( HOUR([.H133])*60 + MINUTE([.H133])) - (HOUR([.G133])*60 + MINUTE([.G133])  ))" office:value-type="float" office:value="0" calcext:value-type="float">
            <text:p>0</text:p>
          </table:table-cell>
          <table:table-cell table:style-name="ce321" table:formula="of:=CONCATENATE(TRUNC([.I133]/60;0);&quot;:&quot;;TEXT(MOD([.I133];60);&quot;00&quot;))" office:value-type="string" office:string-value="0:00" calcext:value-type="string">
            <text:p>0:00</text:p>
          </table:table-cell>
          <table:table-cell table:style-name="ce322" table:formula="of:=[.I133]/60" office:value-type="float" office:value="0" calcext:value-type="float">
            <text:p>0,00</text:p>
          </table:table-cell>
          <table:table-cell table:style-name="ce323" table:formula="of:=IF(ISBLANK([.B133]);&quot;&quot;;IF(WEEKDAY([.B133];3)=0;&quot;1-Seg&quot;;IF(WEEKDAY([.B133];3)=1;&quot;2-Ter&quot;;IF(WEEKDAY([.B133];3)=2;&quot;3-Qua&quot;;IF(WEEKDAY([.B133];3)=3;&quot;4-Qui&quot;;IF(WEEKDAY([.B133];3)=4;&quot;5-Sex&quot;;IF(WEEKDAY([.B133];3)=5;&quot;6-Sab&quot;;IF(WEEKDAY([.B133];3)=7;&quot;0-Dom&quot;;&quot;?&quot;))))))))">
            <text:p/>
          </table:table-cell>
          <table:table-cell table:style-name="ce325" table:formula="of:=IF(ISBLANK([.B133]);&quot;&quot;; ISOWEEKNUM([.B133];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34])+HOUR([.H134])=0;0;( HOUR([.H134])*60 + MINUTE([.H134])) - (HOUR([.G134])*60 + MINUTE([.G134])  ))" office:value-type="float" office:value="0" calcext:value-type="float">
            <text:p>0</text:p>
          </table:table-cell>
          <table:table-cell table:style-name="ce321" table:formula="of:=CONCATENATE(TRUNC([.I134]/60;0);&quot;:&quot;;TEXT(MOD([.I134];60);&quot;00&quot;))" office:value-type="string" office:string-value="0:00" calcext:value-type="string">
            <text:p>0:00</text:p>
          </table:table-cell>
          <table:table-cell table:style-name="ce322" table:formula="of:=[.I134]/60" office:value-type="float" office:value="0" calcext:value-type="float">
            <text:p>0,00</text:p>
          </table:table-cell>
          <table:table-cell table:style-name="ce323" table:formula="of:=IF(ISBLANK([.B134]);&quot;&quot;;IF(WEEKDAY([.B134];3)=0;&quot;1-Seg&quot;;IF(WEEKDAY([.B134];3)=1;&quot;2-Ter&quot;;IF(WEEKDAY([.B134];3)=2;&quot;3-Qua&quot;;IF(WEEKDAY([.B134];3)=3;&quot;4-Qui&quot;;IF(WEEKDAY([.B134];3)=4;&quot;5-Sex&quot;;IF(WEEKDAY([.B134];3)=5;&quot;6-Sab&quot;;IF(WEEKDAY([.B134];3)=7;&quot;0-Dom&quot;;&quot;?&quot;))))))))">
            <text:p/>
          </table:table-cell>
          <table:table-cell table:style-name="ce325" table:formula="of:=IF(ISBLANK([.B134]);&quot;&quot;; ISOWEEKNUM([.B134];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35])+HOUR([.H135])=0;0;( HOUR([.H135])*60 + MINUTE([.H135])) - (HOUR([.G135])*60 + MINUTE([.G135])  ))" office:value-type="float" office:value="0" calcext:value-type="float">
            <text:p>0</text:p>
          </table:table-cell>
          <table:table-cell table:style-name="ce321" table:formula="of:=CONCATENATE(TRUNC([.I135]/60;0);&quot;:&quot;;TEXT(MOD([.I135];60);&quot;00&quot;))" office:value-type="string" office:string-value="0:00" calcext:value-type="string">
            <text:p>0:00</text:p>
          </table:table-cell>
          <table:table-cell table:style-name="ce322" table:formula="of:=[.I135]/60" office:value-type="float" office:value="0" calcext:value-type="float">
            <text:p>0,00</text:p>
          </table:table-cell>
          <table:table-cell table:style-name="ce323" table:formula="of:=IF(ISBLANK([.B135]);&quot;&quot;;IF(WEEKDAY([.B135];3)=0;&quot;1-Seg&quot;;IF(WEEKDAY([.B135];3)=1;&quot;2-Ter&quot;;IF(WEEKDAY([.B135];3)=2;&quot;3-Qua&quot;;IF(WEEKDAY([.B135];3)=3;&quot;4-Qui&quot;;IF(WEEKDAY([.B135];3)=4;&quot;5-Sex&quot;;IF(WEEKDAY([.B135];3)=5;&quot;6-Sab&quot;;IF(WEEKDAY([.B135];3)=7;&quot;0-Dom&quot;;&quot;?&quot;))))))))">
            <text:p/>
          </table:table-cell>
          <table:table-cell table:style-name="ce325" table:formula="of:=IF(ISBLANK([.B135]);&quot;&quot;; ISOWEEKNUM([.B135];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36])+HOUR([.H136])=0;0;( HOUR([.H136])*60 + MINUTE([.H136])) - (HOUR([.G136])*60 + MINUTE([.G136])  ))" office:value-type="float" office:value="0" calcext:value-type="float">
            <text:p>0</text:p>
          </table:table-cell>
          <table:table-cell table:style-name="ce321" table:formula="of:=CONCATENATE(TRUNC([.I136]/60;0);&quot;:&quot;;TEXT(MOD([.I136];60);&quot;00&quot;))" office:value-type="string" office:string-value="0:00" calcext:value-type="string">
            <text:p>0:00</text:p>
          </table:table-cell>
          <table:table-cell table:style-name="ce322" table:formula="of:=[.I136]/60" office:value-type="float" office:value="0" calcext:value-type="float">
            <text:p>0,00</text:p>
          </table:table-cell>
          <table:table-cell table:style-name="ce323" table:formula="of:=IF(ISBLANK([.B136]);&quot;&quot;;IF(WEEKDAY([.B136];3)=0;&quot;1-Seg&quot;;IF(WEEKDAY([.B136];3)=1;&quot;2-Ter&quot;;IF(WEEKDAY([.B136];3)=2;&quot;3-Qua&quot;;IF(WEEKDAY([.B136];3)=3;&quot;4-Qui&quot;;IF(WEEKDAY([.B136];3)=4;&quot;5-Sex&quot;;IF(WEEKDAY([.B136];3)=5;&quot;6-Sab&quot;;IF(WEEKDAY([.B136];3)=7;&quot;0-Dom&quot;;&quot;?&quot;))))))))">
            <text:p/>
          </table:table-cell>
          <table:table-cell table:style-name="ce325" table:formula="of:=IF(ISBLANK([.B136]);&quot;&quot;; ISOWEEKNUM([.B13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37])+HOUR([.H137])=0;0;( HOUR([.H137])*60 + MINUTE([.H137])) - (HOUR([.G137])*60 + MINUTE([.G137])  ))" office:value-type="float" office:value="0" calcext:value-type="float">
            <text:p>0</text:p>
          </table:table-cell>
          <table:table-cell table:style-name="ce321" table:formula="of:=CONCATENATE(TRUNC([.I137]/60;0);&quot;:&quot;;TEXT(MOD([.I137];60);&quot;00&quot;))" office:value-type="string" office:string-value="0:00" calcext:value-type="string">
            <text:p>0:00</text:p>
          </table:table-cell>
          <table:table-cell table:style-name="ce322" table:formula="of:=[.I137]/60" office:value-type="float" office:value="0" calcext:value-type="float">
            <text:p>0,00</text:p>
          </table:table-cell>
          <table:table-cell table:style-name="ce323" table:formula="of:=IF(ISBLANK([.B137]);&quot;&quot;;IF(WEEKDAY([.B137];3)=0;&quot;1-Seg&quot;;IF(WEEKDAY([.B137];3)=1;&quot;2-Ter&quot;;IF(WEEKDAY([.B137];3)=2;&quot;3-Qua&quot;;IF(WEEKDAY([.B137];3)=3;&quot;4-Qui&quot;;IF(WEEKDAY([.B137];3)=4;&quot;5-Sex&quot;;IF(WEEKDAY([.B137];3)=5;&quot;6-Sab&quot;;IF(WEEKDAY([.B137];3)=7;&quot;0-Dom&quot;;&quot;?&quot;))))))))">
            <text:p/>
          </table:table-cell>
          <table:table-cell table:style-name="ce325" table:formula="of:=IF(ISBLANK([.B137]);&quot;&quot;; ISOWEEKNUM([.B13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38])+HOUR([.H138])=0;0;( HOUR([.H138])*60 + MINUTE([.H138])) - (HOUR([.G138])*60 + MINUTE([.G138])  ))" office:value-type="float" office:value="0" calcext:value-type="float">
            <text:p>0</text:p>
          </table:table-cell>
          <table:table-cell table:style-name="ce321" table:formula="of:=CONCATENATE(TRUNC([.I138]/60;0);&quot;:&quot;;TEXT(MOD([.I138];60);&quot;00&quot;))" office:value-type="string" office:string-value="0:00" calcext:value-type="string">
            <text:p>0:00</text:p>
          </table:table-cell>
          <table:table-cell table:style-name="ce322" table:formula="of:=[.I138]/60" office:value-type="float" office:value="0" calcext:value-type="float">
            <text:p>0,00</text:p>
          </table:table-cell>
          <table:table-cell table:style-name="ce323" table:formula="of:=IF(ISBLANK([.B138]);&quot;&quot;;IF(WEEKDAY([.B138];3)=0;&quot;1-Seg&quot;;IF(WEEKDAY([.B138];3)=1;&quot;2-Ter&quot;;IF(WEEKDAY([.B138];3)=2;&quot;3-Qua&quot;;IF(WEEKDAY([.B138];3)=3;&quot;4-Qui&quot;;IF(WEEKDAY([.B138];3)=4;&quot;5-Sex&quot;;IF(WEEKDAY([.B138];3)=5;&quot;6-Sab&quot;;IF(WEEKDAY([.B138];3)=7;&quot;0-Dom&quot;;&quot;?&quot;))))))))">
            <text:p/>
          </table:table-cell>
          <table:table-cell table:style-name="ce325" table:formula="of:=IF(ISBLANK([.B138]);&quot;&quot;; ISOWEEKNUM([.B13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39])+HOUR([.H139])=0;0;( HOUR([.H139])*60 + MINUTE([.H139])) - (HOUR([.G139])*60 + MINUTE([.G139])  ))" office:value-type="float" office:value="0" calcext:value-type="float">
            <text:p>0</text:p>
          </table:table-cell>
          <table:table-cell table:style-name="ce321" table:formula="of:=CONCATENATE(TRUNC([.I139]/60;0);&quot;:&quot;;TEXT(MOD([.I139];60);&quot;00&quot;))" office:value-type="string" office:string-value="0:00" calcext:value-type="string">
            <text:p>0:00</text:p>
          </table:table-cell>
          <table:table-cell table:style-name="ce322" table:formula="of:=[.I139]/60" office:value-type="float" office:value="0" calcext:value-type="float">
            <text:p>0,00</text:p>
          </table:table-cell>
          <table:table-cell table:style-name="ce323" table:formula="of:=IF(ISBLANK([.B139]);&quot;&quot;;IF(WEEKDAY([.B139];3)=0;&quot;1-Seg&quot;;IF(WEEKDAY([.B139];3)=1;&quot;2-Ter&quot;;IF(WEEKDAY([.B139];3)=2;&quot;3-Qua&quot;;IF(WEEKDAY([.B139];3)=3;&quot;4-Qui&quot;;IF(WEEKDAY([.B139];3)=4;&quot;5-Sex&quot;;IF(WEEKDAY([.B139];3)=5;&quot;6-Sab&quot;;IF(WEEKDAY([.B139];3)=7;&quot;0-Dom&quot;;&quot;?&quot;))))))))">
            <text:p/>
          </table:table-cell>
          <table:table-cell table:style-name="ce325" table:formula="of:=IF(ISBLANK([.B139]);&quot;&quot;; ISOWEEKNUM([.B13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40])+HOUR([.H140])=0;0;( HOUR([.H140])*60 + MINUTE([.H140])) - (HOUR([.G140])*60 + MINUTE([.G140])  ))" office:value-type="float" office:value="0" calcext:value-type="float">
            <text:p>0</text:p>
          </table:table-cell>
          <table:table-cell table:style-name="ce321" table:formula="of:=CONCATENATE(TRUNC([.I140]/60;0);&quot;:&quot;;TEXT(MOD([.I140];60);&quot;00&quot;))" office:value-type="string" office:string-value="0:00" calcext:value-type="string">
            <text:p>0:00</text:p>
          </table:table-cell>
          <table:table-cell table:style-name="ce322" table:formula="of:=[.I140]/60" office:value-type="float" office:value="0" calcext:value-type="float">
            <text:p>0,00</text:p>
          </table:table-cell>
          <table:table-cell table:style-name="ce323" table:formula="of:=IF(ISBLANK([.B140]);&quot;&quot;;IF(WEEKDAY([.B140];3)=0;&quot;1-Seg&quot;;IF(WEEKDAY([.B140];3)=1;&quot;2-Ter&quot;;IF(WEEKDAY([.B140];3)=2;&quot;3-Qua&quot;;IF(WEEKDAY([.B140];3)=3;&quot;4-Qui&quot;;IF(WEEKDAY([.B140];3)=4;&quot;5-Sex&quot;;IF(WEEKDAY([.B140];3)=5;&quot;6-Sab&quot;;IF(WEEKDAY([.B140];3)=7;&quot;0-Dom&quot;;&quot;?&quot;))))))))">
            <text:p/>
          </table:table-cell>
          <table:table-cell table:style-name="ce325" table:formula="of:=IF(ISBLANK([.B140]);&quot;&quot;; ISOWEEKNUM([.B14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41])+HOUR([.H141])=0;0;( HOUR([.H141])*60 + MINUTE([.H141])) - (HOUR([.G141])*60 + MINUTE([.G141])  ))" office:value-type="float" office:value="0" calcext:value-type="float">
            <text:p>0</text:p>
          </table:table-cell>
          <table:table-cell table:style-name="ce321" table:formula="of:=CONCATENATE(TRUNC([.I141]/60;0);&quot;:&quot;;TEXT(MOD([.I141];60);&quot;00&quot;))" office:value-type="string" office:string-value="0:00" calcext:value-type="string">
            <text:p>0:00</text:p>
          </table:table-cell>
          <table:table-cell table:style-name="ce322" table:formula="of:=[.I141]/60" office:value-type="float" office:value="0" calcext:value-type="float">
            <text:p>0,00</text:p>
          </table:table-cell>
          <table:table-cell table:style-name="ce323" table:formula="of:=IF(ISBLANK([.B141]);&quot;&quot;;IF(WEEKDAY([.B141];3)=0;&quot;1-Seg&quot;;IF(WEEKDAY([.B141];3)=1;&quot;2-Ter&quot;;IF(WEEKDAY([.B141];3)=2;&quot;3-Qua&quot;;IF(WEEKDAY([.B141];3)=3;&quot;4-Qui&quot;;IF(WEEKDAY([.B141];3)=4;&quot;5-Sex&quot;;IF(WEEKDAY([.B141];3)=5;&quot;6-Sab&quot;;IF(WEEKDAY([.B141];3)=7;&quot;0-Dom&quot;;&quot;?&quot;))))))))">
            <text:p/>
          </table:table-cell>
          <table:table-cell table:style-name="ce325" table:formula="of:=IF(ISBLANK([.B141]);&quot;&quot;; ISOWEEKNUM([.B14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42])+HOUR([.H142])=0;0;( HOUR([.H142])*60 + MINUTE([.H142])) - (HOUR([.G142])*60 + MINUTE([.G142])  ))" office:value-type="float" office:value="0" calcext:value-type="float">
            <text:p>0</text:p>
          </table:table-cell>
          <table:table-cell table:style-name="ce321" table:formula="of:=CONCATENATE(TRUNC([.I142]/60;0);&quot;:&quot;;TEXT(MOD([.I142];60);&quot;00&quot;))" office:value-type="string" office:string-value="0:00" calcext:value-type="string">
            <text:p>0:00</text:p>
          </table:table-cell>
          <table:table-cell table:style-name="ce322" table:formula="of:=[.I142]/60" office:value-type="float" office:value="0" calcext:value-type="float">
            <text:p>0,00</text:p>
          </table:table-cell>
          <table:table-cell table:style-name="ce323" table:formula="of:=IF(ISBLANK([.B142]);&quot;&quot;;IF(WEEKDAY([.B142];3)=0;&quot;1-Seg&quot;;IF(WEEKDAY([.B142];3)=1;&quot;2-Ter&quot;;IF(WEEKDAY([.B142];3)=2;&quot;3-Qua&quot;;IF(WEEKDAY([.B142];3)=3;&quot;4-Qui&quot;;IF(WEEKDAY([.B142];3)=4;&quot;5-Sex&quot;;IF(WEEKDAY([.B142];3)=5;&quot;6-Sab&quot;;IF(WEEKDAY([.B142];3)=7;&quot;0-Dom&quot;;&quot;?&quot;))))))))">
            <text:p/>
          </table:table-cell>
          <table:table-cell table:style-name="ce325" table:formula="of:=IF(ISBLANK([.B142]);&quot;&quot;; ISOWEEKNUM([.B14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43])+HOUR([.H143])=0;0;( HOUR([.H143])*60 + MINUTE([.H143])) - (HOUR([.G143])*60 + MINUTE([.G143])  ))" office:value-type="float" office:value="0" calcext:value-type="float">
            <text:p>0</text:p>
          </table:table-cell>
          <table:table-cell table:style-name="ce321" table:formula="of:=CONCATENATE(TRUNC([.I143]/60;0);&quot;:&quot;;TEXT(MOD([.I143];60);&quot;00&quot;))" office:value-type="string" office:string-value="0:00" calcext:value-type="string">
            <text:p>0:00</text:p>
          </table:table-cell>
          <table:table-cell table:style-name="ce322" table:formula="of:=[.I143]/60" office:value-type="float" office:value="0" calcext:value-type="float">
            <text:p>0,00</text:p>
          </table:table-cell>
          <table:table-cell table:style-name="ce323" table:formula="of:=IF(ISBLANK([.B143]);&quot;&quot;;IF(WEEKDAY([.B143];3)=0;&quot;1-Seg&quot;;IF(WEEKDAY([.B143];3)=1;&quot;2-Ter&quot;;IF(WEEKDAY([.B143];3)=2;&quot;3-Qua&quot;;IF(WEEKDAY([.B143];3)=3;&quot;4-Qui&quot;;IF(WEEKDAY([.B143];3)=4;&quot;5-Sex&quot;;IF(WEEKDAY([.B143];3)=5;&quot;6-Sab&quot;;IF(WEEKDAY([.B143];3)=7;&quot;0-Dom&quot;;&quot;?&quot;))))))))">
            <text:p/>
          </table:table-cell>
          <table:table-cell table:style-name="ce325" table:formula="of:=IF(ISBLANK([.B143]);&quot;&quot;; ISOWEEKNUM([.B143];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44])+HOUR([.H144])=0;0;( HOUR([.H144])*60 + MINUTE([.H144])) - (HOUR([.G144])*60 + MINUTE([.G144])  ))" office:value-type="float" office:value="0" calcext:value-type="float">
            <text:p>0</text:p>
          </table:table-cell>
          <table:table-cell table:style-name="ce321" table:formula="of:=CONCATENATE(TRUNC([.I144]/60;0);&quot;:&quot;;TEXT(MOD([.I144];60);&quot;00&quot;))" office:value-type="string" office:string-value="0:00" calcext:value-type="string">
            <text:p>0:00</text:p>
          </table:table-cell>
          <table:table-cell table:style-name="ce322" table:formula="of:=[.I144]/60" office:value-type="float" office:value="0" calcext:value-type="float">
            <text:p>0,00</text:p>
          </table:table-cell>
          <table:table-cell table:style-name="ce323" table:formula="of:=IF(ISBLANK([.B144]);&quot;&quot;;IF(WEEKDAY([.B144];3)=0;&quot;1-Seg&quot;;IF(WEEKDAY([.B144];3)=1;&quot;2-Ter&quot;;IF(WEEKDAY([.B144];3)=2;&quot;3-Qua&quot;;IF(WEEKDAY([.B144];3)=3;&quot;4-Qui&quot;;IF(WEEKDAY([.B144];3)=4;&quot;5-Sex&quot;;IF(WEEKDAY([.B144];3)=5;&quot;6-Sab&quot;;IF(WEEKDAY([.B144];3)=7;&quot;0-Dom&quot;;&quot;?&quot;))))))))">
            <text:p/>
          </table:table-cell>
          <table:table-cell table:style-name="ce325" table:formula="of:=IF(ISBLANK([.B144]);&quot;&quot;; ISOWEEKNUM([.B144];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45])+HOUR([.H145])=0;0;( HOUR([.H145])*60 + MINUTE([.H145])) - (HOUR([.G145])*60 + MINUTE([.G145])  ))" office:value-type="float" office:value="0" calcext:value-type="float">
            <text:p>0</text:p>
          </table:table-cell>
          <table:table-cell table:style-name="ce321" table:formula="of:=CONCATENATE(TRUNC([.I145]/60;0);&quot;:&quot;;TEXT(MOD([.I145];60);&quot;00&quot;))" office:value-type="string" office:string-value="0:00" calcext:value-type="string">
            <text:p>0:00</text:p>
          </table:table-cell>
          <table:table-cell table:style-name="ce322" table:formula="of:=[.I145]/60" office:value-type="float" office:value="0" calcext:value-type="float">
            <text:p>0,00</text:p>
          </table:table-cell>
          <table:table-cell table:style-name="ce323" table:formula="of:=IF(ISBLANK([.B145]);&quot;&quot;;IF(WEEKDAY([.B145];3)=0;&quot;1-Seg&quot;;IF(WEEKDAY([.B145];3)=1;&quot;2-Ter&quot;;IF(WEEKDAY([.B145];3)=2;&quot;3-Qua&quot;;IF(WEEKDAY([.B145];3)=3;&quot;4-Qui&quot;;IF(WEEKDAY([.B145];3)=4;&quot;5-Sex&quot;;IF(WEEKDAY([.B145];3)=5;&quot;6-Sab&quot;;IF(WEEKDAY([.B145];3)=7;&quot;0-Dom&quot;;&quot;?&quot;))))))))">
            <text:p/>
          </table:table-cell>
          <table:table-cell table:style-name="ce325" table:formula="of:=IF(ISBLANK([.B145]);&quot;&quot;; ISOWEEKNUM([.B145];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46])+HOUR([.H146])=0;0;( HOUR([.H146])*60 + MINUTE([.H146])) - (HOUR([.G146])*60 + MINUTE([.G146])  ))" office:value-type="float" office:value="0" calcext:value-type="float">
            <text:p>0</text:p>
          </table:table-cell>
          <table:table-cell table:style-name="ce321" table:formula="of:=CONCATENATE(TRUNC([.I146]/60;0);&quot;:&quot;;TEXT(MOD([.I146];60);&quot;00&quot;))" office:value-type="string" office:string-value="0:00" calcext:value-type="string">
            <text:p>0:00</text:p>
          </table:table-cell>
          <table:table-cell table:style-name="ce322" table:formula="of:=[.I146]/60" office:value-type="float" office:value="0" calcext:value-type="float">
            <text:p>0,00</text:p>
          </table:table-cell>
          <table:table-cell table:style-name="ce323" table:formula="of:=IF(ISBLANK([.B146]);&quot;&quot;;IF(WEEKDAY([.B146];3)=0;&quot;1-Seg&quot;;IF(WEEKDAY([.B146];3)=1;&quot;2-Ter&quot;;IF(WEEKDAY([.B146];3)=2;&quot;3-Qua&quot;;IF(WEEKDAY([.B146];3)=3;&quot;4-Qui&quot;;IF(WEEKDAY([.B146];3)=4;&quot;5-Sex&quot;;IF(WEEKDAY([.B146];3)=5;&quot;6-Sab&quot;;IF(WEEKDAY([.B146];3)=7;&quot;0-Dom&quot;;&quot;?&quot;))))))))">
            <text:p/>
          </table:table-cell>
          <table:table-cell table:style-name="ce325" table:formula="of:=IF(ISBLANK([.B146]);&quot;&quot;; ISOWEEKNUM([.B14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47])+HOUR([.H147])=0;0;( HOUR([.H147])*60 + MINUTE([.H147])) - (HOUR([.G147])*60 + MINUTE([.G147])  ))" office:value-type="float" office:value="0" calcext:value-type="float">
            <text:p>0</text:p>
          </table:table-cell>
          <table:table-cell table:style-name="ce321" table:formula="of:=CONCATENATE(TRUNC([.I147]/60;0);&quot;:&quot;;TEXT(MOD([.I147];60);&quot;00&quot;))" office:value-type="string" office:string-value="0:00" calcext:value-type="string">
            <text:p>0:00</text:p>
          </table:table-cell>
          <table:table-cell table:style-name="ce322" table:formula="of:=[.I147]/60" office:value-type="float" office:value="0" calcext:value-type="float">
            <text:p>0,00</text:p>
          </table:table-cell>
          <table:table-cell table:style-name="ce323" table:formula="of:=IF(ISBLANK([.B147]);&quot;&quot;;IF(WEEKDAY([.B147];3)=0;&quot;1-Seg&quot;;IF(WEEKDAY([.B147];3)=1;&quot;2-Ter&quot;;IF(WEEKDAY([.B147];3)=2;&quot;3-Qua&quot;;IF(WEEKDAY([.B147];3)=3;&quot;4-Qui&quot;;IF(WEEKDAY([.B147];3)=4;&quot;5-Sex&quot;;IF(WEEKDAY([.B147];3)=5;&quot;6-Sab&quot;;IF(WEEKDAY([.B147];3)=7;&quot;0-Dom&quot;;&quot;?&quot;))))))))">
            <text:p/>
          </table:table-cell>
          <table:table-cell table:style-name="ce325" table:formula="of:=IF(ISBLANK([.B147]);&quot;&quot;; ISOWEEKNUM([.B14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48])+HOUR([.H148])=0;0;( HOUR([.H148])*60 + MINUTE([.H148])) - (HOUR([.G148])*60 + MINUTE([.G148])  ))" office:value-type="float" office:value="0" calcext:value-type="float">
            <text:p>0</text:p>
          </table:table-cell>
          <table:table-cell table:style-name="ce321" table:formula="of:=CONCATENATE(TRUNC([.I148]/60;0);&quot;:&quot;;TEXT(MOD([.I148];60);&quot;00&quot;))" office:value-type="string" office:string-value="0:00" calcext:value-type="string">
            <text:p>0:00</text:p>
          </table:table-cell>
          <table:table-cell table:style-name="ce322" table:formula="of:=[.I148]/60" office:value-type="float" office:value="0" calcext:value-type="float">
            <text:p>0,00</text:p>
          </table:table-cell>
          <table:table-cell table:style-name="ce323" table:formula="of:=IF(ISBLANK([.B148]);&quot;&quot;;IF(WEEKDAY([.B148];3)=0;&quot;1-Seg&quot;;IF(WEEKDAY([.B148];3)=1;&quot;2-Ter&quot;;IF(WEEKDAY([.B148];3)=2;&quot;3-Qua&quot;;IF(WEEKDAY([.B148];3)=3;&quot;4-Qui&quot;;IF(WEEKDAY([.B148];3)=4;&quot;5-Sex&quot;;IF(WEEKDAY([.B148];3)=5;&quot;6-Sab&quot;;IF(WEEKDAY([.B148];3)=7;&quot;0-Dom&quot;;&quot;?&quot;))))))))">
            <text:p/>
          </table:table-cell>
          <table:table-cell table:style-name="ce325" table:formula="of:=IF(ISBLANK([.B148]);&quot;&quot;; ISOWEEKNUM([.B14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49])+HOUR([.H149])=0;0;( HOUR([.H149])*60 + MINUTE([.H149])) - (HOUR([.G149])*60 + MINUTE([.G149])  ))" office:value-type="float" office:value="0" calcext:value-type="float">
            <text:p>0</text:p>
          </table:table-cell>
          <table:table-cell table:style-name="ce321" table:formula="of:=CONCATENATE(TRUNC([.I149]/60;0);&quot;:&quot;;TEXT(MOD([.I149];60);&quot;00&quot;))" office:value-type="string" office:string-value="0:00" calcext:value-type="string">
            <text:p>0:00</text:p>
          </table:table-cell>
          <table:table-cell table:style-name="ce322" table:formula="of:=[.I149]/60" office:value-type="float" office:value="0" calcext:value-type="float">
            <text:p>0,00</text:p>
          </table:table-cell>
          <table:table-cell table:style-name="ce323" table:formula="of:=IF(ISBLANK([.B149]);&quot;&quot;;IF(WEEKDAY([.B149];3)=0;&quot;1-Seg&quot;;IF(WEEKDAY([.B149];3)=1;&quot;2-Ter&quot;;IF(WEEKDAY([.B149];3)=2;&quot;3-Qua&quot;;IF(WEEKDAY([.B149];3)=3;&quot;4-Qui&quot;;IF(WEEKDAY([.B149];3)=4;&quot;5-Sex&quot;;IF(WEEKDAY([.B149];3)=5;&quot;6-Sab&quot;;IF(WEEKDAY([.B149];3)=7;&quot;0-Dom&quot;;&quot;?&quot;))))))))">
            <text:p/>
          </table:table-cell>
          <table:table-cell table:style-name="ce325" table:formula="of:=IF(ISBLANK([.B149]);&quot;&quot;; ISOWEEKNUM([.B14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50])+HOUR([.H150])=0;0;( HOUR([.H150])*60 + MINUTE([.H150])) - (HOUR([.G150])*60 + MINUTE([.G150])  ))" office:value-type="float" office:value="0" calcext:value-type="float">
            <text:p>0</text:p>
          </table:table-cell>
          <table:table-cell table:style-name="ce321" table:formula="of:=CONCATENATE(TRUNC([.I150]/60;0);&quot;:&quot;;TEXT(MOD([.I150];60);&quot;00&quot;))" office:value-type="string" office:string-value="0:00" calcext:value-type="string">
            <text:p>0:00</text:p>
          </table:table-cell>
          <table:table-cell table:style-name="ce322" table:formula="of:=[.I150]/60" office:value-type="float" office:value="0" calcext:value-type="float">
            <text:p>0,00</text:p>
          </table:table-cell>
          <table:table-cell table:style-name="ce323" table:formula="of:=IF(ISBLANK([.B150]);&quot;&quot;;IF(WEEKDAY([.B150];3)=0;&quot;1-Seg&quot;;IF(WEEKDAY([.B150];3)=1;&quot;2-Ter&quot;;IF(WEEKDAY([.B150];3)=2;&quot;3-Qua&quot;;IF(WEEKDAY([.B150];3)=3;&quot;4-Qui&quot;;IF(WEEKDAY([.B150];3)=4;&quot;5-Sex&quot;;IF(WEEKDAY([.B150];3)=5;&quot;6-Sab&quot;;IF(WEEKDAY([.B150];3)=7;&quot;0-Dom&quot;;&quot;?&quot;))))))))">
            <text:p/>
          </table:table-cell>
          <table:table-cell table:style-name="ce325" table:formula="of:=IF(ISBLANK([.B150]);&quot;&quot;; ISOWEEKNUM([.B15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51])+HOUR([.H151])=0;0;( HOUR([.H151])*60 + MINUTE([.H151])) - (HOUR([.G151])*60 + MINUTE([.G151])  ))" office:value-type="float" office:value="0" calcext:value-type="float">
            <text:p>0</text:p>
          </table:table-cell>
          <table:table-cell table:style-name="ce321" table:formula="of:=CONCATENATE(TRUNC([.I151]/60;0);&quot;:&quot;;TEXT(MOD([.I151];60);&quot;00&quot;))" office:value-type="string" office:string-value="0:00" calcext:value-type="string">
            <text:p>0:00</text:p>
          </table:table-cell>
          <table:table-cell table:style-name="ce322" table:formula="of:=[.I151]/60" office:value-type="float" office:value="0" calcext:value-type="float">
            <text:p>0,00</text:p>
          </table:table-cell>
          <table:table-cell table:style-name="ce323" table:formula="of:=IF(ISBLANK([.B151]);&quot;&quot;;IF(WEEKDAY([.B151];3)=0;&quot;1-Seg&quot;;IF(WEEKDAY([.B151];3)=1;&quot;2-Ter&quot;;IF(WEEKDAY([.B151];3)=2;&quot;3-Qua&quot;;IF(WEEKDAY([.B151];3)=3;&quot;4-Qui&quot;;IF(WEEKDAY([.B151];3)=4;&quot;5-Sex&quot;;IF(WEEKDAY([.B151];3)=5;&quot;6-Sab&quot;;IF(WEEKDAY([.B151];3)=7;&quot;0-Dom&quot;;&quot;?&quot;))))))))">
            <text:p/>
          </table:table-cell>
          <table:table-cell table:style-name="ce325" table:formula="of:=IF(ISBLANK([.B151]);&quot;&quot;; ISOWEEKNUM([.B15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52])+HOUR([.H152])=0;0;( HOUR([.H152])*60 + MINUTE([.H152])) - (HOUR([.G152])*60 + MINUTE([.G152])  ))" office:value-type="float" office:value="0" calcext:value-type="float">
            <text:p>0</text:p>
          </table:table-cell>
          <table:table-cell table:style-name="ce321" table:formula="of:=CONCATENATE(TRUNC([.I152]/60;0);&quot;:&quot;;TEXT(MOD([.I152];60);&quot;00&quot;))" office:value-type="string" office:string-value="0:00" calcext:value-type="string">
            <text:p>0:00</text:p>
          </table:table-cell>
          <table:table-cell table:style-name="ce322" table:formula="of:=[.I152]/60" office:value-type="float" office:value="0" calcext:value-type="float">
            <text:p>0,00</text:p>
          </table:table-cell>
          <table:table-cell table:style-name="ce323" table:formula="of:=IF(ISBLANK([.B152]);&quot;&quot;;IF(WEEKDAY([.B152];3)=0;&quot;1-Seg&quot;;IF(WEEKDAY([.B152];3)=1;&quot;2-Ter&quot;;IF(WEEKDAY([.B152];3)=2;&quot;3-Qua&quot;;IF(WEEKDAY([.B152];3)=3;&quot;4-Qui&quot;;IF(WEEKDAY([.B152];3)=4;&quot;5-Sex&quot;;IF(WEEKDAY([.B152];3)=5;&quot;6-Sab&quot;;IF(WEEKDAY([.B152];3)=7;&quot;0-Dom&quot;;&quot;?&quot;))))))))">
            <text:p/>
          </table:table-cell>
          <table:table-cell table:style-name="ce325" table:formula="of:=IF(ISBLANK([.B152]);&quot;&quot;; ISOWEEKNUM([.B15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67" table:content-validation-name="val5"/>
          <table:table-cell table:style-name="ce229"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53])+HOUR([.H153])=0;0;( HOUR([.H153])*60 + MINUTE([.H153])) - (HOUR([.G153])*60 + MINUTE([.G153])  ))" office:value-type="float" office:value="0" calcext:value-type="float">
            <text:p>0</text:p>
          </table:table-cell>
          <table:table-cell table:style-name="ce321" table:formula="of:=CONCATENATE(TRUNC([.I153]/60;0);&quot;:&quot;;TEXT(MOD([.I153];60);&quot;00&quot;))" office:value-type="string" office:string-value="0:00" calcext:value-type="string">
            <text:p>0:00</text:p>
          </table:table-cell>
          <table:table-cell table:style-name="ce322" table:formula="of:=[.I153]/60" office:value-type="float" office:value="0" calcext:value-type="float">
            <text:p>0,00</text:p>
          </table:table-cell>
          <table:table-cell table:style-name="ce323" table:formula="of:=IF(ISBLANK([.B153]);&quot;&quot;;IF(WEEKDAY([.B153];3)=0;&quot;1-Seg&quot;;IF(WEEKDAY([.B153];3)=1;&quot;2-Ter&quot;;IF(WEEKDAY([.B153];3)=2;&quot;3-Qua&quot;;IF(WEEKDAY([.B153];3)=3;&quot;4-Qui&quot;;IF(WEEKDAY([.B153];3)=4;&quot;5-Sex&quot;;IF(WEEKDAY([.B153];3)=5;&quot;6-Sab&quot;;IF(WEEKDAY([.B153];3)=7;&quot;0-Dom&quot;;&quot;?&quot;))))))))">
            <text:p/>
          </table:table-cell>
          <table:table-cell table:style-name="ce325" table:formula="of:=IF(ISBLANK([.B153]);&quot;&quot;; ISOWEEKNUM([.B153];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54])+HOUR([.H154])=0;0;( HOUR([.H154])*60 + MINUTE([.H154])) - (HOUR([.G154])*60 + MINUTE([.G154])  ))" office:value-type="float" office:value="0" calcext:value-type="float">
            <text:p>0</text:p>
          </table:table-cell>
          <table:table-cell table:style-name="ce321" table:formula="of:=CONCATENATE(TRUNC([.I154]/60;0);&quot;:&quot;;TEXT(MOD([.I154];60);&quot;00&quot;))" office:value-type="string" office:string-value="0:00" calcext:value-type="string">
            <text:p>0:00</text:p>
          </table:table-cell>
          <table:table-cell table:style-name="ce322" table:formula="of:=[.I154]/60" office:value-type="float" office:value="0" calcext:value-type="float">
            <text:p>0,00</text:p>
          </table:table-cell>
          <table:table-cell table:style-name="ce323" table:formula="of:=IF(ISBLANK([.B154]);&quot;&quot;;IF(WEEKDAY([.B154];3)=0;&quot;1-Seg&quot;;IF(WEEKDAY([.B154];3)=1;&quot;2-Ter&quot;;IF(WEEKDAY([.B154];3)=2;&quot;3-Qua&quot;;IF(WEEKDAY([.B154];3)=3;&quot;4-Qui&quot;;IF(WEEKDAY([.B154];3)=4;&quot;5-Sex&quot;;IF(WEEKDAY([.B154];3)=5;&quot;6-Sab&quot;;IF(WEEKDAY([.B154];3)=7;&quot;0-Dom&quot;;&quot;?&quot;))))))))">
            <text:p/>
          </table:table-cell>
          <table:table-cell table:style-name="ce325" table:formula="of:=IF(ISBLANK([.B154]);&quot;&quot;; ISOWEEKNUM([.B154];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9" table:number-columns-repeated="2"/>
          <table:table-cell table:style-name="ce319" table:formula="of:=IF(MINUTE([.H155])+HOUR([.H155])=0;0;( HOUR([.H155])*60 + MINUTE([.H155])) - (HOUR([.G155])*60 + MINUTE([.G155])  ))" office:value-type="float" office:value="0" calcext:value-type="float">
            <text:p>0</text:p>
          </table:table-cell>
          <table:table-cell table:style-name="ce321" table:formula="of:=CONCATENATE(TRUNC([.I155]/60;0);&quot;:&quot;;TEXT(MOD([.I155];60);&quot;00&quot;))" office:value-type="string" office:string-value="0:00" calcext:value-type="string">
            <text:p>0:00</text:p>
          </table:table-cell>
          <table:table-cell table:style-name="ce322" table:formula="of:=[.I155]/60" office:value-type="float" office:value="0" calcext:value-type="float">
            <text:p>0,00</text:p>
          </table:table-cell>
          <table:table-cell table:style-name="ce323" table:formula="of:=IF(ISBLANK([.B155]);&quot;&quot;;IF(WEEKDAY([.B155];3)=0;&quot;1-Seg&quot;;IF(WEEKDAY([.B155];3)=1;&quot;2-Ter&quot;;IF(WEEKDAY([.B155];3)=2;&quot;3-Qua&quot;;IF(WEEKDAY([.B155];3)=3;&quot;4-Qui&quot;;IF(WEEKDAY([.B155];3)=4;&quot;5-Sex&quot;;IF(WEEKDAY([.B155];3)=5;&quot;6-Sab&quot;;IF(WEEKDAY([.B155];3)=7;&quot;0-Dom&quot;;&quot;?&quot;))))))))">
            <text:p/>
          </table:table-cell>
          <table:table-cell table:style-name="ce325" table:formula="of:=IF(ISBLANK([.B155]);&quot;&quot;; ISOWEEKNUM([.B155];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56])+HOUR([.H156])=0;0;( HOUR([.H156])*60 + MINUTE([.H156])) - (HOUR([.G156])*60 + MINUTE([.G156])  ))" office:value-type="float" office:value="0" calcext:value-type="float">
            <text:p>0</text:p>
          </table:table-cell>
          <table:table-cell table:style-name="ce321" table:formula="of:=CONCATENATE(TRUNC([.I156]/60;0);&quot;:&quot;;TEXT(MOD([.I156];60);&quot;00&quot;))" office:value-type="string" office:string-value="0:00" calcext:value-type="string">
            <text:p>0:00</text:p>
          </table:table-cell>
          <table:table-cell table:style-name="ce322" table:formula="of:=[.I156]/60" office:value-type="float" office:value="0" calcext:value-type="float">
            <text:p>0,00</text:p>
          </table:table-cell>
          <table:table-cell table:style-name="ce323" table:formula="of:=IF(ISBLANK([.B156]);&quot;&quot;;IF(WEEKDAY([.B156];3)=0;&quot;1-Seg&quot;;IF(WEEKDAY([.B156];3)=1;&quot;2-Ter&quot;;IF(WEEKDAY([.B156];3)=2;&quot;3-Qua&quot;;IF(WEEKDAY([.B156];3)=3;&quot;4-Qui&quot;;IF(WEEKDAY([.B156];3)=4;&quot;5-Sex&quot;;IF(WEEKDAY([.B156];3)=5;&quot;6-Sab&quot;;IF(WEEKDAY([.B156];3)=7;&quot;0-Dom&quot;;&quot;?&quot;))))))))">
            <text:p/>
          </table:table-cell>
          <table:table-cell table:style-name="ce325" table:formula="of:=IF(ISBLANK([.B156]);&quot;&quot;; ISOWEEKNUM([.B15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57])+HOUR([.H157])=0;0;( HOUR([.H157])*60 + MINUTE([.H157])) - (HOUR([.G157])*60 + MINUTE([.G157])  ))" office:value-type="float" office:value="0" calcext:value-type="float">
            <text:p>0</text:p>
          </table:table-cell>
          <table:table-cell table:style-name="ce321" table:formula="of:=CONCATENATE(TRUNC([.I157]/60;0);&quot;:&quot;;TEXT(MOD([.I157];60);&quot;00&quot;))" office:value-type="string" office:string-value="0:00" calcext:value-type="string">
            <text:p>0:00</text:p>
          </table:table-cell>
          <table:table-cell table:style-name="ce322" table:formula="of:=[.I157]/60" office:value-type="float" office:value="0" calcext:value-type="float">
            <text:p>0,00</text:p>
          </table:table-cell>
          <table:table-cell table:style-name="ce323" table:formula="of:=IF(ISBLANK([.B157]);&quot;&quot;;IF(WEEKDAY([.B157];3)=0;&quot;1-Seg&quot;;IF(WEEKDAY([.B157];3)=1;&quot;2-Ter&quot;;IF(WEEKDAY([.B157];3)=2;&quot;3-Qua&quot;;IF(WEEKDAY([.B157];3)=3;&quot;4-Qui&quot;;IF(WEEKDAY([.B157];3)=4;&quot;5-Sex&quot;;IF(WEEKDAY([.B157];3)=5;&quot;6-Sab&quot;;IF(WEEKDAY([.B157];3)=7;&quot;0-Dom&quot;;&quot;?&quot;))))))))">
            <text:p/>
          </table:table-cell>
          <table:table-cell table:style-name="ce325" table:formula="of:=IF(ISBLANK([.B157]);&quot;&quot;; ISOWEEKNUM([.B15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58])+HOUR([.H158])=0;0;( HOUR([.H158])*60 + MINUTE([.H158])) - (HOUR([.G158])*60 + MINUTE([.G158])  ))" office:value-type="float" office:value="0" calcext:value-type="float">
            <text:p>0</text:p>
          </table:table-cell>
          <table:table-cell table:style-name="ce321" table:formula="of:=CONCATENATE(TRUNC([.I158]/60;0);&quot;:&quot;;TEXT(MOD([.I158];60);&quot;00&quot;))" office:value-type="string" office:string-value="0:00" calcext:value-type="string">
            <text:p>0:00</text:p>
          </table:table-cell>
          <table:table-cell table:style-name="ce322" table:formula="of:=[.I158]/60" office:value-type="float" office:value="0" calcext:value-type="float">
            <text:p>0,00</text:p>
          </table:table-cell>
          <table:table-cell table:style-name="ce323" table:formula="of:=IF(ISBLANK([.B158]);&quot;&quot;;IF(WEEKDAY([.B158];3)=0;&quot;1-Seg&quot;;IF(WEEKDAY([.B158];3)=1;&quot;2-Ter&quot;;IF(WEEKDAY([.B158];3)=2;&quot;3-Qua&quot;;IF(WEEKDAY([.B158];3)=3;&quot;4-Qui&quot;;IF(WEEKDAY([.B158];3)=4;&quot;5-Sex&quot;;IF(WEEKDAY([.B158];3)=5;&quot;6-Sab&quot;;IF(WEEKDAY([.B158];3)=7;&quot;0-Dom&quot;;&quot;?&quot;))))))))">
            <text:p/>
          </table:table-cell>
          <table:table-cell table:style-name="ce325" table:formula="of:=IF(ISBLANK([.B158]);&quot;&quot;; ISOWEEKNUM([.B15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59])+HOUR([.H159])=0;0;( HOUR([.H159])*60 + MINUTE([.H159])) - (HOUR([.G159])*60 + MINUTE([.G159])  ))" office:value-type="float" office:value="0" calcext:value-type="float">
            <text:p>0</text:p>
          </table:table-cell>
          <table:table-cell table:style-name="ce321" table:formula="of:=CONCATENATE(TRUNC([.I159]/60;0);&quot;:&quot;;TEXT(MOD([.I159];60);&quot;00&quot;))" office:value-type="string" office:string-value="0:00" calcext:value-type="string">
            <text:p>0:00</text:p>
          </table:table-cell>
          <table:table-cell table:style-name="ce322" table:formula="of:=[.I159]/60" office:value-type="float" office:value="0" calcext:value-type="float">
            <text:p>0,00</text:p>
          </table:table-cell>
          <table:table-cell table:style-name="ce323" table:formula="of:=IF(ISBLANK([.B159]);&quot;&quot;;IF(WEEKDAY([.B159];3)=0;&quot;1-Seg&quot;;IF(WEEKDAY([.B159];3)=1;&quot;2-Ter&quot;;IF(WEEKDAY([.B159];3)=2;&quot;3-Qua&quot;;IF(WEEKDAY([.B159];3)=3;&quot;4-Qui&quot;;IF(WEEKDAY([.B159];3)=4;&quot;5-Sex&quot;;IF(WEEKDAY([.B159];3)=5;&quot;6-Sab&quot;;IF(WEEKDAY([.B159];3)=7;&quot;0-Dom&quot;;&quot;?&quot;))))))))">
            <text:p/>
          </table:table-cell>
          <table:table-cell table:style-name="ce325" table:formula="of:=IF(ISBLANK([.B159]);&quot;&quot;; ISOWEEKNUM([.B15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60])+HOUR([.H160])=0;0;( HOUR([.H160])*60 + MINUTE([.H160])) - (HOUR([.G160])*60 + MINUTE([.G160])  ))" office:value-type="float" office:value="0" calcext:value-type="float">
            <text:p>0</text:p>
          </table:table-cell>
          <table:table-cell table:style-name="ce321" table:formula="of:=CONCATENATE(TRUNC([.I160]/60;0);&quot;:&quot;;TEXT(MOD([.I160];60);&quot;00&quot;))" office:value-type="string" office:string-value="0:00" calcext:value-type="string">
            <text:p>0:00</text:p>
          </table:table-cell>
          <table:table-cell table:style-name="ce322" table:formula="of:=[.I160]/60" office:value-type="float" office:value="0" calcext:value-type="float">
            <text:p>0,00</text:p>
          </table:table-cell>
          <table:table-cell table:style-name="ce323" table:formula="of:=IF(ISBLANK([.B160]);&quot;&quot;;IF(WEEKDAY([.B160];3)=0;&quot;1-Seg&quot;;IF(WEEKDAY([.B160];3)=1;&quot;2-Ter&quot;;IF(WEEKDAY([.B160];3)=2;&quot;3-Qua&quot;;IF(WEEKDAY([.B160];3)=3;&quot;4-Qui&quot;;IF(WEEKDAY([.B160];3)=4;&quot;5-Sex&quot;;IF(WEEKDAY([.B160];3)=5;&quot;6-Sab&quot;;IF(WEEKDAY([.B160];3)=7;&quot;0-Dom&quot;;&quot;?&quot;))))))))">
            <text:p/>
          </table:table-cell>
          <table:table-cell table:style-name="ce325" table:formula="of:=IF(ISBLANK([.B160]);&quot;&quot;; ISOWEEKNUM([.B16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68"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61])+HOUR([.H161])=0;0;( HOUR([.H161])*60 + MINUTE([.H161])) - (HOUR([.G161])*60 + MINUTE([.G161])  ))" office:value-type="float" office:value="0" calcext:value-type="float">
            <text:p>0</text:p>
          </table:table-cell>
          <table:table-cell table:style-name="ce321" table:formula="of:=CONCATENATE(TRUNC([.I161]/60;0);&quot;:&quot;;TEXT(MOD([.I161];60);&quot;00&quot;))" office:value-type="string" office:string-value="0:00" calcext:value-type="string">
            <text:p>0:00</text:p>
          </table:table-cell>
          <table:table-cell table:style-name="ce322" table:formula="of:=[.I161]/60" office:value-type="float" office:value="0" calcext:value-type="float">
            <text:p>0,00</text:p>
          </table:table-cell>
          <table:table-cell table:style-name="ce323" table:formula="of:=IF(ISBLANK([.B161]);&quot;&quot;;IF(WEEKDAY([.B161];3)=0;&quot;1-Seg&quot;;IF(WEEKDAY([.B161];3)=1;&quot;2-Ter&quot;;IF(WEEKDAY([.B161];3)=2;&quot;3-Qua&quot;;IF(WEEKDAY([.B161];3)=3;&quot;4-Qui&quot;;IF(WEEKDAY([.B161];3)=4;&quot;5-Sex&quot;;IF(WEEKDAY([.B161];3)=5;&quot;6-Sab&quot;;IF(WEEKDAY([.B161];3)=7;&quot;0-Dom&quot;;&quot;?&quot;))))))))">
            <text:p/>
          </table:table-cell>
          <table:table-cell table:style-name="ce325" table:formula="of:=IF(ISBLANK([.B161]);&quot;&quot;; ISOWEEKNUM([.B16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9" table:number-columns-repeated="2"/>
          <table:table-cell table:style-name="ce319" table:formula="of:=IF(MINUTE([.H162])+HOUR([.H162])=0;0;( HOUR([.H162])*60 + MINUTE([.H162])) - (HOUR([.G162])*60 + MINUTE([.G162])  ))" office:value-type="float" office:value="0" calcext:value-type="float">
            <text:p>0</text:p>
          </table:table-cell>
          <table:table-cell table:style-name="ce321" table:formula="of:=CONCATENATE(TRUNC([.I162]/60;0);&quot;:&quot;;TEXT(MOD([.I162];60);&quot;00&quot;))" office:value-type="string" office:string-value="0:00" calcext:value-type="string">
            <text:p>0:00</text:p>
          </table:table-cell>
          <table:table-cell table:style-name="ce322" table:formula="of:=[.I162]/60" office:value-type="float" office:value="0" calcext:value-type="float">
            <text:p>0,00</text:p>
          </table:table-cell>
          <table:table-cell table:style-name="ce323" table:formula="of:=IF(ISBLANK([.B162]);&quot;&quot;;IF(WEEKDAY([.B162];3)=0;&quot;1-Seg&quot;;IF(WEEKDAY([.B162];3)=1;&quot;2-Ter&quot;;IF(WEEKDAY([.B162];3)=2;&quot;3-Qua&quot;;IF(WEEKDAY([.B162];3)=3;&quot;4-Qui&quot;;IF(WEEKDAY([.B162];3)=4;&quot;5-Sex&quot;;IF(WEEKDAY([.B162];3)=5;&quot;6-Sab&quot;;IF(WEEKDAY([.B162];3)=7;&quot;0-Dom&quot;;&quot;?&quot;))))))))">
            <text:p/>
          </table:table-cell>
          <table:table-cell table:style-name="ce325" table:formula="of:=IF(ISBLANK([.B162]);&quot;&quot;; ISOWEEKNUM([.B16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69" table:content-validation-name="val5"/>
          <table:table-cell table:style-name="ce230"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63])+HOUR([.H163])=0;0;( HOUR([.H163])*60 + MINUTE([.H163])) - (HOUR([.G163])*60 + MINUTE([.G163])  ))" office:value-type="float" office:value="0" calcext:value-type="float">
            <text:p>0</text:p>
          </table:table-cell>
          <table:table-cell table:style-name="ce321" table:formula="of:=CONCATENATE(TRUNC([.I163]/60;0);&quot;:&quot;;TEXT(MOD([.I163];60);&quot;00&quot;))" office:value-type="string" office:string-value="0:00" calcext:value-type="string">
            <text:p>0:00</text:p>
          </table:table-cell>
          <table:table-cell table:style-name="ce322" table:formula="of:=[.I163]/60" office:value-type="float" office:value="0" calcext:value-type="float">
            <text:p>0,00</text:p>
          </table:table-cell>
          <table:table-cell table:style-name="ce323" table:formula="of:=IF(ISBLANK([.B163]);&quot;&quot;;IF(WEEKDAY([.B163];3)=0;&quot;1-Seg&quot;;IF(WEEKDAY([.B163];3)=1;&quot;2-Ter&quot;;IF(WEEKDAY([.B163];3)=2;&quot;3-Qua&quot;;IF(WEEKDAY([.B163];3)=3;&quot;4-Qui&quot;;IF(WEEKDAY([.B163];3)=4;&quot;5-Sex&quot;;IF(WEEKDAY([.B163];3)=5;&quot;6-Sab&quot;;IF(WEEKDAY([.B163];3)=7;&quot;0-Dom&quot;;&quot;?&quot;))))))))">
            <text:p/>
          </table:table-cell>
          <table:table-cell table:style-name="ce325" table:formula="of:=IF(ISBLANK([.B163]);&quot;&quot;; ISOWEEKNUM([.B163];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64])+HOUR([.H164])=0;0;( HOUR([.H164])*60 + MINUTE([.H164])) - (HOUR([.G164])*60 + MINUTE([.G164])  ))" office:value-type="float" office:value="0" calcext:value-type="float">
            <text:p>0</text:p>
          </table:table-cell>
          <table:table-cell table:style-name="ce321" table:formula="of:=CONCATENATE(TRUNC([.I164]/60;0);&quot;:&quot;;TEXT(MOD([.I164];60);&quot;00&quot;))" office:value-type="string" office:string-value="0:00" calcext:value-type="string">
            <text:p>0:00</text:p>
          </table:table-cell>
          <table:table-cell table:style-name="ce322" table:formula="of:=[.I164]/60" office:value-type="float" office:value="0" calcext:value-type="float">
            <text:p>0,00</text:p>
          </table:table-cell>
          <table:table-cell table:style-name="ce323" table:formula="of:=IF(ISBLANK([.B164]);&quot;&quot;;IF(WEEKDAY([.B164];3)=0;&quot;1-Seg&quot;;IF(WEEKDAY([.B164];3)=1;&quot;2-Ter&quot;;IF(WEEKDAY([.B164];3)=2;&quot;3-Qua&quot;;IF(WEEKDAY([.B164];3)=3;&quot;4-Qui&quot;;IF(WEEKDAY([.B164];3)=4;&quot;5-Sex&quot;;IF(WEEKDAY([.B164];3)=5;&quot;6-Sab&quot;;IF(WEEKDAY([.B164];3)=7;&quot;0-Dom&quot;;&quot;?&quot;))))))))">
            <text:p/>
          </table:table-cell>
          <table:table-cell table:style-name="ce325" table:formula="of:=IF(ISBLANK([.B164]);&quot;&quot;; ISOWEEKNUM([.B164];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65])+HOUR([.H165])=0;0;( HOUR([.H165])*60 + MINUTE([.H165])) - (HOUR([.G165])*60 + MINUTE([.G165])  ))" office:value-type="float" office:value="0" calcext:value-type="float">
            <text:p>0</text:p>
          </table:table-cell>
          <table:table-cell table:style-name="ce321" table:formula="of:=CONCATENATE(TRUNC([.I165]/60;0);&quot;:&quot;;TEXT(MOD([.I165];60);&quot;00&quot;))" office:value-type="string" office:string-value="0:00" calcext:value-type="string">
            <text:p>0:00</text:p>
          </table:table-cell>
          <table:table-cell table:style-name="ce322" table:formula="of:=[.I165]/60" office:value-type="float" office:value="0" calcext:value-type="float">
            <text:p>0,00</text:p>
          </table:table-cell>
          <table:table-cell table:style-name="ce323" table:formula="of:=IF(ISBLANK([.B165]);&quot;&quot;;IF(WEEKDAY([.B165];3)=0;&quot;1-Seg&quot;;IF(WEEKDAY([.B165];3)=1;&quot;2-Ter&quot;;IF(WEEKDAY([.B165];3)=2;&quot;3-Qua&quot;;IF(WEEKDAY([.B165];3)=3;&quot;4-Qui&quot;;IF(WEEKDAY([.B165];3)=4;&quot;5-Sex&quot;;IF(WEEKDAY([.B165];3)=5;&quot;6-Sab&quot;;IF(WEEKDAY([.B165];3)=7;&quot;0-Dom&quot;;&quot;?&quot;))))))))">
            <text:p/>
          </table:table-cell>
          <table:table-cell table:style-name="ce325" table:formula="of:=IF(ISBLANK([.B165]);&quot;&quot;; ISOWEEKNUM([.B165];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66])+HOUR([.H166])=0;0;( HOUR([.H166])*60 + MINUTE([.H166])) - (HOUR([.G166])*60 + MINUTE([.G166])  ))" office:value-type="float" office:value="0" calcext:value-type="float">
            <text:p>0</text:p>
          </table:table-cell>
          <table:table-cell table:style-name="ce321" table:formula="of:=CONCATENATE(TRUNC([.I166]/60;0);&quot;:&quot;;TEXT(MOD([.I166];60);&quot;00&quot;))" office:value-type="string" office:string-value="0:00" calcext:value-type="string">
            <text:p>0:00</text:p>
          </table:table-cell>
          <table:table-cell table:style-name="ce322" table:formula="of:=[.I166]/60" office:value-type="float" office:value="0" calcext:value-type="float">
            <text:p>0,00</text:p>
          </table:table-cell>
          <table:table-cell table:style-name="ce323" table:formula="of:=IF(ISBLANK([.B166]);&quot;&quot;;IF(WEEKDAY([.B166];3)=0;&quot;1-Seg&quot;;IF(WEEKDAY([.B166];3)=1;&quot;2-Ter&quot;;IF(WEEKDAY([.B166];3)=2;&quot;3-Qua&quot;;IF(WEEKDAY([.B166];3)=3;&quot;4-Qui&quot;;IF(WEEKDAY([.B166];3)=4;&quot;5-Sex&quot;;IF(WEEKDAY([.B166];3)=5;&quot;6-Sab&quot;;IF(WEEKDAY([.B166];3)=7;&quot;0-Dom&quot;;&quot;?&quot;))))))))">
            <text:p/>
          </table:table-cell>
          <table:table-cell table:style-name="ce325" table:formula="of:=IF(ISBLANK([.B166]);&quot;&quot;; ISOWEEKNUM([.B16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67])+HOUR([.H167])=0;0;( HOUR([.H167])*60 + MINUTE([.H167])) - (HOUR([.G167])*60 + MINUTE([.G167])  ))" office:value-type="float" office:value="0" calcext:value-type="float">
            <text:p>0</text:p>
          </table:table-cell>
          <table:table-cell table:style-name="ce321" table:formula="of:=CONCATENATE(TRUNC([.I167]/60;0);&quot;:&quot;;TEXT(MOD([.I167];60);&quot;00&quot;))" office:value-type="string" office:string-value="0:00" calcext:value-type="string">
            <text:p>0:00</text:p>
          </table:table-cell>
          <table:table-cell table:style-name="ce322" table:formula="of:=[.I167]/60" office:value-type="float" office:value="0" calcext:value-type="float">
            <text:p>0,00</text:p>
          </table:table-cell>
          <table:table-cell table:style-name="ce323" table:formula="of:=IF(ISBLANK([.B167]);&quot;&quot;;IF(WEEKDAY([.B167];3)=0;&quot;1-Seg&quot;;IF(WEEKDAY([.B167];3)=1;&quot;2-Ter&quot;;IF(WEEKDAY([.B167];3)=2;&quot;3-Qua&quot;;IF(WEEKDAY([.B167];3)=3;&quot;4-Qui&quot;;IF(WEEKDAY([.B167];3)=4;&quot;5-Sex&quot;;IF(WEEKDAY([.B167];3)=5;&quot;6-Sab&quot;;IF(WEEKDAY([.B167];3)=7;&quot;0-Dom&quot;;&quot;?&quot;))))))))">
            <text:p/>
          </table:table-cell>
          <table:table-cell table:style-name="ce325" table:formula="of:=IF(ISBLANK([.B167]);&quot;&quot;; ISOWEEKNUM([.B16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68])+HOUR([.H168])=0;0;( HOUR([.H168])*60 + MINUTE([.H168])) - (HOUR([.G168])*60 + MINUTE([.G168])  ))" office:value-type="float" office:value="0" calcext:value-type="float">
            <text:p>0</text:p>
          </table:table-cell>
          <table:table-cell table:style-name="ce321" table:formula="of:=CONCATENATE(TRUNC([.I168]/60;0);&quot;:&quot;;TEXT(MOD([.I168];60);&quot;00&quot;))" office:value-type="string" office:string-value="0:00" calcext:value-type="string">
            <text:p>0:00</text:p>
          </table:table-cell>
          <table:table-cell table:style-name="ce322" table:formula="of:=[.I168]/60" office:value-type="float" office:value="0" calcext:value-type="float">
            <text:p>0,00</text:p>
          </table:table-cell>
          <table:table-cell table:style-name="ce323" table:formula="of:=IF(ISBLANK([.B168]);&quot;&quot;;IF(WEEKDAY([.B168];3)=0;&quot;1-Seg&quot;;IF(WEEKDAY([.B168];3)=1;&quot;2-Ter&quot;;IF(WEEKDAY([.B168];3)=2;&quot;3-Qua&quot;;IF(WEEKDAY([.B168];3)=3;&quot;4-Qui&quot;;IF(WEEKDAY([.B168];3)=4;&quot;5-Sex&quot;;IF(WEEKDAY([.B168];3)=5;&quot;6-Sab&quot;;IF(WEEKDAY([.B168];3)=7;&quot;0-Dom&quot;;&quot;?&quot;))))))))">
            <text:p/>
          </table:table-cell>
          <table:table-cell table:style-name="ce325" table:formula="of:=IF(ISBLANK([.B168]);&quot;&quot;; ISOWEEKNUM([.B16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69])+HOUR([.H169])=0;0;( HOUR([.H169])*60 + MINUTE([.H169])) - (HOUR([.G169])*60 + MINUTE([.G169])  ))" office:value-type="float" office:value="0" calcext:value-type="float">
            <text:p>0</text:p>
          </table:table-cell>
          <table:table-cell table:style-name="ce321" table:formula="of:=CONCATENATE(TRUNC([.I169]/60;0);&quot;:&quot;;TEXT(MOD([.I169];60);&quot;00&quot;))" office:value-type="string" office:string-value="0:00" calcext:value-type="string">
            <text:p>0:00</text:p>
          </table:table-cell>
          <table:table-cell table:style-name="ce322" table:formula="of:=[.I169]/60" office:value-type="float" office:value="0" calcext:value-type="float">
            <text:p>0,00</text:p>
          </table:table-cell>
          <table:table-cell table:style-name="ce323" table:formula="of:=IF(ISBLANK([.B169]);&quot;&quot;;IF(WEEKDAY([.B169];3)=0;&quot;1-Seg&quot;;IF(WEEKDAY([.B169];3)=1;&quot;2-Ter&quot;;IF(WEEKDAY([.B169];3)=2;&quot;3-Qua&quot;;IF(WEEKDAY([.B169];3)=3;&quot;4-Qui&quot;;IF(WEEKDAY([.B169];3)=4;&quot;5-Sex&quot;;IF(WEEKDAY([.B169];3)=5;&quot;6-Sab&quot;;IF(WEEKDAY([.B169];3)=7;&quot;0-Dom&quot;;&quot;?&quot;))))))))">
            <text:p/>
          </table:table-cell>
          <table:table-cell table:style-name="ce325" table:formula="of:=IF(ISBLANK([.B169]);&quot;&quot;; ISOWEEKNUM([.B16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70])+HOUR([.H170])=0;0;( HOUR([.H170])*60 + MINUTE([.H170])) - (HOUR([.G170])*60 + MINUTE([.G170])  ))" office:value-type="float" office:value="0" calcext:value-type="float">
            <text:p>0</text:p>
          </table:table-cell>
          <table:table-cell table:style-name="ce321" table:formula="of:=CONCATENATE(TRUNC([.I170]/60;0);&quot;:&quot;;TEXT(MOD([.I170];60);&quot;00&quot;))" office:value-type="string" office:string-value="0:00" calcext:value-type="string">
            <text:p>0:00</text:p>
          </table:table-cell>
          <table:table-cell table:style-name="ce322" table:formula="of:=[.I170]/60" office:value-type="float" office:value="0" calcext:value-type="float">
            <text:p>0,00</text:p>
          </table:table-cell>
          <table:table-cell table:style-name="ce323" table:formula="of:=IF(ISBLANK([.B170]);&quot;&quot;;IF(WEEKDAY([.B170];3)=0;&quot;1-Seg&quot;;IF(WEEKDAY([.B170];3)=1;&quot;2-Ter&quot;;IF(WEEKDAY([.B170];3)=2;&quot;3-Qua&quot;;IF(WEEKDAY([.B170];3)=3;&quot;4-Qui&quot;;IF(WEEKDAY([.B170];3)=4;&quot;5-Sex&quot;;IF(WEEKDAY([.B170];3)=5;&quot;6-Sab&quot;;IF(WEEKDAY([.B170];3)=7;&quot;0-Dom&quot;;&quot;?&quot;))))))))">
            <text:p/>
          </table:table-cell>
          <table:table-cell table:style-name="ce325" table:formula="of:=IF(ISBLANK([.B170]);&quot;&quot;; ISOWEEKNUM([.B17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71])+HOUR([.H171])=0;0;( HOUR([.H171])*60 + MINUTE([.H171])) - (HOUR([.G171])*60 + MINUTE([.G171])  ))" office:value-type="float" office:value="0" calcext:value-type="float">
            <text:p>0</text:p>
          </table:table-cell>
          <table:table-cell table:style-name="ce321" table:formula="of:=CONCATENATE(TRUNC([.I171]/60;0);&quot;:&quot;;TEXT(MOD([.I171];60);&quot;00&quot;))" office:value-type="string" office:string-value="0:00" calcext:value-type="string">
            <text:p>0:00</text:p>
          </table:table-cell>
          <table:table-cell table:style-name="ce322" table:formula="of:=[.I171]/60" office:value-type="float" office:value="0" calcext:value-type="float">
            <text:p>0,00</text:p>
          </table:table-cell>
          <table:table-cell table:style-name="ce323" table:formula="of:=IF(ISBLANK([.B171]);&quot;&quot;;IF(WEEKDAY([.B171];3)=0;&quot;1-Seg&quot;;IF(WEEKDAY([.B171];3)=1;&quot;2-Ter&quot;;IF(WEEKDAY([.B171];3)=2;&quot;3-Qua&quot;;IF(WEEKDAY([.B171];3)=3;&quot;4-Qui&quot;;IF(WEEKDAY([.B171];3)=4;&quot;5-Sex&quot;;IF(WEEKDAY([.B171];3)=5;&quot;6-Sab&quot;;IF(WEEKDAY([.B171];3)=7;&quot;0-Dom&quot;;&quot;?&quot;))))))))">
            <text:p/>
          </table:table-cell>
          <table:table-cell table:style-name="ce325" table:formula="of:=IF(ISBLANK([.B171]);&quot;&quot;; ISOWEEKNUM([.B17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72])+HOUR([.H172])=0;0;( HOUR([.H172])*60 + MINUTE([.H172])) - (HOUR([.G172])*60 + MINUTE([.G172])  ))" office:value-type="float" office:value="0" calcext:value-type="float">
            <text:p>0</text:p>
          </table:table-cell>
          <table:table-cell table:style-name="ce321" table:formula="of:=CONCATENATE(TRUNC([.I172]/60;0);&quot;:&quot;;TEXT(MOD([.I172];60);&quot;00&quot;))" office:value-type="string" office:string-value="0:00" calcext:value-type="string">
            <text:p>0:00</text:p>
          </table:table-cell>
          <table:table-cell table:style-name="ce322" table:formula="of:=[.I172]/60" office:value-type="float" office:value="0" calcext:value-type="float">
            <text:p>0,00</text:p>
          </table:table-cell>
          <table:table-cell table:style-name="ce323" table:formula="of:=IF(ISBLANK([.B172]);&quot;&quot;;IF(WEEKDAY([.B172];3)=0;&quot;1-Seg&quot;;IF(WEEKDAY([.B172];3)=1;&quot;2-Ter&quot;;IF(WEEKDAY([.B172];3)=2;&quot;3-Qua&quot;;IF(WEEKDAY([.B172];3)=3;&quot;4-Qui&quot;;IF(WEEKDAY([.B172];3)=4;&quot;5-Sex&quot;;IF(WEEKDAY([.B172];3)=5;&quot;6-Sab&quot;;IF(WEEKDAY([.B172];3)=7;&quot;0-Dom&quot;;&quot;?&quot;))))))))">
            <text:p/>
          </table:table-cell>
          <table:table-cell table:style-name="ce325" table:formula="of:=IF(ISBLANK([.B172]);&quot;&quot;; ISOWEEKNUM([.B17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9" table:number-columns-repeated="2"/>
          <table:table-cell table:style-name="ce319" table:formula="of:=IF(MINUTE([.H173])+HOUR([.H173])=0;0;( HOUR([.H173])*60 + MINUTE([.H173])) - (HOUR([.G173])*60 + MINUTE([.G173])  ))" office:value-type="float" office:value="0" calcext:value-type="float">
            <text:p>0</text:p>
          </table:table-cell>
          <table:table-cell table:style-name="ce321" table:formula="of:=CONCATENATE(TRUNC([.I173]/60;0);&quot;:&quot;;TEXT(MOD([.I173];60);&quot;00&quot;))" office:value-type="string" office:string-value="0:00" calcext:value-type="string">
            <text:p>0:00</text:p>
          </table:table-cell>
          <table:table-cell table:style-name="ce322" table:formula="of:=[.I173]/60" office:value-type="float" office:value="0" calcext:value-type="float">
            <text:p>0,00</text:p>
          </table:table-cell>
          <table:table-cell table:style-name="ce323" table:formula="of:=IF(ISBLANK([.B173]);&quot;&quot;;IF(WEEKDAY([.B173];3)=0;&quot;1-Seg&quot;;IF(WEEKDAY([.B173];3)=1;&quot;2-Ter&quot;;IF(WEEKDAY([.B173];3)=2;&quot;3-Qua&quot;;IF(WEEKDAY([.B173];3)=3;&quot;4-Qui&quot;;IF(WEEKDAY([.B173];3)=4;&quot;5-Sex&quot;;IF(WEEKDAY([.B173];3)=5;&quot;6-Sab&quot;;IF(WEEKDAY([.B173];3)=7;&quot;0-Dom&quot;;&quot;?&quot;))))))))">
            <text:p/>
          </table:table-cell>
          <table:table-cell table:style-name="ce325" table:formula="of:=IF(ISBLANK([.B173]);&quot;&quot;; ISOWEEKNUM([.B173];1))">
            <text:p/>
          </table:table-cell>
          <table:table-cell table:style-name="ce326" table:content-validation-name="val6"/>
          <table:table-cell table:number-columns-repeated="1010"/>
        </table:table-row>
        <table:table-row table:style-name="ro7">
          <table:table-cell table:style-name="ce36" table:content-validation-name="val1" office:value-type="string" calcext:value-type="string">
            <text:p>Não</text:p>
          </table:table-cell>
          <table:table-cell table:style-name="ce74" table:content-validation-name="val2"/>
          <table:table-cell table:style-name="ce115" table:content-validation-name="val4"/>
          <table:table-cell table:style-name="ce170" table:content-validation-name="val5"/>
          <table:table-cell table:style-name="ce231" table:content-validation-name="val7"/>
          <table:table-cell table:style-name="ce306" table:content-validation-name="val6"/>
          <table:table-cell table:style-name="ce311" table:content-validation-name="val8"/>
          <table:table-cell table:style-name="ce311" table:content-validation-name="val9"/>
          <table:table-cell table:style-name="ce319" table:formula="of:=IF(MINUTE([.H174])+HOUR([.H174])=0;0;( HOUR([.H174])*60 + MINUTE([.H174])) - (HOUR([.G174])*60 + MINUTE([.G174])  ))" office:value-type="float" office:value="0" calcext:value-type="float">
            <text:p>0</text:p>
          </table:table-cell>
          <table:table-cell table:style-name="ce321" table:formula="of:=CONCATENATE(TRUNC([.I174]/60;0);&quot;:&quot;;TEXT(MOD([.I174];60);&quot;00&quot;))" office:value-type="string" office:string-value="0:00" calcext:value-type="string">
            <text:p>0:00</text:p>
          </table:table-cell>
          <table:table-cell table:style-name="ce322" table:formula="of:=[.I174]/60" office:value-type="float" office:value="0" calcext:value-type="float">
            <text:p>0,00</text:p>
          </table:table-cell>
          <table:table-cell table:style-name="ce323" table:formula="of:=IF(ISBLANK([.B174]);&quot;&quot;;IF(WEEKDAY([.B174];3)=0;&quot;1-Seg&quot;;IF(WEEKDAY([.B174];3)=1;&quot;2-Ter&quot;;IF(WEEKDAY([.B174];3)=2;&quot;3-Qua&quot;;IF(WEEKDAY([.B174];3)=3;&quot;4-Qui&quot;;IF(WEEKDAY([.B174];3)=4;&quot;5-Sex&quot;;IF(WEEKDAY([.B174];3)=5;&quot;6-Sab&quot;;IF(WEEKDAY([.B174];3)=7;&quot;0-Dom&quot;;&quot;?&quot;))))))))">
            <text:p/>
          </table:table-cell>
          <table:table-cell table:style-name="ce325" table:formula="of:=IF(ISBLANK([.B174]);&quot;&quot;; ISOWEEKNUM([.B174];1))">
            <text:p/>
          </table:table-cell>
          <table:table-cell table:style-name="ce326" table:content-validation-name="val6"/>
          <table:table-cell table:number-columns-repeated="1010"/>
        </table:table-row>
        <table:table-row table:style-name="ro7">
          <table:table-cell table:style-name="ce37" table:content-validation-name="val1" office:value-type="string" calcext:value-type="string">
            <text:p>Não</text:p>
          </table:table-cell>
          <table:table-cell table:style-name="ce75" table:content-validation-name="val2"/>
          <table:table-cell table:style-name="ce116" table:content-validation-name="val4"/>
          <table:table-cell table:style-name="ce171" table:content-validation-name="val5"/>
          <table:table-cell table:style-name="ce232" table:content-validation-name="val7"/>
          <table:table-cell table:style-name="ce307" table:content-validation-name="val6"/>
          <table:table-cell table:style-name="ce311" table:content-validation-name="val8"/>
          <table:table-cell table:style-name="ce311" table:content-validation-name="val9"/>
          <table:table-cell table:style-name="ce319" table:formula="of:=IF(MINUTE([.H175])+HOUR([.H175])=0;0;( HOUR([.H175])*60 + MINUTE([.H175])) - (HOUR([.G175])*60 + MINUTE([.G175])  ))" office:value-type="float" office:value="0" calcext:value-type="float">
            <text:p>0</text:p>
          </table:table-cell>
          <table:table-cell table:style-name="ce321" table:formula="of:=CONCATENATE(TRUNC([.I175]/60;0);&quot;:&quot;;TEXT(MOD([.I175];60);&quot;00&quot;))" office:value-type="string" office:string-value="0:00" calcext:value-type="string">
            <text:p>0:00</text:p>
          </table:table-cell>
          <table:table-cell table:style-name="ce322" table:formula="of:=[.I175]/60" office:value-type="float" office:value="0" calcext:value-type="float">
            <text:p>0,00</text:p>
          </table:table-cell>
          <table:table-cell table:style-name="ce323" table:formula="of:=IF(ISBLANK([.B175]);&quot;&quot;;IF(WEEKDAY([.B175];3)=0;&quot;1-Seg&quot;;IF(WEEKDAY([.B175];3)=1;&quot;2-Ter&quot;;IF(WEEKDAY([.B175];3)=2;&quot;3-Qua&quot;;IF(WEEKDAY([.B175];3)=3;&quot;4-Qui&quot;;IF(WEEKDAY([.B175];3)=4;&quot;5-Sex&quot;;IF(WEEKDAY([.B175];3)=5;&quot;6-Sab&quot;;IF(WEEKDAY([.B175];3)=7;&quot;0-Dom&quot;;&quot;?&quot;))))))))">
            <text:p/>
          </table:table-cell>
          <table:table-cell table:style-name="ce325" table:formula="of:=IF(ISBLANK([.B175]);&quot;&quot;; ISOWEEKNUM([.B175];1))">
            <text:p/>
          </table:table-cell>
          <table:table-cell table:style-name="ce326" table:content-validation-name="val6"/>
          <table:table-cell table:number-columns-repeated="1010"/>
        </table:table-row>
        <table:table-row table:style-name="ro7">
          <table:table-cell table:style-name="ce37" table:content-validation-name="val1" office:value-type="string" calcext:value-type="string">
            <text:p>Não</text:p>
          </table:table-cell>
          <table:table-cell table:style-name="ce75" table:content-validation-name="val2"/>
          <table:table-cell table:style-name="ce116" table:content-validation-name="val4"/>
          <table:table-cell table:style-name="ce171" table:content-validation-name="val5"/>
          <table:table-cell table:style-name="ce232" table:content-validation-name="val7"/>
          <table:table-cell table:style-name="ce307" table:content-validation-name="val6"/>
          <table:table-cell table:style-name="ce311" table:content-validation-name="val8"/>
          <table:table-cell table:style-name="ce311" table:content-validation-name="val9"/>
          <table:table-cell table:style-name="ce319" table:formula="of:=IF(MINUTE([.H176])+HOUR([.H176])=0;0;( HOUR([.H176])*60 + MINUTE([.H176])) - (HOUR([.G176])*60 + MINUTE([.G176])  ))" office:value-type="float" office:value="0" calcext:value-type="float">
            <text:p>0</text:p>
          </table:table-cell>
          <table:table-cell table:style-name="ce321" table:formula="of:=CONCATENATE(TRUNC([.I176]/60;0);&quot;:&quot;;TEXT(MOD([.I176];60);&quot;00&quot;))" office:value-type="string" office:string-value="0:00" calcext:value-type="string">
            <text:p>0:00</text:p>
          </table:table-cell>
          <table:table-cell table:style-name="ce322" table:formula="of:=[.I176]/60" office:value-type="float" office:value="0" calcext:value-type="float">
            <text:p>0,00</text:p>
          </table:table-cell>
          <table:table-cell table:style-name="ce323" table:formula="of:=IF(ISBLANK([.B176]);&quot;&quot;;IF(WEEKDAY([.B176];3)=0;&quot;1-Seg&quot;;IF(WEEKDAY([.B176];3)=1;&quot;2-Ter&quot;;IF(WEEKDAY([.B176];3)=2;&quot;3-Qua&quot;;IF(WEEKDAY([.B176];3)=3;&quot;4-Qui&quot;;IF(WEEKDAY([.B176];3)=4;&quot;5-Sex&quot;;IF(WEEKDAY([.B176];3)=5;&quot;6-Sab&quot;;IF(WEEKDAY([.B176];3)=7;&quot;0-Dom&quot;;&quot;?&quot;))))))))">
            <text:p/>
          </table:table-cell>
          <table:table-cell table:style-name="ce325" table:formula="of:=IF(ISBLANK([.B176]);&quot;&quot;; ISOWEEKNUM([.B17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72"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77])+HOUR([.H177])=0;0;( HOUR([.H177])*60 + MINUTE([.H177])) - (HOUR([.G177])*60 + MINUTE([.G177])  ))" office:value-type="float" office:value="0" calcext:value-type="float">
            <text:p>0</text:p>
          </table:table-cell>
          <table:table-cell table:style-name="ce321" table:formula="of:=CONCATENATE(TRUNC([.I177]/60;0);&quot;:&quot;;TEXT(MOD([.I177];60);&quot;00&quot;))" office:value-type="string" office:string-value="0:00" calcext:value-type="string">
            <text:p>0:00</text:p>
          </table:table-cell>
          <table:table-cell table:style-name="ce322" table:formula="of:=[.I177]/60" office:value-type="float" office:value="0" calcext:value-type="float">
            <text:p>0,00</text:p>
          </table:table-cell>
          <table:table-cell table:style-name="ce323" table:formula="of:=IF(ISBLANK([.B177]);&quot;&quot;;IF(WEEKDAY([.B177];3)=0;&quot;1-Seg&quot;;IF(WEEKDAY([.B177];3)=1;&quot;2-Ter&quot;;IF(WEEKDAY([.B177];3)=2;&quot;3-Qua&quot;;IF(WEEKDAY([.B177];3)=3;&quot;4-Qui&quot;;IF(WEEKDAY([.B177];3)=4;&quot;5-Sex&quot;;IF(WEEKDAY([.B177];3)=5;&quot;6-Sab&quot;;IF(WEEKDAY([.B177];3)=7;&quot;0-Dom&quot;;&quot;?&quot;))))))))">
            <text:p/>
          </table:table-cell>
          <table:table-cell table:style-name="ce325" table:formula="of:=IF(ISBLANK([.B177]);&quot;&quot;; ISOWEEKNUM([.B17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73" table:content-validation-name="val5"/>
          <table:table-cell table:style-name="ce233" table:content-validation-name="val7"/>
          <table:table-cell table:style-name="ce308" table:content-validation-name="val6"/>
          <table:table-cell table:style-name="ce311" table:content-validation-name="val8"/>
          <table:table-cell table:style-name="ce311" table:content-validation-name="val9"/>
          <table:table-cell table:style-name="ce319" table:formula="of:=IF(MINUTE([.H178])+HOUR([.H178])=0;0;( HOUR([.H178])*60 + MINUTE([.H178])) - (HOUR([.G178])*60 + MINUTE([.G178])  ))" office:value-type="float" office:value="0" calcext:value-type="float">
            <text:p>0</text:p>
          </table:table-cell>
          <table:table-cell table:style-name="ce321" table:formula="of:=CONCATENATE(TRUNC([.I178]/60;0);&quot;:&quot;;TEXT(MOD([.I178];60);&quot;00&quot;))" office:value-type="string" office:string-value="0:00" calcext:value-type="string">
            <text:p>0:00</text:p>
          </table:table-cell>
          <table:table-cell table:style-name="ce322" table:formula="of:=[.I178]/60" office:value-type="float" office:value="0" calcext:value-type="float">
            <text:p>0,00</text:p>
          </table:table-cell>
          <table:table-cell table:style-name="ce323" table:formula="of:=IF(ISBLANK([.B178]);&quot;&quot;;IF(WEEKDAY([.B178];3)=0;&quot;1-Seg&quot;;IF(WEEKDAY([.B178];3)=1;&quot;2-Ter&quot;;IF(WEEKDAY([.B178];3)=2;&quot;3-Qua&quot;;IF(WEEKDAY([.B178];3)=3;&quot;4-Qui&quot;;IF(WEEKDAY([.B178];3)=4;&quot;5-Sex&quot;;IF(WEEKDAY([.B178];3)=5;&quot;6-Sab&quot;;IF(WEEKDAY([.B178];3)=7;&quot;0-Dom&quot;;&quot;?&quot;))))))))">
            <text:p/>
          </table:table-cell>
          <table:table-cell table:style-name="ce325" table:formula="of:=IF(ISBLANK([.B178]);&quot;&quot;; ISOWEEKNUM([.B17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79])+HOUR([.H179])=0;0;( HOUR([.H179])*60 + MINUTE([.H179])) - (HOUR([.G179])*60 + MINUTE([.G179])  ))" office:value-type="float" office:value="0" calcext:value-type="float">
            <text:p>0</text:p>
          </table:table-cell>
          <table:table-cell table:style-name="ce321" table:formula="of:=CONCATENATE(TRUNC([.I179]/60;0);&quot;:&quot;;TEXT(MOD([.I179];60);&quot;00&quot;))" office:value-type="string" office:string-value="0:00" calcext:value-type="string">
            <text:p>0:00</text:p>
          </table:table-cell>
          <table:table-cell table:style-name="ce322" table:formula="of:=[.I179]/60" office:value-type="float" office:value="0" calcext:value-type="float">
            <text:p>0,00</text:p>
          </table:table-cell>
          <table:table-cell table:style-name="ce323" table:formula="of:=IF(ISBLANK([.B179]);&quot;&quot;;IF(WEEKDAY([.B179];3)=0;&quot;1-Seg&quot;;IF(WEEKDAY([.B179];3)=1;&quot;2-Ter&quot;;IF(WEEKDAY([.B179];3)=2;&quot;3-Qua&quot;;IF(WEEKDAY([.B179];3)=3;&quot;4-Qui&quot;;IF(WEEKDAY([.B179];3)=4;&quot;5-Sex&quot;;IF(WEEKDAY([.B179];3)=5;&quot;6-Sab&quot;;IF(WEEKDAY([.B179];3)=7;&quot;0-Dom&quot;;&quot;?&quot;))))))))">
            <text:p/>
          </table:table-cell>
          <table:table-cell table:style-name="ce325" table:formula="of:=IF(ISBLANK([.B179]);&quot;&quot;; ISOWEEKNUM([.B17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80])+HOUR([.H180])=0;0;( HOUR([.H180])*60 + MINUTE([.H180])) - (HOUR([.G180])*60 + MINUTE([.G180])  ))" office:value-type="float" office:value="0" calcext:value-type="float">
            <text:p>0</text:p>
          </table:table-cell>
          <table:table-cell table:style-name="ce321" table:formula="of:=CONCATENATE(TRUNC([.I180]/60;0);&quot;:&quot;;TEXT(MOD([.I180];60);&quot;00&quot;))" office:value-type="string" office:string-value="0:00" calcext:value-type="string">
            <text:p>0:00</text:p>
          </table:table-cell>
          <table:table-cell table:style-name="ce322" table:formula="of:=[.I180]/60" office:value-type="float" office:value="0" calcext:value-type="float">
            <text:p>0,00</text:p>
          </table:table-cell>
          <table:table-cell table:style-name="ce323" table:formula="of:=IF(ISBLANK([.B180]);&quot;&quot;;IF(WEEKDAY([.B180];3)=0;&quot;1-Seg&quot;;IF(WEEKDAY([.B180];3)=1;&quot;2-Ter&quot;;IF(WEEKDAY([.B180];3)=2;&quot;3-Qua&quot;;IF(WEEKDAY([.B180];3)=3;&quot;4-Qui&quot;;IF(WEEKDAY([.B180];3)=4;&quot;5-Sex&quot;;IF(WEEKDAY([.B180];3)=5;&quot;6-Sab&quot;;IF(WEEKDAY([.B180];3)=7;&quot;0-Dom&quot;;&quot;?&quot;))))))))">
            <text:p/>
          </table:table-cell>
          <table:table-cell table:style-name="ce325" table:formula="of:=IF(ISBLANK([.B180]);&quot;&quot;; ISOWEEKNUM([.B18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81])+HOUR([.H181])=0;0;( HOUR([.H181])*60 + MINUTE([.H181])) - (HOUR([.G181])*60 + MINUTE([.G181])  ))" office:value-type="float" office:value="0" calcext:value-type="float">
            <text:p>0</text:p>
          </table:table-cell>
          <table:table-cell table:style-name="ce321" table:formula="of:=CONCATENATE(TRUNC([.I181]/60;0);&quot;:&quot;;TEXT(MOD([.I181];60);&quot;00&quot;))" office:value-type="string" office:string-value="0:00" calcext:value-type="string">
            <text:p>0:00</text:p>
          </table:table-cell>
          <table:table-cell table:style-name="ce322" table:formula="of:=[.I181]/60" office:value-type="float" office:value="0" calcext:value-type="float">
            <text:p>0,00</text:p>
          </table:table-cell>
          <table:table-cell table:style-name="ce323" table:formula="of:=IF(ISBLANK([.B181]);&quot;&quot;;IF(WEEKDAY([.B181];3)=0;&quot;1-Seg&quot;;IF(WEEKDAY([.B181];3)=1;&quot;2-Ter&quot;;IF(WEEKDAY([.B181];3)=2;&quot;3-Qua&quot;;IF(WEEKDAY([.B181];3)=3;&quot;4-Qui&quot;;IF(WEEKDAY([.B181];3)=4;&quot;5-Sex&quot;;IF(WEEKDAY([.B181];3)=5;&quot;6-Sab&quot;;IF(WEEKDAY([.B181];3)=7;&quot;0-Dom&quot;;&quot;?&quot;))))))))">
            <text:p/>
          </table:table-cell>
          <table:table-cell table:style-name="ce325" table:formula="of:=IF(ISBLANK([.B181]);&quot;&quot;; ISOWEEKNUM([.B18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82])+HOUR([.H182])=0;0;( HOUR([.H182])*60 + MINUTE([.H182])) - (HOUR([.G182])*60 + MINUTE([.G182])  ))" office:value-type="float" office:value="0" calcext:value-type="float">
            <text:p>0</text:p>
          </table:table-cell>
          <table:table-cell table:style-name="ce321" table:formula="of:=CONCATENATE(TRUNC([.I182]/60;0);&quot;:&quot;;TEXT(MOD([.I182];60);&quot;00&quot;))" office:value-type="string" office:string-value="0:00" calcext:value-type="string">
            <text:p>0:00</text:p>
          </table:table-cell>
          <table:table-cell table:style-name="ce322" table:formula="of:=[.I182]/60" office:value-type="float" office:value="0" calcext:value-type="float">
            <text:p>0,00</text:p>
          </table:table-cell>
          <table:table-cell table:style-name="ce323" table:formula="of:=IF(ISBLANK([.B182]);&quot;&quot;;IF(WEEKDAY([.B182];3)=0;&quot;1-Seg&quot;;IF(WEEKDAY([.B182];3)=1;&quot;2-Ter&quot;;IF(WEEKDAY([.B182];3)=2;&quot;3-Qua&quot;;IF(WEEKDAY([.B182];3)=3;&quot;4-Qui&quot;;IF(WEEKDAY([.B182];3)=4;&quot;5-Sex&quot;;IF(WEEKDAY([.B182];3)=5;&quot;6-Sab&quot;;IF(WEEKDAY([.B182];3)=7;&quot;0-Dom&quot;;&quot;?&quot;))))))))">
            <text:p/>
          </table:table-cell>
          <table:table-cell table:style-name="ce325" table:formula="of:=IF(ISBLANK([.B182]);&quot;&quot;; ISOWEEKNUM([.B18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83])+HOUR([.H183])=0;0;( HOUR([.H183])*60 + MINUTE([.H183])) - (HOUR([.G183])*60 + MINUTE([.G183])  ))" office:value-type="float" office:value="0" calcext:value-type="float">
            <text:p>0</text:p>
          </table:table-cell>
          <table:table-cell table:style-name="ce321" table:formula="of:=CONCATENATE(TRUNC([.I183]/60;0);&quot;:&quot;;TEXT(MOD([.I183];60);&quot;00&quot;))" office:value-type="string" office:string-value="0:00" calcext:value-type="string">
            <text:p>0:00</text:p>
          </table:table-cell>
          <table:table-cell table:style-name="ce322" table:formula="of:=[.I183]/60" office:value-type="float" office:value="0" calcext:value-type="float">
            <text:p>0,00</text:p>
          </table:table-cell>
          <table:table-cell table:style-name="ce323" table:formula="of:=IF(ISBLANK([.B183]);&quot;&quot;;IF(WEEKDAY([.B183];3)=0;&quot;1-Seg&quot;;IF(WEEKDAY([.B183];3)=1;&quot;2-Ter&quot;;IF(WEEKDAY([.B183];3)=2;&quot;3-Qua&quot;;IF(WEEKDAY([.B183];3)=3;&quot;4-Qui&quot;;IF(WEEKDAY([.B183];3)=4;&quot;5-Sex&quot;;IF(WEEKDAY([.B183];3)=5;&quot;6-Sab&quot;;IF(WEEKDAY([.B183];3)=7;&quot;0-Dom&quot;;&quot;?&quot;))))))))">
            <text:p/>
          </table:table-cell>
          <table:table-cell table:style-name="ce325" table:formula="of:=IF(ISBLANK([.B183]);&quot;&quot;; ISOWEEKNUM([.B183];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84])+HOUR([.H184])=0;0;( HOUR([.H184])*60 + MINUTE([.H184])) - (HOUR([.G184])*60 + MINUTE([.G184])  ))" office:value-type="float" office:value="0" calcext:value-type="float">
            <text:p>0</text:p>
          </table:table-cell>
          <table:table-cell table:style-name="ce321" table:formula="of:=CONCATENATE(TRUNC([.I184]/60;0);&quot;:&quot;;TEXT(MOD([.I184];60);&quot;00&quot;))" office:value-type="string" office:string-value="0:00" calcext:value-type="string">
            <text:p>0:00</text:p>
          </table:table-cell>
          <table:table-cell table:style-name="ce322" table:formula="of:=[.I184]/60" office:value-type="float" office:value="0" calcext:value-type="float">
            <text:p>0,00</text:p>
          </table:table-cell>
          <table:table-cell table:style-name="ce323" table:formula="of:=IF(ISBLANK([.B184]);&quot;&quot;;IF(WEEKDAY([.B184];3)=0;&quot;1-Seg&quot;;IF(WEEKDAY([.B184];3)=1;&quot;2-Ter&quot;;IF(WEEKDAY([.B184];3)=2;&quot;3-Qua&quot;;IF(WEEKDAY([.B184];3)=3;&quot;4-Qui&quot;;IF(WEEKDAY([.B184];3)=4;&quot;5-Sex&quot;;IF(WEEKDAY([.B184];3)=5;&quot;6-Sab&quot;;IF(WEEKDAY([.B184];3)=7;&quot;0-Dom&quot;;&quot;?&quot;))))))))">
            <text:p/>
          </table:table-cell>
          <table:table-cell table:style-name="ce325" table:formula="of:=IF(ISBLANK([.B184]);&quot;&quot;; ISOWEEKNUM([.B184];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85])+HOUR([.H185])=0;0;( HOUR([.H185])*60 + MINUTE([.H185])) - (HOUR([.G185])*60 + MINUTE([.G185])  ))" office:value-type="float" office:value="0" calcext:value-type="float">
            <text:p>0</text:p>
          </table:table-cell>
          <table:table-cell table:style-name="ce321" table:formula="of:=CONCATENATE(TRUNC([.I185]/60;0);&quot;:&quot;;TEXT(MOD([.I185];60);&quot;00&quot;))" office:value-type="string" office:string-value="0:00" calcext:value-type="string">
            <text:p>0:00</text:p>
          </table:table-cell>
          <table:table-cell table:style-name="ce322" table:formula="of:=[.I185]/60" office:value-type="float" office:value="0" calcext:value-type="float">
            <text:p>0,00</text:p>
          </table:table-cell>
          <table:table-cell table:style-name="ce323" table:formula="of:=IF(ISBLANK([.B185]);&quot;&quot;;IF(WEEKDAY([.B185];3)=0;&quot;1-Seg&quot;;IF(WEEKDAY([.B185];3)=1;&quot;2-Ter&quot;;IF(WEEKDAY([.B185];3)=2;&quot;3-Qua&quot;;IF(WEEKDAY([.B185];3)=3;&quot;4-Qui&quot;;IF(WEEKDAY([.B185];3)=4;&quot;5-Sex&quot;;IF(WEEKDAY([.B185];3)=5;&quot;6-Sab&quot;;IF(WEEKDAY([.B185];3)=7;&quot;0-Dom&quot;;&quot;?&quot;))))))))">
            <text:p/>
          </table:table-cell>
          <table:table-cell table:style-name="ce325" table:formula="of:=IF(ISBLANK([.B185]);&quot;&quot;; ISOWEEKNUM([.B185];1))">
            <text:p/>
          </table:table-cell>
          <table:table-cell table:style-name="ce326" table:content-validation-name="val6"/>
          <table:table-cell/>
          <table:table-cell office:value-type="string" calcext:value-type="string">
            <text:p>.</text:p>
          </table:table-cell>
          <table:table-cell table:number-columns-repeated="1008"/>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86])+HOUR([.H186])=0;0;( HOUR([.H186])*60 + MINUTE([.H186])) - (HOUR([.G186])*60 + MINUTE([.G186])  ))" office:value-type="float" office:value="0" calcext:value-type="float">
            <text:p>0</text:p>
          </table:table-cell>
          <table:table-cell table:style-name="ce321" table:formula="of:=CONCATENATE(TRUNC([.I186]/60;0);&quot;:&quot;;TEXT(MOD([.I186];60);&quot;00&quot;))" office:value-type="string" office:string-value="0:00" calcext:value-type="string">
            <text:p>0:00</text:p>
          </table:table-cell>
          <table:table-cell table:style-name="ce322" table:formula="of:=[.I186]/60" office:value-type="float" office:value="0" calcext:value-type="float">
            <text:p>0,00</text:p>
          </table:table-cell>
          <table:table-cell table:style-name="ce323" table:formula="of:=IF(ISBLANK([.B186]);&quot;&quot;;IF(WEEKDAY([.B186];3)=0;&quot;1-Seg&quot;;IF(WEEKDAY([.B186];3)=1;&quot;2-Ter&quot;;IF(WEEKDAY([.B186];3)=2;&quot;3-Qua&quot;;IF(WEEKDAY([.B186];3)=3;&quot;4-Qui&quot;;IF(WEEKDAY([.B186];3)=4;&quot;5-Sex&quot;;IF(WEEKDAY([.B186];3)=5;&quot;6-Sab&quot;;IF(WEEKDAY([.B186];3)=7;&quot;0-Dom&quot;;&quot;?&quot;))))))))">
            <text:p/>
          </table:table-cell>
          <table:table-cell table:style-name="ce325" table:formula="of:=IF(ISBLANK([.B186]);&quot;&quot;; ISOWEEKNUM([.B18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87])+HOUR([.H187])=0;0;( HOUR([.H187])*60 + MINUTE([.H187])) - (HOUR([.G187])*60 + MINUTE([.G187])  ))" office:value-type="float" office:value="0" calcext:value-type="float">
            <text:p>0</text:p>
          </table:table-cell>
          <table:table-cell table:style-name="ce321" table:formula="of:=CONCATENATE(TRUNC([.I187]/60;0);&quot;:&quot;;TEXT(MOD([.I187];60);&quot;00&quot;))" office:value-type="string" office:string-value="0:00" calcext:value-type="string">
            <text:p>0:00</text:p>
          </table:table-cell>
          <table:table-cell table:style-name="ce322" table:formula="of:=[.I187]/60" office:value-type="float" office:value="0" calcext:value-type="float">
            <text:p>0,00</text:p>
          </table:table-cell>
          <table:table-cell table:style-name="ce323" table:formula="of:=IF(ISBLANK([.B187]);&quot;&quot;;IF(WEEKDAY([.B187];3)=0;&quot;1-Seg&quot;;IF(WEEKDAY([.B187];3)=1;&quot;2-Ter&quot;;IF(WEEKDAY([.B187];3)=2;&quot;3-Qua&quot;;IF(WEEKDAY([.B187];3)=3;&quot;4-Qui&quot;;IF(WEEKDAY([.B187];3)=4;&quot;5-Sex&quot;;IF(WEEKDAY([.B187];3)=5;&quot;6-Sab&quot;;IF(WEEKDAY([.B187];3)=7;&quot;0-Dom&quot;;&quot;?&quot;))))))))">
            <text:p/>
          </table:table-cell>
          <table:table-cell table:style-name="ce325" table:formula="of:=IF(ISBLANK([.B187]);&quot;&quot;; ISOWEEKNUM([.B18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88])+HOUR([.H188])=0;0;( HOUR([.H188])*60 + MINUTE([.H188])) - (HOUR([.G188])*60 + MINUTE([.G188])  ))" office:value-type="float" office:value="0" calcext:value-type="float">
            <text:p>0</text:p>
          </table:table-cell>
          <table:table-cell table:style-name="ce321" table:formula="of:=CONCATENATE(TRUNC([.I188]/60;0);&quot;:&quot;;TEXT(MOD([.I188];60);&quot;00&quot;))" office:value-type="string" office:string-value="0:00" calcext:value-type="string">
            <text:p>0:00</text:p>
          </table:table-cell>
          <table:table-cell table:style-name="ce322" table:formula="of:=[.I188]/60" office:value-type="float" office:value="0" calcext:value-type="float">
            <text:p>0,00</text:p>
          </table:table-cell>
          <table:table-cell table:style-name="ce323" table:formula="of:=IF(ISBLANK([.B188]);&quot;&quot;;IF(WEEKDAY([.B188];3)=0;&quot;1-Seg&quot;;IF(WEEKDAY([.B188];3)=1;&quot;2-Ter&quot;;IF(WEEKDAY([.B188];3)=2;&quot;3-Qua&quot;;IF(WEEKDAY([.B188];3)=3;&quot;4-Qui&quot;;IF(WEEKDAY([.B188];3)=4;&quot;5-Sex&quot;;IF(WEEKDAY([.B188];3)=5;&quot;6-Sab&quot;;IF(WEEKDAY([.B188];3)=7;&quot;0-Dom&quot;;&quot;?&quot;))))))))">
            <text:p/>
          </table:table-cell>
          <table:table-cell table:style-name="ce325" table:formula="of:=IF(ISBLANK([.B188]);&quot;&quot;; ISOWEEKNUM([.B18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89])+HOUR([.H189])=0;0;( HOUR([.H189])*60 + MINUTE([.H189])) - (HOUR([.G189])*60 + MINUTE([.G189])  ))" office:value-type="float" office:value="0" calcext:value-type="float">
            <text:p>0</text:p>
          </table:table-cell>
          <table:table-cell table:style-name="ce321" table:formula="of:=CONCATENATE(TRUNC([.I189]/60;0);&quot;:&quot;;TEXT(MOD([.I189];60);&quot;00&quot;))" office:value-type="string" office:string-value="0:00" calcext:value-type="string">
            <text:p>0:00</text:p>
          </table:table-cell>
          <table:table-cell table:style-name="ce322" table:formula="of:=[.I189]/60" office:value-type="float" office:value="0" calcext:value-type="float">
            <text:p>0,00</text:p>
          </table:table-cell>
          <table:table-cell table:style-name="ce323" table:formula="of:=IF(ISBLANK([.B189]);&quot;&quot;;IF(WEEKDAY([.B189];3)=0;&quot;1-Seg&quot;;IF(WEEKDAY([.B189];3)=1;&quot;2-Ter&quot;;IF(WEEKDAY([.B189];3)=2;&quot;3-Qua&quot;;IF(WEEKDAY([.B189];3)=3;&quot;4-Qui&quot;;IF(WEEKDAY([.B189];3)=4;&quot;5-Sex&quot;;IF(WEEKDAY([.B189];3)=5;&quot;6-Sab&quot;;IF(WEEKDAY([.B189];3)=7;&quot;0-Dom&quot;;&quot;?&quot;))))))))">
            <text:p/>
          </table:table-cell>
          <table:table-cell table:style-name="ce325" table:formula="of:=IF(ISBLANK([.B189]);&quot;&quot;; ISOWEEKNUM([.B18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90])+HOUR([.H190])=0;0;( HOUR([.H190])*60 + MINUTE([.H190])) - (HOUR([.G190])*60 + MINUTE([.G190])  ))" office:value-type="float" office:value="0" calcext:value-type="float">
            <text:p>0</text:p>
          </table:table-cell>
          <table:table-cell table:style-name="ce321" table:formula="of:=CONCATENATE(TRUNC([.I190]/60;0);&quot;:&quot;;TEXT(MOD([.I190];60);&quot;00&quot;))" office:value-type="string" office:string-value="0:00" calcext:value-type="string">
            <text:p>0:00</text:p>
          </table:table-cell>
          <table:table-cell table:style-name="ce322" table:formula="of:=[.I190]/60" office:value-type="float" office:value="0" calcext:value-type="float">
            <text:p>0,00</text:p>
          </table:table-cell>
          <table:table-cell table:style-name="ce323" table:formula="of:=IF(ISBLANK([.B190]);&quot;&quot;;IF(WEEKDAY([.B190];3)=0;&quot;1-Seg&quot;;IF(WEEKDAY([.B190];3)=1;&quot;2-Ter&quot;;IF(WEEKDAY([.B190];3)=2;&quot;3-Qua&quot;;IF(WEEKDAY([.B190];3)=3;&quot;4-Qui&quot;;IF(WEEKDAY([.B190];3)=4;&quot;5-Sex&quot;;IF(WEEKDAY([.B190];3)=5;&quot;6-Sab&quot;;IF(WEEKDAY([.B190];3)=7;&quot;0-Dom&quot;;&quot;?&quot;))))))))">
            <text:p/>
          </table:table-cell>
          <table:table-cell table:style-name="ce325" table:formula="of:=IF(ISBLANK([.B190]);&quot;&quot;; ISOWEEKNUM([.B19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91])+HOUR([.H191])=0;0;( HOUR([.H191])*60 + MINUTE([.H191])) - (HOUR([.G191])*60 + MINUTE([.G191])  ))" office:value-type="float" office:value="0" calcext:value-type="float">
            <text:p>0</text:p>
          </table:table-cell>
          <table:table-cell table:style-name="ce321" table:formula="of:=CONCATENATE(TRUNC([.I191]/60;0);&quot;:&quot;;TEXT(MOD([.I191];60);&quot;00&quot;))" office:value-type="string" office:string-value="0:00" calcext:value-type="string">
            <text:p>0:00</text:p>
          </table:table-cell>
          <table:table-cell table:style-name="ce322" table:formula="of:=[.I191]/60" office:value-type="float" office:value="0" calcext:value-type="float">
            <text:p>0,00</text:p>
          </table:table-cell>
          <table:table-cell table:style-name="ce323" table:formula="of:=IF(ISBLANK([.B191]);&quot;&quot;;IF(WEEKDAY([.B191];3)=0;&quot;1-Seg&quot;;IF(WEEKDAY([.B191];3)=1;&quot;2-Ter&quot;;IF(WEEKDAY([.B191];3)=2;&quot;3-Qua&quot;;IF(WEEKDAY([.B191];3)=3;&quot;4-Qui&quot;;IF(WEEKDAY([.B191];3)=4;&quot;5-Sex&quot;;IF(WEEKDAY([.B191];3)=5;&quot;6-Sab&quot;;IF(WEEKDAY([.B191];3)=7;&quot;0-Dom&quot;;&quot;?&quot;))))))))">
            <text:p/>
          </table:table-cell>
          <table:table-cell table:style-name="ce325" table:formula="of:=IF(ISBLANK([.B191]);&quot;&quot;; ISOWEEKNUM([.B19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92])+HOUR([.H192])=0;0;( HOUR([.H192])*60 + MINUTE([.H192])) - (HOUR([.G192])*60 + MINUTE([.G192])  ))" office:value-type="float" office:value="0" calcext:value-type="float">
            <text:p>0</text:p>
          </table:table-cell>
          <table:table-cell table:style-name="ce321" table:formula="of:=CONCATENATE(TRUNC([.I192]/60;0);&quot;:&quot;;TEXT(MOD([.I192];60);&quot;00&quot;))" office:value-type="string" office:string-value="0:00" calcext:value-type="string">
            <text:p>0:00</text:p>
          </table:table-cell>
          <table:table-cell table:style-name="ce322" table:formula="of:=[.I192]/60" office:value-type="float" office:value="0" calcext:value-type="float">
            <text:p>0,00</text:p>
          </table:table-cell>
          <table:table-cell table:style-name="ce323" table:formula="of:=IF(ISBLANK([.B192]);&quot;&quot;;IF(WEEKDAY([.B192];3)=0;&quot;1-Seg&quot;;IF(WEEKDAY([.B192];3)=1;&quot;2-Ter&quot;;IF(WEEKDAY([.B192];3)=2;&quot;3-Qua&quot;;IF(WEEKDAY([.B192];3)=3;&quot;4-Qui&quot;;IF(WEEKDAY([.B192];3)=4;&quot;5-Sex&quot;;IF(WEEKDAY([.B192];3)=5;&quot;6-Sab&quot;;IF(WEEKDAY([.B192];3)=7;&quot;0-Dom&quot;;&quot;?&quot;))))))))">
            <text:p/>
          </table:table-cell>
          <table:table-cell table:style-name="ce325" table:formula="of:=IF(ISBLANK([.B192]);&quot;&quot;; ISOWEEKNUM([.B192];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93])+HOUR([.H193])=0;0;( HOUR([.H193])*60 + MINUTE([.H193])) - (HOUR([.G193])*60 + MINUTE([.G193])  ))" office:value-type="float" office:value="0" calcext:value-type="float">
            <text:p>0</text:p>
          </table:table-cell>
          <table:table-cell table:style-name="ce321" table:formula="of:=CONCATENATE(TRUNC([.I193]/60;0);&quot;:&quot;;TEXT(MOD([.I193];60);&quot;00&quot;))" office:value-type="string" office:string-value="0:00" calcext:value-type="string">
            <text:p>0:00</text:p>
          </table:table-cell>
          <table:table-cell table:style-name="ce322" table:formula="of:=[.I193]/60" office:value-type="float" office:value="0" calcext:value-type="float">
            <text:p>0,00</text:p>
          </table:table-cell>
          <table:table-cell table:style-name="ce323" table:formula="of:=IF(ISBLANK([.B193]);&quot;&quot;;IF(WEEKDAY([.B193];3)=0;&quot;1-Seg&quot;;IF(WEEKDAY([.B193];3)=1;&quot;2-Ter&quot;;IF(WEEKDAY([.B193];3)=2;&quot;3-Qua&quot;;IF(WEEKDAY([.B193];3)=3;&quot;4-Qui&quot;;IF(WEEKDAY([.B193];3)=4;&quot;5-Sex&quot;;IF(WEEKDAY([.B193];3)=5;&quot;6-Sab&quot;;IF(WEEKDAY([.B193];3)=7;&quot;0-Dom&quot;;&quot;?&quot;))))))))">
            <text:p/>
          </table:table-cell>
          <table:table-cell table:style-name="ce325" table:formula="of:=IF(ISBLANK([.B193]);&quot;&quot;; ISOWEEKNUM([.B193];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94])+HOUR([.H194])=0;0;( HOUR([.H194])*60 + MINUTE([.H194])) - (HOUR([.G194])*60 + MINUTE([.G194])  ))" office:value-type="float" office:value="0" calcext:value-type="float">
            <text:p>0</text:p>
          </table:table-cell>
          <table:table-cell table:style-name="ce321" table:formula="of:=CONCATENATE(TRUNC([.I194]/60;0);&quot;:&quot;;TEXT(MOD([.I194];60);&quot;00&quot;))" office:value-type="string" office:string-value="0:00" calcext:value-type="string">
            <text:p>0:00</text:p>
          </table:table-cell>
          <table:table-cell table:style-name="ce322" table:formula="of:=[.I194]/60" office:value-type="float" office:value="0" calcext:value-type="float">
            <text:p>0,00</text:p>
          </table:table-cell>
          <table:table-cell table:style-name="ce323" table:formula="of:=IF(ISBLANK([.B194]);&quot;&quot;;IF(WEEKDAY([.B194];3)=0;&quot;1-Seg&quot;;IF(WEEKDAY([.B194];3)=1;&quot;2-Ter&quot;;IF(WEEKDAY([.B194];3)=2;&quot;3-Qua&quot;;IF(WEEKDAY([.B194];3)=3;&quot;4-Qui&quot;;IF(WEEKDAY([.B194];3)=4;&quot;5-Sex&quot;;IF(WEEKDAY([.B194];3)=5;&quot;6-Sab&quot;;IF(WEEKDAY([.B194];3)=7;&quot;0-Dom&quot;;&quot;?&quot;))))))))">
            <text:p/>
          </table:table-cell>
          <table:table-cell table:style-name="ce325" table:formula="of:=IF(ISBLANK([.B194]);&quot;&quot;; ISOWEEKNUM([.B194];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95])+HOUR([.H195])=0;0;( HOUR([.H195])*60 + MINUTE([.H195])) - (HOUR([.G195])*60 + MINUTE([.G195])  ))" office:value-type="float" office:value="0" calcext:value-type="float">
            <text:p>0</text:p>
          </table:table-cell>
          <table:table-cell table:style-name="ce321" table:formula="of:=CONCATENATE(TRUNC([.I195]/60;0);&quot;:&quot;;TEXT(MOD([.I195];60);&quot;00&quot;))" office:value-type="string" office:string-value="0:00" calcext:value-type="string">
            <text:p>0:00</text:p>
          </table:table-cell>
          <table:table-cell table:style-name="ce322" table:formula="of:=[.I195]/60" office:value-type="float" office:value="0" calcext:value-type="float">
            <text:p>0,00</text:p>
          </table:table-cell>
          <table:table-cell table:style-name="ce323" table:formula="of:=IF(ISBLANK([.B195]);&quot;&quot;;IF(WEEKDAY([.B195];3)=0;&quot;1-Seg&quot;;IF(WEEKDAY([.B195];3)=1;&quot;2-Ter&quot;;IF(WEEKDAY([.B195];3)=2;&quot;3-Qua&quot;;IF(WEEKDAY([.B195];3)=3;&quot;4-Qui&quot;;IF(WEEKDAY([.B195];3)=4;&quot;5-Sex&quot;;IF(WEEKDAY([.B195];3)=5;&quot;6-Sab&quot;;IF(WEEKDAY([.B195];3)=7;&quot;0-Dom&quot;;&quot;?&quot;))))))))">
            <text:p/>
          </table:table-cell>
          <table:table-cell table:style-name="ce325" table:formula="of:=IF(ISBLANK([.B195]);&quot;&quot;; ISOWEEKNUM([.B195];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96])+HOUR([.H196])=0;0;( HOUR([.H196])*60 + MINUTE([.H196])) - (HOUR([.G196])*60 + MINUTE([.G196])  ))" office:value-type="float" office:value="0" calcext:value-type="float">
            <text:p>0</text:p>
          </table:table-cell>
          <table:table-cell table:style-name="ce321" table:formula="of:=CONCATENATE(TRUNC([.I196]/60;0);&quot;:&quot;;TEXT(MOD([.I196];60);&quot;00&quot;))" office:value-type="string" office:string-value="0:00" calcext:value-type="string">
            <text:p>0:00</text:p>
          </table:table-cell>
          <table:table-cell table:style-name="ce322" table:formula="of:=[.I196]/60" office:value-type="float" office:value="0" calcext:value-type="float">
            <text:p>0,00</text:p>
          </table:table-cell>
          <table:table-cell table:style-name="ce323" table:formula="of:=IF(ISBLANK([.B196]);&quot;&quot;;IF(WEEKDAY([.B196];3)=0;&quot;1-Seg&quot;;IF(WEEKDAY([.B196];3)=1;&quot;2-Ter&quot;;IF(WEEKDAY([.B196];3)=2;&quot;3-Qua&quot;;IF(WEEKDAY([.B196];3)=3;&quot;4-Qui&quot;;IF(WEEKDAY([.B196];3)=4;&quot;5-Sex&quot;;IF(WEEKDAY([.B196];3)=5;&quot;6-Sab&quot;;IF(WEEKDAY([.B196];3)=7;&quot;0-Dom&quot;;&quot;?&quot;))))))))">
            <text:p/>
          </table:table-cell>
          <table:table-cell table:style-name="ce325" table:formula="of:=IF(ISBLANK([.B196]);&quot;&quot;; ISOWEEKNUM([.B196];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97])+HOUR([.H197])=0;0;( HOUR([.H197])*60 + MINUTE([.H197])) - (HOUR([.G197])*60 + MINUTE([.G197])  ))" office:value-type="float" office:value="0" calcext:value-type="float">
            <text:p>0</text:p>
          </table:table-cell>
          <table:table-cell table:style-name="ce321" table:formula="of:=CONCATENATE(TRUNC([.I197]/60;0);&quot;:&quot;;TEXT(MOD([.I197];60);&quot;00&quot;))" office:value-type="string" office:string-value="0:00" calcext:value-type="string">
            <text:p>0:00</text:p>
          </table:table-cell>
          <table:table-cell table:style-name="ce322" table:formula="of:=[.I197]/60" office:value-type="float" office:value="0" calcext:value-type="float">
            <text:p>0,00</text:p>
          </table:table-cell>
          <table:table-cell table:style-name="ce323" table:formula="of:=IF(ISBLANK([.B197]);&quot;&quot;;IF(WEEKDAY([.B197];3)=0;&quot;1-Seg&quot;;IF(WEEKDAY([.B197];3)=1;&quot;2-Ter&quot;;IF(WEEKDAY([.B197];3)=2;&quot;3-Qua&quot;;IF(WEEKDAY([.B197];3)=3;&quot;4-Qui&quot;;IF(WEEKDAY([.B197];3)=4;&quot;5-Sex&quot;;IF(WEEKDAY([.B197];3)=5;&quot;6-Sab&quot;;IF(WEEKDAY([.B197];3)=7;&quot;0-Dom&quot;;&quot;?&quot;))))))))">
            <text:p/>
          </table:table-cell>
          <table:table-cell table:style-name="ce325" table:formula="of:=IF(ISBLANK([.B197]);&quot;&quot;; ISOWEEKNUM([.B197];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98])+HOUR([.H198])=0;0;( HOUR([.H198])*60 + MINUTE([.H198])) - (HOUR([.G198])*60 + MINUTE([.G198])  ))" office:value-type="float" office:value="0" calcext:value-type="float">
            <text:p>0</text:p>
          </table:table-cell>
          <table:table-cell table:style-name="ce321" table:formula="of:=CONCATENATE(TRUNC([.I198]/60;0);&quot;:&quot;;TEXT(MOD([.I198];60);&quot;00&quot;))" office:value-type="string" office:string-value="0:00" calcext:value-type="string">
            <text:p>0:00</text:p>
          </table:table-cell>
          <table:table-cell table:style-name="ce322" table:formula="of:=[.I198]/60" office:value-type="float" office:value="0" calcext:value-type="float">
            <text:p>0,00</text:p>
          </table:table-cell>
          <table:table-cell table:style-name="ce323" table:formula="of:=IF(ISBLANK([.B198]);&quot;&quot;;IF(WEEKDAY([.B198];3)=0;&quot;1-Seg&quot;;IF(WEEKDAY([.B198];3)=1;&quot;2-Ter&quot;;IF(WEEKDAY([.B198];3)=2;&quot;3-Qua&quot;;IF(WEEKDAY([.B198];3)=3;&quot;4-Qui&quot;;IF(WEEKDAY([.B198];3)=4;&quot;5-Sex&quot;;IF(WEEKDAY([.B198];3)=5;&quot;6-Sab&quot;;IF(WEEKDAY([.B198];3)=7;&quot;0-Dom&quot;;&quot;?&quot;))))))))">
            <text:p/>
          </table:table-cell>
          <table:table-cell table:style-name="ce325" table:formula="of:=IF(ISBLANK([.B198]);&quot;&quot;; ISOWEEKNUM([.B198];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199])+HOUR([.H199])=0;0;( HOUR([.H199])*60 + MINUTE([.H199])) - (HOUR([.G199])*60 + MINUTE([.G199])  ))" office:value-type="float" office:value="0" calcext:value-type="float">
            <text:p>0</text:p>
          </table:table-cell>
          <table:table-cell table:style-name="ce321" table:formula="of:=CONCATENATE(TRUNC([.I199]/60;0);&quot;:&quot;;TEXT(MOD([.I199];60);&quot;00&quot;))" office:value-type="string" office:string-value="0:00" calcext:value-type="string">
            <text:p>0:00</text:p>
          </table:table-cell>
          <table:table-cell table:style-name="ce322" table:formula="of:=[.I199]/60" office:value-type="float" office:value="0" calcext:value-type="float">
            <text:p>0,00</text:p>
          </table:table-cell>
          <table:table-cell table:style-name="ce323" table:formula="of:=IF(ISBLANK([.B199]);&quot;&quot;;IF(WEEKDAY([.B199];3)=0;&quot;1-Seg&quot;;IF(WEEKDAY([.B199];3)=1;&quot;2-Ter&quot;;IF(WEEKDAY([.B199];3)=2;&quot;3-Qua&quot;;IF(WEEKDAY([.B199];3)=3;&quot;4-Qui&quot;;IF(WEEKDAY([.B199];3)=4;&quot;5-Sex&quot;;IF(WEEKDAY([.B199];3)=5;&quot;6-Sab&quot;;IF(WEEKDAY([.B199];3)=7;&quot;0-Dom&quot;;&quot;?&quot;))))))))">
            <text:p/>
          </table:table-cell>
          <table:table-cell table:style-name="ce325" table:formula="of:=IF(ISBLANK([.B199]);&quot;&quot;; ISOWEEKNUM([.B199];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200])+HOUR([.H200])=0;0;( HOUR([.H200])*60 + MINUTE([.H200])) - (HOUR([.G200])*60 + MINUTE([.G200])  ))" office:value-type="float" office:value="0" calcext:value-type="float">
            <text:p>0</text:p>
          </table:table-cell>
          <table:table-cell table:style-name="ce321" table:formula="of:=CONCATENATE(TRUNC([.I200]/60;0);&quot;:&quot;;TEXT(MOD([.I200];60);&quot;00&quot;))" office:value-type="string" office:string-value="0:00" calcext:value-type="string">
            <text:p>0:00</text:p>
          </table:table-cell>
          <table:table-cell table:style-name="ce322" table:formula="of:=[.I200]/60" office:value-type="float" office:value="0" calcext:value-type="float">
            <text:p>0,00</text:p>
          </table:table-cell>
          <table:table-cell table:style-name="ce323" table:formula="of:=IF(ISBLANK([.B200]);&quot;&quot;;IF(WEEKDAY([.B200];3)=0;&quot;1-Seg&quot;;IF(WEEKDAY([.B200];3)=1;&quot;2-Ter&quot;;IF(WEEKDAY([.B200];3)=2;&quot;3-Qua&quot;;IF(WEEKDAY([.B200];3)=3;&quot;4-Qui&quot;;IF(WEEKDAY([.B200];3)=4;&quot;5-Sex&quot;;IF(WEEKDAY([.B200];3)=5;&quot;6-Sab&quot;;IF(WEEKDAY([.B200];3)=7;&quot;0-Dom&quot;;&quot;?&quot;))))))))">
            <text:p/>
          </table:table-cell>
          <table:table-cell table:style-name="ce325" table:formula="of:=IF(ISBLANK([.B200]);&quot;&quot;; ISOWEEKNUM([.B200];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201])+HOUR([.H201])=0;0;( HOUR([.H201])*60 + MINUTE([.H201])) - (HOUR([.G201])*60 + MINUTE([.G201])  ))" office:value-type="float" office:value="0" calcext:value-type="float">
            <text:p>0</text:p>
          </table:table-cell>
          <table:table-cell table:style-name="ce321" table:formula="of:=CONCATENATE(TRUNC([.I201]/60;0);&quot;:&quot;;TEXT(MOD([.I201];60);&quot;00&quot;))" office:value-type="string" office:string-value="0:00" calcext:value-type="string">
            <text:p>0:00</text:p>
          </table:table-cell>
          <table:table-cell table:style-name="ce322" table:formula="of:=[.I201]/60" office:value-type="float" office:value="0" calcext:value-type="float">
            <text:p>0,00</text:p>
          </table:table-cell>
          <table:table-cell table:style-name="ce323" table:formula="of:=IF(ISBLANK([.B201]);&quot;&quot;;IF(WEEKDAY([.B201];3)=0;&quot;1-Seg&quot;;IF(WEEKDAY([.B201];3)=1;&quot;2-Ter&quot;;IF(WEEKDAY([.B201];3)=2;&quot;3-Qua&quot;;IF(WEEKDAY([.B201];3)=3;&quot;4-Qui&quot;;IF(WEEKDAY([.B201];3)=4;&quot;5-Sex&quot;;IF(WEEKDAY([.B201];3)=5;&quot;6-Sab&quot;;IF(WEEKDAY([.B201];3)=7;&quot;0-Dom&quot;;&quot;?&quot;))))))))">
            <text:p/>
          </table:table-cell>
          <table:table-cell table:style-name="ce325" table:formula="of:=IF(ISBLANK([.B201]);&quot;&quot;; ISOWEEKNUM([.B201];1))">
            <text:p/>
          </table:table-cell>
          <table:table-cell table:style-name="ce326" table:content-validation-name="val6"/>
          <table:table-cell table:number-columns-repeated="1010"/>
        </table:table-row>
        <table:table-row table:style-name="ro7">
          <table:table-cell table:style-name="ce34" table:content-validation-name="val1" office:value-type="string" calcext:value-type="string">
            <text:p>Não</text:p>
          </table:table-cell>
          <table:table-cell table:style-name="ce40" table:content-validation-name="val2"/>
          <table:table-cell table:style-name="ce78" table:content-validation-name="val4"/>
          <table:table-cell table:style-name="ce120" table:content-validation-name="val5"/>
          <table:table-cell table:style-name="ce177" table:content-validation-name="val7"/>
          <table:table-cell table:style-name="ce239" table:content-validation-name="val6"/>
          <table:table-cell table:style-name="ce311" table:content-validation-name="val8"/>
          <table:table-cell table:style-name="ce311" table:content-validation-name="val9"/>
          <table:table-cell table:style-name="ce319" table:formula="of:=IF(MINUTE([.H202])+HOUR([.H202])=0;0;( HOUR([.H202])*60 + MINUTE([.H202])) - (HOUR([.G202])*60 + MINUTE([.G202])  ))" office:value-type="float" office:value="0" calcext:value-type="float">
            <text:p>0</text:p>
          </table:table-cell>
          <table:table-cell table:style-name="ce321" table:formula="of:=CONCATENATE(TRUNC([.I202]/60;0);&quot;:&quot;;TEXT(MOD([.I202];60);&quot;00&quot;))" office:value-type="string" office:string-value="0:00" calcext:value-type="string">
            <text:p>0:00</text:p>
          </table:table-cell>
          <table:table-cell table:style-name="ce322" table:formula="of:=[.I202]/60" office:value-type="float" office:value="0" calcext:value-type="float">
            <text:p>0,00</text:p>
          </table:table-cell>
          <table:table-cell table:style-name="ce323" table:formula="of:=IF(ISBLANK([.B202]);&quot;&quot;;IF(WEEKDAY([.B202];3)=0;&quot;1-Seg&quot;;IF(WEEKDAY([.B202];3)=1;&quot;2-Ter&quot;;IF(WEEKDAY([.B202];3)=2;&quot;3-Qua&quot;;IF(WEEKDAY([.B202];3)=3;&quot;4-Qui&quot;;IF(WEEKDAY([.B202];3)=4;&quot;5-Sex&quot;;IF(WEEKDAY([.B202];3)=5;&quot;6-Sab&quot;;IF(WEEKDAY([.B202];3)=7;&quot;0-Dom&quot;;&quot;?&quot;))))))))">
            <text:p/>
          </table:table-cell>
          <table:table-cell table:style-name="ce325" table:formula="of:=IF(ISBLANK([.B202]);&quot;&quot;; ISOWEEKNUM([.B202];1))">
            <text:p/>
          </table:table-cell>
          <table:table-cell table:style-name="ce326" table:content-validation-name="val6"/>
          <table:table-cell table:number-columns-repeated="1010"/>
        </table:table-row>
        <table:table-row table:style-name="ro2" table:number-rows-repeated="65289">
          <table:table-cell/>
          <table:table-cell table:content-validation-name="val2"/>
          <table:table-cell table:style-name="ce117" table:content-validation-name="val3"/>
          <table:table-cell table:style-name="ce174" table:content-validation-name="val5"/>
          <table:table-cell table:style-name="ce234" table:content-validation-name="val7"/>
          <table:table-cell table:content-validation-name="val6"/>
          <table:table-cell table:content-validation-name="val8"/>
          <table:table-cell table:content-validation-name="val9"/>
          <table:table-cell table:number-columns-repeated="1016"/>
        </table:table-row>
        <table:table-row table:style-name="ro2" table:number-rows-repeated="983084">
          <table:table-cell/>
          <table:table-cell table:content-validation-name="val2"/>
          <table:table-cell table:content-validation-name="val3"/>
          <table:table-cell table:content-validation-name="val5"/>
          <table:table-cell table:content-validation-name="val7"/>
          <table:table-cell table:content-validation-name="val6"/>
          <table:table-cell table:content-validation-name="val8"/>
          <table:table-cell table:content-validation-name="val9"/>
          <table:table-cell table:number-columns-repeated="1016"/>
        </table:table-row>
        <table:table-row table:style-name="ro2">
          <table:table-cell/>
          <table:table-cell table:content-validation-name="val2"/>
          <table:table-cell table:content-validation-name="val3"/>
          <table:table-cell table:content-validation-name="val5"/>
          <table:table-cell table:content-validation-name="val7"/>
          <table:table-cell table:content-validation-name="val6"/>
          <table:table-cell table:content-validation-name="val8"/>
          <table:table-cell table:content-validation-name="val9"/>
          <table:table-cell table:number-columns-repeated="1016"/>
        </table:table-row>
        <calcext:conditional-formats>
          <calcext:conditional-format calcext:target-range-address="Registros.A177:Registros.A1048576 Registros.A9:Registros.A173 Registros.A1:Registros.A4">
            <calcext:condition calcext:apply-style-name="Aviso" calcext:value="=&quot;Não&quot;" calcext:base-cell-address="Registros.A1"/>
          </calcext:conditional-format>
          <calcext:conditional-format calcext:target-range-address="Registros.B1:Registros.F4 Registros.B154:Registros.F160 Registros.B153:Registros.C153 Registros.F84:Registros.F153 Registros.E177:Registros.F177 Registros.B163:Registros.C163 Registros.F163:Registros.F163 Registros.B162:Registros.F162 Registros.B161:Registros.C161 Registros.E161:Registros.F161 Registros.B164:Registros.F173 Registros.B178:Registros.C178 Registros.B177:Registros.C177 Registros.B179:Registros.F1048576 Registros.F34:Registros.F34 Registros.F33:Registros.F33 Registros.B41:Registros.F41 Registros.B39:Registros.C39 Registros.F38:Registros.F39 Registros.B37:Registros.F37 Registros.B34:Registros.D35 Registros.F35:Registros.F36 Registros.B86:Registros.C152 Registros.B42:Registros.C43 Registros.E42:Registros.F42 Registros.D43:Registros.F43 Registros.E64:Registros.F66 Registros.F68:Registros.F72 Registros.E71:Registros.E71 Registros.E87:Registros.E152 Registros.B65:Registros.C72 Registros.D86:Registros.D152 Registros.C75:Registros.C76 Registros.D65:Registros.D69 Registros.D76:Registros.D78 Registros.C52:Registros.F52 Registros.C52:Registros.E53 Registros.B56:Registros.C62 Registros.B25:Registros.D26 Registros.B19:Registros.D21 Registros.F19:Registros.F19 Registros.F21:Registros.F23 Registros.E26:Registros.F26 Registros.C51:Registros.C53 Registros.F56:Registros.F62 Registros.C64:Registros.C64 Registros.E67:Registros.E67 Registros.D71:Registros.D72 Registros.B73:Registros.B74 Registros.E79:Registros.F82 Registros.B78:Registros.C82 Registros.D80:Registros.D82 Registros.E84:Registros.E84 Registros.C18:Registros.F18 Registros.B5:Registros.C5 Registros.F5:Registros.F5 Registros.B6:Registros.B7 Registros.B18:Registros.B18 Registros.E22:Registros.E22 Registros.E56:Registros.E62 Registros.C6:Registros.F16 Registros.B9:Registros.B16">
            <calcext:condition calcext:apply-style-name="fpem" calcext:value="contains-text(&quot;FPEM&quot;)" calcext:base-cell-address="Registros.B1"/>
            <calcext:condition calcext:apply-style-name="DEDAT" calcext:value="contains-text(&quot;DEDAT&quot;)" calcext:base-cell-address="Registros.B1"/>
          </calcext:conditional-format>
          <calcext:conditional-format calcext:target-range-address="Registros.D153:Registros.D153">
            <calcext:condition calcext:apply-style-name="fpem" calcext:value="contains-text(&quot;FPEM&quot;)" calcext:base-cell-address="Registros.D153"/>
            <calcext:condition calcext:apply-style-name="DEDAT" calcext:value="contains-text(&quot;DEDAT&quot;)" calcext:base-cell-address="Registros.D153"/>
          </calcext:conditional-format>
          <calcext:conditional-format calcext:target-range-address="Registros.E153:Registros.E153">
            <calcext:condition calcext:apply-style-name="fpem" calcext:value="contains-text(&quot;FPEM&quot;)" calcext:base-cell-address="Registros.E153"/>
            <calcext:condition calcext:apply-style-name="DEDAT" calcext:value="contains-text(&quot;DEDAT&quot;)" calcext:base-cell-address="Registros.E153"/>
          </calcext:conditional-format>
          <calcext:conditional-format calcext:target-range-address="Registros.E163:Registros.E163">
            <calcext:condition calcext:apply-style-name="fpem" calcext:value="contains-text(&quot;FPEM&quot;)" calcext:base-cell-address="Registros.E163"/>
            <calcext:condition calcext:apply-style-name="DEDAT" calcext:value="contains-text(&quot;DEDAT&quot;)" calcext:base-cell-address="Registros.E163"/>
          </calcext:conditional-format>
          <calcext:conditional-format calcext:target-range-address="Registros.D161:Registros.D161">
            <calcext:condition calcext:apply-style-name="fpem" calcext:value="contains-text(&quot;FPEM&quot;)" calcext:base-cell-address="Registros.D161"/>
            <calcext:condition calcext:apply-style-name="DEDAT" calcext:value="contains-text(&quot;DEDAT&quot;)" calcext:base-cell-address="Registros.D161"/>
          </calcext:conditional-format>
          <calcext:conditional-format calcext:target-range-address="Registros.D163:Registros.D163">
            <calcext:condition calcext:apply-style-name="fpem" calcext:value="contains-text(&quot;FPEM&quot;)" calcext:base-cell-address="Registros.D163"/>
            <calcext:condition calcext:apply-style-name="DEDAT" calcext:value="contains-text(&quot;DEDAT&quot;)" calcext:base-cell-address="Registros.D163"/>
          </calcext:conditional-format>
          <calcext:conditional-format calcext:target-range-address="Registros.A175:Registros.A176">
            <calcext:condition calcext:apply-style-name="Aviso" calcext:value="=&quot;Não&quot;" calcext:base-cell-address="Registros.A175"/>
          </calcext:conditional-format>
          <calcext:conditional-format calcext:target-range-address="Registros.B175:Registros.F176">
            <calcext:condition calcext:apply-style-name="fpem" calcext:value="contains-text(&quot;FPEM&quot;)" calcext:base-cell-address="Registros.B175"/>
            <calcext:condition calcext:apply-style-name="DEDAT" calcext:value="contains-text(&quot;DEDAT&quot;)" calcext:base-cell-address="Registros.B175"/>
          </calcext:conditional-format>
          <calcext:conditional-format calcext:target-range-address="Registros.A174:Registros.A174">
            <calcext:condition calcext:apply-style-name="Aviso" calcext:value="=&quot;Não&quot;" calcext:base-cell-address="Registros.A174"/>
          </calcext:conditional-format>
          <calcext:conditional-format calcext:target-range-address="Registros.B174:Registros.B174">
            <calcext:condition calcext:apply-style-name="Aviso" calcext:value="=&quot;Não&quot;" calcext:base-cell-address="Registros.B174"/>
          </calcext:conditional-format>
          <calcext:conditional-format calcext:target-range-address="Registros.C174:Registros.C174">
            <calcext:condition calcext:apply-style-name="Aviso" calcext:value="=&quot;Não&quot;" calcext:base-cell-address="Registros.C174"/>
          </calcext:conditional-format>
          <calcext:conditional-format calcext:target-range-address="Registros.D174:Registros.D174">
            <calcext:condition calcext:apply-style-name="Aviso" calcext:value="=&quot;Não&quot;" calcext:base-cell-address="Registros.D174"/>
          </calcext:conditional-format>
          <calcext:conditional-format calcext:target-range-address="Registros.E174:Registros.E174">
            <calcext:condition calcext:apply-style-name="Aviso" calcext:value="=&quot;Não&quot;" calcext:base-cell-address="Registros.E174"/>
          </calcext:conditional-format>
          <calcext:conditional-format calcext:target-range-address="Registros.F174:Registros.F174">
            <calcext:condition calcext:apply-style-name="Aviso" calcext:value="=&quot;Não&quot;" calcext:base-cell-address="Registros.F174"/>
          </calcext:conditional-format>
          <calcext:conditional-format calcext:target-range-address="Registros.E178:Registros.E178">
            <calcext:condition calcext:apply-style-name="fpem" calcext:value="contains-text(&quot;FPEM&quot;)" calcext:base-cell-address="Registros.E178"/>
            <calcext:condition calcext:apply-style-name="DEDAT" calcext:value="contains-text(&quot;DEDAT&quot;)" calcext:base-cell-address="Registros.E178"/>
          </calcext:conditional-format>
          <calcext:conditional-format calcext:target-range-address="Registros.F178:Registros.F178">
            <calcext:condition calcext:apply-style-name="fpem" calcext:value="contains-text(&quot;FPEM&quot;)" calcext:base-cell-address="Registros.F178"/>
            <calcext:condition calcext:apply-style-name="DEDAT" calcext:value="contains-text(&quot;DEDAT&quot;)" calcext:base-cell-address="Registros.F178"/>
          </calcext:conditional-format>
          <calcext:conditional-format calcext:target-range-address="Registros.D177:Registros.D177">
            <calcext:condition calcext:apply-style-name="fpem" calcext:value="contains-text(&quot;FPEM&quot;)" calcext:base-cell-address="Registros.D177"/>
            <calcext:condition calcext:apply-style-name="DEDAT" calcext:value="contains-text(&quot;DEDAT&quot;)" calcext:base-cell-address="Registros.D177"/>
          </calcext:conditional-format>
          <calcext:conditional-format calcext:target-range-address="Registros.D178:Registros.D178">
            <calcext:condition calcext:apply-style-name="fpem" calcext:value="contains-text(&quot;FPEM&quot;)" calcext:base-cell-address="Registros.D178"/>
            <calcext:condition calcext:apply-style-name="DEDAT" calcext:value="contains-text(&quot;DEDAT&quot;)" calcext:base-cell-address="Registros.D178"/>
          </calcext:conditional-format>
          <calcext:conditional-format calcext:target-range-address="Registros.F32:Registros.F32">
            <calcext:condition calcext:apply-style-name="fpem" calcext:value="contains-text(&quot;FPEM&quot;)" calcext:base-cell-address="Registros.F32"/>
            <calcext:condition calcext:apply-style-name="DEDAT" calcext:value="contains-text(&quot;DEDAT&quot;)" calcext:base-cell-address="Registros.F32"/>
          </calcext:conditional-format>
          <calcext:conditional-format calcext:target-range-address="Registros.B33:Registros.B33">
            <calcext:condition calcext:apply-style-name="fpem" calcext:value="contains-text(&quot;FPEM&quot;)" calcext:base-cell-address="Registros.B33"/>
            <calcext:condition calcext:apply-style-name="DEDAT" calcext:value="contains-text(&quot;DEDAT&quot;)" calcext:base-cell-address="Registros.B33"/>
          </calcext:conditional-format>
          <calcext:conditional-format calcext:target-range-address="Registros.C33:Registros.C33">
            <calcext:condition calcext:apply-style-name="fpem" calcext:value="contains-text(&quot;FPEM&quot;)" calcext:base-cell-address="Registros.C33"/>
            <calcext:condition calcext:apply-style-name="DEDAT" calcext:value="contains-text(&quot;DEDAT&quot;)" calcext:base-cell-address="Registros.C33"/>
          </calcext:conditional-format>
          <calcext:conditional-format calcext:target-range-address="Registros.D33:Registros.D33">
            <calcext:condition calcext:apply-style-name="fpem" calcext:value="contains-text(&quot;FPEM&quot;)" calcext:base-cell-address="Registros.D33"/>
            <calcext:condition calcext:apply-style-name="DEDAT" calcext:value="contains-text(&quot;DEDAT&quot;)" calcext:base-cell-address="Registros.D33"/>
          </calcext:conditional-format>
          <calcext:conditional-format calcext:target-range-address="Registros.E33:Registros.E33">
            <calcext:condition calcext:apply-style-name="fpem" calcext:value="contains-text(&quot;FPEM&quot;)" calcext:base-cell-address="Registros.E33"/>
            <calcext:condition calcext:apply-style-name="DEDAT" calcext:value="contains-text(&quot;DEDAT&quot;)" calcext:base-cell-address="Registros.E33"/>
          </calcext:conditional-format>
          <calcext:conditional-format calcext:target-range-address="Registros.D39:Registros.D39">
            <calcext:condition calcext:apply-style-name="fpem" calcext:value="contains-text(&quot;FPEM&quot;)" calcext:base-cell-address="Registros.D39"/>
            <calcext:condition calcext:apply-style-name="DEDAT" calcext:value="contains-text(&quot;DEDAT&quot;)" calcext:base-cell-address="Registros.D39"/>
          </calcext:conditional-format>
          <calcext:conditional-format calcext:target-range-address="Registros.E39:Registros.E39">
            <calcext:condition calcext:apply-style-name="fpem" calcext:value="contains-text(&quot;FPEM&quot;)" calcext:base-cell-address="Registros.E39"/>
            <calcext:condition calcext:apply-style-name="DEDAT" calcext:value="contains-text(&quot;DEDAT&quot;)" calcext:base-cell-address="Registros.E39"/>
          </calcext:conditional-format>
          <calcext:conditional-format calcext:target-range-address="Registros.B40:Registros.B40">
            <calcext:condition calcext:apply-style-name="fpem" calcext:value="contains-text(&quot;FPEM&quot;)" calcext:base-cell-address="Registros.B40"/>
            <calcext:condition calcext:apply-style-name="DEDAT" calcext:value="contains-text(&quot;DEDAT&quot;)" calcext:base-cell-address="Registros.B40"/>
          </calcext:conditional-format>
          <calcext:conditional-format calcext:target-range-address="Registros.C40:Registros.C40">
            <calcext:condition calcext:apply-style-name="fpem" calcext:value="contains-text(&quot;FPEM&quot;)" calcext:base-cell-address="Registros.C40"/>
            <calcext:condition calcext:apply-style-name="DEDAT" calcext:value="contains-text(&quot;DEDAT&quot;)" calcext:base-cell-address="Registros.C40"/>
          </calcext:conditional-format>
          <calcext:conditional-format calcext:target-range-address="Registros.D40:Registros.D40">
            <calcext:condition calcext:apply-style-name="fpem" calcext:value="contains-text(&quot;FPEM&quot;)" calcext:base-cell-address="Registros.D40"/>
            <calcext:condition calcext:apply-style-name="DEDAT" calcext:value="contains-text(&quot;DEDAT&quot;)" calcext:base-cell-address="Registros.D40"/>
          </calcext:conditional-format>
          <calcext:conditional-format calcext:target-range-address="Registros.E40:Registros.E40">
            <calcext:condition calcext:apply-style-name="fpem" calcext:value="contains-text(&quot;FPEM&quot;)" calcext:base-cell-address="Registros.E40"/>
            <calcext:condition calcext:apply-style-name="DEDAT" calcext:value="contains-text(&quot;DEDAT&quot;)" calcext:base-cell-address="Registros.E40"/>
          </calcext:conditional-format>
          <calcext:conditional-format calcext:target-range-address="Registros.F40:Registros.F40">
            <calcext:condition calcext:apply-style-name="fpem" calcext:value="contains-text(&quot;FPEM&quot;)" calcext:base-cell-address="Registros.F40"/>
            <calcext:condition calcext:apply-style-name="DEDAT" calcext:value="contains-text(&quot;DEDAT&quot;)" calcext:base-cell-address="Registros.F40"/>
          </calcext:conditional-format>
          <calcext:conditional-format calcext:target-range-address="Registros.E35:Registros.E35">
            <calcext:condition calcext:apply-style-name="fpem" calcext:value="contains-text(&quot;FPEM&quot;)" calcext:base-cell-address="Registros.E35"/>
            <calcext:condition calcext:apply-style-name="DEDAT" calcext:value="contains-text(&quot;DEDAT&quot;)" calcext:base-cell-address="Registros.E35"/>
          </calcext:conditional-format>
          <calcext:conditional-format calcext:target-range-address="Registros.D42:Registros.D42">
            <calcext:condition calcext:apply-style-name="fpem" calcext:value="contains-text(&quot;FPEM&quot;)" calcext:base-cell-address="Registros.D42"/>
            <calcext:condition calcext:apply-style-name="DEDAT" calcext:value="contains-text(&quot;DEDAT&quot;)" calcext:base-cell-address="Registros.D42"/>
          </calcext:conditional-format>
          <calcext:conditional-format calcext:target-range-address="Registros.C52:Registros.F52 Registros.C52:Registros.E53 Registros.C51:Registros.C53">
            <calcext:condition calcext:apply-style-name="fpem" calcext:value="contains-text(&quot;FPEM&quot;)" calcext:base-cell-address="Registros.C51"/>
            <calcext:condition calcext:apply-style-name="DEDAT" calcext:value="contains-text(&quot;DEDAT&quot;)" calcext:base-cell-address="Registros.C51"/>
          </calcext:conditional-format>
          <calcext:conditional-format calcext:target-range-address="Registros.B46:Registros.B46">
            <calcext:condition calcext:apply-style-name="fpem" calcext:value="contains-text(&quot;FPEM&quot;)" calcext:base-cell-address="Registros.B46"/>
            <calcext:condition calcext:apply-style-name="DEDAT" calcext:value="contains-text(&quot;DEDAT&quot;)" calcext:base-cell-address="Registros.B46"/>
          </calcext:conditional-format>
          <calcext:conditional-format calcext:target-range-address="Registros.C46:Registros.C46">
            <calcext:condition calcext:apply-style-name="fpem" calcext:value="contains-text(&quot;FPEM&quot;)" calcext:base-cell-address="Registros.C46"/>
            <calcext:condition calcext:apply-style-name="DEDAT" calcext:value="contains-text(&quot;DEDAT&quot;)" calcext:base-cell-address="Registros.C46"/>
          </calcext:conditional-format>
          <calcext:conditional-format calcext:target-range-address="Registros.F46:Registros.F46">
            <calcext:condition calcext:apply-style-name="fpem" calcext:value="contains-text(&quot;FPEM&quot;)" calcext:base-cell-address="Registros.F46"/>
            <calcext:condition calcext:apply-style-name="DEDAT" calcext:value="contains-text(&quot;DEDAT&quot;)" calcext:base-cell-address="Registros.F46"/>
          </calcext:conditional-format>
          <calcext:conditional-format calcext:target-range-address="Registros.O71:Registros.O71">
            <calcext:condition calcext:apply-style-name="fpem" calcext:value="contains-text(&quot;FPEM&quot;)" calcext:base-cell-address="Registros.O71"/>
            <calcext:condition calcext:apply-style-name="DEDAT" calcext:value="contains-text(&quot;DEDAT&quot;)" calcext:base-cell-address="Registros.O71"/>
          </calcext:conditional-format>
          <calcext:conditional-format calcext:target-range-address="Registros.E69:Registros.E69">
            <calcext:condition calcext:apply-style-name="fpem" calcext:value="contains-text(&quot;FPEM&quot;)" calcext:base-cell-address="Registros.E69"/>
            <calcext:condition calcext:apply-style-name="DEDAT" calcext:value="contains-text(&quot;DEDAT&quot;)" calcext:base-cell-address="Registros.E69"/>
          </calcext:conditional-format>
          <calcext:conditional-format calcext:target-range-address="Registros.E72:Registros.E72">
            <calcext:condition calcext:apply-style-name="fpem" calcext:value="contains-text(&quot;FPEM&quot;)" calcext:base-cell-address="Registros.E72"/>
            <calcext:condition calcext:apply-style-name="DEDAT" calcext:value="contains-text(&quot;DEDAT&quot;)" calcext:base-cell-address="Registros.E72"/>
          </calcext:conditional-format>
          <calcext:conditional-format calcext:target-range-address="Registros.B75:Registros.B76">
            <calcext:condition calcext:apply-style-name="fpem" calcext:value="contains-text(&quot;FPEM&quot;)" calcext:base-cell-address="Registros.B75"/>
            <calcext:condition calcext:apply-style-name="DEDAT" calcext:value="contains-text(&quot;DEDAT&quot;)" calcext:base-cell-address="Registros.B75"/>
          </calcext:conditional-format>
          <calcext:conditional-format calcext:target-range-address="Registros.E76:Registros.E76">
            <calcext:condition calcext:apply-style-name="fpem" calcext:value="contains-text(&quot;FPEM&quot;)" calcext:base-cell-address="Registros.E76"/>
            <calcext:condition calcext:apply-style-name="DEDAT" calcext:value="contains-text(&quot;DEDAT&quot;)" calcext:base-cell-address="Registros.E76"/>
          </calcext:conditional-format>
          <calcext:conditional-format calcext:target-range-address="Registros.F76:Registros.F76">
            <calcext:condition calcext:apply-style-name="fpem" calcext:value="contains-text(&quot;FPEM&quot;)" calcext:base-cell-address="Registros.F76"/>
            <calcext:condition calcext:apply-style-name="DEDAT" calcext:value="contains-text(&quot;DEDAT&quot;)" calcext:base-cell-address="Registros.F76"/>
          </calcext:conditional-format>
          <calcext:conditional-format calcext:target-range-address="Registros.C77:Registros.C78">
            <calcext:condition calcext:apply-style-name="fpem" calcext:value="contains-text(&quot;FPEM&quot;)" calcext:base-cell-address="Registros.C77"/>
            <calcext:condition calcext:apply-style-name="DEDAT" calcext:value="contains-text(&quot;DEDAT&quot;)" calcext:base-cell-address="Registros.C77"/>
          </calcext:conditional-format>
          <calcext:conditional-format calcext:target-range-address="Registros.B77:Registros.B78">
            <calcext:condition calcext:apply-style-name="fpem" calcext:value="contains-text(&quot;FPEM&quot;)" calcext:base-cell-address="Registros.B77"/>
            <calcext:condition calcext:apply-style-name="DEDAT" calcext:value="contains-text(&quot;DEDAT&quot;)" calcext:base-cell-address="Registros.B77"/>
          </calcext:conditional-format>
          <calcext:conditional-format calcext:target-range-address="Registros.E77:Registros.E77">
            <calcext:condition calcext:apply-style-name="fpem" calcext:value="contains-text(&quot;FPEM&quot;)" calcext:base-cell-address="Registros.E77"/>
            <calcext:condition calcext:apply-style-name="DEDAT" calcext:value="contains-text(&quot;DEDAT&quot;)" calcext:base-cell-address="Registros.E77"/>
          </calcext:conditional-format>
          <calcext:conditional-format calcext:target-range-address="Registros.F77:Registros.F77">
            <calcext:condition calcext:apply-style-name="fpem" calcext:value="contains-text(&quot;FPEM&quot;)" calcext:base-cell-address="Registros.F77"/>
            <calcext:condition calcext:apply-style-name="DEDAT" calcext:value="contains-text(&quot;DEDAT&quot;)" calcext:base-cell-address="Registros.F77"/>
          </calcext:conditional-format>
          <calcext:conditional-format calcext:target-range-address="Registros.D78:Registros.D78">
            <calcext:condition calcext:apply-style-name="fpem" calcext:value="contains-text(&quot;FPEM&quot;)" calcext:base-cell-address="Registros.D78"/>
            <calcext:condition calcext:apply-style-name="DEDAT" calcext:value="contains-text(&quot;DEDAT&quot;)" calcext:base-cell-address="Registros.D78"/>
          </calcext:conditional-format>
          <calcext:conditional-format calcext:target-range-address="Registros.F78:Registros.F78">
            <calcext:condition calcext:apply-style-name="fpem" calcext:value="contains-text(&quot;FPEM&quot;)" calcext:base-cell-address="Registros.F78"/>
            <calcext:condition calcext:apply-style-name="DEDAT" calcext:value="contains-text(&quot;DEDAT&quot;)" calcext:base-cell-address="Registros.F78"/>
          </calcext:conditional-format>
          <calcext:conditional-format calcext:target-range-address="Registros.E78:Registros.E78">
            <calcext:condition calcext:apply-style-name="fpem" calcext:value="contains-text(&quot;FPEM&quot;)" calcext:base-cell-address="Registros.E78"/>
            <calcext:condition calcext:apply-style-name="DEDAT" calcext:value="contains-text(&quot;DEDAT&quot;)" calcext:base-cell-address="Registros.E78"/>
          </calcext:conditional-format>
          <calcext:conditional-format calcext:target-range-address="Registros.E78:Registros.E78">
            <calcext:condition calcext:apply-style-name="fpem" calcext:value="contains-text(&quot;FPEM&quot;)" calcext:base-cell-address="Registros.E78"/>
            <calcext:condition calcext:apply-style-name="DEDAT" calcext:value="contains-text(&quot;DEDAT&quot;)" calcext:base-cell-address="Registros.E78"/>
          </calcext:conditional-format>
          <calcext:conditional-format calcext:target-range-address="Registros.D79:Registros.D79">
            <calcext:condition calcext:apply-style-name="fpem" calcext:value="contains-text(&quot;FPEM&quot;)" calcext:base-cell-address="Registros.D79"/>
            <calcext:condition calcext:apply-style-name="DEDAT" calcext:value="contains-text(&quot;DEDAT&quot;)" calcext:base-cell-address="Registros.D79"/>
          </calcext:conditional-format>
          <calcext:conditional-format calcext:target-range-address="Registros.C51:Registros.C51">
            <calcext:condition calcext:apply-style-name="fpem" calcext:value="contains-text(&quot;FPEM&quot;)" calcext:base-cell-address="Registros.C51"/>
            <calcext:condition calcext:apply-style-name="DEDAT" calcext:value="contains-text(&quot;DEDAT&quot;)" calcext:base-cell-address="Registros.C51"/>
          </calcext:conditional-format>
          <calcext:conditional-format calcext:target-range-address="Registros.B50:Registros.B53">
            <calcext:condition calcext:apply-style-name="fpem" calcext:value="contains-text(&quot;FPEM&quot;)" calcext:base-cell-address="Registros.B50"/>
            <calcext:condition calcext:apply-style-name="DEDAT" calcext:value="contains-text(&quot;DEDAT&quot;)" calcext:base-cell-address="Registros.B50"/>
          </calcext:conditional-format>
          <calcext:conditional-format calcext:target-range-address="Registros.C50:Registros.C50">
            <calcext:condition calcext:apply-style-name="fpem" calcext:value="contains-text(&quot;FPEM&quot;)" calcext:base-cell-address="Registros.C50"/>
            <calcext:condition calcext:apply-style-name="DEDAT" calcext:value="contains-text(&quot;DEDAT&quot;)" calcext:base-cell-address="Registros.C50"/>
          </calcext:conditional-format>
          <calcext:conditional-format calcext:target-range-address="Registros.C52:Registros.C52">
            <calcext:condition calcext:apply-style-name="fpem" calcext:value="contains-text(&quot;FPEM&quot;)" calcext:base-cell-address="Registros.C52"/>
            <calcext:condition calcext:apply-style-name="DEDAT" calcext:value="contains-text(&quot;DEDAT&quot;)" calcext:base-cell-address="Registros.C52"/>
          </calcext:conditional-format>
          <calcext:conditional-format calcext:target-range-address="Registros.D52:Registros.D52">
            <calcext:condition calcext:apply-style-name="fpem" calcext:value="contains-text(&quot;FPEM&quot;)" calcext:base-cell-address="Registros.D52"/>
            <calcext:condition calcext:apply-style-name="DEDAT" calcext:value="contains-text(&quot;DEDAT&quot;)" calcext:base-cell-address="Registros.D52"/>
          </calcext:conditional-format>
          <calcext:conditional-format calcext:target-range-address="Registros.E52:Registros.E52">
            <calcext:condition calcext:apply-style-name="fpem" calcext:value="contains-text(&quot;FPEM&quot;)" calcext:base-cell-address="Registros.E52"/>
            <calcext:condition calcext:apply-style-name="DEDAT" calcext:value="contains-text(&quot;DEDAT&quot;)" calcext:base-cell-address="Registros.E52"/>
          </calcext:conditional-format>
          <calcext:conditional-format calcext:target-range-address="Registros.F52:Registros.F52">
            <calcext:condition calcext:apply-style-name="fpem" calcext:value="contains-text(&quot;FPEM&quot;)" calcext:base-cell-address="Registros.F52"/>
            <calcext:condition calcext:apply-style-name="DEDAT" calcext:value="contains-text(&quot;DEDAT&quot;)" calcext:base-cell-address="Registros.F52"/>
          </calcext:conditional-format>
          <calcext:conditional-format calcext:target-range-address="Registros.C53:Registros.C53">
            <calcext:condition calcext:apply-style-name="fpem" calcext:value="contains-text(&quot;FPEM&quot;)" calcext:base-cell-address="Registros.C53"/>
            <calcext:condition calcext:apply-style-name="DEDAT" calcext:value="contains-text(&quot;DEDAT&quot;)" calcext:base-cell-address="Registros.C53"/>
          </calcext:conditional-format>
          <calcext:conditional-format calcext:target-range-address="Registros.D53:Registros.D53">
            <calcext:condition calcext:apply-style-name="fpem" calcext:value="contains-text(&quot;FPEM&quot;)" calcext:base-cell-address="Registros.D53"/>
            <calcext:condition calcext:apply-style-name="DEDAT" calcext:value="contains-text(&quot;DEDAT&quot;)" calcext:base-cell-address="Registros.D53"/>
          </calcext:conditional-format>
          <calcext:conditional-format calcext:target-range-address="Registros.E53:Registros.E53">
            <calcext:condition calcext:apply-style-name="fpem" calcext:value="contains-text(&quot;FPEM&quot;)" calcext:base-cell-address="Registros.E53"/>
            <calcext:condition calcext:apply-style-name="DEDAT" calcext:value="contains-text(&quot;DEDAT&quot;)" calcext:base-cell-address="Registros.E53"/>
          </calcext:conditional-format>
          <calcext:conditional-format calcext:target-range-address="Registros.F49:Registros.F49">
            <calcext:condition calcext:apply-style-name="fpem" calcext:value="contains-text(&quot;FPEM&quot;)" calcext:base-cell-address="Registros.F49"/>
            <calcext:condition calcext:apply-style-name="DEDAT" calcext:value="contains-text(&quot;DEDAT&quot;)" calcext:base-cell-address="Registros.F49"/>
          </calcext:conditional-format>
          <calcext:conditional-format calcext:target-range-address="Registros.F53:Registros.F53">
            <calcext:condition calcext:apply-style-name="fpem" calcext:value="contains-text(&quot;FPEM&quot;)" calcext:base-cell-address="Registros.F53"/>
            <calcext:condition calcext:apply-style-name="DEDAT" calcext:value="contains-text(&quot;DEDAT&quot;)" calcext:base-cell-address="Registros.F53"/>
          </calcext:conditional-format>
          <calcext:conditional-format calcext:target-range-address="Registros.D62:Registros.D62">
            <calcext:condition calcext:apply-style-name="fpem" calcext:value="contains-text(&quot;FPEM&quot;)" calcext:base-cell-address="Registros.D62"/>
            <calcext:condition calcext:apply-style-name="DEDAT" calcext:value="contains-text(&quot;DEDAT&quot;)" calcext:base-cell-address="Registros.D62"/>
          </calcext:conditional-format>
          <calcext:conditional-format calcext:target-range-address="Registros.D62:Registros.D62">
            <calcext:condition calcext:apply-style-name="fpem" calcext:value="contains-text(&quot;FPEM&quot;)" calcext:base-cell-address="Registros.D62"/>
            <calcext:condition calcext:apply-style-name="DEDAT" calcext:value="contains-text(&quot;DEDAT&quot;)" calcext:base-cell-address="Registros.D62"/>
          </calcext:conditional-format>
          <calcext:conditional-format calcext:target-range-address="Registros.D62:Registros.D62">
            <calcext:condition calcext:apply-style-name="fpem" calcext:value="contains-text(&quot;FPEM&quot;)" calcext:base-cell-address="Registros.D62"/>
            <calcext:condition calcext:apply-style-name="DEDAT" calcext:value="contains-text(&quot;DEDAT&quot;)" calcext:base-cell-address="Registros.D62"/>
          </calcext:conditional-format>
          <calcext:conditional-format calcext:target-range-address="Registros.B63:Registros.B63">
            <calcext:condition calcext:apply-style-name="fpem" calcext:value="contains-text(&quot;FPEM&quot;)" calcext:base-cell-address="Registros.B63"/>
            <calcext:condition calcext:apply-style-name="DEDAT" calcext:value="contains-text(&quot;DEDAT&quot;)" calcext:base-cell-address="Registros.B63"/>
          </calcext:conditional-format>
          <calcext:conditional-format calcext:target-range-address="Registros.C63:Registros.C63">
            <calcext:condition calcext:apply-style-name="fpem" calcext:value="contains-text(&quot;FPEM&quot;)" calcext:base-cell-address="Registros.C63"/>
            <calcext:condition calcext:apply-style-name="DEDAT" calcext:value="contains-text(&quot;DEDAT&quot;)" calcext:base-cell-address="Registros.C63"/>
          </calcext:conditional-format>
          <calcext:conditional-format calcext:target-range-address="Registros.D64:Registros.D64">
            <calcext:condition calcext:apply-style-name="fpem" calcext:value="contains-text(&quot;FPEM&quot;)" calcext:base-cell-address="Registros.D64"/>
            <calcext:condition calcext:apply-style-name="DEDAT" calcext:value="contains-text(&quot;DEDAT&quot;)" calcext:base-cell-address="Registros.D64"/>
          </calcext:conditional-format>
          <calcext:conditional-format calcext:target-range-address="Registros.E19:Registros.E19">
            <calcext:condition calcext:apply-style-name="fpem" calcext:value="contains-text(&quot;FPEM&quot;)" calcext:base-cell-address="Registros.E19"/>
            <calcext:condition calcext:apply-style-name="DEDAT" calcext:value="contains-text(&quot;DEDAT&quot;)" calcext:base-cell-address="Registros.E19"/>
          </calcext:conditional-format>
          <calcext:conditional-format calcext:target-range-address="Registros.E25:Registros.E25">
            <calcext:condition calcext:apply-style-name="fpem" calcext:value="contains-text(&quot;FPEM&quot;)" calcext:base-cell-address="Registros.E25"/>
            <calcext:condition calcext:apply-style-name="DEDAT" calcext:value="contains-text(&quot;DEDAT&quot;)" calcext:base-cell-address="Registros.E25"/>
          </calcext:conditional-format>
          <calcext:conditional-format calcext:target-range-address="Registros.F25:Registros.F25">
            <calcext:condition calcext:apply-style-name="fpem" calcext:value="contains-text(&quot;FPEM&quot;)" calcext:base-cell-address="Registros.F25"/>
            <calcext:condition calcext:apply-style-name="DEDAT" calcext:value="contains-text(&quot;DEDAT&quot;)" calcext:base-cell-address="Registros.F25"/>
          </calcext:conditional-format>
          <calcext:conditional-format calcext:target-range-address="Registros.B28:Registros.C28 Registros.E29:Registros.F29 Registros.C29:Registros.C29 Registros.F28:Registros.F28 Registros.F30:Registros.F30 Registros.B27:Registros.F27">
            <calcext:condition calcext:apply-style-name="fpem" calcext:value="contains-text(&quot;FPEM&quot;)" calcext:base-cell-address="Registros.B27"/>
            <calcext:condition calcext:apply-style-name="DEDAT" calcext:value="contains-text(&quot;DEDAT&quot;)" calcext:base-cell-address="Registros.B27"/>
          </calcext:conditional-format>
          <calcext:conditional-format calcext:target-range-address="Registros.D29:Registros.D29">
            <calcext:condition calcext:apply-style-name="fpem" calcext:value="contains-text(&quot;FPEM&quot;)" calcext:base-cell-address="Registros.D29"/>
            <calcext:condition calcext:apply-style-name="DEDAT" calcext:value="contains-text(&quot;DEDAT&quot;)" calcext:base-cell-address="Registros.D29"/>
          </calcext:conditional-format>
          <calcext:conditional-format calcext:target-range-address="Registros.B29:Registros.B30">
            <calcext:condition calcext:apply-style-name="fpem" calcext:value="contains-text(&quot;FPEM&quot;)" calcext:base-cell-address="Registros.B29"/>
            <calcext:condition calcext:apply-style-name="DEDAT" calcext:value="contains-text(&quot;DEDAT&quot;)" calcext:base-cell-address="Registros.B29"/>
          </calcext:conditional-format>
          <calcext:conditional-format calcext:target-range-address="Registros.D28:Registros.D28">
            <calcext:condition calcext:apply-style-name="fpem" calcext:value="contains-text(&quot;FPEM&quot;)" calcext:base-cell-address="Registros.D28"/>
            <calcext:condition calcext:apply-style-name="DEDAT" calcext:value="contains-text(&quot;DEDAT&quot;)" calcext:base-cell-address="Registros.D28"/>
          </calcext:conditional-format>
          <calcext:conditional-format calcext:target-range-address="Registros.E28:Registros.E28">
            <calcext:condition calcext:apply-style-name="fpem" calcext:value="contains-text(&quot;FPEM&quot;)" calcext:base-cell-address="Registros.E28"/>
            <calcext:condition calcext:apply-style-name="DEDAT" calcext:value="contains-text(&quot;DEDAT&quot;)" calcext:base-cell-address="Registros.E28"/>
          </calcext:conditional-format>
          <calcext:conditional-format calcext:target-range-address="Registros.C30:Registros.C30">
            <calcext:condition calcext:apply-style-name="fpem" calcext:value="contains-text(&quot;FPEM&quot;)" calcext:base-cell-address="Registros.C30"/>
            <calcext:condition calcext:apply-style-name="DEDAT" calcext:value="contains-text(&quot;DEDAT&quot;)" calcext:base-cell-address="Registros.C30"/>
          </calcext:conditional-format>
          <calcext:conditional-format calcext:target-range-address="Registros.D30:Registros.D30">
            <calcext:condition calcext:apply-style-name="fpem" calcext:value="contains-text(&quot;FPEM&quot;)" calcext:base-cell-address="Registros.D30"/>
            <calcext:condition calcext:apply-style-name="DEDAT" calcext:value="contains-text(&quot;DEDAT&quot;)" calcext:base-cell-address="Registros.D30"/>
          </calcext:conditional-format>
          <calcext:conditional-format calcext:target-range-address="Registros.E30:Registros.E30">
            <calcext:condition calcext:apply-style-name="fpem" calcext:value="contains-text(&quot;FPEM&quot;)" calcext:base-cell-address="Registros.E30"/>
            <calcext:condition calcext:apply-style-name="DEDAT" calcext:value="contains-text(&quot;DEDAT&quot;)" calcext:base-cell-address="Registros.E30"/>
          </calcext:conditional-format>
          <calcext:conditional-format calcext:target-range-address="Registros.B31:Registros.B31">
            <calcext:condition calcext:apply-style-name="fpem" calcext:value="contains-text(&quot;FPEM&quot;)" calcext:base-cell-address="Registros.B31"/>
            <calcext:condition calcext:apply-style-name="DEDAT" calcext:value="contains-text(&quot;DEDAT&quot;)" calcext:base-cell-address="Registros.B31"/>
          </calcext:conditional-format>
          <calcext:conditional-format calcext:target-range-address="Registros.C31:Registros.C31">
            <calcext:condition calcext:apply-style-name="fpem" calcext:value="contains-text(&quot;FPEM&quot;)" calcext:base-cell-address="Registros.C31"/>
            <calcext:condition calcext:apply-style-name="DEDAT" calcext:value="contains-text(&quot;DEDAT&quot;)" calcext:base-cell-address="Registros.C31"/>
          </calcext:conditional-format>
          <calcext:conditional-format calcext:target-range-address="Registros.D31:Registros.D31">
            <calcext:condition calcext:apply-style-name="fpem" calcext:value="contains-text(&quot;FPEM&quot;)" calcext:base-cell-address="Registros.D31"/>
            <calcext:condition calcext:apply-style-name="DEDAT" calcext:value="contains-text(&quot;DEDAT&quot;)" calcext:base-cell-address="Registros.D31"/>
          </calcext:conditional-format>
          <calcext:conditional-format calcext:target-range-address="Registros.F31:Registros.F31">
            <calcext:condition calcext:apply-style-name="fpem" calcext:value="contains-text(&quot;FPEM&quot;)" calcext:base-cell-address="Registros.F31"/>
            <calcext:condition calcext:apply-style-name="DEDAT" calcext:value="contains-text(&quot;DEDAT&quot;)" calcext:base-cell-address="Registros.F31"/>
          </calcext:conditional-format>
          <calcext:conditional-format calcext:target-range-address="Registros.E31:Registros.E31">
            <calcext:condition calcext:apply-style-name="fpem" calcext:value="contains-text(&quot;FPEM&quot;)" calcext:base-cell-address="Registros.E31"/>
            <calcext:condition calcext:apply-style-name="DEDAT" calcext:value="contains-text(&quot;DEDAT&quot;)" calcext:base-cell-address="Registros.E31"/>
          </calcext:conditional-format>
          <calcext:conditional-format calcext:target-range-address="Registros.B48:Registros.B48">
            <calcext:condition calcext:apply-style-name="fpem" calcext:value="contains-text(&quot;FPEM&quot;)" calcext:base-cell-address="Registros.B48"/>
            <calcext:condition calcext:apply-style-name="DEDAT" calcext:value="contains-text(&quot;DEDAT&quot;)" calcext:base-cell-address="Registros.B48"/>
          </calcext:conditional-format>
          <calcext:conditional-format calcext:target-range-address="Registros.C48:Registros.C48">
            <calcext:condition calcext:apply-style-name="fpem" calcext:value="contains-text(&quot;FPEM&quot;)" calcext:base-cell-address="Registros.C48"/>
            <calcext:condition calcext:apply-style-name="DEDAT" calcext:value="contains-text(&quot;DEDAT&quot;)" calcext:base-cell-address="Registros.C48"/>
          </calcext:conditional-format>
          <calcext:conditional-format calcext:target-range-address="Registros.D48:Registros.D48">
            <calcext:condition calcext:apply-style-name="fpem" calcext:value="contains-text(&quot;FPEM&quot;)" calcext:base-cell-address="Registros.D48"/>
            <calcext:condition calcext:apply-style-name="DEDAT" calcext:value="contains-text(&quot;DEDAT&quot;)" calcext:base-cell-address="Registros.D48"/>
          </calcext:conditional-format>
          <calcext:conditional-format calcext:target-range-address="Registros.E48:Registros.E48">
            <calcext:condition calcext:apply-style-name="fpem" calcext:value="contains-text(&quot;FPEM&quot;)" calcext:base-cell-address="Registros.E48"/>
            <calcext:condition calcext:apply-style-name="DEDAT" calcext:value="contains-text(&quot;DEDAT&quot;)" calcext:base-cell-address="Registros.E48"/>
          </calcext:conditional-format>
          <calcext:conditional-format calcext:target-range-address="Registros.G48:Registros.G48">
            <calcext:condition calcext:apply-style-name="fpem" calcext:value="contains-text(&quot;FPEM&quot;)" calcext:base-cell-address="Registros.G48"/>
            <calcext:condition calcext:apply-style-name="DEDAT" calcext:value="contains-text(&quot;DEDAT&quot;)" calcext:base-cell-address="Registros.G48"/>
          </calcext:conditional-format>
          <calcext:conditional-format calcext:target-range-address="Registros.B45:Registros.B45">
            <calcext:condition calcext:apply-style-name="fpem" calcext:value="contains-text(&quot;FPEM&quot;)" calcext:base-cell-address="Registros.B45"/>
            <calcext:condition calcext:apply-style-name="DEDAT" calcext:value="contains-text(&quot;DEDAT&quot;)" calcext:base-cell-address="Registros.B45"/>
          </calcext:conditional-format>
          <calcext:conditional-format calcext:target-range-address="Registros.C45:Registros.C45">
            <calcext:condition calcext:apply-style-name="fpem" calcext:value="contains-text(&quot;FPEM&quot;)" calcext:base-cell-address="Registros.C45"/>
            <calcext:condition calcext:apply-style-name="DEDAT" calcext:value="contains-text(&quot;DEDAT&quot;)" calcext:base-cell-address="Registros.C45"/>
          </calcext:conditional-format>
          <calcext:conditional-format calcext:target-range-address="Registros.F45:Registros.F45">
            <calcext:condition calcext:apply-style-name="fpem" calcext:value="contains-text(&quot;FPEM&quot;)" calcext:base-cell-address="Registros.F45"/>
            <calcext:condition calcext:apply-style-name="DEDAT" calcext:value="contains-text(&quot;DEDAT&quot;)" calcext:base-cell-address="Registros.F45"/>
          </calcext:conditional-format>
          <calcext:conditional-format calcext:target-range-address="Registros.D46:Registros.D46">
            <calcext:condition calcext:apply-style-name="fpem" calcext:value="contains-text(&quot;FPEM&quot;)" calcext:base-cell-address="Registros.D46"/>
            <calcext:condition calcext:apply-style-name="DEDAT" calcext:value="contains-text(&quot;DEDAT&quot;)" calcext:base-cell-address="Registros.D46"/>
          </calcext:conditional-format>
          <calcext:conditional-format calcext:target-range-address="Registros.B47:Registros.B47">
            <calcext:condition calcext:apply-style-name="fpem" calcext:value="contains-text(&quot;FPEM&quot;)" calcext:base-cell-address="Registros.B47"/>
            <calcext:condition calcext:apply-style-name="DEDAT" calcext:value="contains-text(&quot;DEDAT&quot;)" calcext:base-cell-address="Registros.B47"/>
          </calcext:conditional-format>
          <calcext:conditional-format calcext:target-range-address="Registros.C47:Registros.C47">
            <calcext:condition calcext:apply-style-name="fpem" calcext:value="contains-text(&quot;FPEM&quot;)" calcext:base-cell-address="Registros.C47"/>
            <calcext:condition calcext:apply-style-name="DEDAT" calcext:value="contains-text(&quot;DEDAT&quot;)" calcext:base-cell-address="Registros.C47"/>
          </calcext:conditional-format>
          <calcext:conditional-format calcext:target-range-address="Registros.D47:Registros.D47">
            <calcext:condition calcext:apply-style-name="fpem" calcext:value="contains-text(&quot;FPEM&quot;)" calcext:base-cell-address="Registros.D47"/>
            <calcext:condition calcext:apply-style-name="DEDAT" calcext:value="contains-text(&quot;DEDAT&quot;)" calcext:base-cell-address="Registros.D47"/>
          </calcext:conditional-format>
          <calcext:conditional-format calcext:target-range-address="Registros.F47:Registros.F47">
            <calcext:condition calcext:apply-style-name="fpem" calcext:value="contains-text(&quot;FPEM&quot;)" calcext:base-cell-address="Registros.F47"/>
            <calcext:condition calcext:apply-style-name="DEDAT" calcext:value="contains-text(&quot;DEDAT&quot;)" calcext:base-cell-address="Registros.F47"/>
          </calcext:conditional-format>
          <calcext:conditional-format calcext:target-range-address="Registros.E46:Registros.E46">
            <calcext:condition calcext:apply-style-name="fpem" calcext:value="contains-text(&quot;FPEM&quot;)" calcext:base-cell-address="Registros.E46"/>
            <calcext:condition calcext:apply-style-name="DEDAT" calcext:value="contains-text(&quot;DEDAT&quot;)" calcext:base-cell-address="Registros.E46"/>
          </calcext:conditional-format>
          <calcext:conditional-format calcext:target-range-address="Registros.E47:Registros.E47">
            <calcext:condition calcext:apply-style-name="fpem" calcext:value="contains-text(&quot;FPEM&quot;)" calcext:base-cell-address="Registros.E47"/>
            <calcext:condition calcext:apply-style-name="DEDAT" calcext:value="contains-text(&quot;DEDAT&quot;)" calcext:base-cell-address="Registros.E47"/>
          </calcext:conditional-format>
          <calcext:conditional-format calcext:target-range-address="Registros.F48:Registros.F48">
            <calcext:condition calcext:apply-style-name="fpem" calcext:value="contains-text(&quot;FPEM&quot;)" calcext:base-cell-address="Registros.F48"/>
            <calcext:condition calcext:apply-style-name="DEDAT" calcext:value="contains-text(&quot;DEDAT&quot;)" calcext:base-cell-address="Registros.F48"/>
          </calcext:conditional-format>
          <calcext:conditional-format calcext:target-range-address="Registros.B49:Registros.B49">
            <calcext:condition calcext:apply-style-name="fpem" calcext:value="contains-text(&quot;FPEM&quot;)" calcext:base-cell-address="Registros.B49"/>
            <calcext:condition calcext:apply-style-name="DEDAT" calcext:value="contains-text(&quot;DEDAT&quot;)" calcext:base-cell-address="Registros.B49"/>
          </calcext:conditional-format>
          <calcext:conditional-format calcext:target-range-address="Registros.C49:Registros.C49">
            <calcext:condition calcext:apply-style-name="fpem" calcext:value="contains-text(&quot;FPEM&quot;)" calcext:base-cell-address="Registros.C49"/>
            <calcext:condition calcext:apply-style-name="DEDAT" calcext:value="contains-text(&quot;DEDAT&quot;)" calcext:base-cell-address="Registros.C49"/>
          </calcext:conditional-format>
          <calcext:conditional-format calcext:target-range-address="Registros.D49:Registros.D49">
            <calcext:condition calcext:apply-style-name="fpem" calcext:value="contains-text(&quot;FPEM&quot;)" calcext:base-cell-address="Registros.D49"/>
            <calcext:condition calcext:apply-style-name="DEDAT" calcext:value="contains-text(&quot;DEDAT&quot;)" calcext:base-cell-address="Registros.D49"/>
          </calcext:conditional-format>
          <calcext:conditional-format calcext:target-range-address="Registros.E49:Registros.E49">
            <calcext:condition calcext:apply-style-name="fpem" calcext:value="contains-text(&quot;FPEM&quot;)" calcext:base-cell-address="Registros.E49"/>
            <calcext:condition calcext:apply-style-name="DEDAT" calcext:value="contains-text(&quot;DEDAT&quot;)" calcext:base-cell-address="Registros.E49"/>
          </calcext:conditional-format>
          <calcext:conditional-format calcext:target-range-address="Registros.D50:Registros.D50">
            <calcext:condition calcext:apply-style-name="fpem" calcext:value="contains-text(&quot;FPEM&quot;)" calcext:base-cell-address="Registros.D50"/>
            <calcext:condition calcext:apply-style-name="DEDAT" calcext:value="contains-text(&quot;DEDAT&quot;)" calcext:base-cell-address="Registros.D50"/>
          </calcext:conditional-format>
          <calcext:conditional-format calcext:target-range-address="Registros.E50:Registros.E50">
            <calcext:condition calcext:apply-style-name="fpem" calcext:value="contains-text(&quot;FPEM&quot;)" calcext:base-cell-address="Registros.E50"/>
            <calcext:condition calcext:apply-style-name="DEDAT" calcext:value="contains-text(&quot;DEDAT&quot;)" calcext:base-cell-address="Registros.E50"/>
          </calcext:conditional-format>
          <calcext:conditional-format calcext:target-range-address="Registros.F50:Registros.F50">
            <calcext:condition calcext:apply-style-name="fpem" calcext:value="contains-text(&quot;FPEM&quot;)" calcext:base-cell-address="Registros.F50"/>
            <calcext:condition calcext:apply-style-name="DEDAT" calcext:value="contains-text(&quot;DEDAT&quot;)" calcext:base-cell-address="Registros.F50"/>
          </calcext:conditional-format>
          <calcext:conditional-format calcext:target-range-address="Registros.D51:Registros.D51">
            <calcext:condition calcext:apply-style-name="fpem" calcext:value="contains-text(&quot;FPEM&quot;)" calcext:base-cell-address="Registros.D51"/>
            <calcext:condition calcext:apply-style-name="DEDAT" calcext:value="contains-text(&quot;DEDAT&quot;)" calcext:base-cell-address="Registros.D51"/>
          </calcext:conditional-format>
          <calcext:conditional-format calcext:target-range-address="Registros.E51:Registros.E51">
            <calcext:condition calcext:apply-style-name="fpem" calcext:value="contains-text(&quot;FPEM&quot;)" calcext:base-cell-address="Registros.E51"/>
            <calcext:condition calcext:apply-style-name="DEDAT" calcext:value="contains-text(&quot;DEDAT&quot;)" calcext:base-cell-address="Registros.E51"/>
          </calcext:conditional-format>
          <calcext:conditional-format calcext:target-range-address="Registros.F51:Registros.F51">
            <calcext:condition calcext:apply-style-name="fpem" calcext:value="contains-text(&quot;FPEM&quot;)" calcext:base-cell-address="Registros.F51"/>
            <calcext:condition calcext:apply-style-name="DEDAT" calcext:value="contains-text(&quot;DEDAT&quot;)" calcext:base-cell-address="Registros.F51"/>
          </calcext:conditional-format>
          <calcext:conditional-format calcext:target-range-address="Registros.F63:Registros.F63">
            <calcext:condition calcext:apply-style-name="fpem" calcext:value="contains-text(&quot;FPEM&quot;)" calcext:base-cell-address="Registros.F63"/>
            <calcext:condition calcext:apply-style-name="DEDAT" calcext:value="contains-text(&quot;DEDAT&quot;)" calcext:base-cell-address="Registros.F63"/>
          </calcext:conditional-format>
          <calcext:conditional-format calcext:target-range-address="Registros.B64:Registros.B64">
            <calcext:condition calcext:apply-style-name="fpem" calcext:value="contains-text(&quot;FPEM&quot;)" calcext:base-cell-address="Registros.B64"/>
            <calcext:condition calcext:apply-style-name="DEDAT" calcext:value="contains-text(&quot;DEDAT&quot;)" calcext:base-cell-address="Registros.B64"/>
          </calcext:conditional-format>
          <calcext:conditional-format calcext:target-range-address="Registros.E63:Registros.E63">
            <calcext:condition calcext:apply-style-name="fpem" calcext:value="contains-text(&quot;FPEM&quot;)" calcext:base-cell-address="Registros.E63"/>
            <calcext:condition calcext:apply-style-name="DEDAT" calcext:value="contains-text(&quot;DEDAT&quot;)" calcext:base-cell-address="Registros.E63"/>
          </calcext:conditional-format>
          <calcext:conditional-format calcext:target-range-address="Registros.D61:Registros.D61">
            <calcext:condition calcext:apply-style-name="fpem" calcext:value="contains-text(&quot;FPEM&quot;)" calcext:base-cell-address="Registros.D61"/>
            <calcext:condition calcext:apply-style-name="DEDAT" calcext:value="contains-text(&quot;DEDAT&quot;)" calcext:base-cell-address="Registros.D61"/>
          </calcext:conditional-format>
          <calcext:conditional-format calcext:target-range-address="Registros.D63:Registros.D63">
            <calcext:condition calcext:apply-style-name="fpem" calcext:value="contains-text(&quot;FPEM&quot;)" calcext:base-cell-address="Registros.D63"/>
            <calcext:condition calcext:apply-style-name="DEDAT" calcext:value="contains-text(&quot;DEDAT&quot;)" calcext:base-cell-address="Registros.D63"/>
          </calcext:conditional-format>
          <calcext:conditional-format calcext:target-range-address="Registros.F67:Registros.F67">
            <calcext:condition calcext:apply-style-name="fpem" calcext:value="contains-text(&quot;FPEM&quot;)" calcext:base-cell-address="Registros.F67"/>
            <calcext:condition calcext:apply-style-name="DEDAT" calcext:value="contains-text(&quot;DEDAT&quot;)" calcext:base-cell-address="Registros.F67"/>
          </calcext:conditional-format>
          <calcext:conditional-format calcext:target-range-address="Registros.E68:Registros.E68">
            <calcext:condition calcext:apply-style-name="fpem" calcext:value="contains-text(&quot;FPEM&quot;)" calcext:base-cell-address="Registros.E68"/>
            <calcext:condition calcext:apply-style-name="DEDAT" calcext:value="contains-text(&quot;DEDAT&quot;)" calcext:base-cell-address="Registros.E68"/>
          </calcext:conditional-format>
          <calcext:conditional-format calcext:target-range-address="Registros.D70:Registros.D70">
            <calcext:condition calcext:apply-style-name="fpem" calcext:value="contains-text(&quot;FPEM&quot;)" calcext:base-cell-address="Registros.D70"/>
            <calcext:condition calcext:apply-style-name="DEDAT" calcext:value="contains-text(&quot;DEDAT&quot;)" calcext:base-cell-address="Registros.D70"/>
          </calcext:conditional-format>
          <calcext:conditional-format calcext:target-range-address="Registros.E70:Registros.E70">
            <calcext:condition calcext:apply-style-name="fpem" calcext:value="contains-text(&quot;FPEM&quot;)" calcext:base-cell-address="Registros.E70"/>
            <calcext:condition calcext:apply-style-name="DEDAT" calcext:value="contains-text(&quot;DEDAT&quot;)" calcext:base-cell-address="Registros.E70"/>
          </calcext:conditional-format>
          <calcext:conditional-format calcext:target-range-address="Registros.C73:Registros.C73">
            <calcext:condition calcext:apply-style-name="fpem" calcext:value="contains-text(&quot;FPEM&quot;)" calcext:base-cell-address="Registros.C73"/>
            <calcext:condition calcext:apply-style-name="DEDAT" calcext:value="contains-text(&quot;DEDAT&quot;)" calcext:base-cell-address="Registros.C73"/>
          </calcext:conditional-format>
          <calcext:conditional-format calcext:target-range-address="Registros.D73:Registros.D73">
            <calcext:condition calcext:apply-style-name="fpem" calcext:value="contains-text(&quot;FPEM&quot;)" calcext:base-cell-address="Registros.D73"/>
            <calcext:condition calcext:apply-style-name="DEDAT" calcext:value="contains-text(&quot;DEDAT&quot;)" calcext:base-cell-address="Registros.D73"/>
          </calcext:conditional-format>
          <calcext:conditional-format calcext:target-range-address="Registros.E73:Registros.E73">
            <calcext:condition calcext:apply-style-name="fpem" calcext:value="contains-text(&quot;FPEM&quot;)" calcext:base-cell-address="Registros.E73"/>
            <calcext:condition calcext:apply-style-name="DEDAT" calcext:value="contains-text(&quot;DEDAT&quot;)" calcext:base-cell-address="Registros.E73"/>
          </calcext:conditional-format>
          <calcext:conditional-format calcext:target-range-address="Registros.F73:Registros.F73">
            <calcext:condition calcext:apply-style-name="fpem" calcext:value="contains-text(&quot;FPEM&quot;)" calcext:base-cell-address="Registros.F73"/>
            <calcext:condition calcext:apply-style-name="DEDAT" calcext:value="contains-text(&quot;DEDAT&quot;)" calcext:base-cell-address="Registros.F73"/>
          </calcext:conditional-format>
          <calcext:conditional-format calcext:target-range-address="Registros.C74:Registros.C74">
            <calcext:condition calcext:apply-style-name="fpem" calcext:value="contains-text(&quot;FPEM&quot;)" calcext:base-cell-address="Registros.C74"/>
            <calcext:condition calcext:apply-style-name="DEDAT" calcext:value="contains-text(&quot;DEDAT&quot;)" calcext:base-cell-address="Registros.C74"/>
          </calcext:conditional-format>
          <calcext:conditional-format calcext:target-range-address="Registros.D74:Registros.D74">
            <calcext:condition calcext:apply-style-name="fpem" calcext:value="contains-text(&quot;FPEM&quot;)" calcext:base-cell-address="Registros.D74"/>
            <calcext:condition calcext:apply-style-name="DEDAT" calcext:value="contains-text(&quot;DEDAT&quot;)" calcext:base-cell-address="Registros.D74"/>
          </calcext:conditional-format>
          <calcext:conditional-format calcext:target-range-address="Registros.E74:Registros.E74">
            <calcext:condition calcext:apply-style-name="fpem" calcext:value="contains-text(&quot;FPEM&quot;)" calcext:base-cell-address="Registros.E74"/>
            <calcext:condition calcext:apply-style-name="DEDAT" calcext:value="contains-text(&quot;DEDAT&quot;)" calcext:base-cell-address="Registros.E74"/>
          </calcext:conditional-format>
          <calcext:conditional-format calcext:target-range-address="Registros.F74:Registros.F74">
            <calcext:condition calcext:apply-style-name="fpem" calcext:value="contains-text(&quot;FPEM&quot;)" calcext:base-cell-address="Registros.F74"/>
            <calcext:condition calcext:apply-style-name="DEDAT" calcext:value="contains-text(&quot;DEDAT&quot;)" calcext:base-cell-address="Registros.F74"/>
          </calcext:conditional-format>
          <calcext:conditional-format calcext:target-range-address="Registros.D75:Registros.D75">
            <calcext:condition calcext:apply-style-name="fpem" calcext:value="contains-text(&quot;FPEM&quot;)" calcext:base-cell-address="Registros.D75"/>
            <calcext:condition calcext:apply-style-name="DEDAT" calcext:value="contains-text(&quot;DEDAT&quot;)" calcext:base-cell-address="Registros.D75"/>
          </calcext:conditional-format>
          <calcext:conditional-format calcext:target-range-address="Registros.E75:Registros.E75">
            <calcext:condition calcext:apply-style-name="fpem" calcext:value="contains-text(&quot;FPEM&quot;)" calcext:base-cell-address="Registros.E75"/>
            <calcext:condition calcext:apply-style-name="DEDAT" calcext:value="contains-text(&quot;DEDAT&quot;)" calcext:base-cell-address="Registros.E75"/>
          </calcext:conditional-format>
          <calcext:conditional-format calcext:target-range-address="Registros.F75:Registros.F75">
            <calcext:condition calcext:apply-style-name="fpem" calcext:value="contains-text(&quot;FPEM&quot;)" calcext:base-cell-address="Registros.F75"/>
            <calcext:condition calcext:apply-style-name="DEDAT" calcext:value="contains-text(&quot;DEDAT&quot;)" calcext:base-cell-address="Registros.F75"/>
          </calcext:conditional-format>
          <calcext:conditional-format calcext:target-range-address="Registros.F83:Registros.F83">
            <calcext:condition calcext:apply-style-name="fpem" calcext:value="contains-text(&quot;FPEM&quot;)" calcext:base-cell-address="Registros.F83"/>
            <calcext:condition calcext:apply-style-name="DEDAT" calcext:value="contains-text(&quot;DEDAT&quot;)" calcext:base-cell-address="Registros.F83"/>
          </calcext:conditional-format>
          <calcext:conditional-format calcext:target-range-address="Registros.B83:Registros.E84">
            <calcext:condition calcext:apply-style-name="fpem" calcext:value="contains-text(&quot;FPEM&quot;)" calcext:base-cell-address="Registros.B83"/>
            <calcext:condition calcext:apply-style-name="DEDAT" calcext:value="contains-text(&quot;DEDAT&quot;)" calcext:base-cell-address="Registros.B83"/>
          </calcext:conditional-format>
          <calcext:conditional-format calcext:target-range-address="Registros.B85:Registros.E86">
            <calcext:condition calcext:apply-style-name="fpem" calcext:value="contains-text(&quot;FPEM&quot;)" calcext:base-cell-address="Registros.B85"/>
            <calcext:condition calcext:apply-style-name="DEDAT" calcext:value="contains-text(&quot;DEDAT&quot;)" calcext:base-cell-address="Registros.B85"/>
          </calcext:conditional-format>
          <calcext:conditional-format calcext:target-range-address="Registros.A5:Registros.A8">
            <calcext:condition calcext:apply-style-name="Aviso" calcext:value="=&quot;Não&quot;" calcext:base-cell-address="Registros.A5"/>
          </calcext:conditional-format>
          <calcext:conditional-format calcext:target-range-address="Registros.D5:Registros.D5">
            <calcext:condition calcext:apply-style-name="fpem" calcext:value="contains-text(&quot;FPEM&quot;)" calcext:base-cell-address="Registros.D5"/>
            <calcext:condition calcext:apply-style-name="DEDAT" calcext:value="contains-text(&quot;DEDAT&quot;)" calcext:base-cell-address="Registros.D5"/>
          </calcext:conditional-format>
          <calcext:conditional-format calcext:target-range-address="Registros.E5:Registros.E5">
            <calcext:condition calcext:apply-style-name="fpem" calcext:value="contains-text(&quot;FPEM&quot;)" calcext:base-cell-address="Registros.E5"/>
            <calcext:condition calcext:apply-style-name="DEDAT" calcext:value="contains-text(&quot;DEDAT&quot;)" calcext:base-cell-address="Registros.E5"/>
          </calcext:conditional-format>
          <calcext:conditional-format calcext:target-range-address="Registros.B8:Registros.B8">
            <calcext:condition calcext:apply-style-name="fpem" calcext:value="contains-text(&quot;FPEM&quot;)" calcext:base-cell-address="Registros.B8"/>
            <calcext:condition calcext:apply-style-name="DEDAT" calcext:value="contains-text(&quot;DEDAT&quot;)" calcext:base-cell-address="Registros.B8"/>
          </calcext:conditional-format>
          <calcext:conditional-format calcext:target-range-address="Registros.B23:Registros.B23">
            <calcext:condition calcext:apply-style-name="fpem" calcext:value="contains-text(&quot;FPEM&quot;)" calcext:base-cell-address="Registros.B23"/>
            <calcext:condition calcext:apply-style-name="DEDAT" calcext:value="contains-text(&quot;DEDAT&quot;)" calcext:base-cell-address="Registros.B23"/>
          </calcext:conditional-format>
          <calcext:conditional-format calcext:target-range-address="Registros.C23:Registros.C23">
            <calcext:condition calcext:apply-style-name="fpem" calcext:value="contains-text(&quot;FPEM&quot;)" calcext:base-cell-address="Registros.C23"/>
            <calcext:condition calcext:apply-style-name="DEDAT" calcext:value="contains-text(&quot;DEDAT&quot;)" calcext:base-cell-address="Registros.C23"/>
          </calcext:conditional-format>
          <calcext:conditional-format calcext:target-range-address="Registros.D23:Registros.D23">
            <calcext:condition calcext:apply-style-name="fpem" calcext:value="contains-text(&quot;FPEM&quot;)" calcext:base-cell-address="Registros.D23"/>
            <calcext:condition calcext:apply-style-name="DEDAT" calcext:value="contains-text(&quot;DEDAT&quot;)" calcext:base-cell-address="Registros.D23"/>
          </calcext:conditional-format>
          <calcext:conditional-format calcext:target-range-address="Registros.B22:Registros.B22">
            <calcext:condition calcext:apply-style-name="fpem" calcext:value="contains-text(&quot;FPEM&quot;)" calcext:base-cell-address="Registros.B22"/>
            <calcext:condition calcext:apply-style-name="DEDAT" calcext:value="contains-text(&quot;DEDAT&quot;)" calcext:base-cell-address="Registros.B22"/>
          </calcext:conditional-format>
          <calcext:conditional-format calcext:target-range-address="Registros.C22:Registros.C22">
            <calcext:condition calcext:apply-style-name="fpem" calcext:value="contains-text(&quot;FPEM&quot;)" calcext:base-cell-address="Registros.C22"/>
            <calcext:condition calcext:apply-style-name="DEDAT" calcext:value="contains-text(&quot;DEDAT&quot;)" calcext:base-cell-address="Registros.C22"/>
          </calcext:conditional-format>
          <calcext:conditional-format calcext:target-range-address="Registros.D22:Registros.D22">
            <calcext:condition calcext:apply-style-name="fpem" calcext:value="contains-text(&quot;FPEM&quot;)" calcext:base-cell-address="Registros.D22"/>
            <calcext:condition calcext:apply-style-name="DEDAT" calcext:value="contains-text(&quot;DEDAT&quot;)" calcext:base-cell-address="Registros.D22"/>
          </calcext:conditional-format>
          <calcext:conditional-format calcext:target-range-address="Registros.B24:Registros.B24">
            <calcext:condition calcext:apply-style-name="fpem" calcext:value="contains-text(&quot;FPEM&quot;)" calcext:base-cell-address="Registros.B24"/>
            <calcext:condition calcext:apply-style-name="DEDAT" calcext:value="contains-text(&quot;DEDAT&quot;)" calcext:base-cell-address="Registros.B24"/>
          </calcext:conditional-format>
          <calcext:conditional-format calcext:target-range-address="Registros.C24:Registros.C24">
            <calcext:condition calcext:apply-style-name="fpem" calcext:value="contains-text(&quot;FPEM&quot;)" calcext:base-cell-address="Registros.C24"/>
            <calcext:condition calcext:apply-style-name="DEDAT" calcext:value="contains-text(&quot;DEDAT&quot;)" calcext:base-cell-address="Registros.C24"/>
          </calcext:conditional-format>
          <calcext:conditional-format calcext:target-range-address="Registros.D24:Registros.D24">
            <calcext:condition calcext:apply-style-name="fpem" calcext:value="contains-text(&quot;FPEM&quot;)" calcext:base-cell-address="Registros.D24"/>
            <calcext:condition calcext:apply-style-name="DEDAT" calcext:value="contains-text(&quot;DEDAT&quot;)" calcext:base-cell-address="Registros.D24"/>
          </calcext:conditional-format>
          <calcext:conditional-format calcext:target-range-address="Registros.E24:Registros.E24">
            <calcext:condition calcext:apply-style-name="fpem" calcext:value="contains-text(&quot;FPEM&quot;)" calcext:base-cell-address="Registros.E24"/>
            <calcext:condition calcext:apply-style-name="DEDAT" calcext:value="contains-text(&quot;DEDAT&quot;)" calcext:base-cell-address="Registros.E24"/>
          </calcext:conditional-format>
          <calcext:conditional-format calcext:target-range-address="Registros.F24:Registros.F24">
            <calcext:condition calcext:apply-style-name="fpem" calcext:value="contains-text(&quot;FPEM&quot;)" calcext:base-cell-address="Registros.F24"/>
            <calcext:condition calcext:apply-style-name="DEDAT" calcext:value="contains-text(&quot;DEDAT&quot;)" calcext:base-cell-address="Registros.F24"/>
          </calcext:conditional-format>
          <calcext:conditional-format calcext:target-range-address="Registros.G24:Registros.G24">
            <calcext:condition calcext:apply-style-name="fpem" calcext:value="contains-text(&quot;FPEM&quot;)" calcext:base-cell-address="Registros.G24"/>
            <calcext:condition calcext:apply-style-name="DEDAT" calcext:value="contains-text(&quot;DEDAT&quot;)" calcext:base-cell-address="Registros.G24"/>
          </calcext:conditional-format>
          <calcext:conditional-format calcext:target-range-address="Registros.H24:Registros.H24">
            <calcext:condition calcext:apply-style-name="fpem" calcext:value="contains-text(&quot;FPEM&quot;)" calcext:base-cell-address="Registros.H24"/>
            <calcext:condition calcext:apply-style-name="DEDAT" calcext:value="contains-text(&quot;DEDAT&quot;)" calcext:base-cell-address="Registros.H24"/>
          </calcext:conditional-format>
          <calcext:conditional-format calcext:target-range-address="Registros.E21:Registros.E21">
            <calcext:condition calcext:apply-style-name="fpem" calcext:value="contains-text(&quot;FPEM&quot;)" calcext:base-cell-address="Registros.E21"/>
            <calcext:condition calcext:apply-style-name="DEDAT" calcext:value="contains-text(&quot;DEDAT&quot;)" calcext:base-cell-address="Registros.E21"/>
          </calcext:conditional-format>
          <calcext:conditional-format calcext:target-range-address="Registros.E23:Registros.E23">
            <calcext:condition calcext:apply-style-name="fpem" calcext:value="contains-text(&quot;FPEM&quot;)" calcext:base-cell-address="Registros.E23"/>
            <calcext:condition calcext:apply-style-name="DEDAT" calcext:value="contains-text(&quot;DEDAT&quot;)" calcext:base-cell-address="Registros.E23"/>
          </calcext:conditional-format>
          <calcext:conditional-format calcext:target-range-address="Registros.B32:Registros.B32">
            <calcext:condition calcext:apply-style-name="fpem" calcext:value="contains-text(&quot;FPEM&quot;)" calcext:base-cell-address="Registros.B32"/>
            <calcext:condition calcext:apply-style-name="DEDAT" calcext:value="contains-text(&quot;DEDAT&quot;)" calcext:base-cell-address="Registros.B32"/>
          </calcext:conditional-format>
          <calcext:conditional-format calcext:target-range-address="Registros.C32:Registros.C32">
            <calcext:condition calcext:apply-style-name="fpem" calcext:value="contains-text(&quot;FPEM&quot;)" calcext:base-cell-address="Registros.C32"/>
            <calcext:condition calcext:apply-style-name="DEDAT" calcext:value="contains-text(&quot;DEDAT&quot;)" calcext:base-cell-address="Registros.C32"/>
          </calcext:conditional-format>
          <calcext:conditional-format calcext:target-range-address="Registros.D32:Registros.D32">
            <calcext:condition calcext:apply-style-name="fpem" calcext:value="contains-text(&quot;FPEM&quot;)" calcext:base-cell-address="Registros.D32"/>
            <calcext:condition calcext:apply-style-name="DEDAT" calcext:value="contains-text(&quot;DEDAT&quot;)" calcext:base-cell-address="Registros.D32"/>
          </calcext:conditional-format>
          <calcext:conditional-format calcext:target-range-address="Registros.E32:Registros.E32">
            <calcext:condition calcext:apply-style-name="fpem" calcext:value="contains-text(&quot;FPEM&quot;)" calcext:base-cell-address="Registros.E32"/>
            <calcext:condition calcext:apply-style-name="DEDAT" calcext:value="contains-text(&quot;DEDAT&quot;)" calcext:base-cell-address="Registros.E32"/>
          </calcext:conditional-format>
          <calcext:conditional-format calcext:target-range-address="Registros.B36:Registros.B36">
            <calcext:condition calcext:apply-style-name="fpem" calcext:value="contains-text(&quot;FPEM&quot;)" calcext:base-cell-address="Registros.B36"/>
            <calcext:condition calcext:apply-style-name="DEDAT" calcext:value="contains-text(&quot;DEDAT&quot;)" calcext:base-cell-address="Registros.B36"/>
          </calcext:conditional-format>
          <calcext:conditional-format calcext:target-range-address="Registros.C36:Registros.C36">
            <calcext:condition calcext:apply-style-name="fpem" calcext:value="contains-text(&quot;FPEM&quot;)" calcext:base-cell-address="Registros.C36"/>
            <calcext:condition calcext:apply-style-name="DEDAT" calcext:value="contains-text(&quot;DEDAT&quot;)" calcext:base-cell-address="Registros.C36"/>
          </calcext:conditional-format>
          <calcext:conditional-format calcext:target-range-address="Registros.D36:Registros.D36">
            <calcext:condition calcext:apply-style-name="fpem" calcext:value="contains-text(&quot;FPEM&quot;)" calcext:base-cell-address="Registros.D36"/>
            <calcext:condition calcext:apply-style-name="DEDAT" calcext:value="contains-text(&quot;DEDAT&quot;)" calcext:base-cell-address="Registros.D36"/>
          </calcext:conditional-format>
          <calcext:conditional-format calcext:target-range-address="Registros.E36:Registros.E36">
            <calcext:condition calcext:apply-style-name="fpem" calcext:value="contains-text(&quot;FPEM&quot;)" calcext:base-cell-address="Registros.E36"/>
            <calcext:condition calcext:apply-style-name="DEDAT" calcext:value="contains-text(&quot;DEDAT&quot;)" calcext:base-cell-address="Registros.E36"/>
          </calcext:conditional-format>
          <calcext:conditional-format calcext:target-range-address="Registros.B38:Registros.B38">
            <calcext:condition calcext:apply-style-name="fpem" calcext:value="contains-text(&quot;FPEM&quot;)" calcext:base-cell-address="Registros.B38"/>
            <calcext:condition calcext:apply-style-name="DEDAT" calcext:value="contains-text(&quot;DEDAT&quot;)" calcext:base-cell-address="Registros.B38"/>
          </calcext:conditional-format>
          <calcext:conditional-format calcext:target-range-address="Registros.C38:Registros.C38">
            <calcext:condition calcext:apply-style-name="fpem" calcext:value="contains-text(&quot;FPEM&quot;)" calcext:base-cell-address="Registros.C38"/>
            <calcext:condition calcext:apply-style-name="DEDAT" calcext:value="contains-text(&quot;DEDAT&quot;)" calcext:base-cell-address="Registros.C38"/>
          </calcext:conditional-format>
          <calcext:conditional-format calcext:target-range-address="Registros.D38:Registros.D38">
            <calcext:condition calcext:apply-style-name="fpem" calcext:value="contains-text(&quot;FPEM&quot;)" calcext:base-cell-address="Registros.D38"/>
            <calcext:condition calcext:apply-style-name="DEDAT" calcext:value="contains-text(&quot;DEDAT&quot;)" calcext:base-cell-address="Registros.D38"/>
          </calcext:conditional-format>
          <calcext:conditional-format calcext:target-range-address="Registros.E38:Registros.E38">
            <calcext:condition calcext:apply-style-name="fpem" calcext:value="contains-text(&quot;FPEM&quot;)" calcext:base-cell-address="Registros.E38"/>
            <calcext:condition calcext:apply-style-name="DEDAT" calcext:value="contains-text(&quot;DEDAT&quot;)" calcext:base-cell-address="Registros.E38"/>
          </calcext:conditional-format>
          <calcext:conditional-format calcext:target-range-address="Registros.B44:Registros.B44">
            <calcext:condition calcext:apply-style-name="fpem" calcext:value="contains-text(&quot;FPEM&quot;)" calcext:base-cell-address="Registros.B44"/>
            <calcext:condition calcext:apply-style-name="DEDAT" calcext:value="contains-text(&quot;DEDAT&quot;)" calcext:base-cell-address="Registros.B44"/>
          </calcext:conditional-format>
          <calcext:conditional-format calcext:target-range-address="Registros.C44:Registros.C44">
            <calcext:condition calcext:apply-style-name="fpem" calcext:value="contains-text(&quot;FPEM&quot;)" calcext:base-cell-address="Registros.C44"/>
            <calcext:condition calcext:apply-style-name="DEDAT" calcext:value="contains-text(&quot;DEDAT&quot;)" calcext:base-cell-address="Registros.C44"/>
          </calcext:conditional-format>
          <calcext:conditional-format calcext:target-range-address="Registros.D44:Registros.D44">
            <calcext:condition calcext:apply-style-name="fpem" calcext:value="contains-text(&quot;FPEM&quot;)" calcext:base-cell-address="Registros.D44"/>
            <calcext:condition calcext:apply-style-name="DEDAT" calcext:value="contains-text(&quot;DEDAT&quot;)" calcext:base-cell-address="Registros.D44"/>
          </calcext:conditional-format>
          <calcext:conditional-format calcext:target-range-address="Registros.E44:Registros.E44">
            <calcext:condition calcext:apply-style-name="fpem" calcext:value="contains-text(&quot;FPEM&quot;)" calcext:base-cell-address="Registros.E44"/>
            <calcext:condition calcext:apply-style-name="DEDAT" calcext:value="contains-text(&quot;DEDAT&quot;)" calcext:base-cell-address="Registros.E44"/>
          </calcext:conditional-format>
          <calcext:conditional-format calcext:target-range-address="Registros.F44:Registros.F44">
            <calcext:condition calcext:apply-style-name="fpem" calcext:value="contains-text(&quot;FPEM&quot;)" calcext:base-cell-address="Registros.F44"/>
            <calcext:condition calcext:apply-style-name="DEDAT" calcext:value="contains-text(&quot;DEDAT&quot;)" calcext:base-cell-address="Registros.F44"/>
          </calcext:conditional-format>
          <calcext:conditional-format calcext:target-range-address="Registros.D45:Registros.D45">
            <calcext:condition calcext:apply-style-name="fpem" calcext:value="contains-text(&quot;FPEM&quot;)" calcext:base-cell-address="Registros.D45"/>
            <calcext:condition calcext:apply-style-name="DEDAT" calcext:value="contains-text(&quot;DEDAT&quot;)" calcext:base-cell-address="Registros.D45"/>
          </calcext:conditional-format>
          <calcext:conditional-format calcext:target-range-address="Registros.E45:Registros.E45">
            <calcext:condition calcext:apply-style-name="fpem" calcext:value="contains-text(&quot;FPEM&quot;)" calcext:base-cell-address="Registros.E45"/>
            <calcext:condition calcext:apply-style-name="DEDAT" calcext:value="contains-text(&quot;DEDAT&quot;)" calcext:base-cell-address="Registros.E45"/>
          </calcext:conditional-format>
          <calcext:conditional-format calcext:target-range-address="Registros.C56:Registros.C57 Registros.B59:Registros.D60 Registros.F59:Registros.F60 Registros.E59:Registros.E59">
            <calcext:condition calcext:apply-style-name="fpem" calcext:value="contains-text(&quot;FPEM&quot;)" calcext:base-cell-address="Registros.B56"/>
            <calcext:condition calcext:apply-style-name="DEDAT" calcext:value="contains-text(&quot;DEDAT&quot;)" calcext:base-cell-address="Registros.B56"/>
          </calcext:conditional-format>
          <calcext:conditional-format calcext:target-range-address="Registros.B56:Registros.B57">
            <calcext:condition calcext:apply-style-name="fpem" calcext:value="contains-text(&quot;FPEM&quot;)" calcext:base-cell-address="Registros.B55"/>
            <calcext:condition calcext:apply-style-name="DEDAT" calcext:value="contains-text(&quot;DEDAT&quot;)" calcext:base-cell-address="Registros.B55"/>
          </calcext:conditional-format>
          <calcext:conditional-format calcext:target-range-address="Registros.F57:Registros.F57 Registros.C56:Registros.E56 Registros.C57:Registros.C57">
            <calcext:condition calcext:apply-style-name="fpem" calcext:value="contains-text(&quot;FPEM&quot;)" calcext:base-cell-address="Registros.C56"/>
            <calcext:condition calcext:apply-style-name="DEDAT" calcext:value="contains-text(&quot;DEDAT&quot;)" calcext:base-cell-address="Registros.C56"/>
          </calcext:conditional-format>
          <calcext:conditional-format calcext:target-range-address="Registros.F57:Registros.F57 Registros.C56:Registros.E56 Registros.C57:Registros.C57">
            <calcext:condition calcext:apply-style-name="fpem" calcext:value="contains-text(&quot;FPEM&quot;)" calcext:base-cell-address="Registros.C56"/>
            <calcext:condition calcext:apply-style-name="DEDAT" calcext:value="contains-text(&quot;DEDAT&quot;)" calcext:base-cell-address="Registros.C56"/>
          </calcext:conditional-format>
          <calcext:conditional-format calcext:target-range-address="Registros.C56:Registros.C56">
            <calcext:condition calcext:apply-style-name="fpem" calcext:value="contains-text(&quot;FPEM&quot;)" calcext:base-cell-address="Registros.C56"/>
            <calcext:condition calcext:apply-style-name="DEDAT" calcext:value="contains-text(&quot;DEDAT&quot;)" calcext:base-cell-address="Registros.C56"/>
          </calcext:conditional-format>
          <calcext:conditional-format calcext:target-range-address="Registros.D56:Registros.D56">
            <calcext:condition calcext:apply-style-name="fpem" calcext:value="contains-text(&quot;FPEM&quot;)" calcext:base-cell-address="Registros.D56"/>
            <calcext:condition calcext:apply-style-name="DEDAT" calcext:value="contains-text(&quot;DEDAT&quot;)" calcext:base-cell-address="Registros.D56"/>
          </calcext:conditional-format>
          <calcext:conditional-format calcext:target-range-address="Registros.E56:Registros.E56">
            <calcext:condition calcext:apply-style-name="fpem" calcext:value="contains-text(&quot;FPEM&quot;)" calcext:base-cell-address="Registros.E56"/>
            <calcext:condition calcext:apply-style-name="DEDAT" calcext:value="contains-text(&quot;DEDAT&quot;)" calcext:base-cell-address="Registros.E56"/>
          </calcext:conditional-format>
          <calcext:conditional-format calcext:target-range-address="Registros.F55:Registros.F55">
            <calcext:condition calcext:apply-style-name="fpem" calcext:value="contains-text(&quot;FPEM&quot;)" calcext:base-cell-address="Registros.F55"/>
            <calcext:condition calcext:apply-style-name="DEDAT" calcext:value="contains-text(&quot;DEDAT&quot;)" calcext:base-cell-address="Registros.F55"/>
          </calcext:conditional-format>
          <calcext:conditional-format calcext:target-range-address="Registros.C57:Registros.C57">
            <calcext:condition calcext:apply-style-name="fpem" calcext:value="contains-text(&quot;FPEM&quot;)" calcext:base-cell-address="Registros.C57"/>
            <calcext:condition calcext:apply-style-name="DEDAT" calcext:value="contains-text(&quot;DEDAT&quot;)" calcext:base-cell-address="Registros.C57"/>
          </calcext:conditional-format>
          <calcext:conditional-format calcext:target-range-address="Registros.F57:Registros.F57">
            <calcext:condition calcext:apply-style-name="fpem" calcext:value="contains-text(&quot;FPEM&quot;)" calcext:base-cell-address="Registros.F57"/>
            <calcext:condition calcext:apply-style-name="DEDAT" calcext:value="contains-text(&quot;DEDAT&quot;)" calcext:base-cell-address="Registros.F57"/>
          </calcext:conditional-format>
          <calcext:conditional-format calcext:target-range-address="Registros.F56:Registros.F56">
            <calcext:condition calcext:apply-style-name="fpem" calcext:value="contains-text(&quot;FPEM&quot;)" calcext:base-cell-address="Registros.F56"/>
            <calcext:condition calcext:apply-style-name="DEDAT" calcext:value="contains-text(&quot;DEDAT&quot;)" calcext:base-cell-address="Registros.F56"/>
          </calcext:conditional-format>
          <calcext:conditional-format calcext:target-range-address="Registros.B58:Registros.B58">
            <calcext:condition calcext:apply-style-name="fpem" calcext:value="contains-text(&quot;FPEM&quot;)" calcext:base-cell-address="Registros.B58"/>
            <calcext:condition calcext:apply-style-name="DEDAT" calcext:value="contains-text(&quot;DEDAT&quot;)" calcext:base-cell-address="Registros.B58"/>
          </calcext:conditional-format>
          <calcext:conditional-format calcext:target-range-address="Registros.C58:Registros.C58">
            <calcext:condition calcext:apply-style-name="fpem" calcext:value="contains-text(&quot;FPEM&quot;)" calcext:base-cell-address="Registros.C58"/>
            <calcext:condition calcext:apply-style-name="DEDAT" calcext:value="contains-text(&quot;DEDAT&quot;)" calcext:base-cell-address="Registros.C58"/>
          </calcext:conditional-format>
          <calcext:conditional-format calcext:target-range-address="Registros.D58:Registros.D58">
            <calcext:condition calcext:apply-style-name="fpem" calcext:value="contains-text(&quot;FPEM&quot;)" calcext:base-cell-address="Registros.D58"/>
            <calcext:condition calcext:apply-style-name="DEDAT" calcext:value="contains-text(&quot;DEDAT&quot;)" calcext:base-cell-address="Registros.D58"/>
          </calcext:conditional-format>
          <calcext:conditional-format calcext:target-range-address="Registros.E58:Registros.E58">
            <calcext:condition calcext:apply-style-name="fpem" calcext:value="contains-text(&quot;FPEM&quot;)" calcext:base-cell-address="Registros.E58"/>
            <calcext:condition calcext:apply-style-name="DEDAT" calcext:value="contains-text(&quot;DEDAT&quot;)" calcext:base-cell-address="Registros.E58"/>
          </calcext:conditional-format>
          <calcext:conditional-format calcext:target-range-address="Registros.F58:Registros.F58">
            <calcext:condition calcext:apply-style-name="fpem" calcext:value="contains-text(&quot;FPEM&quot;)" calcext:base-cell-address="Registros.F58"/>
            <calcext:condition calcext:apply-style-name="DEDAT" calcext:value="contains-text(&quot;DEDAT&quot;)" calcext:base-cell-address="Registros.F58"/>
          </calcext:conditional-format>
          <calcext:conditional-format calcext:target-range-address="Registros.G58:Registros.G58">
            <calcext:condition calcext:apply-style-name="fpem" calcext:value="contains-text(&quot;FPEM&quot;)" calcext:base-cell-address="Registros.G58"/>
            <calcext:condition calcext:apply-style-name="DEDAT" calcext:value="contains-text(&quot;DEDAT&quot;)" calcext:base-cell-address="Registros.G58"/>
          </calcext:conditional-format>
          <calcext:conditional-format calcext:target-range-address="Registros.H58:Registros.H58">
            <calcext:condition calcext:apply-style-name="fpem" calcext:value="contains-text(&quot;FPEM&quot;)" calcext:base-cell-address="Registros.H58"/>
            <calcext:condition calcext:apply-style-name="DEDAT" calcext:value="contains-text(&quot;DEDAT&quot;)" calcext:base-cell-address="Registros.H58"/>
          </calcext:conditional-format>
          <calcext:conditional-format calcext:target-range-address="Registros.D57:Registros.D57">
            <calcext:condition calcext:apply-style-name="fpem" calcext:value="contains-text(&quot;FPEM&quot;)" calcext:base-cell-address="Registros.D57"/>
            <calcext:condition calcext:apply-style-name="DEDAT" calcext:value="contains-text(&quot;DEDAT&quot;)" calcext:base-cell-address="Registros.D57"/>
          </calcext:conditional-format>
          <calcext:conditional-format calcext:target-range-address="Registros.E57:Registros.E57">
            <calcext:condition calcext:apply-style-name="fpem" calcext:value="contains-text(&quot;FPEM&quot;)" calcext:base-cell-address="Registros.E57"/>
            <calcext:condition calcext:apply-style-name="DEDAT" calcext:value="contains-text(&quot;DEDAT&quot;)" calcext:base-cell-address="Registros.E57"/>
          </calcext:conditional-format>
          <calcext:conditional-format calcext:target-range-address="Registros.E60:Registros.E60">
            <calcext:condition calcext:apply-style-name="fpem" calcext:value="contains-text(&quot;FPEM&quot;)" calcext:base-cell-address="Registros.E60"/>
            <calcext:condition calcext:apply-style-name="DEDAT" calcext:value="contains-text(&quot;DEDAT&quot;)" calcext:base-cell-address="Registros.E60"/>
          </calcext:conditional-format>
          <calcext:conditional-format calcext:target-range-address="Registros.B17:Registros.B17">
            <calcext:condition calcext:apply-style-name="fpem" calcext:value="contains-text(&quot;FPEM&quot;)" calcext:base-cell-address="Registros.B17"/>
            <calcext:condition calcext:apply-style-name="DEDAT" calcext:value="contains-text(&quot;DEDAT&quot;)" calcext:base-cell-address="Registros.B17"/>
          </calcext:conditional-format>
          <calcext:conditional-format calcext:target-range-address="Registros.C17:Registros.C17">
            <calcext:condition calcext:apply-style-name="fpem" calcext:value="contains-text(&quot;FPEM&quot;)" calcext:base-cell-address="Registros.C17"/>
            <calcext:condition calcext:apply-style-name="DEDAT" calcext:value="contains-text(&quot;DEDAT&quot;)" calcext:base-cell-address="Registros.C17"/>
          </calcext:conditional-format>
          <calcext:conditional-format calcext:target-range-address="Registros.D17:Registros.D17">
            <calcext:condition calcext:apply-style-name="fpem" calcext:value="contains-text(&quot;FPEM&quot;)" calcext:base-cell-address="Registros.D17"/>
            <calcext:condition calcext:apply-style-name="DEDAT" calcext:value="contains-text(&quot;DEDAT&quot;)" calcext:base-cell-address="Registros.D17"/>
          </calcext:conditional-format>
          <calcext:conditional-format calcext:target-range-address="Registros.F17:Registros.F17">
            <calcext:condition calcext:apply-style-name="fpem" calcext:value="contains-text(&quot;FPEM&quot;)" calcext:base-cell-address="Registros.F17"/>
            <calcext:condition calcext:apply-style-name="DEDAT" calcext:value="contains-text(&quot;DEDAT&quot;)" calcext:base-cell-address="Registros.F17"/>
          </calcext:conditional-format>
          <calcext:conditional-format calcext:target-range-address="Registros.E17:Registros.E17">
            <calcext:condition calcext:apply-style-name="fpem" calcext:value="contains-text(&quot;FPEM&quot;)" calcext:base-cell-address="Registros.E17"/>
            <calcext:condition calcext:apply-style-name="DEDAT" calcext:value="contains-text(&quot;DEDAT&quot;)" calcext:base-cell-address="Registros.E17"/>
          </calcext:conditional-format>
          <calcext:conditional-format calcext:target-range-address="Registros.E20:Registros.E20">
            <calcext:condition calcext:apply-style-name="fpem" calcext:value="contains-text(&quot;FPEM&quot;)" calcext:base-cell-address="Registros.E20"/>
            <calcext:condition calcext:apply-style-name="DEDAT" calcext:value="contains-text(&quot;DEDAT&quot;)" calcext:base-cell-address="Registros.E20"/>
          </calcext:conditional-format>
          <calcext:conditional-format calcext:target-range-address="Registros.F20:Registros.F20">
            <calcext:condition calcext:apply-style-name="fpem" calcext:value="contains-text(&quot;FPEM&quot;)" calcext:base-cell-address="Registros.F20"/>
            <calcext:condition calcext:apply-style-name="DEDAT" calcext:value="contains-text(&quot;DEDAT&quot;)" calcext:base-cell-address="Registros.F20"/>
          </calcext:conditional-format>
          <calcext:conditional-format calcext:target-range-address="Registros.E34:Registros.E34">
            <calcext:condition calcext:apply-style-name="fpem" calcext:value="contains-text(&quot;FPEM&quot;)" calcext:base-cell-address="Registros.E34"/>
            <calcext:condition calcext:apply-style-name="DEDAT" calcext:value="contains-text(&quot;DEDAT&quot;)" calcext:base-cell-address="Registros.E34"/>
          </calcext:conditional-format>
          <calcext:conditional-format calcext:target-range-address="Registros.B54:Registros.B54">
            <calcext:condition calcext:apply-style-name="fpem" calcext:value="contains-text(&quot;FPEM&quot;)" calcext:base-cell-address="Registros.B54"/>
            <calcext:condition calcext:apply-style-name="DEDAT" calcext:value="contains-text(&quot;DEDAT&quot;)" calcext:base-cell-address="Registros.B54"/>
          </calcext:conditional-format>
          <calcext:conditional-format calcext:target-range-address="Registros.C54:Registros.C54">
            <calcext:condition calcext:apply-style-name="fpem" calcext:value="contains-text(&quot;FPEM&quot;)" calcext:base-cell-address="Registros.C54"/>
            <calcext:condition calcext:apply-style-name="DEDAT" calcext:value="contains-text(&quot;DEDAT&quot;)" calcext:base-cell-address="Registros.C54"/>
          </calcext:conditional-format>
          <calcext:conditional-format calcext:target-range-address="Registros.D54:Registros.D54">
            <calcext:condition calcext:apply-style-name="fpem" calcext:value="contains-text(&quot;FPEM&quot;)" calcext:base-cell-address="Registros.D54"/>
            <calcext:condition calcext:apply-style-name="DEDAT" calcext:value="contains-text(&quot;DEDAT&quot;)" calcext:base-cell-address="Registros.D54"/>
          </calcext:conditional-format>
          <calcext:conditional-format calcext:target-range-address="Registros.E54:Registros.E54">
            <calcext:condition calcext:apply-style-name="fpem" calcext:value="contains-text(&quot;FPEM&quot;)" calcext:base-cell-address="Registros.E54"/>
            <calcext:condition calcext:apply-style-name="DEDAT" calcext:value="contains-text(&quot;DEDAT&quot;)" calcext:base-cell-address="Registros.E54"/>
          </calcext:conditional-format>
          <calcext:conditional-format calcext:target-range-address="Registros.F54:Registros.F54">
            <calcext:condition calcext:apply-style-name="fpem" calcext:value="contains-text(&quot;FPEM&quot;)" calcext:base-cell-address="Registros.F54"/>
            <calcext:condition calcext:apply-style-name="DEDAT" calcext:value="contains-text(&quot;DEDAT&quot;)" calcext:base-cell-address="Registros.F54"/>
          </calcext:conditional-format>
          <calcext:conditional-format calcext:target-range-address="Registros.B55:Registros.B55">
            <calcext:condition calcext:apply-style-name="fpem" calcext:value="contains-text(&quot;FPEM&quot;)" calcext:base-cell-address="Registros.B55"/>
            <calcext:condition calcext:apply-style-name="DEDAT" calcext:value="contains-text(&quot;DEDAT&quot;)" calcext:base-cell-address="Registros.B55"/>
          </calcext:conditional-format>
          <calcext:conditional-format calcext:target-range-address="Registros.C55:Registros.C55">
            <calcext:condition calcext:apply-style-name="fpem" calcext:value="contains-text(&quot;FPEM&quot;)" calcext:base-cell-address="Registros.C55"/>
            <calcext:condition calcext:apply-style-name="DEDAT" calcext:value="contains-text(&quot;DEDAT&quot;)" calcext:base-cell-address="Registros.C55"/>
          </calcext:conditional-format>
          <calcext:conditional-format calcext:target-range-address="Registros.D55:Registros.D55">
            <calcext:condition calcext:apply-style-name="fpem" calcext:value="contains-text(&quot;FPEM&quot;)" calcext:base-cell-address="Registros.D55"/>
            <calcext:condition calcext:apply-style-name="DEDAT" calcext:value="contains-text(&quot;DEDAT&quot;)" calcext:base-cell-address="Registros.D55"/>
          </calcext:conditional-format>
          <calcext:conditional-format calcext:target-range-address="Registros.E55:Registros.E55">
            <calcext:condition calcext:apply-style-name="fpem" calcext:value="contains-text(&quot;FPEM&quot;)" calcext:base-cell-address="Registros.E55"/>
            <calcext:condition calcext:apply-style-name="DEDAT" calcext:value="contains-text(&quot;DEDAT&quot;)" calcext:base-cell-address="Registros.E55"/>
          </calcext:conditional-format>
        </calcext:conditional-formats>
      </table:table>
      <table:table table:name="Config" table:style-name="ta1" table:print="false">
        <table:table-column table:style-name="co28" table:default-cell-style-name="Default"/>
        <table:table-column table:style-name="co16" table:default-cell-style-name="Default"/>
        <table:table-column table:style-name="co29" table:default-cell-style-name="Default"/>
        <table:table-column table:style-name="co14" table:number-columns-repeated="3" table:default-cell-style-name="Default"/>
        <table:table-column table:style-name="co18" table:number-columns-repeated="12" table:default-cell-style-name="Default"/>
        <table:table-row table:style-name="ro2">
          <table:table-cell table:style-name="ce334" table:content-validation-name="val10" office:value-type="string" calcext:value-type="string">
            <text:p>login.cpf</text:p>
          </table:table-cell>
          <table:table-cell table:style-name="ce334" office:value-type="string" calcext:value-type="string">
            <text:p>54706424372</text:p>
          </table:table-cell>
          <table:table-cell table:number-columns-repeated="16"/>
        </table:table-row>
        <table:table-row table:style-name="ro2">
          <table:table-cell table:style-name="ce334" table:content-validation-name="val10" office:value-type="string" calcext:value-type="string">
            <text:p>browser.type</text:p>
          </table:table-cell>
          <table:table-cell table:style-name="ce334" table:content-validation-name="val11" office:value-type="string" calcext:value-type="string">
            <text:p>firefox</text:p>
          </table:table-cell>
          <table:table-cell table:number-columns-repeated="16"/>
        </table:table-row>
        <table:table-row table:style-name="ro2">
          <table:table-cell table:style-name="ce335" table:content-validation-name="val10" office:value-type="string" calcext:value-type="string">
            <text:p>browser.firefox.profile</text:p>
          </table:table-cell>
          <table:table-cell table:style-name="ce337" office:value-type="string" calcext:value-type="string">
            <text:p>selenium</text:p>
          </table:table-cell>
          <table:table-cell table:number-columns-repeated="16"/>
        </table:table-row>
        <table:table-row table:style-name="ro2">
          <table:table-cell table:style-name="ce334" table:content-validation-name="val10" office:value-type="string" calcext:value-type="string">
            <text:p>browser.location</text:p>
          </table:table-cell>
          <table:table-cell table:style-name="ce334" office:value-type="string" calcext:value-type="string">
            <text:p>/home/54706424372/bin/firefox-dev/firefox</text:p>
          </table:table-cell>
          <table:table-cell table:number-columns-repeated="16"/>
        </table:table-row>
        <table:table-row table:style-name="ro2" table:number-rows-repeated="44">
          <table:table-cell table:style-name="ce336" table:content-validation-name="val10"/>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3"/>
          <table:table-cell office:value-type="string" calcext:value-type="string">
            <text:p>Sim</text:p>
          </table:table-cell>
          <table:table-cell table:number-columns-repeated="12"/>
        </table:table-row>
        <table:table-row table:style-name="ro2">
          <table:table-cell table:style-name="ce336" table:content-validation-name="val10" office:value-type="string" calcext:value-type="string">
            <text:p>Sim</text:p>
          </table:table-cell>
          <table:table-cell table:style-name="ce336"/>
          <table:table-cell table:number-columns-repeated="3"/>
          <table:table-cell office:value-type="string" calcext:value-type="string">
            <text:p>Sim</text:p>
          </table:table-cell>
          <table:table-cell table:number-columns-repeated="12"/>
        </table:table-row>
        <table:table-row table:style-name="ro2">
          <table:table-cell table:style-name="ce336" table:content-validation-name="val10" office:value-type="string" calcext:value-type="string">
            <text:p>Sim</text:p>
          </table:table-cell>
          <table:table-cell table:style-name="ce336"/>
          <table:table-cell table:number-columns-repeated="3"/>
          <table:table-cell office:value-type="string" calcext:value-type="string">
            <text:p>Sim</text:p>
          </table:table-cell>
          <table:table-cell table:number-columns-repeated="12"/>
        </table:table-row>
        <table:table-row table:style-name="ro2">
          <table:table-cell table:style-name="ce336" table:content-validation-name="val10" office:value-type="string" calcext:value-type="string">
            <text:p>Sim</text:p>
          </table:table-cell>
          <table:table-cell table:style-name="ce336"/>
          <table:table-cell table:number-columns-repeated="3"/>
          <table:table-cell office:value-type="string" calcext:value-type="string">
            <text:p>Sim</text:p>
          </table:table-cell>
          <table:table-cell table:number-columns-repeated="12"/>
        </table:table-row>
        <table:table-row table:style-name="ro2">
          <table:table-cell table:style-name="ce336" table:content-validation-name="val10" office:value-type="string" calcext:value-type="string">
            <text:p>Sim</text:p>
          </table:table-cell>
          <table:table-cell table:style-name="ce336"/>
          <table:table-cell table:number-columns-repeated="3"/>
          <table:table-cell office:value-type="string" calcext:value-type="string">
            <text:p>Sim</text:p>
          </table:table-cell>
          <table:table-cell table:number-columns-repeated="12"/>
        </table:table-row>
        <table:table-row table:style-name="ro2" table:number-rows-repeated="5">
          <table:table-cell table:style-name="ce336" table:content-validation-name="val10"/>
          <table:table-cell table:style-name="ce336"/>
          <table:table-cell table:number-columns-repeated="16"/>
        </table:table-row>
        <table:table-row table:style-name="ro2">
          <table:table-cell table:style-name="ce336" table:content-validation-name="val10"/>
          <table:table-cell table:style-name="ce336"/>
          <table:table-cell table:number-columns-repeated="15"/>
          <table:table-cell office:value-type="string" calcext:value-type="string">
            <text:p>ver com elis regra dos habilitados</text:p>
          </table:table-cell>
        </table:table-row>
        <table:table-row table:style-name="ro2" table:number-rows-repeated="10">
          <table:table-cell table:style-name="ce336" table:content-validation-name="val10"/>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number-rows-repeated="39">
          <table:table-cell table:style-name="ce336" table:content-validation-name="val10"/>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table-cell table:style-name="ce336" table:content-validation-name="val10" office:value-type="string" calcext:value-type="string">
            <text:p>Sim</text:p>
          </table:table-cell>
          <table:table-cell table:style-name="ce336"/>
          <table:table-cell table:number-columns-repeated="16"/>
        </table:table-row>
        <table:table-row table:style-name="ro2" table:number-rows-repeated="50">
          <table:table-cell table:style-name="ce336" table:content-validation-name="val10"/>
          <table:table-cell table:style-name="ce336"/>
          <table:table-cell table:number-columns-repeated="16"/>
        </table:table-row>
        <table:table-row table:style-name="ro2">
          <table:table-cell table:style-name="ce336" table:content-validation-name="val10"/>
          <table:table-cell table:style-name="ce336"/>
          <table:table-cell table:number-columns-repeated="3"/>
          <table:table-cell office:value-type="string" calcext:value-type="string">
            <text:p>PEND TestManterInscricaoFacadeBean</text:p>
          </table:table-cell>
          <table:table-cell table:number-columns-repeated="12"/>
        </table:table-row>
        <table:table-row table:style-name="ro2" table:number-rows-repeated="65361">
          <table:table-cell table:style-name="ce336" table:content-validation-name="val10"/>
          <table:table-cell table:style-name="ce336"/>
          <table:table-cell table:number-columns-repeated="16"/>
        </table:table-row>
        <table:table-row table:style-name="ro2" table:number-rows-repeated="983043">
          <table:table-cell table:content-validation-name="val10"/>
          <table:table-cell table:number-columns-repeated="17"/>
        </table:table-row>
        <table:table-row table:style-name="ro2">
          <table:table-cell table:content-validation-name="val10"/>
          <table:table-cell table:number-columns-repeated="17"/>
        </table:table-row>
      </table:table>
      <table:table table:name="Resumo Apropriação" table:style-name="ta1" table:print="false">
        <table:table-column table:style-name="co16" table:default-cell-style-name="ce273"/>
        <table:table-column table:style-name="co19" table:default-cell-style-name="ce273"/>
        <table:table-column table:style-name="co20" table:default-cell-style-name="ce273"/>
        <table:table-column table:style-name="co1" table:number-columns-repeated="2" table:default-cell-style-name="ce273"/>
        <table:table-column table:style-name="co2" table:default-cell-style-name="ce273"/>
        <table:table-column table:style-name="co14" table:default-cell-style-name="ce273"/>
        <table:table-column table:style-name="co14" table:number-columns-repeated="2" table:default-cell-style-name="Default"/>
        <table:table-column table:style-name="co14" table:number-columns-repeated="2" table:default-cell-style-name="ce273"/>
        <table:table-column table:style-name="co18" table:number-columns-repeated="1013" table:default-cell-style-name="ce273"/>
        <table:table-row table:style-name="ro6">
          <table:table-cell table:number-columns-repeated="1024"/>
        </table:table-row>
        <table:table-row table:style-name="ro6">
          <table:table-cell table:style-name="Default" office:value-type="string" calcext:value-type="string">
            <text:p>Filtro</text:p>
          </table:table-cell>
          <table:table-cell table:style-name="Default" table:number-columns-repeated="6"/>
          <table:table-cell table:number-columns-repeated="1017"/>
        </table:table-row>
        <table:table-row table:style-name="ro6">
          <table:table-cell table:style-name="Campo_20_da_20_tabela_20_dinâmica" office:value-type="string" calcext:value-type="string">
            <text:p>Semana</text:p>
          </table:table-cell>
          <table:table-cell table:style-name="ce278" office:value-type="string" calcext:value-type="string">
            <text:p>13</text:p>
          </table:table-cell>
          <table:table-cell table:style-name="Default" table:number-columns-repeated="5"/>
          <table:table-cell table:number-columns-repeated="1017"/>
        </table:table-row>
        <table:table-row table:style-name="ro6">
          <table:table-cell table:style-name="Default" table:number-columns-repeated="7"/>
          <table:table-cell table:number-columns-repeated="1017"/>
        </table:table-row>
        <table:table-row table:style-name="ro6">
          <table:table-cell table:style-name="ce274" office:value-type="string" calcext:value-type="string">
            <text:p>Soma - Horas (Dec)</text:p>
          </table:table-cell>
          <table:table-cell table:style-name="ce279" office:value-type="string" calcext:value-type="string">
            <text:p>Dia</text:p>
          </table:table-cell>
          <table:table-cell table:style-name="ce283" table:number-columns-repeated="2"/>
          <table:table-cell table:style-name="ce289"/>
          <table:table-cell table:style-name="Default" table:number-columns-repeated="2"/>
          <table:table-cell table:number-columns-repeated="1017"/>
        </table:table-row>
        <table:table-row table:style-name="ro6">
          <table:table-cell table:style-name="ce275" office:value-type="string" calcext:value-type="string">
            <text:p>Item de Trabalho</text:p>
          </table:table-cell>
          <table:table-cell table:style-name="ce280" office:value-type="string" calcext:value-type="string">
            <text:p>1-Seg</text:p>
          </table:table-cell>
          <table:table-cell table:style-name="ce284" office:value-type="string" calcext:value-type="string">
            <text:p>2-Ter</text:p>
          </table:table-cell>
          <table:table-cell table:style-name="ce284" office:value-type="string" calcext:value-type="string">
            <text:p>3-Qua</text:p>
          </table:table-cell>
          <table:table-cell table:style-name="ce290" office:value-type="string" calcext:value-type="string">
            <text:p>Total Resultado</text:p>
          </table:table-cell>
          <table:table-cell table:style-name="Default" table:number-columns-repeated="2"/>
          <table:table-cell table:number-columns-repeated="1017"/>
        </table:table-row>
        <table:table-row table:style-name="ro6">
          <table:table-cell table:style-name="ce276" office:value-type="string" calcext:value-type="string">
            <text:p>1459020;Gerir Unidade 2018</text:p>
          </table:table-cell>
          <table:table-cell table:style-name="ce281" office:value-type="float" office:value="7.6" calcext:value-type="float">
            <text:p>7,60</text:p>
          </table:table-cell>
          <table:table-cell table:style-name="ce285" office:value-type="float" office:value="7.68333333333333" calcext:value-type="float">
            <text:p>7,68</text:p>
          </table:table-cell>
          <table:table-cell table:style-name="ce287" office:value-type="float" office:value="4.13333333333333" calcext:value-type="float">
            <text:p>4,13</text:p>
          </table:table-cell>
          <table:table-cell table:style-name="ce291" office:value-type="float" office:value="19.4166666666667" calcext:value-type="float">
            <text:p>19,42</text:p>
          </table:table-cell>
          <table:table-cell table:style-name="Default" table:number-columns-repeated="2"/>
          <table:table-cell table:number-columns-repeated="1017"/>
        </table:table-row>
        <table:table-row table:style-name="ro6">
          <table:table-cell table:style-name="ce277" office:value-type="string" calcext:value-type="string">
            <text:p>Total Resultado</text:p>
          </table:table-cell>
          <table:table-cell table:style-name="ce282" office:value-type="float" office:value="7.6" calcext:value-type="float">
            <text:p>7,60</text:p>
          </table:table-cell>
          <table:table-cell table:style-name="ce286" office:value-type="float" office:value="7.68333333333333" calcext:value-type="float">
            <text:p>7,68</text:p>
          </table:table-cell>
          <table:table-cell table:style-name="ce288" office:value-type="float" office:value="4.13333333333333" calcext:value-type="float">
            <text:p>4,13</text:p>
          </table:table-cell>
          <table:table-cell table:style-name="ce292" office:value-type="float" office:value="19.4166666666667" calcext:value-type="float">
            <text:p>19,42</text:p>
          </table:table-cell>
          <table:table-cell table:style-name="Default" table:number-columns-repeated="2"/>
          <table:table-cell table:number-columns-repeated="1017"/>
        </table:table-row>
        <table:table-row table:style-name="ro6" table:number-rows-repeated="5">
          <table:table-cell table:style-name="Default" table:number-columns-repeated="7"/>
          <table:table-cell table:number-columns-repeated="1017"/>
        </table:table-row>
        <table:table-row table:style-name="ro6" table:number-rows-repeated="2">
          <table:table-cell table:style-name="Default" table:number-columns-repeated="7"/>
          <table:table-cell table:number-columns-repeated="3"/>
          <table:table-cell table:style-name="ce294"/>
          <table:table-cell table:number-columns-repeated="1013"/>
        </table:table-row>
        <table:table-row table:style-name="ro6" table:number-rows-repeated="3">
          <table:table-cell table:style-name="Default" table:number-columns-repeated="7"/>
          <table:table-cell table:number-columns-repeated="1017"/>
        </table:table-row>
        <table:table-row table:style-name="ro6" table:number-rows-repeated="4">
          <table:table-cell table:style-name="Default" table:number-columns-repeated="7"/>
          <table:table-cell table:number-columns-repeated="2"/>
          <table:table-cell table:style-name="ce293"/>
          <table:table-cell table:number-columns-repeated="1014"/>
        </table:table-row>
        <table:table-row table:style-name="ro6" table:number-rows-repeated="2">
          <table:table-cell table:style-name="Default" table:number-columns-repeated="7"/>
          <table:table-cell table:number-columns-repeated="1017"/>
        </table:table-row>
        <table:table-row table:style-name="ro6" table:number-rows-repeated="5">
          <table:table-cell table:number-columns-repeated="1024"/>
        </table:table-row>
        <table:table-row table:style-name="ro6">
          <table:table-cell office:value-type="string" calcext:value-type="string">
            <text:p>Sim</text:p>
          </table:table-cell>
          <table:table-cell table:number-columns-repeated="1023"/>
        </table:table-row>
        <table:table-row table:style-name="ro6">
          <table:table-cell table:number-columns-repeated="1024"/>
        </table:table-row>
        <table:table-row table:style-name="ro6">
          <table:table-cell office:value-type="string" calcext:value-type="string">
            <text:p>Sim</text:p>
          </table:table-cell>
          <table:table-cell table:number-columns-repeated="1023"/>
        </table:table-row>
        <table:table-row table:style-name="ro6" table:number-rows-repeated="2">
          <table:table-cell table:number-columns-repeated="1024"/>
        </table:table-row>
        <table:table-row table:style-name="ro6">
          <table:table-cell office:value-type="string" calcext:value-type="string">
            <text:p>Sim</text:p>
          </table:table-cell>
          <table:table-cell table:number-columns-repeated="1023"/>
        </table:table-row>
        <table:table-row table:style-name="ro6">
          <table:table-cell office:value-type="string" calcext:value-type="string">
            <text:p>Sim</text:p>
          </table:table-cell>
          <table:table-cell table:number-columns-repeated="1023"/>
        </table:table-row>
        <table:table-row table:style-name="ro6">
          <table:table-cell office:value-type="string" calcext:value-type="string">
            <text:p>Sim</text:p>
          </table:table-cell>
          <table:table-cell table:number-columns-repeated="1023"/>
        </table:table-row>
        <table:table-row table:style-name="ro6">
          <table:table-cell office:value-type="string" calcext:value-type="string">
            <text:p>Sim</text:p>
          </table:table-cell>
          <table:table-cell table:number-columns-repeated="1023"/>
        </table:table-row>
        <table:table-row table:style-name="ro6" table:number-rows-repeated="34">
          <table:table-cell table:number-columns-repeated="1024"/>
        </table:table-row>
        <table:table-row table:style-name="ro6">
          <table:table-cell office:value-type="string" calcext:value-type="string">
            <text:p>Sim</text:p>
          </table:table-cell>
          <table:table-cell table:number-columns-repeated="1023"/>
        </table:table-row>
        <table:table-row table:style-name="ro6">
          <table:table-cell office:value-type="string" calcext:value-type="string">
            <text:p>Sim</text:p>
          </table:table-cell>
          <table:table-cell table:number-columns-repeated="1023"/>
        </table:table-row>
        <table:table-row table:style-name="ro6">
          <table:table-cell office:value-type="string" calcext:value-type="string">
            <text:p>Sim</text:p>
          </table:table-cell>
          <table:table-cell table:number-columns-repeated="1023"/>
        </table:table-row>
        <table:table-row table:style-name="ro6" table:number-rows-repeated="1048500">
          <table:table-cell table:number-columns-repeated="1024"/>
        </table:table-row>
        <table:table-row table:style-name="ro6">
          <table:table-cell table:number-columns-repeated="1024"/>
        </table:table-row>
      </table:table>
      <table:table table:name="Resumo Tempo Gasto" table:style-name="ta1" table:print="false">
        <table:table-column table:style-name="co21" table:default-cell-style-name="Default"/>
        <table:table-column table:style-name="co19" table:default-cell-style-name="Default"/>
        <table:table-column table:style-name="co22" table:default-cell-style-name="Default"/>
        <table:table-column table:style-name="co14" table:default-cell-style-name="Default"/>
        <table:table-column table:style-name="co14" table:visibility="collapse" table:number-columns-repeated="3" table:default-cell-style-name="Default"/>
        <table:table-column table:style-name="co14" table:number-columns-repeated="3" table:default-cell-style-name="Default"/>
        <table:table-row table:style-name="ro6" table:number-rows-repeated="2">
          <table:table-cell table:number-columns-repeated="10"/>
        </table:table-row>
        <table:table-row table:style-name="ro6">
          <table:table-cell office:value-type="string" calcext:value-type="string">
            <text:p>Filtro</text:p>
          </table:table-cell>
          <table:table-cell table:number-columns-repeated="9"/>
        </table:table-row>
        <table:table-row table:style-name="ro6">
          <table:table-cell table:number-columns-repeated="10"/>
        </table:table-row>
        <table:table-row table:style-name="ro6">
          <table:table-cell table:style-name="ce295" office:value-type="string" calcext:value-type="string">
            <text:p>Comentário</text:p>
          </table:table-cell>
          <table:table-cell table:style-name="ce297" office:value-type="string" calcext:value-type="string">
            <text:p>Soma - Minutos</text:p>
          </table:table-cell>
          <table:table-cell table:number-columns-repeated="8"/>
        </table:table-row>
        <table:table-row table:style-name="ro6">
          <table:table-cell table:style-name="ce276" office:value-type="string" calcext:value-type="string">
            <text:p>1367604-enviar</text:p>
          </table:table-cell>
          <table:table-cell table:style-name="ce298" office:value-type="float" office:value="5589" calcext:value-type="float">
            <text:p>5589</text:p>
          </table:table-cell>
          <table:table-cell table:number-columns-repeated="5"/>
          <table:table-cell table:style-name="ce302" table:formula="of:=CONCATENATE(TRUNC([.B6]/60;0);&quot;:&quot;;TEXT(MOD([.B6];60);&quot;00&quot;))" office:value-type="string" office:string-value="93:09" calcext:value-type="string">
            <text:p>93:09</text:p>
          </table:table-cell>
          <table:table-cell table:number-columns-repeated="2"/>
        </table:table-row>
        <table:table-row table:style-name="ro6">
          <table:table-cell table:style-name="ce296" office:value-type="string" calcext:value-type="string">
            <text:p>angular</text:p>
          </table:table-cell>
          <table:table-cell table:style-name="ce299" office:value-type="float" office:value="955" calcext:value-type="float">
            <text:p>955</text:p>
          </table:table-cell>
          <table:table-cell table:number-columns-repeated="5"/>
          <table:table-cell table:style-name="ce302" table:formula="of:=CONCATENATE(TRUNC([.B7]/60;0);&quot;:&quot;;TEXT(MOD([.B7];60);&quot;00&quot;))" office:value-type="string" office:string-value="15:55" calcext:value-type="string">
            <text:p>15:55</text:p>
          </table:table-cell>
          <table:table-cell table:number-columns-repeated="2"/>
        </table:table-row>
        <table:table-row table:style-name="ro6">
          <table:table-cell table:style-name="ce296" office:value-type="string" calcext:value-type="string">
            <text:p>inception pgfn</text:p>
          </table:table-cell>
          <table:table-cell table:style-name="ce300" office:value-type="float" office:value="1581" calcext:value-type="float">
            <text:p>1581</text:p>
          </table:table-cell>
          <table:table-cell table:number-columns-repeated="5"/>
          <table:table-cell table:style-name="ce302" table:formula="of:=CONCATENATE(TRUNC([.B8]/60;0);&quot;:&quot;;TEXT(MOD([.B8];60);&quot;00&quot;))" office:value-type="string" office:string-value="26:21" calcext:value-type="string">
            <text:p>26:21</text:p>
          </table:table-cell>
          <table:table-cell table:number-columns-repeated="2"/>
        </table:table-row>
        <table:table-row table:style-name="ro6">
          <table:table-cell table:style-name="ce277" office:value-type="string" calcext:value-type="string">
            <text:p>Total Resultado</text:p>
          </table:table-cell>
          <table:table-cell table:style-name="ce301" office:value-type="float" office:value="8125" calcext:value-type="float">
            <text:p>8125</text:p>
          </table:table-cell>
          <table:table-cell table:number-columns-repeated="5"/>
          <table:table-cell table:style-name="ce302" table:formula="of:=CONCATENATE(TRUNC([.B9]/60;0);&quot;:&quot;;TEXT(MOD([.B9];60);&quot;00&quot;))" office:value-type="string" office:string-value="135:25" calcext:value-type="string">
            <text:p>135:25</text:p>
          </table:table-cell>
          <table:table-cell table:number-columns-repeated="2"/>
        </table:table-row>
        <table:table-row table:style-name="ro6">
          <table:table-cell table:number-columns-repeated="7"/>
          <table:table-cell table:style-name="ce302" table:formula="of:=CONCATENATE(TRUNC([.B10]/60;0);&quot;:&quot;;TEXT(MOD([.B1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11]/60;0);&quot;:&quot;;TEXT(MOD([.B1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12]/60;0);&quot;:&quot;;TEXT(MOD([.B1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13]/60;0);&quot;:&quot;;TEXT(MOD([.B1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14]/60;0);&quot;:&quot;;TEXT(MOD([.B14];60);&quot;00&quot;))" office:value-type="string" office:string-value="0:00" calcext:value-type="string">
            <text:p>0:00</text:p>
          </table:table-cell>
          <table:table-cell/>
          <table:table-cell table:style-name="ce303"/>
        </table:table-row>
        <table:table-row table:style-name="ro6">
          <table:table-cell table:number-columns-repeated="7"/>
          <table:table-cell table:style-name="ce302" table:formula="of:=CONCATENATE(TRUNC([.B15]/60;0);&quot;:&quot;;TEXT(MOD([.B15];60);&quot;00&quot;))" office:value-type="string" office:string-value="0:00" calcext:value-type="string">
            <text:p>0:00</text:p>
          </table:table-cell>
          <table:table-cell/>
          <table:table-cell table:style-name="ce303"/>
        </table:table-row>
        <table:table-row table:style-name="ro6">
          <table:table-cell table:number-columns-repeated="7"/>
          <table:table-cell table:style-name="ce302" table:formula="of:=CONCATENATE(TRUNC([.B16]/60;0);&quot;:&quot;;TEXT(MOD([.B1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17]/60;0);&quot;:&quot;;TEXT(MOD([.B1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18]/60;0);&quot;:&quot;;TEXT(MOD([.B1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19]/60;0);&quot;:&quot;;TEXT(MOD([.B1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20]/60;0);&quot;:&quot;;TEXT(MOD([.B2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21]/60;0);&quot;:&quot;;TEXT(MOD([.B2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22]/60;0);&quot;:&quot;;TEXT(MOD([.B2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23]/60;0);&quot;:&quot;;TEXT(MOD([.B2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24]/60;0);&quot;:&quot;;TEXT(MOD([.B2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25]/60;0);&quot;:&quot;;TEXT(MOD([.B2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26]/60;0);&quot;:&quot;;TEXT(MOD([.B2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27]/60;0);&quot;:&quot;;TEXT(MOD([.B2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28]/60;0);&quot;:&quot;;TEXT(MOD([.B2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29]/60;0);&quot;:&quot;;TEXT(MOD([.B2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30]/60;0);&quot;:&quot;;TEXT(MOD([.B3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31]/60;0);&quot;:&quot;;TEXT(MOD([.B3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32]/60;0);&quot;:&quot;;TEXT(MOD([.B3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33]/60;0);&quot;:&quot;;TEXT(MOD([.B3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34]/60;0);&quot;:&quot;;TEXT(MOD([.B3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35]/60;0);&quot;:&quot;;TEXT(MOD([.B3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36]/60;0);&quot;:&quot;;TEXT(MOD([.B3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37]/60;0);&quot;:&quot;;TEXT(MOD([.B3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38]/60;0);&quot;:&quot;;TEXT(MOD([.B3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39]/60;0);&quot;:&quot;;TEXT(MOD([.B3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40]/60;0);&quot;:&quot;;TEXT(MOD([.B4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41]/60;0);&quot;:&quot;;TEXT(MOD([.B4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42]/60;0);&quot;:&quot;;TEXT(MOD([.B4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43]/60;0);&quot;:&quot;;TEXT(MOD([.B4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44]/60;0);&quot;:&quot;;TEXT(MOD([.B4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45]/60;0);&quot;:&quot;;TEXT(MOD([.B4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46]/60;0);&quot;:&quot;;TEXT(MOD([.B4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47]/60;0);&quot;:&quot;;TEXT(MOD([.B4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48]/60;0);&quot;:&quot;;TEXT(MOD([.B4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49]/60;0);&quot;:&quot;;TEXT(MOD([.B4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50]/60;0);&quot;:&quot;;TEXT(MOD([.B5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B51]/60;0);&quot;:&quot;;TEXT(MOD([.B5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52]/60;0);&quot;:&quot;;TEXT(MOD([.D5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53]/60;0);&quot;:&quot;;TEXT(MOD([.D5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54]/60;0);&quot;:&quot;;TEXT(MOD([.D5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55]/60;0);&quot;:&quot;;TEXT(MOD([.D5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56]/60;0);&quot;:&quot;;TEXT(MOD([.D5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57]/60;0);&quot;:&quot;;TEXT(MOD([.D5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58]/60;0);&quot;:&quot;;TEXT(MOD([.D5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59]/60;0);&quot;:&quot;;TEXT(MOD([.D5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60]/60;0);&quot;:&quot;;TEXT(MOD([.D6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61]/60;0);&quot;:&quot;;TEXT(MOD([.D6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62]/60;0);&quot;:&quot;;TEXT(MOD([.D6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63]/60;0);&quot;:&quot;;TEXT(MOD([.D6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64]/60;0);&quot;:&quot;;TEXT(MOD([.D6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65]/60;0);&quot;:&quot;;TEXT(MOD([.D6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66]/60;0);&quot;:&quot;;TEXT(MOD([.D6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67]/60;0);&quot;:&quot;;TEXT(MOD([.D6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68]/60;0);&quot;:&quot;;TEXT(MOD([.D6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69]/60;0);&quot;:&quot;;TEXT(MOD([.D6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70]/60;0);&quot;:&quot;;TEXT(MOD([.D7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71]/60;0);&quot;:&quot;;TEXT(MOD([.D7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72]/60;0);&quot;:&quot;;TEXT(MOD([.D7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73]/60;0);&quot;:&quot;;TEXT(MOD([.D7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74]/60;0);&quot;:&quot;;TEXT(MOD([.D7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75]/60;0);&quot;:&quot;;TEXT(MOD([.D7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76]/60;0);&quot;:&quot;;TEXT(MOD([.D7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77]/60;0);&quot;:&quot;;TEXT(MOD([.D7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78]/60;0);&quot;:&quot;;TEXT(MOD([.D7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79]/60;0);&quot;:&quot;;TEXT(MOD([.D7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80]/60;0);&quot;:&quot;;TEXT(MOD([.D8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81]/60;0);&quot;:&quot;;TEXT(MOD([.D8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82]/60;0);&quot;:&quot;;TEXT(MOD([.D8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83]/60;0);&quot;:&quot;;TEXT(MOD([.D8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84]/60;0);&quot;:&quot;;TEXT(MOD([.D8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85]/60;0);&quot;:&quot;;TEXT(MOD([.D8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86]/60;0);&quot;:&quot;;TEXT(MOD([.D8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87]/60;0);&quot;:&quot;;TEXT(MOD([.D8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88]/60;0);&quot;:&quot;;TEXT(MOD([.D8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89]/60;0);&quot;:&quot;;TEXT(MOD([.D8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90]/60;0);&quot;:&quot;;TEXT(MOD([.D9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91]/60;0);&quot;:&quot;;TEXT(MOD([.D9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92]/60;0);&quot;:&quot;;TEXT(MOD([.D9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93]/60;0);&quot;:&quot;;TEXT(MOD([.D9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94]/60;0);&quot;:&quot;;TEXT(MOD([.D9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95]/60;0);&quot;:&quot;;TEXT(MOD([.D9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96]/60;0);&quot;:&quot;;TEXT(MOD([.D9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97]/60;0);&quot;:&quot;;TEXT(MOD([.D9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98]/60;0);&quot;:&quot;;TEXT(MOD([.D9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99]/60;0);&quot;:&quot;;TEXT(MOD([.D9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00]/60;0);&quot;:&quot;;TEXT(MOD([.D10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01]/60;0);&quot;:&quot;;TEXT(MOD([.D10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02]/60;0);&quot;:&quot;;TEXT(MOD([.D10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03]/60;0);&quot;:&quot;;TEXT(MOD([.D10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04]/60;0);&quot;:&quot;;TEXT(MOD([.D10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05]/60;0);&quot;:&quot;;TEXT(MOD([.D10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06]/60;0);&quot;:&quot;;TEXT(MOD([.D10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07]/60;0);&quot;:&quot;;TEXT(MOD([.D10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08]/60;0);&quot;:&quot;;TEXT(MOD([.D10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09]/60;0);&quot;:&quot;;TEXT(MOD([.D10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10]/60;0);&quot;:&quot;;TEXT(MOD([.D11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11]/60;0);&quot;:&quot;;TEXT(MOD([.D11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12]/60;0);&quot;:&quot;;TEXT(MOD([.D11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13]/60;0);&quot;:&quot;;TEXT(MOD([.D11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14]/60;0);&quot;:&quot;;TEXT(MOD([.D11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15]/60;0);&quot;:&quot;;TEXT(MOD([.D11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16]/60;0);&quot;:&quot;;TEXT(MOD([.D11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17]/60;0);&quot;:&quot;;TEXT(MOD([.D11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18]/60;0);&quot;:&quot;;TEXT(MOD([.D11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19]/60;0);&quot;:&quot;;TEXT(MOD([.D11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20]/60;0);&quot;:&quot;;TEXT(MOD([.D12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21]/60;0);&quot;:&quot;;TEXT(MOD([.D12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22]/60;0);&quot;:&quot;;TEXT(MOD([.D12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23]/60;0);&quot;:&quot;;TEXT(MOD([.D12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24]/60;0);&quot;:&quot;;TEXT(MOD([.D12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25]/60;0);&quot;:&quot;;TEXT(MOD([.D12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26]/60;0);&quot;:&quot;;TEXT(MOD([.D12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27]/60;0);&quot;:&quot;;TEXT(MOD([.D12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28]/60;0);&quot;:&quot;;TEXT(MOD([.D12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29]/60;0);&quot;:&quot;;TEXT(MOD([.D12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30]/60;0);&quot;:&quot;;TEXT(MOD([.D13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31]/60;0);&quot;:&quot;;TEXT(MOD([.D13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32]/60;0);&quot;:&quot;;TEXT(MOD([.D13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33]/60;0);&quot;:&quot;;TEXT(MOD([.D13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34]/60;0);&quot;:&quot;;TEXT(MOD([.D13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35]/60;0);&quot;:&quot;;TEXT(MOD([.D13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36]/60;0);&quot;:&quot;;TEXT(MOD([.D13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37]/60;0);&quot;:&quot;;TEXT(MOD([.D13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38]/60;0);&quot;:&quot;;TEXT(MOD([.D13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39]/60;0);&quot;:&quot;;TEXT(MOD([.D13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40]/60;0);&quot;:&quot;;TEXT(MOD([.D14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41]/60;0);&quot;:&quot;;TEXT(MOD([.D14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42]/60;0);&quot;:&quot;;TEXT(MOD([.D14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43]/60;0);&quot;:&quot;;TEXT(MOD([.D14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44]/60;0);&quot;:&quot;;TEXT(MOD([.D14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45]/60;0);&quot;:&quot;;TEXT(MOD([.D145];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46]/60;0);&quot;:&quot;;TEXT(MOD([.D146];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47]/60;0);&quot;:&quot;;TEXT(MOD([.D147];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48]/60;0);&quot;:&quot;;TEXT(MOD([.D148];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49]/60;0);&quot;:&quot;;TEXT(MOD([.D149];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50]/60;0);&quot;:&quot;;TEXT(MOD([.D150];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51]/60;0);&quot;:&quot;;TEXT(MOD([.D151];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52]/60;0);&quot;:&quot;;TEXT(MOD([.D152];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53]/60;0);&quot;:&quot;;TEXT(MOD([.D153];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54]/60;0);&quot;:&quot;;TEXT(MOD([.D154];60);&quot;00&quot;))" office:value-type="string" office:string-value="0:00" calcext:value-type="string">
            <text:p>0:00</text:p>
          </table:table-cell>
          <table:table-cell table:number-columns-repeated="2"/>
        </table:table-row>
        <table:table-row table:style-name="ro6">
          <table:table-cell table:number-columns-repeated="7"/>
          <table:table-cell table:style-name="ce302" table:formula="of:=CONCATENATE(TRUNC([.D155]/60;0);&quot;:&quot;;TEXT(MOD([.D155];60);&quot;00&quot;))" office:value-type="string" office:string-value="0:00" calcext:value-type="string">
            <text:p>0:00</text:p>
          </table:table-cell>
          <table:table-cell table:number-columns-repeated="2"/>
        </table:table-row>
        <table:table-row table:style-name="ro6" table:number-rows-repeated="1048420">
          <table:table-cell table:number-columns-repeated="10"/>
        </table:table-row>
        <table:table-row table:style-name="ro6">
          <table:table-cell table:number-columns-repeated="10"/>
        </table:table-row>
      </table:table>
      <table:table table:name="Documentacao" table:style-name="ta1" table:print="false">
        <table:shapes>
          <draw:frame draw:z-index="4" draw:name="Figuras 8" draw:style-name="gr6" draw:text-style-name="P3" svg:width="162.78mm" svg:height="85.39mm" svg:x="4.71mm" svg:y="621.53mm">
            <draw:image xlink:href="">
              <text:p/>
            </draw:image>
          </draw:frame>
        </table:shapes>
        <table:table-column table:style-name="co14" table:number-columns-repeated="8" table:default-cell-style-name="Default"/>
        <table:table-column table:style-name="co30" table:default-cell-style-name="Default"/>
        <table:table-column table:style-name="co14" table:number-columns-repeated="2" table:default-cell-style-name="Default"/>
        <table:table-row table:style-name="ro8">
          <table:table-cell table:style-name="ce369" office:value-type="string" calcext:value-type="string" table:number-columns-spanned="9" table:number-rows-spanned="1">
            <text:p>Planilha de Auxílio à apropriação</text:p>
          </table:table-cell>
          <table:covered-table-cell table:number-columns-repeated="8"/>
          <table:table-cell table:number-columns-repeated="2"/>
        </table:table-row>
        <table:table-row table:style-name="ro9">
          <table:table-cell table:style-name="ce370" office:value-type="string" calcext:value-type="string">
            <text:p>1. Configurações iniciais</text:p>
          </table:table-cell>
          <table:table-cell table:number-columns-repeated="10"/>
        </table:table-row>
        <table:table-row table:style-name="ro10">
          <table:table-cell table:style-name="ce370" office:value-type="string" calcext:value-type="string">
            <text:p>1.1. Associar atalhos de teclados às macros do documento</text:p>
          </table:table-cell>
          <table:table-cell table:number-columns-repeated="10"/>
        </table:table-row>
        <table:table-row table:style-name="ro10">
          <table:table-cell table:style-name="ce370" office:value-type="string" calcext:value-type="string">
            <text:p>Escolha a opção “Ferramentas --&gt; Personalizar”</text:p>
          </table:table-cell>
          <table:table-cell table:number-columns-repeated="10"/>
        </table:table-row>
        <table:table-row table:style-name="ro2">
          <table:table-cell>
            <draw:frame table:end-cell-address="Documentacao.D29" table:end-x="10.03mm" table:end-y="3.33mm" draw:z-index="0" draw:name="Figuras 1" draw:style-name="gr6" draw:text-style-name="P3" svg:width="77.25mm" svg:height="111.21mm" svg:x="0.79mm" svg:y="0.49mm">
              <draw:image xlink:href="">
                <text:p/>
              </draw:image>
            </draw:frame>
          </table:table-cell>
          <table:table-cell table:number-columns-repeated="10"/>
        </table:table-row>
        <table:table-row table:style-name="ro2" table:number-rows-repeated="23">
          <table:table-cell table:number-columns-repeated="11"/>
        </table:table-row>
        <table:table-row table:style-name="ro11">
          <table:table-cell table:number-columns-repeated="11"/>
        </table:table-row>
        <table:table-row table:style-name="ro10">
          <table:table-cell table:style-name="ce371" office:value-type="string" calcext:value-type="string">
            <text:p>Na aba “Teclado” escolha a opção “Carregar”</text:p>
          </table:table-cell>
          <table:table-cell table:number-columns-repeated="10"/>
        </table:table-row>
        <table:table-row table:style-name="ro2">
          <table:table-cell>
            <draw:frame table:end-cell-address="Documentacao.I69" table:end-x="12.8mm" table:end-y="1.83mm" draw:z-index="1" draw:name="Figuras 2" draw:style-name="gr6" draw:text-style-name="P3" svg:width="192.52mm" svg:height="174.64mm" svg:x="1.62mm" svg:y="0.49mm">
              <draw:image xlink:href="">
                <text:p/>
              </draw:image>
            </draw:frame>
          </table:table-cell>
          <table:table-cell table:number-columns-repeated="10"/>
        </table:table-row>
        <table:table-row table:style-name="ro2" table:number-rows-repeated="35">
          <table:table-cell table:number-columns-repeated="11"/>
        </table:table-row>
        <table:table-row table:style-name="ro10">
          <table:table-cell table:style-name="ce372"/>
          <table:table-cell table:number-columns-repeated="10"/>
        </table:table-row>
        <table:table-row table:style-name="ro2">
          <table:table-cell table:number-columns-repeated="11"/>
        </table:table-row>
        <table:table-row table:style-name="ro12">
          <table:table-cell table:style-name="ce372"/>
          <table:table-cell table:number-columns-repeated="10"/>
        </table:table-row>
        <table:table-row table:style-name="ro10">
          <table:table-cell table:style-name="ce371" office:value-type="string" calcext:value-type="string">
            <text:p>Informe o arquivo keys-openoffice.zip</text:p>
          </table:table-cell>
          <table:table-cell table:number-columns-repeated="10"/>
        </table:table-row>
        <table:table-row table:style-name="ro2">
          <table:table-cell>
            <draw:frame table:end-cell-address="Documentacao.I93" table:end-x="14.03mm" table:end-y="2.26mm" draw:z-index="2" draw:name="Figuras 3" draw:style-name="gr6" draw:text-style-name="P3" svg:width="195.37mm" svg:height="97.08mm" svg:x="0mm" svg:y="4.53mm">
              <draw:image xlink:href="">
                <text:p/>
              </draw:image>
            </draw:frame>
          </table:table-cell>
          <table:table-cell table:number-columns-repeated="10"/>
        </table:table-row>
        <table:table-row table:style-name="ro2" table:number-rows-repeated="22">
          <table:table-cell table:number-columns-repeated="11"/>
        </table:table-row>
        <table:table-row table:style-name="ro13">
          <table:table-cell table:number-columns-repeated="11"/>
        </table:table-row>
        <table:table-row table:style-name="ro10">
          <table:table-cell table:style-name="ce371" office:value-type="string" calcext:value-type="string">
            <text:p>1.2. Segurança das macros</text:p>
          </table:table-cell>
          <table:table-cell table:number-columns-repeated="10"/>
        </table:table-row>
        <table:table-row table:style-name="ro14">
          <table:table-cell table:style-name="ce373" office:value-type="string" calcext:value-type="string">
            <text:p>Se você recebeu uma mensagem assim, ou parecida, siga os passos para configurar permanentemente </text:p>
            <text:p>a execução das macros deste documento.</text:p>
          </table:table-cell>
          <table:table-cell table:number-columns-repeated="10"/>
        </table:table-row>
        <table:table-row table:style-name="ro15">
          <table:table-cell table:style-name="ce373">
            <draw:frame table:end-cell-address="Documentacao.G97" table:end-x="2.85mm" table:end-y="43.11mm" draw:z-index="5" draw:name="Figuras 6" draw:style-name="gr6" draw:text-style-name="P3" svg:width="138.86mm" svg:height="39.41mm" svg:x="0mm" svg:y="3.7mm">
              <draw:image xlink:href="">
                <text:p/>
              </draw:image>
            </draw:frame>
          </table:table-cell>
          <table:table-cell table:number-columns-repeated="10"/>
        </table:table-row>
        <table:table-row table:style-name="ro16">
          <table:table-cell table:style-name="ce373" office:value-type="string" calcext:value-type="string">
            <text:p>Use o menu Ferramentas → Opções. Na árvore selecione <text:s/>“Segurança” e clique no botão “Segurança de macros”</text:p>
          </table:table-cell>
          <table:table-cell table:number-columns-repeated="10"/>
        </table:table-row>
        <table:table-row table:style-name="ro17">
          <table:table-cell table:style-name="ce373">
            <draw:frame table:end-cell-address="Documentacao.H99" table:end-x="7.95mm" table:end-y="73.54mm" draw:z-index="3" draw:name="Figuras 7" draw:style-name="gr6" draw:text-style-name="P3" svg:width="166.61mm" svg:height="63.01mm" svg:x="0mm" svg:y="10.55mm">
              <draw:image xlink:href="">
                <text:p/>
              </draw:image>
            </draw:frame>
          </table:table-cell>
          <table:table-cell table:number-columns-repeated="10"/>
        </table:table-row>
        <table:table-row table:style-name="ro18">
          <table:table-cell table:number-columns-repeated="11"/>
        </table:table-row>
        <table:table-row table:style-name="ro19">
          <table:table-cell office:value-type="string" calcext:value-type="string">
            <text:p>No diálogo que foi aberto, clique em 1 “Fontes Confiáveis” em seguida, em 2 “Adicionar...” e navegue para a pasta onde a planilha está. </text:p>
            <text:p>No exemplo: “/home/54706424372/Documentos/apropriacao” (3,4). Clique no botão “ok”. </text:p>
            <text:p><text:span text:style-name="T2">Feche e abra</text:span> novamente o BrOffice para que a alteração tenha efeito.</text:p>
          </table:table-cell>
          <table:table-cell table:number-columns-repeated="10"/>
        </table:table-row>
        <table:table-row table:style-name="ro19">
          <table:table-cell table:style-name="ce371" office:value-type="string" calcext:value-type="string">
            <text:p>1.3 Configuração da planilha</text:p>
          </table:table-cell>
          <table:table-cell table:number-columns-repeated="10"/>
        </table:table-row>
        <table:table-row table:style-name="ro20">
          <table:table-cell>
            <draw:frame table:end-cell-address="Documentacao.G103" table:end-x="18.48mm" table:end-y="37.96mm" draw:z-index="6" draw:name="Figuras 11" draw:style-name="gr6" draw:text-style-name="P3" svg:width="154.49mm" svg:height="28.96mm" svg:x="0mm" svg:y="9.02mm">
              <draw:image xlink:href="">
                <text:p/>
              </draw:image>
            </draw:frame>
          </table:table-cell>
          <table:table-cell table:number-columns-repeated="10"/>
        </table:table-row>
        <table:table-row table:style-name="ro21">
          <table:table-cell office:value-type="string" calcext:value-type="string">
            <text:p><text:span text:style-name="T3">Na aba “Config” preencha os campos. “login.cpf” e “browser.type”. Os browser suportados são “firefox” e “chrome”.</text:span></text:p>
            <text:p><text:span text:style-name="T3">Se for usado o “firefox”, pode ser especificado um</text:span></text:p>
            <text:p><text:span text:style-name="T3">profile através da propriedade “browser.firefox.profile”</text:span></text:p>
          </table:table-cell>
          <table:table-cell table:number-columns-repeated="10"/>
        </table:table-row>
        <table:table-row table:style-name="ro22">
          <table:table-cell table:style-name="ce374" office:value-type="string" calcext:value-type="string">
            <text:p>3. Usando a planilha</text:p>
          </table:table-cell>
          <table:table-cell table:number-columns-repeated="10"/>
        </table:table-row>
        <table:table-row table:style-name="ro23">
          <table:table-cell table:style-name="ce372" office:value-type="string" calcext:value-type="string" table:number-columns-spanned="11" table:number-rows-spanned="1">
            <text:p>Usando o atalho CTRL+T numa célula da coluna “Data” a macro preenche a célula com a data corrente e</text:p>
            <text:p>célula Início com a hora corrente;</text:p>
            <text:p>Se estiver numa célula das colunas “Inicio” ou “Fim” a macro preenche somente a hora corrente na célula ativa</text:p>
          </table:table-cell>
          <table:covered-table-cell table:number-columns-repeated="10"/>
        </table:table-row>
        <table:table-row table:style-name="ro24">
          <table:table-cell table:style-name="ce372">
            <draw:frame table:end-cell-address="Documentacao.I107" table:end-x="68.47mm" table:end-y="40.77mm" draw:z-index="7" draw:name="Figuras 4" draw:style-name="gr6" draw:text-style-name="P3" svg:width="249.81mm" svg:height="36.63mm" svg:x="0mm" svg:y="4.14mm">
              <draw:image xlink:href="">
                <text:p/>
              </draw:image>
            </draw:frame>
          </table:table-cell>
          <table:table-cell table:number-columns-repeated="10"/>
        </table:table-row>
        <table:table-row table:style-name="ro25">
          <table:table-cell table:style-name="ce372" office:value-type="string" calcext:value-type="string">
            <text:p>Você pode ainda reiniciar uma tarefa existente. Para isso, clique numa célula da tarefa que se deseja reiniciar e tecle CTRL+D. </text:p>
            <text:p>A planilha vai finalizar a última atividade e iniciar a atividade da linha que foi acionado o CTRL+D.</text:p>
          </table:table-cell>
          <table:table-cell table:number-columns-repeated="10"/>
        </table:table-row>
        <table:table-row table:style-name="ro26">
          <table:table-cell table:style-name="ce372">
            <draw:frame table:end-cell-address="Documentacao.L109" table:end-x="19.95mm" table:end-y="18.57mm" draw:z-index="8" draw:name="Figuras 9" draw:style-name="gr6" draw:text-style-name="P3" svg:width="322.65mm" svg:height="9.57mm" svg:x="0mm" svg:y="9.02mm">
              <draw:image xlink:href="">
                <text:p/>
              </draw:image>
            </draw:frame>
          </table:table-cell>
          <table:table-cell table:number-columns-repeated="10"/>
        </table:table-row>
        <table:table-row table:style-name="ro27">
          <table:table-cell table:style-name="ce372"/>
          <table:table-cell table:number-columns-repeated="10"/>
        </table:table-row>
        <table:table-row table:style-name="ro28">
          <table:table-cell table:style-name="ce372"/>
          <table:table-cell table:number-columns-repeated="10"/>
        </table:table-row>
        <table:table-row table:style-name="ro10">
          <table:table-cell table:style-name="ce372"/>
          <table:table-cell table:number-columns-repeated="10"/>
        </table:table-row>
        <table:table-row table:style-name="ro10">
          <table:table-cell table:style-name="ce374" office:value-type="string" calcext:value-type="string">
            <text:p>3. Exportando valores para ALM</text:p>
          </table:table-cell>
          <table:table-cell table:number-columns-repeated="10"/>
        </table:table-row>
        <table:table-row table:style-name="ro29">
          <table:table-cell table:style-name="ce375" office:value-type="string" calcext:value-type="string" table:number-columns-spanned="10" table:number-rows-spanned="1">
            <text:p>Clique no botão 'Apropriar'... </text:p>
          </table:table-cell>
          <table:covered-table-cell table:number-columns-repeated="9"/>
          <table:table-cell/>
        </table:table-row>
        <table:table-row table:style-name="ro30">
          <table:table-cell table:style-name="ce372">
            <draw:frame table:end-cell-address="Documentacao.F115" table:end-x="13.21mm" table:end-y="44.33mm" draw:z-index="9" draw:name="Figuras 5" draw:style-name="gr6" draw:text-style-name="P3" svg:width="126.55mm" svg:height="32.14mm" svg:x="0mm" svg:y="12.21mm">
              <draw:image xlink:href="">
                <text:p/>
              </draw:image>
            </draw:frame>
          </table:table-cell>
          <table:table-cell table:number-columns-repeated="10"/>
        </table:table-row>
        <table:table-row table:style-name="ro2">
          <table:table-cell table:number-columns-repeated="11"/>
        </table:table-row>
        <table:table-row table:style-name="ro10">
          <table:table-cell table:style-name="ce371" office:value-type="string" calcext:value-type="string">
            <text:p>5. Limpando dados antigos.</text:p>
          </table:table-cell>
          <table:table-cell table:number-columns-repeated="10"/>
        </table:table-row>
        <table:table-row table:style-name="ro31">
          <table:table-cell office:value-type="string" calcext:value-type="string">
            <text:p>Use o botão “Limpar”. Ele irá apagar todos os dados que já foram apropriados. </text:p>
            <text:p>Pode-se ainda selecionar uma célula da linha até onde se deseja limpar os dados já apropriados.</text:p>
          </table:table-cell>
          <table:table-cell table:number-columns-repeated="10"/>
        </table:table-row>
        <table:table-row table:style-name="ro2">
          <table:table-cell table:number-columns-repeated="11"/>
        </table:table-row>
        <table:table-row table:style-name="ro32">
          <table:table-cell table:style-name="ce371"/>
          <table:table-cell table:number-columns-repeated="10"/>
        </table:table-row>
        <table:table-row table:style-name="ro33">
          <table:table-cell table:style-name="ce376" table:number-columns-spanned="9" table:number-rows-spanned="1"/>
          <table:covered-table-cell table:number-columns-repeated="8"/>
          <table:table-cell table:number-columns-repeated="2"/>
        </table:table-row>
        <table:table-row table:style-name="ro6">
          <table:table-cell table:number-columns-repeated="11"/>
        </table:table-row>
      </table:table>
      <table:table table:name="Planilha6" table:style-name="ta1">
        <table:table-column table:style-name="co18" table:number-columns-repeated="3" table:default-cell-style-name="Default"/>
        <table:table-column table:style-name="co18" table:default-cell-style-name="ce312"/>
        <table:table-column table:style-name="co18" table:number-columns-repeated="2" table:default-cell-style-name="Default"/>
        <table:table-row table:style-name="ro2">
          <table:table-cell office:value-type="float" office:value="26" calcext:value-type="float">
            <text:p>26</text:p>
          </table:table-cell>
          <table:table-cell office:value-type="float" office:value="36" calcext:value-type="float">
            <text:p>36</text:p>
          </table:table-cell>
          <table:table-cell table:formula="of:=[.A1]*[.B1]" office:value-type="float" office:value="936" calcext:value-type="float">
            <text:p>936</text:p>
          </table:table-cell>
          <table:table-cell office:value-type="float" office:value="39" calcext:value-type="float">
            <text:p>39,00</text:p>
          </table:table-cell>
          <table:table-cell table:number-columns-repeated="2"/>
        </table:table-row>
        <table:table-row table:style-name="ro2">
          <table:table-cell office:value-type="float" office:value="69" calcext:value-type="float">
            <text:p>69</text:p>
          </table:table-cell>
          <table:table-cell office:value-type="float" office:value="49" calcext:value-type="float">
            <text:p>49</text:p>
          </table:table-cell>
          <table:table-cell table:formula="of:=[.A2]*[.B2]" office:value-type="float" office:value="3381" calcext:value-type="float">
            <text:p>3381</text:p>
          </table:table-cell>
          <table:table-cell table:formula="of:=39*[.C2]/936" office:value-type="float" office:value="140.875" calcext:value-type="float">
            <text:p>140,88</text:p>
          </table:table-cell>
          <table:table-cell office:value-type="float" office:value="84" calcext:value-type="float">
            <text:p>84</text:p>
          </table:table-cell>
          <table:table-cell table:formula="of:=[.D2]-[.E2]" office:value-type="float" office:value="56.875" calcext:value-type="float">
            <text:p>56,88</text:p>
          </table:table-cell>
        </table:table-row>
        <table:table-row table:style-name="ro2">
          <table:table-cell office:value-type="float" office:value="50" calcext:value-type="float">
            <text:p>50</text:p>
          </table:table-cell>
          <table:table-cell office:value-type="float" office:value="38" calcext:value-type="float">
            <text:p>38</text:p>
          </table:table-cell>
          <table:table-cell table:formula="of:=[.A3]*[.B3]" office:value-type="float" office:value="1900" calcext:value-type="float">
            <text:p>1900</text:p>
          </table:table-cell>
          <table:table-cell table:formula="of:=39*[.C3]/936" office:value-type="float" office:value="79.1666666666667" calcext:value-type="float">
            <text:p>79,17</text:p>
          </table:table-cell>
          <table:table-cell office:value-type="float" office:value="65" calcext:value-type="float">
            <text:p>65</text:p>
          </table:table-cell>
          <table:table-cell table:formula="of:=[.D3]-[.E3]" office:value-type="float" office:value="14.1666666666667" calcext:value-type="float">
            <text:p>14,17</text:p>
          </table:table-cell>
        </table:table-row>
        <table:table-row table:style-name="ro2">
          <table:table-cell office:value-type="float" office:value="27" calcext:value-type="float">
            <text:p>27</text:p>
          </table:table-cell>
          <table:table-cell office:value-type="float" office:value="23" calcext:value-type="float">
            <text:p>23</text:p>
          </table:table-cell>
          <table:table-cell table:formula="of:=[.A4]*[.B4]" office:value-type="float" office:value="621" calcext:value-type="float">
            <text:p>621</text:p>
          </table:table-cell>
          <table:table-cell table:formula="of:=39*[.C4]/936" office:value-type="float" office:value="25.875" calcext:value-type="float">
            <text:p>25,88</text:p>
          </table:table-cell>
          <table:table-cell office:value-type="float" office:value="35" calcext:value-type="float">
            <text:p>35</text:p>
          </table:table-cell>
          <table:table-cell table:formula="of:=[.D4]-[.E4]" office:value-type="float" office:value="-9.125" calcext:value-type="float">
            <text:p>-9,13</text:p>
          </table:table-cell>
        </table:table-row>
      </table:table>
      <table:named-expressions/>
      <table:database-ranges>
        <table:database-range table:name="dados" table:target-range-address="Registros.A2:Registros.J2" table:orientation="column"/>
      </table:database-ranges>
      <table:data-pilot-tables>
        <table:data-pilot-table table:name="DataPilot1" table:application-data="" table:target-range-address="'Resumo Apropriação'.A2:'Resumo Apropriação'.E8" table:buttons="'Resumo Apropriação'.A2 'Resumo Apropriação'.A3 'Resumo Apropriação'.A6 'Resumo Apropriação'.B5" table:ignore-empty-rows="true" table:identify-categories="true">
          <table:source-cell-range table:cell-range-address="Registros.A1:Registros.M202"/>
          <table:data-pilot-field table:source-field-name="Semana" table:orientation="page" table:used-hierarchy="0" table:function="auto" loext:ignore-selected-page="true" table:selected-page="13">
            <table:data-pilot-level table:show-empty="false" calcext:repeat-item-labels="false">
              <table:data-pilot-members>
                <table:data-pilot-member table:name="" table:display="false" table:show-details="true"/>
                <table:data-pilot-member table:name="8" table:display="false" table:show-details="true"/>
                <table:data-pilot-member table:name="9" table:display="false" table:show-details="true"/>
                <table:data-pilot-member table:name="10" table:display="false" table:show-details="true"/>
                <table:data-pilot-member table:name="11" table:display="false" table:show-details="true"/>
                <table:data-pilot-member table:name="12" table:display="false" table:show-details="true"/>
                <table:data-pilot-member table:name="13" table:display="true" table:show-details="true"/>
              </table:data-pilot-members>
              <table:data-pilot-display-info table:enabled="false" table:display-member-mode="from-top" table:member-count="10" table:data-field="Minutos"/>
              <table:data-pilot-sort-info table:order="ascending" table:sort-mode="name"/>
              <table:data-pilot-layout-info table:add-empty-lines="false" table:layout-mode="tabular-layout"/>
            </table:data-pilot-level>
          </table:data-pilot-field>
          <table:data-pilot-field table:source-field-name="Dia" table:orientation="column" table:used-hierarchy="0" table:function="auto">
            <table:data-pilot-level table:show-empty="false" calcext:repeat-item-labels="false">
              <table:data-pilot-members>
                <table:data-pilot-member table:name="" table:display="true" table:show-details="true"/>
                <table:data-pilot-member table:name="1-Seg" table:display="true" table:show-details="true"/>
                <table:data-pilot-member table:name="2-Ter" table:display="true" table:show-details="true"/>
                <table:data-pilot-member table:name="3-Qua" table:display="true" table:show-details="true"/>
                <table:data-pilot-member table:name="4-Qui" table:display="true" table:show-details="true"/>
                <table:data-pilot-member table:name="5-S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tem de Trabalho" table:orientation="row" table:used-hierarchy="0" table:function="auto">
            <table:data-pilot-level table:show-empty="false" calcext:repeat-item-labels="false">
              <table:data-pilot-members>
                <table:data-pilot-member table:name="1459010;Ministrar Treinamento 2018" table:display="true" table:show-details="true"/>
                <table:data-pilot-member table:name="1459020;Gerir Unidade 2018" table:display="true" table:show-details="true"/>
                <table:data-pilot-member table:name="1475161; Implementaca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calcext:repeat-item-labels="false"/>
          </table:data-pilot-field>
          <table:data-pilot-field table:source-field-name="Horas (Dec)" table:orientation="data" table:used-hierarchy="0" table:function="sum">
            <table:data-pilot-level table:show-empty="false" calcext:repeat-item-labels="false">
              <table:data-pilot-members>
                <table:data-pilot-member table:name="0,00" table:display="true" table:show-details="true"/>
                <table:data-pilot-member table:name="1,03" table:display="true" table:show-details="true"/>
                <table:data-pilot-member table:name="4,18" table:display="true" table:show-details="true"/>
                <table:data-pilot-member table:name="1,00" table:display="true" table:show-details="true"/>
                <table:data-pilot-member table:name="1,28" table:display="true" table:show-details="true"/>
                <table:data-pilot-member table:name="1,35" table:display="true" table:show-details="true"/>
                <table:data-pilot-member table:name="2,00" table:display="true" table:show-details="true"/>
                <table:data-pilot-member table:name="2,32" table:display="true" table:show-details="true"/>
                <table:data-pilot-member table:name="3,13" table:display="true" table:show-details="true"/>
                <table:data-pilot-member table:name="3,17" table:display="true" table:show-details="true"/>
                <table:data-pilot-member table:name="3,28" table:display="true" table:show-details="true"/>
                <table:data-pilot-member table:name="3,35" table:display="true" table:show-details="true"/>
                <table:data-pilot-member table:name="3,52" table:display="true" table:show-details="true"/>
                <table:data-pilot-member table:name="3,58" table:display="true" table:show-details="true"/>
                <table:data-pilot-member table:name="3,65" table:display="true" table:show-details="true"/>
                <table:data-pilot-member table:name="3,67" table:display="true" table:show-details="true"/>
                <table:data-pilot-member table:name="3,75" table:display="true" table:show-details="true"/>
                <table:data-pilot-member table:name="3,82" table:display="true" table:show-details="true"/>
                <table:data-pilot-member table:name="3,87" table:display="true" table:show-details="true"/>
                <table:data-pilot-member table:name="3,90" table:display="true" table:show-details="true"/>
                <table:data-pilot-member table:name="3,98" table:display="true" table:show-details="true"/>
                <table:data-pilot-member table:name="4,03" table:display="true" table:show-details="true"/>
                <table:data-pilot-member table:name="4,08" table:display="true" table:show-details="true"/>
                <table:data-pilot-member table:name="4,12" table:display="true" table:show-details="true"/>
                <table:data-pilot-member table:name="4,13" table:display="true" table:show-details="true"/>
                <table:data-pilot-member table:name="4,15" table:display="true" table:show-details="true"/>
                <table:data-pilot-member table:name="4,20" table:display="true" table:show-details="true"/>
                <table:data-pilot-member table:name="4,22" table:display="true" table:show-details="true"/>
                <table:data-pilot-member table:name="4,23" table:display="true" table:show-details="true"/>
                <table:data-pilot-member table:name="4,25" table:display="true" table:show-details="true"/>
                <table:data-pilot-member table:name="4,27" table:display="true" table:show-details="true"/>
                <table:data-pilot-member table:name="4,28" table:display="true" table:show-details="true"/>
                <table:data-pilot-member table:name="4,30" table:display="true" table:show-details="true"/>
                <table:data-pilot-member table:name="4,33" table:display="true" table:show-details="true"/>
                <table:data-pilot-member table:name="4,35" table:display="true" table:show-details="true"/>
                <table:data-pilot-member table:name="4,37" table:display="true" table:show-details="true"/>
                <table:data-pilot-member table:name="4,47" table:display="true" table:show-details="true"/>
                <table:data-pilot-member table:name="4,48" table:display="true" table:show-details="true"/>
                <table:data-pilot-member table:name="4,58"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Resumo Tempo Gasto'.A3:'Resumo Tempo Gasto'.B9" table:buttons="'Resumo Tempo Gasto'.A3 'Resumo Tempo Gasto'.A5" table:ignore-empty-rows="true" table:identify-categories="true">
          <table:source-cell-range table:cell-range-address="Registros.A1:Registros.J202"/>
          <table:data-pilot-field table:source-field-name="Comentário" table:orientation="row" table:used-hierarchy="0" table:function="auto">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calcext:repeat-item-labels="false"/>
          </table:data-pilot-field>
          <table:data-pilot-field table:source-field-name="Minutos" table:orientation="data" table:used-hierarchy="0" table:function="sum">
            <table:data-pilot-level table:show-empty="false" calcext:repeat-item-labels="false">
              <table:data-pilot-members>
                <table:data-pilot-member table:name="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pranq eco sans" svg:font-family="'Spranq eco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mm"/>
      <style:text-properties style:font-name="Arial" fo:language="pt" fo:country="BR" style:font-name-asian="Lucida Sans Unicode" style:language-asian="pt" style:country-asian="BR" style:font-name-complex="Tahoma" style:language-complex="pt" style:country-complex="B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DejaVu Sans" style:font-size-asian="24pt" style:language-asian="pt" style:country-asian="BR" style:font-family-complex="Arial" style:font-family-generic-complex="system" style:font-pitch-complex="variable" style:font-size-complex="24pt" style:language-complex="pt" style:country-complex="BR"/>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date-style style:name="N10107" number:language="pt" number:country="BR">
      <number:day number:style="long"/>
      <number:text>/</number:text>
      <number:month number:style="long"/>
      <number:text>/</number:text>
      <number:year/>
      <number:text> </number:text>
      <number:day-of-week/>
    </number:date-style>
    <number:time-style style:name="N109">
      <number:hours number:style="long"/>
      <number:minutes number:style="long"/>
    </number:time-style>
    <number:time-style style:name="N110">
      <number:hours number:style="long"/>
      <number:text>.</number:text>
      <number:minutes number:style="long"/>
    </number:time-style>
    <number:time-style style:name="N112P0" style:volatile="true">
      <number:hours number:style="long"/>
    </number:time-style>
    <number:date-style style:name="N112">
      <number:month number:style="long"/>
      <style:map style:condition="value()&gt;=0" style:apply-style-name="N112P0"/>
    </number:date-style>
    <number:number-style style:name="N113">
      <number:number number:decimal-places="1" loext:min-decimal-places="1" number:min-integer-digits="1"/>
    </number:number-style>
    <number:number-style style:name="N114">
      <number:number number:decimal-places="3" loext:min-decimal-places="3" number:min-integer-digits="1"/>
    </number:number-style>
    <number:number-style style:name="N115">
      <number:number number:decimal-places="4" loext:min-decimal-places="4" number:min-integer-digits="1"/>
    </number:number-style>
    <number:number-style style:name="N116">
      <number:number number:decimal-places="5" loext:min-decimal-places="5" number:min-integer-digits="1"/>
    </number:number-style>
    <number:number-style style:name="N117">
      <number:number number:decimal-places="6" loext:min-decimal-places="6" number:min-integer-digits="1"/>
    </number:number-style>
    <number:number-style style:name="N118">
      <number:number number:decimal-places="7" loext:min-decimal-places="7" number:min-integer-digits="1"/>
    </number:number-style>
    <number:date-style style:name="N119">
      <number:day number:style="long"/>
      <number:text>/</number:text>
      <number:month number:style="long"/>
      <number:text>/</number:text>
      <number:year/>
      <number:text> </number:text>
      <number:day-of-week/>
    </number:date-style>
    <number:date-style style:name="N10108" number:language="pt" number:country="BR">
      <number:day-of-week/>
      <number:text> </number:text>
      <number:day number:style="long"/>
      <number:text>/</number:text>
      <number:month number:style="long"/>
      <number:text>/</number:text>
      <number:year/>
    </number:date-style>
    <number:date-style style:name="N10109" number:language="pt" number:country="BR">
      <number:day-of-week/>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mpo_20_do_20_Assistente_20_de_20_Dados" style:display-name="Campo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Realce" style:family="table-cell" style:parent-style-name="Default" style:data-style-name="N10107">
      <style:table-cell-properties fo:background-color="#5e2750" style:text-align-source="fix" style:repeat-content="false" fo:border="0.06pt solid #000000"/>
      <style:paragraph-properties fo:text-align="center" fo:margin-left="0mm"/>
      <style:text-properties fo:color="#ffffff" fo:font-weight="bold"/>
    </style:style>
    <style:style style:name="Aviso" style:family="table-cell" style:parent-style-name="Valor_20_do_20_Assistente_20_de_20_Dados">
      <style:table-cell-properties fo:border-bottom="none" fo:background-color="#ff0000" fo:border-left="0.99pt solid #000000" fo:border-right="2.01pt solid #000000" fo:border-top="none"/>
      <style:text-properties fo:color="#ffffff" fo:font-weight="bold"/>
    </style:style>
    <style:style style:name="Campo_20_do_20_Assistente_20_de_20_dados" style:display-name="Campo do Assistente de dados" style:family="table-cell" style:parent-style-name="Default"/>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fpem" style:family="table-cell" style:parent-style-name="Default">
      <style:table-cell-properties fo:background-color="#9999cc"/>
    </style:style>
    <style:style style:name="GP" style:family="table-cell" style:parent-style-name="Default">
      <style:table-cell-properties fo:background-color="#ff420e"/>
      <style:text-properties fo:color="#ffffff"/>
    </style:style>
    <style:style style:name="RealceAmarelo" style:family="table-cell" style:parent-style-name="Default">
      <style:table-cell-properties fo:background-color="#ffd320"/>
      <style:text-properties style:use-window-font-color="true"/>
    </style:style>
    <style:style style:name="IMPL" style:family="table-cell" style:parent-style-name="Default">
      <style:table-cell-properties fo:background-color="#3deb3d"/>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style:style style:name="DEDAT" style:family="table-cell" style:parent-style-name="Realce"/>
    <draw:marker draw:name="Arrowhead_20_1" draw:display-name="Arrowhead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07:33:47.30156435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1</meta:generator>
    <dc:title>SGI Auxiliator</dc:title>
    <meta:initial-creator>Marcos Lacerda</meta:initial-creator>
    <meta:creation-date>2006-11-22T08:06:45</meta:creation-date>
    <dc:date>2018-05-04T07:36:24.081563097</dc:date>
    <meta:editing-cycles>18321</meta:editing-cycles>
    <meta:editing-duration>P1026DT5H46M24S</meta:editing-duration>
    <meta:print-date>2011-06-02T11:40:29</meta:print-date>
    <meta:printed-by>Marcos Pereira</meta:printed-by>
    <meta:document-statistic meta:table-count="6" meta:cell-count="1792" meta:object-count="1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0.1 - inicial
'0.2 - fix: exec script linux
'0.3 - processar arquivo retorno
'0.4 - ajustar informacoes no SGI
'0.5 - usar maior versao do jar
'0.6 - Limpar somente os dados ja registrados
'0.7 - Informar se NÃO encontrar arquivo de retorno
'0.8 - exibir contador ao esperar por arquivo retorno
'0.9 - capturar projetos
'1.0 - ler arquivo retorno forcando encode UTF-8
'1.1 - suportar ALM
'1.2 - exportar atividades já apropriadas
'1.3 - Limpar ate a linha selecionada
'1.4 - Coluna Semana
'1.5 - Somente ALM
'1.6 - Tratamento melhorado da comparacao de versoes
'1.7 - Opcao para abrir item de trabalho
'1.8 - Abrir varios itens de trabalho no browser
'1.9 - Possibilidade recuperar titulos dos itens de trabalho; 
'1.10 - fazer escape da url de abrir browser com item de trabalho
'1.11 - Mostrar mensagems de erro durante as apropriacoes
'1.12 - URL Encode quote ç

Const VERSION = "1.11"


Const COL_REG = 0
Const COL_DATE = 1
Const COL_FINALIZAR = 2
Const COL_CONTEXTO = 3
Const COL_WORK_ITEM = 4
Const COL_COMENTARIO = 5
Const COL_TIME_INI = 6
Const COL_TIME_END = 7
Const COL_MINUTES = 8
Const COL_HOURS = 9
Const COL_HOURS_DEC = 10
Const COL_DAY_OF_WEEK  = 11
Const COL_WEEK_OF_YEAR  = 12

Const COL_LAST  = 12

Const FIRST_ROW = 1
Const MAX_ROW = 199

Const OLD_JAR_NAME = "sgi-apropriator-jar-with-dependencies.jar"

sub main
'   msgbox getJarFile("/home/54706424372/Documentos/apropriacao/")
'   writeCaptureProjectCsvFile "/home/54756424372/Documentos/apropriacao/sgi.csv"
'   importReturnFile "/home/54706424372/Documentos/apropriacao/sgi.ret"
end sub

'Capturar titulos itens de trabalho
sub CapturarTitulos
  Dim sFilename As String
  sFilename = getDocDir() &amp; "sgi.csv"  
  writeTaskCsvFile sFileName, true
  execImportApp sFilename  
end sub

'Exportar os dados para o SGI
sub export
  Dim sFilename As String
  sFilename = getDocDir() &amp; "sgi.csv"  
  writeTaskCsvFile sFileName, false
  execImportApp sFilename  
end sub

sub setActiveSheet(index as integer) 
  oDoc = thisComponent
  oSheets = oDoc.Sheets()
  oDoc.CurrentController.setActiveSheet(oSheets.getByIndex(index))
End sub

Sub writeTaskCsvFile(sFilename as String, capture as Boolean)
  Dim oDoc As Object ' The current Document
  Dim iFileNo as Integer
  Dim sLine As String
  Dim iRowsCount as Integer
  Dim oSheet As Object
  Dim oSheets As Object ' A collection of all sheets
  Dim texto as String


  iFileNo = FreeFile
  open sFilename for output as iFileNo
  
  print #iFileNo, "cfg|version|" &amp; VERSION

  'Export config  
  setActiveSheet(1)
  For row = 0 to MAX_ROW 
    if (getText(0, row) = "") Then
       Exit For
    End if
    sLine = "cfg|" &amp; getText(0, row) &amp; "|" &amp; getText(1, row)
    print #iFileNo, sLine
  Next row  

  'Capture?
  if (capture) Then
    print #iFileNo, "cap"  
  End if
  
  'Export data
  setActiveSheet(0)
  For row = FIRST_ROW to MAX_ROW 
    if (getText(COL_DATE, row) = "") Then
       Exit For
    End if

    sLine = "reg|" &amp; row
    For col = COL_REG to COL_LAST
        texto = getText(col, row)
        texto = Replace(texto, chr(10), "/n")
        sLine = sLine &amp; "|" &amp; texto
    Next col
    print #iFileNo, sLine
    iRowsCount = iRowsCount + 1

  Next row
  
  
  close #iFileNo
  
End Sub

'Duplicar a atividade selecionada
sub duplicate
    dim str as String
    dim curPos 
    curPos = ThisComponent.CurrentSelection.CellAddress

    dim freeRow 
    freeRow = getAvailableRow(curPos.row)
    
    enterString(COL_DATE, freeRow, getCurrentDateStr())
    for col = COL_DATE + 2 to COL_TIME_INI - 1
        if (Not isFormula(col, curPos.row)) Then
           setText(col, freeRow, getText(col, curPos.row))
        End if
    Next col    
    
    'verificar se finaliza anterior
    str = getText(COL_TIME_END, freeRow - 1)
    if str = "" Then
        enterString(COL_TIME_END, freeRow - 1, getCurrentTimeStr())
    End if
    
    enterString(COL_TIME_INI, freeRow, getCurrentTimeStr())
    
    saveMe()
    
end sub

sub getSelectedRow() as integer
    dim row as integer    
    row = -1 
    on error resume next
    row = ThisComponent.CurrentSelection.CellAddress.row
    getSelectedRow = row
end sub

sub getSelectedCol() as integer
    dim col as integer    
    col = -1 
    on error resume next
    col = ThisComponent.CurrentSelection.CellAddress.column
    getSelectedCol = col
end sub


'Limpar todos os dados registrados
sub clean
    Dim linhasDados(MAX_ROW, COL_LAST) as String
    Dim idxLinhasDados as Integer
    dim selectedRow as integer
    dim selectedCol as integer    

    showStatusBar "Limpando atividades apropriadas..."
    
    selectedRow = getSelectedRow()
    selectedCol = getSelectedCol()
    if (selectedRow &gt; FIRST_ROW And selectedCol = COL_DATE) Then
        if (msgbox("Limpar atividades já apropriadas até a linha " &amp; selectedRow + 1, 1) = 2) Then
           exit sub
        End if
    Else 
        selectedRow = -1
    End if
   
    'Salvar as nao apropriadas
    idxLinhasDados = -1
    for row = FIRST_ROW to MAX_ROW
      if (getText(COL_DATE, row) = "") Then
         exit for
      End if

      if (getText(COL_REG, row) &lt;&gt; "Sim" or (selectedRow &gt; 0 And row &gt; selectedRow)) Then
        idxLinhasDados = idxLinhasDados + 1       
        for col = 0 to COL_LAST
           If col = COL_DATE Then
             linhasDados(idxLinhasDados, col) = left$(getText(col, row), 8)
           Else
             linhasDados(idxLinhasDados, col) = getText(col, row)
           End if
        Next
      end if
    Next
   
    'Limpar tudo
    for row = FIRST_ROW to MAX_ROW   
      if (getText(COL_DATE, row) = "") Then
         exit for
      End if

      for col = 0 to COL_LAST
         if (col = COL_REG) Then
            setText(col, row, "Não")
         Elseif (isFormula(col, row)) Then
            'do nothing
         Else
            setText(col, row, "")
         End if
      Next col
    Next row
   
    'Restaurar as não apropriadas
    Dim qtdSalvas as Integer
    qtdSalvas = idxLinhasDados
    idxLinhasDados = 0
    if (qtdSalvas &gt;= 0) Then
        for row = FIRST_ROW to MAX_ROW         
          for col = 0 to COL_LAST
             if (isFormula(col, row)) Then
                'do nothing
             Else
                enterString(col, row, linhasDados(idxLinhasDados, col))
             End if
          Next col
          idxLinhasDados = idxLinhasDados + 1
          if (idxLinhasDados &gt; qtdSalvas) Then
              exit for
          End if
        Next row
     end if
     
     resetStatusBar
   
end sub

Sub isFormula(col as integer, row as integer) as boolean
    dim oSheet
    oSheet = ThisComponent.CurrentController.getActiveSheet()
    isFormula = oSheet.getCellByPosition(col, row).type = 3
End sub

'Setar a data corrente na linha/coluna.
sub enterString(col as integer, row as integer, str as String)
    gotoCell(col,row+1)
    enterStringCurrentCell(str)
end sub

sub enterStringCurrentCell(str as String)
    dim document   as object
    dim dispatcher as object
    
    document   = ThisComponent.CurrentController.Frame
    dispatcher = createUnoService("com.sun.star.frame.DispatchHelper")
        
    dim args2(0) as new com.sun.star.beans.PropertyValue
    args2(0).Name = "StringName"
    args2(0).Value = str
    
    dispatcher.executeDispatch(document, ".uno:EnterString", "", 0, args2())
end sub

'Manter compatibilidade com o bind (CTRL+T) da macro
'TODO Alterar bind para chamar o metodo enterCurrentDateOrTimeCurrentCell
Sub getCurrentTime()
    enterCurrentDateOrTimeCurrentCell
End sub

sub enterCurrentDateOrTimeCurrentCell()

    if (ThisComponent.CurrentSelection.CellAddress.column = COL_DATE) then
        enterStringCurrentCell getCurrentDateStr() 
    Else
        enterStringCurrentCell getCurrentTimeStr()
    End if
    
    'setar tempo inicial
    if (ThisComponent.CurrentSelection.CellAddress.column = COL_DATE) then      
        if getText(COL_TIME_INI, ThisComponent.CurrentSelection.CellAddress.row ) = "" Then
            enterString(COL_TIME_INI, ThisComponent.CurrentSelection.CellAddress.row, getCurrentTimeStr())
        End if
        gotoCell COL_COMENTARIO, ThisComponent.CurrentSelection.CellAddress.row + 1
    End if
    
    saveMe()
    
end sub

'Salvar a planilha
sub saveMe() 
  Dim document As Object
  Dim dispatcher As Object
  document = ThisComponent.CurrentController.Frame
  dispatcher = createUnoService("com.sun.star.frame.DispatchHelper")
  dispatcher.executeDispatch(document, ".uno:Save", "", 0, Array())
End sub

'Ir para a linha/coluna informada
sub gotoCell(col as integer, row as integer)
    dim document   as object
    dim dispatcher as object

    document   = ThisComponent.CurrentController.Frame
    dispatcher = createUnoService("com.sun.star.frame.DispatchHelper")

    dim args(0) as new com.sun.star.beans.PropertyValue
    args(0).Name = "ToPoint"
    args(0).Value = "$" &amp; colNumber2Letter(col) &amp; "$" &amp; row
    dispatcher.executeDispatch(document, ".uno:GoToCell", "", 0, args())
end sub

'Converter um numero de coluna na letra da coluna.
sub colNumber2Letter(col as integer) as string
    colNumber2Letter = chr(col + 65)
end sub

'Pegar a data corrente.
sub getCurrentDateStr() as String
    getCurrentDateStr = format(date, "dd/mm/yyyy")
end sub

'Pegar a hora corrente
sub getCurrentTimeStr() as String 
    getCurrentTimeStr = hour(time) &amp; ":" &amp; minute(time)
end sub

'Pegar o valor da linha/coluna na forma de string
sub getText(col as integer, row as integer) as String
    dim oSheet
    oSheet = ThisComponent.CurrentController.getActiveSheet()
    getText = oSheet.getCellByPosition(col,row).string 
end sub

'Setar texto na linha/coluna
sub setText(col as integer, row as integer, str as String)
    dim oSheet
    oSheet = ThisComponent.CurrentController.getActiveSheet()
    oSheet.getCellByPosition(col,row).string = Replace(str, "/n", chr(13))
end sub

'Pegar a proxima linha disponivel (vazia)
sub getAvailableRow(startRow as integer) as Integer
    dim i as integer
    for i = startRow to 32767
        if getText(1, i) = "" Then
           getAvailableRow = i
           exit sub
        end if
    next
    getAvailableRow = -1 
end sub

'Pegar a pasta onde esta este documento
Sub getDocDir() As String
  Dim sURL As String ' Existing URL of file
  sURL = ConvertFromURL(ThisComponent.getLocation())
  getDocDir = Mid(sURL,1,Len(sURL)-Len(Dir(sURL)))
End Sub

Sub waitForReturnFile(inputFileName as String)
   For i=1 to 100      
      If FileExists(inputFileName) Then 
        resetStatusBar
        Exit sub
      End if      
      showStatusBar "Esperando arquivo retorno (" &amp; (100 - i) &amp; ")"
      Wait 2000
   Next
   resetStatusBar
End Sub

'Executar a aplicacao java que interage com o SGI
Sub execImportApp(exportedFile as String) 
    Dim inputFileName as String  
    Dim script as String
    if (isLinux()) Then 
       script = "apropriacao.sh"
    Else 
       script = "apropriacao.bat"   
    End If
    
    Dim sCurrDir As String
    sCurrDir = getDocDir()
    inputFileName = sCurrDir &amp; "sgi.ret"
    If FileExists(inputFileName) Then 
        kill inputFileName
    End if

    script = sCurrDir &amp; script
    
    If Not FileExists(script) Then 
        MsgBox script + ". Não encontrado!!"
        Exit sub
    End if
    
    Dim sys As Object
    Dim jarFile  as String
    jarFile = getJarFile(sCurrDir)
    
    Dim params as String
    if isLinux() Then
        params = jarFile &amp; " " &amp; exportedFile
    Else
        params = aspas(jarFile) &amp; " " &amp; aspas(exportedFile)
    End if 

    sys = CreateUnoService("com.sun.star.system.SystemShellExecute")
    sys.execute(script, params, 0)

    waitForReturnFile inputFileName
    importReturnFile inputFileName
    
End Sub

Sub abrir()
    dim cellText as String
    dim curPos 
    dim aItems
    dim sItems as String
        
    curPos = ThisComponent.CurrentSelection.CellAddress 
    cellText = getText(curPos.column, curPos.row)
    
    if curPos.column = COL_WORK_ITEM Then
    	sItems = Split(cellText, ";")(0)
    Elseif curPos.column = COL_COMENTARIO Then
    	sItems = Split(cellText, "-")(0)
    Else 
    	MsgBox "Selecione a Coluna de 'Item de Trabalho' ou 'Comentário'"
    	exit sub
    End if
    aItems = Split(sItems, ",")

    Dim i as Integer
    For i = LBound(aItems) to UBound(aItems)
		Dim item as String
		item = aItems(i)
		if (left(item, 1) = "?") Then
			item = mid$(item, 2, Len(item))
		End if
		
		if IsNumeric(item) Then
			Dim url as String
			url = montarUrl(getText(COL_CONTEXTO, curPos.row), item)
			
			Dim sys as Object
		    sys = CreateUnoService("com.sun.star.system.SystemShellExecute")
		    sys.execute(getBrowser(), url, 0)
		End if
	Next	
End Sub

Sub getBrowser() as String
	getBrowser = "firefox"
End Sub

Sub montarUrl(ctx as String, id as String) as String
montarUrl = "https://alm.serpro/ccm/web/projects/" &amp; webEncode(ctx) &amp; "#action=com.ibm.team.workitem.viewWorkItem&amp;id=" &amp; id
End Sub

Sub webEncode(str as String) as String
	Dim ret as String
	ret = str
	ret = replace(ret, " ", "%20")
	ret = replace(ret, "ç", "%C3%A7")
	webEncode = ret
End Sub

Sub getJarFile(sCurrDir as String) as String
  Dim latestJar as String
  Dim jar as String
  Dim latestVersion as String
  Dim jarVersion as String
  
  latestJar = ""
  latestVersion = ""
  jar = Dir(sCurrDir &amp; "alm-apropriator*.jar", 0)  
  While jar &lt;&gt; ""
    jarVersion = extractJarVersion(jar)
    if (jarVersion &gt; latestVersion) Then
       latestVersion = jarVersion
       latestJar = jar
    End If
    jar = Dir
  Wend
  if (latestJar = "") Then
     msgbox "Não consegui encontrar algum alm-apropriator*.jar"
  End if
  getJarFile = sCurrDir &amp; latestJar
End Sub

Sub extractJarVersion(jar as String) as String
    Dim aVersion
    Dim fmtVersion as String
    Dim version as String
    Dim i As Integer
    fmtVersion = ""
    if (left$(jar, 16) = "alm-apropriator-" and right$(jar, 4) = ".jar") Then
      version = mid$(jar, 17, len(jar) - 20)
      aVersion = Split(version, ".")      
      For i = 0 to UBound(aVersion)
      	fmtVersion = fmtVersion + Format(aVersion(i), "00000")
      Next   
	End if
	extractJarVersion = fmtVersion
End Sub

'Importar arquivo de retorno.
Sub importReturnFile(inputFileName as String)

  if (Not arquivoRetornoPresente(inputFileName)) Then 
     Exit sub
  End if

  Dim inputFileNameUrl As String
  Dim sf As Object  
  Dim sLine As String
  Dim aLine
  
  inputFileNameUrl = convertToURL(inputFileName) 
  
  sf = createUnoService("com.sun.star.ucb.SimpleFileAccess")
    
  fileStream = sf.openFileRead(inputFileNameUrl) 
  textFile = createUnoService("com.sun.star.io.TextInputStream") 
  textFile.InputStream = fileStream 
  textFile.Encoding = "UTF-8" 

  Do while not textFile.IsEOF 
    sLine = textFile.readLine
    if (sLine &lt;&gt; "") Then
        aLine = split(sLine, "|")
        if (aLine(0) = "mcr" ) Then 
            marcarComoRegistrado CInt(aLine(1))
        ElseIf (aLine(0) = "alv") Then
            atualizarListaValidacao CInt(aLine(1)), aLine(2)
        ElseIf (aLine(0) = "set") Then
            setText CInt(aLine(1)), CInt(aLine(2)), aLine(3)
        ElseIf (aLine(0) = "prj") Then
            atualizarProjetos aLine(1)
        ElseIf (aLine(0) = "err") Then
            MsgBox aLine(1)
        End if
     End if
  Loop
  
  fileStream.closeInput 
  textFile.closeInput
    
  saveMe()
  
End Sub

'Atualizar os projetos da lista de validacao
Sub atualizarProjetos(projetos as String)
    dim pos as integer
    Dim range as String
    
    oDoc = ThisComponent
    oSheet = oDoc.getSheets.getByIndex(0)
    range = getRangeParaColuna(COL_CONTEXTO)
    Set CellRange = oSheet.getCellRangeByName(range)
    Set newValidation = CellRange.Validation
    newValidation.Type = com.sun.star.sheet.ValidationType.LIST
    newValidation.Formula1 = projetos
    newValidation.setOperator com.sun.star.Sheet.ConditionOperator.EQUAL
    CellRange.Validation = newValidation

End sub

'Recuperar os projetos atuais
Sub getListaProjetos() As String
    Dim formulaAnterior as string
    dim pos as integer
    Dim range as String
    
    oDoc = ThisComponent
    oSheet = oDoc.getSheets.getByIndex(0)
    range = getRangeParaColuna(COL_CONTEXTO)
    Set CellRange = oSheet.getCellRangeByName(range)
    Dim projetos As String 
    projetos = CellRange.Validation.Formula1
    getListaProjetos = projetos

End sub

sub arquivoRetornoPresente(inputFileName as String) as boolean
  while true 
    If (FileExists(inputFileName)) Then
        arquivoRetornoPresente = true
        exit sub
    Else 
      if (MsgBox("Arquivo de retorno não foi encontrado! Tenta novamente?", MB_YESNO) &lt;&gt; IDYES) Then
         arquivoRetornoPresente = false
         exit sub
     end if
    end if 
  wend
     
End sub      

'Marcar a linha informada como registrada
Sub marcarComoRegistrado(numeroLinha as integer) 
    setText(COL_REG, numeroLinha, "Sim")
End Sub

'Incluir uma nova opcao no combo da coluna informada
Sub atualizarListaValidacao(coluna as integer, novaOpcao as String)
    Dim formulaAnterior as string
    dim pos as integer
    Dim range as String
    
    oDoc = ThisComponent
    oSheet = oDoc.getSheets.getByIndex(0)
    range = getRangeParaColuna(coluna)
    Set CellRange = oSheet.getCellRangeByName(range)
    Set newValidation = CellRange.Validation
    formulaAnterior = CellRange.Validation.Formula1
    pos = instr(formulaAnterior, novaOpcao)
    if (pos = 0) Then
      newValidation.Type = com.sun.star.sheet.ValidationType.LIST
      newValidation.Formula1 = formulaAnterior &amp; ";" &amp; aspas(novaOpcao)
      newValidation.setOperator com.sun.star.Sheet.ConditionOperator.EQUAL
      CellRange.Validation = newValidation
    End if

End sub

'Montar a faixa de celulas usadas na planilha para a coluna informada
Sub getRangeParaColuna(coluna as integer) as String
    Dim colStr as String
    colStr = colNumber2Letter(coluna)
    getRangeParaColuna =  colStr &amp; (FIRST_ROW + 1) &amp; ":" &amp; colStr &amp; (MAX_ROW + 1)
End Sub

'Envolver a string com aspas
Sub aspas(str As String) As String  
  aspas = """" &amp; str &amp; """"
End Sub

'Verificar se esta no linux
Sub isLinux() As Boolean
'iGUIWindows = 1
'iGUIMacOS = 3
'iGUIUnix = 4

  isLinux = getGuiType() = 4  
End Sub

sub showStatusBar(texto as String) 
    if Not isNull(ThisComponent.CurrentController) Then
        ThisComponent.CurrentController.StatusIndicator.Start(texto, 0)
    End if
End sub

sub resetStatusBar() 
   if Not isNull(ThisComponent.CurrentController) Then
     ThisComponent.CurrentController.StatusIndicator.Reset
   End if
End Sub

Function Replace(Source As String, Search As String, NewPart As String)
  Dim Result As String  
  Result = join(split(Source, Search), NewPart)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